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9B000000152D2C696B3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6" style:family="table">
      <style:table-properties style:width="14.64cm" fo:break-before="auto" fo:break-after="auto" table:align="left"/>
    </style:style>
    <style:style style:name="Table56.A" style:family="table-column">
      <style:table-column-properties style:column-width="2.143cm"/>
    </style:style>
    <style:style style:name="Table56.B" style:family="table-column">
      <style:table-column-properties style:column-width="12.497cm"/>
    </style:style>
    <style:style style:name="Table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6.B1" style:family="table-cell">
      <style:table-cell-properties fo:padding="0.097cm" fo:border="0.05pt solid #000000"/>
    </style:style>
    <style:style style:name="Table56.A2" style:family="table-cell">
      <style:table-cell-properties fo:padding="0.097cm" fo:border-left="0.05pt solid #000000" fo:border-right="none" fo:border-top="none" fo:border-bottom="0.05pt solid #000000"/>
    </style:style>
    <style:style style:name="Table5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9.85cm" table:align="center" fo:keep-with-next="always"/>
    </style:style>
    <style:style style:name="Table35.A" style:family="table-column">
      <style:table-column-properties style:column-width="3.115cm"/>
    </style:style>
    <style:style style:name="Table35.B" style:family="table-column">
      <style:table-column-properties style:column-width="0.411cm"/>
    </style:style>
    <style:style style:name="Table35.C" style:family="table-column">
      <style:table-column-properties style:column-width="0.383cm"/>
    </style:style>
    <style:style style:name="Table35.D" style:family="table-column">
      <style:table-column-properties style:column-width="0.441cm"/>
    </style:style>
    <style:style style:name="Table35.E" style:family="table-column">
      <style:table-column-properties style:column-width="0.381cm"/>
    </style:style>
    <style:style style:name="Table35.L" style:family="table-column">
      <style:table-column-properties style:column-width="2.709cm"/>
    </style:style>
    <style:style style:name="Table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5.L1" style:family="table-cell">
      <style:table-cell-properties fo:padding="0.097cm" fo:border="0.05pt solid #000000"/>
    </style:style>
    <style:style style:name="Table35.A2" style:family="table-cell">
      <style:table-cell-properties fo:padding="0.097cm" fo:border-left="0.05pt solid #000000" fo:border-right="none" fo:border-top="none" fo:border-bottom="0.05pt solid #000000"/>
    </style:style>
    <style:style style:name="Table35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748cm" table:align="center" fo:keep-with-next="always"/>
    </style:style>
    <style:style style:name="Table5.A" style:family="table-column">
      <style:table-column-properties style:column-width="3.863cm"/>
    </style:style>
    <style:style style:name="Table5.B" style:family="table-column">
      <style:table-column-properties style:column-width="2.57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0.83cm" table:align="center" fo:keep-with-next="always"/>
    </style:style>
    <style:style style:name="Table1.A" style:family="table-column">
      <style:table-column-properties style:column-width="2.528cm"/>
    </style:style>
    <style:style style:name="Table1.B" style:family="table-column">
      <style:table-column-properties style:column-width="2.469cm"/>
    </style:style>
    <style:style style:name="Table1.C" style:family="table-column">
      <style:table-column-properties style:column-width="2.441cm"/>
    </style:style>
    <style:style style:name="Table1.D" style:family="table-column">
      <style:table-column-properties style:column-width="0.323cm"/>
    </style:style>
    <style:style style:name="Table1.E" style:family="table-column">
      <style:table-column-properties style:column-width="0.353cm"/>
    </style:style>
    <style:style style:name="Table1.I" style:family="table-column">
      <style:table-column-properties style:column-width="0.325cm"/>
    </style:style>
    <style:style style:name="Table1.M" style:family="table-column">
      <style:table-column-properties style:column-width="0.33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9" style:family="table">
      <style:table-properties style:width="13.199cm" table:align="center" fo:keep-with-next="always"/>
    </style:style>
    <style:style style:name="Table49.A" style:family="table-column">
      <style:table-column-properties style:column-width="3.464cm"/>
    </style:style>
    <style:style style:name="Table49.B" style:family="table-column">
      <style:table-column-properties style:column-width="2.381cm"/>
    </style:style>
    <style:style style:name="Table49.C" style:family="table-column">
      <style:table-column-properties style:column-width="7.354cm"/>
    </style:style>
    <style:style style:name="Table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9.C1" style:family="table-cell">
      <style:table-cell-properties fo:padding="0.097cm" fo:border="0.05pt solid #000000"/>
    </style:style>
    <style:style style:name="Table49.A2" style:family="table-cell">
      <style:table-cell-properties fo:padding="0.097cm" fo:border-left="0.05pt solid #000000" fo:border-right="none" fo:border-top="none" fo:border-bottom="0.05pt solid #000000"/>
    </style:style>
    <style:style style:name="Table4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4.31cm" table:align="center" fo:keep-with-next="always"/>
    </style:style>
    <style:style style:name="Table2.A" style:family="table-column">
      <style:table-column-properties style:column-width="2.671cm"/>
    </style:style>
    <style:style style:name="Table2.B" style:family="table-column">
      <style:table-column-properties style:column-width="11.6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8" style:family="table">
      <style:table-properties style:width="13.31cm" table:align="center" fo:keep-with-next="always"/>
    </style:style>
    <style:style style:name="Table48.A" style:family="table-column">
      <style:table-column-properties style:column-width="2.566cm"/>
    </style:style>
    <style:style style:name="Table48.B" style:family="table-column">
      <style:table-column-properties style:column-width="10.744cm"/>
    </style:style>
    <style:style style:name="Table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8.B1" style:family="table-cell">
      <style:table-cell-properties fo:padding="0.097cm" fo:border="0.05pt solid #000000"/>
    </style:style>
    <style:style style:name="Table48.A2" style:family="table-cell">
      <style:table-cell-properties fo:padding="0.097cm" fo:border-left="0.05pt solid #000000" fo:border-right="none" fo:border-top="none" fo:border-bottom="0.05pt solid #000000"/>
    </style:style>
    <style:style style:name="Table4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0.111cm" table:align="center" fo:keep-with-next="always"/>
    </style:style>
    <style:style style:name="Table3.A" style:family="table-column">
      <style:table-column-properties style:column-width="0.968cm"/>
    </style:style>
    <style:style style:name="Table3.B" style:family="table-column">
      <style:table-column-properties style:column-width="2.381cm"/>
    </style:style>
    <style:style style:name="Table3.C" style:family="table-column">
      <style:table-column-properties style:column-width="6.76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4.34cm" table:align="center" fo:keep-with-next="always"/>
    </style:style>
    <style:style style:name="Table31.A" style:family="table-column">
      <style:table-column-properties style:column-width="3.281cm"/>
    </style:style>
    <style:style style:name="Table31.B" style:family="table-column">
      <style:table-column-properties style:column-width="11.06cm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B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4.079cm" table:align="center" fo:keep-with-next="always"/>
    </style:style>
    <style:style style:name="Table4.A" style:family="table-column">
      <style:table-column-properties style:column-width="2.99cm"/>
    </style:style>
    <style:style style:name="Table4.B" style:family="table-column">
      <style:table-column-properties style:column-width="11.0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07cm" table:align="center" fo:keep-with-next="always"/>
    </style:style>
    <style:style style:name="Table6.A" style:family="table-column">
      <style:table-column-properties style:column-width="7.144cm"/>
    </style:style>
    <style:style style:name="Table6.B" style:family="table-column">
      <style:table-column-properties style:column-width="1.588cm"/>
    </style:style>
    <style:style style:name="Table6.C" style:family="table-column">
      <style:table-column-properties style:column-width="8.276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7" style:family="table-cell">
      <style:table-cell-properties fo:padding="0.097cm" fo:border-left="0.05pt solid #000000" fo:border-right="none" fo:border-top="none" fo:border-bottom="0.05pt solid #000000"/>
    </style:style>
    <style:style style:name="Table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8" style:family="table-cell">
      <style:table-cell-properties fo:padding="0.097cm" fo:border-left="0.05pt solid #000000" fo:border-right="none" fo:border-top="none" fo:border-bottom="0.05pt solid #000000"/>
    </style:style>
    <style:style style:name="Table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9" style:family="table-cell">
      <style:table-cell-properties fo:padding="0.097cm" fo:border-left="0.05pt solid #000000" fo:border-right="none" fo:border-top="none" fo:border-bottom="0.05pt solid #000000"/>
    </style:style>
    <style:style style:name="Table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0" style:family="table-cell">
      <style:table-cell-properties fo:padding="0.097cm" fo:border-left="0.05pt solid #000000" fo:border-right="none" fo:border-top="none" fo:border-bottom="0.05pt solid #000000"/>
    </style:style>
    <style:style style:name="Table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1" style:family="table-cell">
      <style:table-cell-properties fo:padding="0.097cm" fo:border-left="0.05pt solid #000000" fo:border-right="none" fo:border-top="none" fo:border-bottom="0.05pt solid #000000"/>
    </style:style>
    <style:style style:name="Table6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2" style:family="table-cell">
      <style:table-cell-properties fo:padding="0.097cm" fo:border-left="0.05pt solid #000000" fo:border-right="none" fo:border-top="none" fo:border-bottom="0.05pt solid #000000"/>
    </style:style>
    <style:style style:name="Table6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3" style:family="table-cell">
      <style:table-cell-properties fo:padding="0.097cm" fo:border-left="0.05pt solid #000000" fo:border-right="none" fo:border-top="none" fo:border-bottom="0.05pt solid #000000"/>
    </style:style>
    <style:style style:name="Table6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4" style:family="table-cell">
      <style:table-cell-properties fo:padding="0.097cm" fo:border-left="0.05pt solid #000000" fo:border-right="none" fo:border-top="none" fo:border-bottom="0.05pt solid #000000"/>
    </style:style>
    <style:style style:name="Table6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5" style:family="table-cell">
      <style:table-cell-properties fo:padding="0.097cm" fo:border-left="0.05pt solid #000000" fo:border-right="none" fo:border-top="none" fo:border-bottom="0.05pt solid #000000"/>
    </style:style>
    <style:style style:name="Table6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6" style:family="table-cell">
      <style:table-cell-properties fo:padding="0.097cm" fo:border-left="0.05pt solid #000000" fo:border-right="none" fo:border-top="none" fo:border-bottom="0.05pt solid #000000"/>
    </style:style>
    <style:style style:name="Table6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7" style:family="table-cell">
      <style:table-cell-properties fo:padding="0.097cm" fo:border-left="0.05pt solid #000000" fo:border-right="none" fo:border-top="none" fo:border-bottom="0.05pt solid #000000"/>
    </style:style>
    <style:style style:name="Table6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8" style:family="table-cell">
      <style:table-cell-properties fo:padding="0.097cm" fo:border-left="0.05pt solid #000000" fo:border-right="none" fo:border-top="none" fo:border-bottom="0.05pt solid #000000"/>
    </style:style>
    <style:style style:name="Table6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9" style:family="table-cell">
      <style:table-cell-properties fo:padding="0.097cm" fo:border-left="0.05pt solid #000000" fo:border-right="none" fo:border-top="none" fo:border-bottom="0.05pt solid #000000"/>
    </style:style>
    <style:style style:name="Table6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0" style:family="table-cell">
      <style:table-cell-properties fo:padding="0.097cm" fo:border-left="0.05pt solid #000000" fo:border-right="none" fo:border-top="none" fo:border-bottom="0.05pt solid #000000"/>
    </style:style>
    <style:style style:name="Table6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1" style:family="table-cell">
      <style:table-cell-properties fo:padding="0.097cm" fo:border-left="0.05pt solid #000000" fo:border-right="none" fo:border-top="none" fo:border-bottom="0.05pt solid #000000"/>
    </style:style>
    <style:style style:name="Table6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2" style:family="table-cell">
      <style:table-cell-properties fo:padding="0.097cm" fo:border-left="0.05pt solid #000000" fo:border-right="none" fo:border-top="none" fo:border-bottom="0.05pt solid #000000"/>
    </style:style>
    <style:style style:name="Table6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3" style:family="table-cell">
      <style:table-cell-properties fo:padding="0.097cm" fo:border-left="0.05pt solid #000000" fo:border-right="none" fo:border-top="none" fo:border-bottom="0.05pt solid #000000"/>
    </style:style>
    <style:style style:name="Table6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4" style:family="table-cell">
      <style:table-cell-properties fo:padding="0.097cm" fo:border-left="0.05pt solid #000000" fo:border-right="none" fo:border-top="none" fo:border-bottom="0.05pt solid #000000"/>
    </style:style>
    <style:style style:name="Table6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5" style:family="table-cell">
      <style:table-cell-properties fo:padding="0.097cm" fo:border-left="0.05pt solid #000000" fo:border-right="none" fo:border-top="none" fo:border-bottom="0.05pt solid #000000"/>
    </style:style>
    <style:style style:name="Table6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6" style:family="table-cell">
      <style:table-cell-properties fo:padding="0.097cm" fo:border-left="0.05pt solid #000000" fo:border-right="none" fo:border-top="none" fo:border-bottom="0.05pt solid #000000"/>
    </style:style>
    <style:style style:name="Table6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7" style:family="table-cell">
      <style:table-cell-properties fo:padding="0.097cm" fo:border-left="0.05pt solid #000000" fo:border-right="none" fo:border-top="none" fo:border-bottom="0.05pt solid #000000"/>
    </style:style>
    <style:style style:name="Table6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8" style:family="table-cell">
      <style:table-cell-properties fo:padding="0.097cm" fo:border-left="0.05pt solid #000000" fo:border-right="none" fo:border-top="none" fo:border-bottom="0.05pt solid #000000"/>
    </style:style>
    <style:style style:name="Table6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9" style:family="table-cell">
      <style:table-cell-properties fo:padding="0.097cm" fo:border-left="0.05pt solid #000000" fo:border-right="none" fo:border-top="none" fo:border-bottom="0.05pt solid #000000"/>
    </style:style>
    <style:style style:name="Table6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0" style:family="table-cell">
      <style:table-cell-properties fo:padding="0.097cm" fo:border-left="0.05pt solid #000000" fo:border-right="none" fo:border-top="none" fo:border-bottom="0.05pt solid #000000"/>
    </style:style>
    <style:style style:name="Table6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1" style:family="table-cell">
      <style:table-cell-properties fo:padding="0.097cm" fo:border-left="0.05pt solid #000000" fo:border-right="none" fo:border-top="none" fo:border-bottom="0.05pt solid #000000"/>
    </style:style>
    <style:style style:name="Table6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2" style:family="table-cell">
      <style:table-cell-properties fo:padding="0.097cm" fo:border-left="0.05pt solid #000000" fo:border-right="none" fo:border-top="none" fo:border-bottom="0.05pt solid #000000"/>
    </style:style>
    <style:style style:name="Table6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0" style:family="table">
      <style:table-properties style:width="16.979cm" table:align="center"/>
    </style:style>
    <style:style style:name="Table50.A" style:family="table-column">
      <style:table-column-properties style:column-width="2.99cm"/>
    </style:style>
    <style:style style:name="Table50.B" style:family="table-column">
      <style:table-column-properties style:column-width="8.52cm"/>
    </style:style>
    <style:style style:name="Table50.C" style:family="table-column">
      <style:table-column-properties style:column-width="5.47cm"/>
    </style:style>
    <style:style style:name="Table50.A1" style:family="table-cell">
      <style:table-cell-properties style:vertical-align="middle" fo:padding="0.097cm" fo:border-left="1.05pt solid #000000" fo:border-right="none" fo:border-top="1.05pt solid #000000" fo:border-bottom="none"/>
    </style:style>
    <style:style style:name="Table50.C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50.A2" style:family="table-cell">
      <style:table-cell-properties style:vertical-align="middle" fo:padding="0.097cm" fo:border-left="1.05pt solid #000000" fo:border-right="none" fo:border-top="none" fo:border-bottom="none"/>
    </style:style>
    <style:style style:name="Table50.C2" style:family="table-cell">
      <style:table-cell-properties style:vertical-align="middle" fo:padding="0.097cm" fo:border-left="1.05pt solid #000000" fo:border-right="1.05pt solid #000000" fo:border-top="none" fo:border-bottom="none"/>
    </style:style>
    <style:style style:name="Table50.A4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55" style:family="table">
      <style:table-properties style:width="16.979cm" table:align="center"/>
    </style:style>
    <style:style style:name="Table55.A" style:family="table-column">
      <style:table-column-properties style:column-width="2.99cm"/>
    </style:style>
    <style:style style:name="Table55.B" style:family="table-column">
      <style:table-column-properties style:column-width="2.007cm"/>
    </style:style>
    <style:style style:name="Table55.C" style:family="table-column">
      <style:table-column-properties style:column-width="6.512cm"/>
    </style:style>
    <style:style style:name="Table55.D" style:family="table-column">
      <style:table-column-properties style:column-width="5.47cm"/>
    </style:style>
    <style:style style:name="Table55.A1" style:family="table-cell">
      <style:table-cell-properties style:vertical-align="middle" fo:padding="0.097cm" fo:border-left="1.05pt solid #000000" fo:border-right="none" fo:border-top="1.05pt solid #000000" fo:border-bottom="none"/>
    </style:style>
    <style:style style:name="Table55.D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55.A2" style:family="table-cell">
      <style:table-cell-properties style:vertical-align="middle" fo:padding="0.097cm" fo:border-left="1.05pt solid #000000" fo:border-right="none" fo:border-top="none" fo:border-bottom="none"/>
    </style:style>
    <style:style style:name="Table55.D2" style:family="table-cell">
      <style:table-cell-properties style:vertical-align="middle" fo:padding="0.097cm" fo:border-left="1.05pt solid #000000" fo:border-right="1.05pt solid #000000" fo:border-top="none" fo:border-bottom="none"/>
    </style:style>
    <style:style style:name="Table55.A6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55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55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78" style:family="table">
      <style:table-properties style:width="4.971cm" table:align="center"/>
    </style:style>
    <style:style style:name="Table78.A" style:family="table-column">
      <style:table-column-properties style:column-width="1.381cm"/>
    </style:style>
    <style:style style:name="Table78.B" style:family="table-column">
      <style:table-column-properties style:column-width="1.995cm"/>
    </style:style>
    <style:style style:name="Table78.C" style:family="table-column">
      <style:table-column-properties style:column-width="1.595cm"/>
    </style:style>
    <style:style style:name="Table78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78.A2" style:family="table-cell">
      <style:table-cell-properties fo:padding="0.097cm" fo:border-left="0.05pt solid #000000" fo:border-right="none" fo:border-top="none" fo:border-bottom="0.05pt solid #000000"/>
    </style:style>
    <style:style style:name="Table78.B2" style:family="table-cell">
      <style:table-cell-properties fo:padding="0.097cm" fo:border-left="0.05pt solid #000000" fo:border-right="none" fo:border-top="none" fo:border-bottom="0.05pt solid #000000"/>
    </style:style>
    <style:style style:name="Table7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9" style:family="table">
      <style:table-properties style:width="4.276cm" fo:margin-left="0.048cm" table:align="left"/>
    </style:style>
    <style:style style:name="Table79.A" style:family="table-column">
      <style:table-column-properties style:column-width="0.711cm"/>
    </style:style>
    <style:style style:name="Table79.D" style:family="table-column">
      <style:table-column-properties style:column-width="0.718cm"/>
    </style:style>
    <style:style style:name="Table79.F" style:family="table-column">
      <style:table-column-properties style:column-width="0.707cm"/>
    </style:style>
    <style:style style:name="Table7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9.D1" style:family="table-cell">
      <style:table-cell-properties fo:padding="0.097cm" fo:border="0.05pt solid #000000"/>
    </style:style>
    <style:style style:name="Table79.A2" style:family="table-cell">
      <style:table-cell-properties fo:padding="0.097cm" fo:border-left="0.05pt solid #000000" fo:border-right="none" fo:border-top="none" fo:border-bottom="0.05pt solid #000000"/>
    </style:style>
    <style:style style:name="Table7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2" style:family="table">
      <style:table-properties style:width="16.979cm" table:align="center"/>
    </style:style>
    <style:style style:name="Table52.A" style:family="table-column">
      <style:table-column-properties style:column-width="2.99cm"/>
    </style:style>
    <style:style style:name="Table52.B" style:family="table-column">
      <style:table-column-properties style:column-width="8.52cm"/>
    </style:style>
    <style:style style:name="Table52.C" style:family="table-column">
      <style:table-column-properties style:column-width="5.47cm"/>
    </style:style>
    <style:style style:name="Table52.A1" style:family="table-cell">
      <style:table-cell-properties style:vertical-align="middle" fo:padding="0.097cm" fo:border-left="1.05pt solid #000000" fo:border-right="none" fo:border-top="1.05pt solid #000000" fo:border-bottom="none"/>
    </style:style>
    <style:style style:name="Table52.C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52.A2" style:family="table-cell">
      <style:table-cell-properties style:vertical-align="middle" fo:padding="0.097cm" fo:border-left="1.05pt solid #000000" fo:border-right="none" fo:border-top="none" fo:border-bottom="none"/>
    </style:style>
    <style:style style:name="Table52.C2" style:family="table-cell">
      <style:table-cell-properties style:vertical-align="middle" fo:padding="0.097cm" fo:border-left="1.05pt solid #000000" fo:border-right="1.05pt solid #000000" fo:border-top="none" fo:border-bottom="none"/>
    </style:style>
    <style:style style:name="Table52.A4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51" style:family="table">
      <style:table-properties style:width="16.979cm" table:align="center"/>
    </style:style>
    <style:style style:name="Table51.A" style:family="table-column">
      <style:table-column-properties style:column-width="2.99cm"/>
    </style:style>
    <style:style style:name="Table51.B" style:family="table-column">
      <style:table-column-properties style:column-width="3.36cm"/>
    </style:style>
    <style:style style:name="Table51.C" style:family="table-column">
      <style:table-column-properties style:column-width="5.159cm"/>
    </style:style>
    <style:style style:name="Table51.D" style:family="table-column">
      <style:table-column-properties style:column-width="5.47cm"/>
    </style:style>
    <style:style style:name="Table51.A1" style:family="table-cell">
      <style:table-cell-properties style:vertical-align="middle" fo:padding="0.097cm" fo:border-left="1.05pt solid #000000" fo:border-right="none" fo:border-top="1.05pt solid #000000" fo:border-bottom="none"/>
    </style:style>
    <style:style style:name="Table51.D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51.A2" style:family="table-cell">
      <style:table-cell-properties style:vertical-align="middle" fo:padding="0.097cm" fo:border-left="1.05pt solid #000000" fo:border-right="none" fo:border-top="none" fo:border-bottom="none"/>
    </style:style>
    <style:style style:name="Table51.D2" style:family="table-cell">
      <style:table-cell-properties style:vertical-align="middle" fo:padding="0.097cm" fo:border-left="1.05pt solid #000000" fo:border-right="1.05pt solid #000000" fo:border-top="none" fo:border-bottom="none"/>
    </style:style>
    <style:style style:name="Table51.A6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51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51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53" style:family="table">
      <style:table-properties style:width="12.831cm" table:align="center"/>
    </style:style>
    <style:style style:name="Table53.A" style:family="table-column">
      <style:table-column-properties style:column-width="6.11cm"/>
    </style:style>
    <style:style style:name="Table53.B" style:family="table-column">
      <style:table-column-properties style:column-width="0.556cm"/>
    </style:style>
    <style:style style:name="Table53.C" style:family="table-column">
      <style:table-column-properties style:column-width="6.165cm"/>
    </style:style>
    <style:style style:name="Table53.A1" style:family="table-cell">
      <style:table-cell-properties style:vertical-align="middle" fo:padding="0.097cm" fo:border="0.05pt solid #000000"/>
    </style:style>
    <style:style style:name="Table5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7" style:family="table">
      <style:table-properties style:width="6.061cm" table:align="center"/>
    </style:style>
    <style:style style:name="Table57.A" style:family="table-column">
      <style:table-column-properties style:column-width="0.75cm"/>
    </style:style>
    <style:style style:name="Table57.B" style:family="table-column">
      <style:table-column-properties style:column-width="0.691cm"/>
    </style:style>
    <style:style style:name="Table57.C" style:family="table-column">
      <style:table-column-properties style:column-width="0.693cm"/>
    </style:style>
    <style:style style:name="Table57.D" style:family="table-column">
      <style:table-column-properties style:column-width="0.654cm"/>
    </style:style>
    <style:style style:name="Table5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7.D1" style:family="table-cell">
      <style:table-cell-properties fo:padding="0.097cm" fo:border="0.05pt solid #000000"/>
    </style:style>
    <style:style style:name="Table57.A2" style:family="table-cell">
      <style:table-cell-properties fo:padding="0.097cm" fo:border-left="0.05pt solid #000000" fo:border-right="none" fo:border-top="none" fo:border-bottom="0.05pt solid #000000"/>
    </style:style>
    <style:style style:name="Table57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79cm" table:align="center"/>
    </style:style>
    <style:style style:name="Table7.A" style:family="table-column">
      <style:table-column-properties style:column-width="2.99cm"/>
    </style:style>
    <style:style style:name="Table7.B" style:family="table-column">
      <style:table-column-properties style:column-width="7.329cm"/>
    </style:style>
    <style:style style:name="Table7.C" style:family="table-column">
      <style:table-column-properties style:column-width="6.66cm"/>
    </style:style>
    <style:style style:name="Table7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7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8" style:family="table">
      <style:table-properties style:width="16.979cm" table:align="center"/>
    </style:style>
    <style:style style:name="Table8.A" style:family="table-column">
      <style:table-column-properties style:column-width="2.99cm"/>
    </style:style>
    <style:style style:name="Table8.B" style:family="table-column">
      <style:table-column-properties style:column-width="1.799cm"/>
    </style:style>
    <style:style style:name="Table8.C" style:family="table-column">
      <style:table-column-properties style:column-width="6.72cm"/>
    </style:style>
    <style:style style:name="Table8.D" style:family="table-column">
      <style:table-column-properties style:column-width="5.47cm"/>
    </style:style>
    <style:style style:name="Table8.A1" style:family="table-cell">
      <style:table-cell-properties style:vertical-align="middle" fo:padding="0.097cm" fo:border-left="1.05pt solid #000000" fo:border-right="none" fo:border-top="1.05pt solid #000000" fo:border-bottom="none"/>
    </style:style>
    <style:style style:name="Table8.D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8.A2" style:family="table-cell">
      <style:table-cell-properties style:vertical-align="middle" fo:padding="0.097cm" fo:border-left="1.05pt solid #000000" fo:border-right="none" fo:border-top="none" fo:border-bottom="none"/>
    </style:style>
    <style:style style:name="Table8.D2" style:family="table-cell">
      <style:table-cell-properties style:vertical-align="middle" fo:padding="0.097cm" fo:border-left="1.05pt solid #000000" fo:border-right="1.05pt solid #000000" fo:border-top="none" fo:border-bottom="none"/>
    </style:style>
    <style:style style:name="Table8.A6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8.A8" style:family="table-cell">
      <style:table-cell-properties style:vertical-align="" fo:padding="0.097cm" fo:border-left="1.05pt solid #000000" fo:border-right="none" fo:border-top="none" fo:border-bottom="1.05pt solid #000000"/>
    </style:style>
    <style:style style:name="Table8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54" style:family="table">
      <style:table-properties style:width="12.67cm" table:align="center"/>
    </style:style>
    <style:style style:name="Table54.A" style:family="table-column">
      <style:table-column-properties style:column-width="6.061cm"/>
    </style:style>
    <style:style style:name="Table54.B" style:family="table-column">
      <style:table-column-properties style:column-width="0.549cm"/>
    </style:style>
    <style:style style:name="Table54.A1" style:family="table-cell">
      <style:table-cell-properties style:vertical-align="middle" fo:padding="0.097cm" fo:border="0.05pt solid #000000"/>
    </style:style>
    <style:style style:name="Table5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4.189cm" table:align="center"/>
    </style:style>
    <style:style style:name="Table11.A" style:family="table-column">
      <style:table-column-properties style:column-width="0.711cm"/>
    </style:style>
    <style:style style:name="Table11.D" style:family="table-column">
      <style:table-column-properties style:column-width="0.748cm"/>
    </style:style>
    <style:style style:name="Table11.E" style:family="table-column">
      <style:table-column-properties style:column-width="0.654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979cm" table:align="center"/>
    </style:style>
    <style:style style:name="Table9.A" style:family="table-column">
      <style:table-column-properties style:column-width="2.99cm"/>
    </style:style>
    <style:style style:name="Table9.B" style:family="table-column">
      <style:table-column-properties style:column-width="0.688cm"/>
    </style:style>
    <style:style style:name="Table9.C" style:family="table-column">
      <style:table-column-properties style:column-width="0.45cm"/>
    </style:style>
    <style:style style:name="Table9.D" style:family="table-column">
      <style:table-column-properties style:column-width="7.382cm"/>
    </style:style>
    <style:style style:name="Table9.E" style:family="table-column">
      <style:table-column-properties style:column-width="5.47cm"/>
    </style:style>
    <style:style style:name="Table9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9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9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9.D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76" style:family="table">
      <style:table-properties style:width="2.649cm" table:align="center"/>
    </style:style>
    <style:style style:name="Table76.A" style:family="table-column">
      <style:table-column-properties style:column-width="2.649cm"/>
    </style:style>
    <style:style style:name="Table76.A1" style:family="table-cell">
      <style:table-cell-properties fo:padding="0.097cm" fo:border="0.05pt solid #000000"/>
    </style:style>
    <style:style style:name="Table7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5" style:family="table">
      <style:table-properties style:width="3.48cm" fo:margin-left="0.22cm" table:align="left"/>
    </style:style>
    <style:style style:name="Table85.A" style:family="table-column">
      <style:table-column-properties style:column-width="0.709cm"/>
    </style:style>
    <style:style style:name="Table85.D" style:family="table-column">
      <style:table-column-properties style:column-width="1.353cm"/>
    </style:style>
    <style:style style:name="Table8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5.D1" style:family="table-cell">
      <style:table-cell-properties fo:padding="0.097cm" fo:border="0.05pt solid #000000"/>
    </style:style>
    <style:style style:name="Table85.A2" style:family="table-cell">
      <style:table-cell-properties fo:padding="0.097cm" fo:border-left="0.05pt solid #000000" fo:border-right="none" fo:border-top="none" fo:border-bottom="0.05pt solid #000000"/>
    </style:style>
    <style:style style:name="Table8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979cm" table:align="center"/>
    </style:style>
    <style:style style:name="Table10.A" style:family="table-column">
      <style:table-column-properties style:column-width="2.99cm"/>
    </style:style>
    <style:style style:name="Table10.B" style:family="table-column">
      <style:table-column-properties style:column-width="4.868cm"/>
    </style:style>
    <style:style style:name="Table10.C" style:family="table-column">
      <style:table-column-properties style:column-width="3.651cm"/>
    </style:style>
    <style:style style:name="Table10.D" style:family="table-column">
      <style:table-column-properties style:column-width="5.47cm"/>
    </style:style>
    <style:style style:name="Table10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10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10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10.C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12" style:family="table">
      <style:table-properties style:width="7.37cm" table:align="center" fo:keep-with-next="always"/>
    </style:style>
    <style:style style:name="Table12.A" style:family="table-column">
      <style:table-column-properties style:column-width="3.357cm"/>
    </style:style>
    <style:style style:name="Table12.B" style:family="table-column">
      <style:table-column-properties style:column-width="0.654cm"/>
    </style:style>
    <style:style style:name="Table12.C" style:family="table-column">
      <style:table-column-properties style:column-width="3.358cm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5.579cm" fo:margin-left="1.046cm" table:align="left" fo:keep-with-next="always"/>
    </style:style>
    <style:style style:name="Table14.A" style:family="table-column">
      <style:table-column-properties style:column-width="0.727cm"/>
    </style:style>
    <style:style style:name="Table14.B" style:family="table-column">
      <style:table-column-properties style:column-width="0.728cm"/>
    </style:style>
    <style:style style:name="Table14.C" style:family="table-column">
      <style:table-column-properties style:column-width="0.799cm"/>
    </style:style>
    <style:style style:name="Table14.D" style:family="table-column">
      <style:table-column-properties style:column-width="0.654cm"/>
    </style:style>
    <style:style style:name="Table14.H" style:family="table-column">
      <style:table-column-properties style:column-width="0.707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D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9" style:family="table">
      <style:table-properties style:width="16.979cm" table:align="center"/>
    </style:style>
    <style:style style:name="Table59.A" style:family="table-column">
      <style:table-column-properties style:column-width="2.99cm"/>
    </style:style>
    <style:style style:name="Table59.B" style:family="table-column">
      <style:table-column-properties style:column-width="8.52cm"/>
    </style:style>
    <style:style style:name="Table59.C" style:family="table-column">
      <style:table-column-properties style:column-width="5.47cm"/>
    </style:style>
    <style:style style:name="Table59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59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60" style:family="table">
      <style:table-properties style:width="16.979cm" table:align="center"/>
    </style:style>
    <style:style style:name="Table60.A" style:family="table-column">
      <style:table-column-properties style:column-width="2.99cm"/>
    </style:style>
    <style:style style:name="Table60.B" style:family="table-column">
      <style:table-column-properties style:column-width="3.007cm"/>
    </style:style>
    <style:style style:name="Table60.C" style:family="table-column">
      <style:table-column-properties style:column-width="5.512cm"/>
    </style:style>
    <style:style style:name="Table60.D" style:family="table-column">
      <style:table-column-properties style:column-width="5.47cm"/>
    </style:style>
    <style:style style:name="Table60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0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60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60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13" style:family="table">
      <style:table-properties style:width="11.917cm" table:align="center" fo:keep-with-next="always"/>
    </style:style>
    <style:style style:name="Table13.A" style:family="table-column">
      <style:table-column-properties style:column-width="1.037cm"/>
    </style:style>
    <style:style style:name="Table13.B" style:family="table-column">
      <style:table-column-properties style:column-width="1.15cm"/>
    </style:style>
    <style:style style:name="Table13.C" style:family="table-column">
      <style:table-column-properties style:column-width="1.078cm"/>
    </style:style>
    <style:style style:name="Table13.D" style:family="table-column">
      <style:table-column-properties style:column-width="1.175cm"/>
    </style:style>
    <style:style style:name="Table13.E" style:family="table-column">
      <style:table-column-properties style:column-width="1.249cm"/>
    </style:style>
    <style:style style:name="Table13.F" style:family="table-column">
      <style:table-column-properties style:column-width="0.661cm"/>
    </style:style>
    <style:style style:name="Table13.G" style:family="table-column">
      <style:table-column-properties style:column-width="1.062cm"/>
    </style:style>
    <style:style style:name="Table13.A1" style:family="table-cell">
      <style:table-cell-properties style:vertical-align="middle" fo:padding="0.097cm" fo:border="0.05pt solid #000000"/>
    </style:style>
    <style:style style:name="Table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5.412cm" table:align="center" fo:keep-with-next="always"/>
    </style:style>
    <style:style style:name="Table16.A" style:family="table-column">
      <style:table-column-properties style:column-width="0.716cm"/>
    </style:style>
    <style:style style:name="Table16.B" style:family="table-column">
      <style:table-column-properties style:column-width="0.718cm"/>
    </style:style>
    <style:style style:name="Table16.C" style:family="table-column">
      <style:table-column-properties style:column-width="0.704cm"/>
    </style:style>
    <style:style style:name="Table16.D" style:family="table-column">
      <style:table-column-properties style:column-width="0.654cm"/>
    </style:style>
    <style:style style:name="Table16.H" style:family="table-column">
      <style:table-column-properties style:column-width="0.656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D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1" style:family="table">
      <style:table-properties style:width="16.979cm" table:align="center"/>
    </style:style>
    <style:style style:name="Table61.A" style:family="table-column">
      <style:table-column-properties style:column-width="2.99cm"/>
    </style:style>
    <style:style style:name="Table61.B" style:family="table-column">
      <style:table-column-properties style:column-width="0.767cm"/>
    </style:style>
    <style:style style:name="Table61.C" style:family="table-column">
      <style:table-column-properties style:column-width="0.212cm"/>
    </style:style>
    <style:style style:name="Table61.D" style:family="table-column">
      <style:table-column-properties style:column-width="7.541cm"/>
    </style:style>
    <style:style style:name="Table61.E" style:family="table-column">
      <style:table-column-properties style:column-width="5.47cm"/>
    </style:style>
    <style:style style:name="Table61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1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61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61.D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15" style:family="table">
      <style:table-properties style:width="2.701cm" table:align="center" fo:keep-with-next="always"/>
    </style:style>
    <style:style style:name="Table15.A" style:family="table-column">
      <style:table-column-properties style:column-width="2.701cm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8" style:family="table">
      <style:table-properties style:width="3.528cm" fo:margin-left="0.129cm" table:align="left" fo:keep-with-next="always"/>
    </style:style>
    <style:style style:name="Table58.A" style:family="table-column">
      <style:table-column-properties style:column-width="0.716cm"/>
    </style:style>
    <style:style style:name="Table58.B" style:family="table-column">
      <style:table-column-properties style:column-width="0.718cm"/>
    </style:style>
    <style:style style:name="Table58.C" style:family="table-column">
      <style:table-column-properties style:column-width="0.7cm"/>
    </style:style>
    <style:style style:name="Table58.D" style:family="table-column">
      <style:table-column-properties style:column-width="1.393cm"/>
    </style:style>
    <style:style style:name="Table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8.D1" style:family="table-cell">
      <style:table-cell-properties fo:padding="0.097cm" fo:border="0.05pt solid #000000"/>
    </style:style>
    <style:style style:name="Table58.A2" style:family="table-cell">
      <style:table-cell-properties fo:padding="0.097cm" fo:border-left="0.05pt solid #000000" fo:border-right="none" fo:border-top="none" fo:border-bottom="0.05pt solid #000000"/>
    </style:style>
    <style:style style:name="Table5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2" style:family="table">
      <style:table-properties style:width="16.979cm" table:align="center"/>
    </style:style>
    <style:style style:name="Table62.A" style:family="table-column">
      <style:table-column-properties style:column-width="2.99cm"/>
    </style:style>
    <style:style style:name="Table62.B" style:family="table-column">
      <style:table-column-properties style:column-width="8.52cm"/>
    </style:style>
    <style:style style:name="Table62.C" style:family="table-column">
      <style:table-column-properties style:column-width="5.47cm"/>
    </style:style>
    <style:style style:name="Table62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2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17" style:family="table">
      <style:table-properties style:width="11.269cm" table:align="center" fo:keep-with-next="always"/>
    </style:style>
    <style:style style:name="Table17.A" style:family="table-column">
      <style:table-column-properties style:column-width="3.649cm"/>
    </style:style>
    <style:style style:name="Table17.B" style:family="table-column">
      <style:table-column-properties style:column-width="0.265cm"/>
    </style:style>
    <style:style style:name="Table17.C" style:family="table-column">
      <style:table-column-properties style:column-width="0.291cm"/>
    </style:style>
    <style:style style:name="Table17.I" style:family="table-column">
      <style:table-column-properties style:column-width="0.263cm"/>
    </style:style>
    <style:style style:name="Table17.P" style:family="table-column">
      <style:table-column-properties style:column-width="3.838cm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3" style:family="table-cell">
      <style:table-cell-properties fo:padding="0.097cm" fo:border-left="0.05pt solid #000000" fo:border-right="none" fo:border-top="none" fo:border-bottom="0.05pt solid #000000"/>
    </style:style>
    <style:style style:name="Table18" style:family="table">
      <style:table-properties style:width="13.402cm" table:align="center" fo:keep-with-next="always"/>
    </style:style>
    <style:style style:name="Table18.A" style:family="table-column">
      <style:table-column-properties style:column-width="0.695cm"/>
    </style:style>
    <style:style style:name="Table18.C" style:family="table-column">
      <style:table-column-properties style:column-width="0.744cm"/>
    </style:style>
    <style:style style:name="Table18.D" style:family="table-column">
      <style:table-column-properties style:column-width="0.654cm"/>
    </style:style>
    <style:style style:name="Table18.I" style:family="table-column">
      <style:table-column-properties style:column-width="0.818cm"/>
    </style:style>
    <style:style style:name="Table18.K" style:family="table-column">
      <style:table-column-properties style:column-width="0.725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D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6.979cm" table:align="center"/>
    </style:style>
    <style:style style:name="Table20.A" style:family="table-column">
      <style:table-column-properties style:column-width="2.99cm"/>
    </style:style>
    <style:style style:name="Table20.B" style:family="table-column">
      <style:table-column-properties style:column-width="8.52cm"/>
    </style:style>
    <style:style style:name="Table20.C" style:family="table-column">
      <style:table-column-properties style:column-width="5.47cm"/>
    </style:style>
    <style:style style:name="Table20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20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19" style:family="table">
      <style:table-properties style:width="16.979cm" table:align="center"/>
    </style:style>
    <style:style style:name="Table19.A" style:family="table-column">
      <style:table-column-properties style:column-width="2.99cm"/>
    </style:style>
    <style:style style:name="Table19.B" style:family="table-column">
      <style:table-column-properties style:column-width="2.328cm"/>
    </style:style>
    <style:style style:name="Table19.C" style:family="table-column">
      <style:table-column-properties style:column-width="6.191cm"/>
    </style:style>
    <style:style style:name="Table19.D" style:family="table-column">
      <style:table-column-properties style:column-width="5.47cm"/>
    </style:style>
    <style:style style:name="Table19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19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19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19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86" style:family="table">
      <style:table-properties style:width="13.36cm" table:align="center" fo:keep-with-next="always"/>
    </style:style>
    <style:style style:name="Table86.A" style:family="table-column">
      <style:table-column-properties style:column-width="6.429cm"/>
    </style:style>
    <style:style style:name="Table86.B" style:family="table-column">
      <style:table-column-properties style:column-width="0.661cm"/>
    </style:style>
    <style:style style:name="Table86.C" style:family="table-column">
      <style:table-column-properties style:column-width="6.269cm"/>
    </style:style>
    <style:style style:name="Table86.A1" style:family="table-cell">
      <style:table-cell-properties fo:padding="0.097cm" fo:border="0.05pt solid #000000"/>
    </style:style>
    <style:style style:name="Table86.A2" style:family="table-cell">
      <style:table-cell-properties fo:padding="0.097cm" fo:border-left="0.05pt solid #000000" fo:border-right="none" fo:border-top="none" fo:border-bottom="0.05pt solid #000000"/>
    </style:style>
    <style:style style:name="Table8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7" style:family="table">
      <style:table-properties style:width="4.15cm" table:align="center" fo:keep-with-next="always"/>
    </style:style>
    <style:style style:name="Table87.A" style:family="table-column">
      <style:table-column-properties style:column-width="0.838cm"/>
    </style:style>
    <style:style style:name="Table87.B" style:family="table-column">
      <style:table-column-properties style:column-width="0.64cm"/>
    </style:style>
    <style:style style:name="Table87.C" style:family="table-column">
      <style:table-column-properties style:column-width="0.658cm"/>
    </style:style>
    <style:style style:name="Table87.D" style:family="table-column">
      <style:table-column-properties style:column-width="0.656cm"/>
    </style:style>
    <style:style style:name="Table87.E" style:family="table-column">
      <style:table-column-properties style:column-width="0.654cm"/>
    </style:style>
    <style:style style:name="Table87.F" style:family="table-column">
      <style:table-column-properties style:column-width="0.704cm"/>
    </style:style>
    <style:style style:name="Table8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7.D1" style:family="table-cell">
      <style:table-cell-properties fo:padding="0.097cm" fo:border="0.05pt solid #000000"/>
    </style:style>
    <style:style style:name="Table87.A2" style:family="table-cell">
      <style:table-cell-properties fo:padding="0.097cm" fo:border-left="0.05pt solid #000000" fo:border-right="none" fo:border-top="none" fo:border-bottom="0.05pt solid #000000"/>
    </style:style>
    <style:style style:name="Table8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6.979cm" table:align="center"/>
    </style:style>
    <style:style style:name="Table21.A" style:family="table-column">
      <style:table-column-properties style:column-width="2.99cm"/>
    </style:style>
    <style:style style:name="Table21.B" style:family="table-column">
      <style:table-column-properties style:column-width="0.688cm"/>
    </style:style>
    <style:style style:name="Table21.C" style:family="table-column">
      <style:table-column-properties style:column-width="0.953cm"/>
    </style:style>
    <style:style style:name="Table21.D" style:family="table-column">
      <style:table-column-properties style:column-width="6.668cm"/>
    </style:style>
    <style:style style:name="Table21.E" style:family="table-column">
      <style:table-column-properties style:column-width="5.681cm"/>
    </style:style>
    <style:style style:name="Table21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21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21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21.D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22" style:family="table">
      <style:table-properties style:width="4.02cm" table:align="center" fo:keep-with-next="always"/>
    </style:style>
    <style:style style:name="Table22.A" style:family="table-column">
      <style:table-column-properties style:column-width="4.02cm"/>
    </style:style>
    <style:style style:name="Table22.A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3" style:family="table">
      <style:table-properties style:width="3.614cm" table:align="center" fo:keep-with-next="always"/>
    </style:style>
    <style:style style:name="Table63.A" style:family="table-column">
      <style:table-column-properties style:column-width="0.771cm"/>
    </style:style>
    <style:style style:name="Table63.B" style:family="table-column">
      <style:table-column-properties style:column-width="0.773cm"/>
    </style:style>
    <style:style style:name="Table63.C" style:family="table-column">
      <style:table-column-properties style:column-width="0.711cm"/>
    </style:style>
    <style:style style:name="Table63.D" style:family="table-column">
      <style:table-column-properties style:column-width="1.36cm"/>
    </style:style>
    <style:style style:name="Table6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3.D1" style:family="table-cell">
      <style:table-cell-properties fo:padding="0.097cm" fo:border="0.05pt solid #000000"/>
    </style:style>
    <style:style style:name="Table63.A2" style:family="table-cell">
      <style:table-cell-properties fo:padding="0.097cm" fo:border-left="0.05pt solid #000000" fo:border-right="none" fo:border-top="none" fo:border-bottom="0.05pt solid #000000"/>
    </style:style>
    <style:style style:name="Table6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4" style:family="table">
      <style:table-properties style:width="16.979cm" table:align="center"/>
    </style:style>
    <style:style style:name="Table64.A" style:family="table-column">
      <style:table-column-properties style:column-width="2.99cm"/>
    </style:style>
    <style:style style:name="Table64.B" style:family="table-column">
      <style:table-column-properties style:column-width="2.619cm"/>
    </style:style>
    <style:style style:name="Table64.C" style:family="table-column">
      <style:table-column-properties style:column-width="5.9cm"/>
    </style:style>
    <style:style style:name="Table64.D" style:family="table-column">
      <style:table-column-properties style:column-width="5.47cm"/>
    </style:style>
    <style:style style:name="Table64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4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64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64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23" style:family="table">
      <style:table-properties style:width="8.44cm" table:align="center" fo:keep-with-next="always"/>
    </style:style>
    <style:style style:name="Table23.A" style:family="table-column">
      <style:table-column-properties style:column-width="3.889cm"/>
    </style:style>
    <style:style style:name="Table23.B" style:family="table-column">
      <style:table-column-properties style:column-width="0.767cm"/>
    </style:style>
    <style:style style:name="Table23.C" style:family="table-column">
      <style:table-column-properties style:column-width="3.784cm"/>
    </style:style>
    <style:style style:name="Table23.A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A3" style:family="table-cell">
      <style:table-cell-properties fo:padding="0.097cm" fo:border-left="0.05pt solid #000000" fo:border-right="none" fo:border-top="none" fo:border-bottom="0.05pt solid #000000"/>
    </style:style>
    <style:style style:name="Table24" style:family="table">
      <style:table-properties style:width="4.491cm" table:align="center" fo:keep-with-next="always"/>
    </style:style>
    <style:style style:name="Table24.A" style:family="table-column">
      <style:table-column-properties style:column-width="0.727cm"/>
    </style:style>
    <style:style style:name="Table24.B" style:family="table-column">
      <style:table-column-properties style:column-width="0.728cm"/>
    </style:style>
    <style:style style:name="Table24.C" style:family="table-column">
      <style:table-column-properties style:column-width="0.799cm"/>
    </style:style>
    <style:style style:name="Table24.D" style:family="table-column">
      <style:table-column-properties style:column-width="0.654cm"/>
    </style:style>
    <style:style style:name="Table24.E" style:family="table-column">
      <style:table-column-properties style:column-width="0.702cm"/>
    </style:style>
    <style:style style:name="Table24.F" style:family="table-column">
      <style:table-column-properties style:column-width="0.88cm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D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5" style:family="table">
      <style:table-properties style:width="16.979cm" table:align="center"/>
    </style:style>
    <style:style style:name="Table65.A" style:family="table-column">
      <style:table-column-properties style:column-width="2.99cm"/>
    </style:style>
    <style:style style:name="Table65.B" style:family="table-column">
      <style:table-column-properties style:column-width="0.794cm"/>
    </style:style>
    <style:style style:name="Table65.C" style:family="table-column">
      <style:table-column-properties style:column-width="0.397cm"/>
    </style:style>
    <style:style style:name="Table65.D" style:family="table-column">
      <style:table-column-properties style:column-width="5.424cm"/>
    </style:style>
    <style:style style:name="Table65.E" style:family="table-column">
      <style:table-column-properties style:column-width="7.375cm"/>
    </style:style>
    <style:style style:name="Table65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5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65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65.D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25" style:family="table">
      <style:table-properties style:width="3.39cm" table:align="center" fo:keep-with-next="always"/>
    </style:style>
    <style:style style:name="Table25.A" style:family="table-column">
      <style:table-column-properties style:column-width="3.39cm"/>
    </style:style>
    <style:style style:name="Table25.A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3.616cm" table:align="center" fo:keep-with-next="always"/>
    </style:style>
    <style:style style:name="Table26.A" style:family="table-column">
      <style:table-column-properties style:column-width="0.783cm"/>
    </style:style>
    <style:style style:name="Table26.C" style:family="table-column">
      <style:table-column-properties style:column-width="0.688cm"/>
    </style:style>
    <style:style style:name="Table26.D" style:family="table-column">
      <style:table-column-properties style:column-width="1.36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D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6" style:family="table">
      <style:table-properties style:width="16.979cm" table:align="center"/>
    </style:style>
    <style:style style:name="Table66.A" style:family="table-column">
      <style:table-column-properties style:column-width="2.99cm"/>
    </style:style>
    <style:style style:name="Table66.B" style:family="table-column">
      <style:table-column-properties style:column-width="8.678cm"/>
    </style:style>
    <style:style style:name="Table66.C" style:family="table-column">
      <style:table-column-properties style:column-width="5.311cm"/>
    </style:style>
    <style:style style:name="Table66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6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27" style:family="table">
      <style:table-properties style:width="12.09cm" table:align="center" fo:keep-with-next="always"/>
    </style:style>
    <style:style style:name="Table27.A" style:family="table-column">
      <style:table-column-properties style:column-width="2.644cm"/>
    </style:style>
    <style:style style:name="Table27.B" style:family="table-column">
      <style:table-column-properties style:column-width="0.582cm"/>
    </style:style>
    <style:style style:name="Table27.C" style:family="table-column">
      <style:table-column-properties style:column-width="2.487cm"/>
    </style:style>
    <style:style style:name="Table27.D" style:family="table-column">
      <style:table-column-properties style:column-width="0.556cm"/>
    </style:style>
    <style:style style:name="Table27.E" style:family="table-column">
      <style:table-column-properties style:column-width="2.619cm"/>
    </style:style>
    <style:style style:name="Table27.F" style:family="table-column">
      <style:table-column-properties style:column-width="0.635cm"/>
    </style:style>
    <style:style style:name="Table27.G" style:family="table-column">
      <style:table-column-properties style:column-width="2.566cm"/>
    </style:style>
    <style:style style:name="Table27.A1" style:family="table-cell">
      <style:table-cell-properties style:vertical-align="middle" fo:padding="0.097cm" fo:border="0.05pt solid #000000"/>
    </style:style>
    <style:style style:name="Table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7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1.211cm" table:align="center" fo:keep-with-next="always"/>
    </style:style>
    <style:style style:name="Table28.A" style:family="table-column">
      <style:table-column-properties style:column-width="0.695cm"/>
    </style:style>
    <style:style style:name="Table28.C" style:family="table-column">
      <style:table-column-properties style:column-width="0.744cm"/>
    </style:style>
    <style:style style:name="Table28.D" style:family="table-column">
      <style:table-column-properties style:column-width="0.654cm"/>
    </style:style>
    <style:style style:name="Table28.E" style:family="table-column">
      <style:table-column-properties style:column-width="0.702cm"/>
    </style:style>
    <style:style style:name="Table28.P" style:family="table-column">
      <style:table-column-properties style:column-width="0.843cm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D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7" style:family="table">
      <style:table-properties style:width="16.979cm" table:align="center"/>
    </style:style>
    <style:style style:name="Table67.A" style:family="table-column">
      <style:table-column-properties style:column-width="2.99cm"/>
    </style:style>
    <style:style style:name="Table67.B" style:family="table-column">
      <style:table-column-properties style:column-width="1.455cm"/>
    </style:style>
    <style:style style:name="Table67.D" style:family="table-column">
      <style:table-column-properties style:column-width="5.609cm"/>
    </style:style>
    <style:style style:name="Table67.E" style:family="table-column">
      <style:table-column-properties style:column-width="5.47cm"/>
    </style:style>
    <style:style style:name="Table67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7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67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67.D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67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67.C10" style:family="table-cell">
      <style:table-cell-properties style:vertical-align="middle" fo:padding="0.097cm" fo:border-left="none" fo:border-right="1.05pt solid #000000" fo:border-top="none" fo:border-bottom="none"/>
    </style:style>
    <style:style style:name="Table29" style:family="table">
      <style:table-properties style:width="10.479cm" table:align="center" fo:keep-with-next="always"/>
    </style:style>
    <style:style style:name="Table29.A" style:family="table-column">
      <style:table-column-properties style:column-width="2.328cm"/>
    </style:style>
    <style:style style:name="Table29.B" style:family="table-column">
      <style:table-column-properties style:column-width="3.704cm"/>
    </style:style>
    <style:style style:name="Table29.C" style:family="table-column">
      <style:table-column-properties style:column-width="0.714cm"/>
    </style:style>
    <style:style style:name="Table29.D" style:family="table-column">
      <style:table-column-properties style:column-width="3.732cm"/>
    </style:style>
    <style:style style:name="Table29.A1" style:family="table-cell">
      <style:table-cell-properties style:vertical-align="middle" fo:padding="0.097cm" fo:border="0.05pt solid #000000"/>
    </style:style>
    <style:style style:name="Table2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5.027cm" fo:margin-left="0.335cm" table:align="left" fo:keep-with-next="always"/>
    </style:style>
    <style:style style:name="Table30.A" style:family="table-column">
      <style:table-column-properties style:column-width="0.706cm"/>
    </style:style>
    <style:style style:name="Table30.C" style:family="table-column">
      <style:table-column-properties style:column-width="0.723cm"/>
    </style:style>
    <style:style style:name="Table30.D" style:family="table-column">
      <style:table-column-properties style:column-width="0.654cm"/>
    </style:style>
    <style:style style:name="Table30.F" style:family="table-column">
      <style:table-column-properties style:column-width="0.796cm"/>
    </style:style>
    <style:style style:name="Table30.G" style:family="table-column">
      <style:table-column-properties style:column-width="0.788cm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D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8" style:family="table">
      <style:table-properties style:width="16.979cm" table:align="center"/>
    </style:style>
    <style:style style:name="Table68.A" style:family="table-column">
      <style:table-column-properties style:column-width="2.99cm"/>
    </style:style>
    <style:style style:name="Table68.B" style:family="table-column">
      <style:table-column-properties style:column-width="1.455cm"/>
    </style:style>
    <style:style style:name="Table68.C" style:family="table-column">
      <style:table-column-properties style:column-width="7.646cm"/>
    </style:style>
    <style:style style:name="Table68.D" style:family="table-column">
      <style:table-column-properties style:column-width="4.888cm"/>
    </style:style>
    <style:style style:name="Table68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8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68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68.C10" style:family="table-cell">
      <style:table-cell-properties style:vertical-align="middle" fo:padding="0.097cm" fo:border-left="none" fo:border-right="1.05pt solid #000000" fo:border-top="none" fo:border-bottom="none"/>
    </style:style>
    <style:style style:name="Table68.A11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68.C11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88" style:family="table">
      <style:table-properties style:width="13.73cm" table:align="center" fo:keep-with-next="always"/>
    </style:style>
    <style:style style:name="Table88.A" style:family="table-column">
      <style:table-column-properties style:column-width="1.453cm"/>
    </style:style>
    <style:style style:name="Table88.B" style:family="table-column">
      <style:table-column-properties style:column-width="2.778cm"/>
    </style:style>
    <style:style style:name="Table88.C" style:family="table-column">
      <style:table-column-properties style:column-width="0.556cm"/>
    </style:style>
    <style:style style:name="Table88.D" style:family="table-column">
      <style:table-column-properties style:column-width="2.381cm"/>
    </style:style>
    <style:style style:name="Table88.E" style:family="table-column">
      <style:table-column-properties style:column-width="0.82cm"/>
    </style:style>
    <style:style style:name="Table88.F" style:family="table-column">
      <style:table-column-properties style:column-width="2.699cm"/>
    </style:style>
    <style:style style:name="Table88.G" style:family="table-column">
      <style:table-column-properties style:column-width="0.714cm"/>
    </style:style>
    <style:style style:name="Table88.H" style:family="table-column">
      <style:table-column-properties style:column-width="2.328cm"/>
    </style:style>
    <style:style style:name="Table88.A1" style:family="table-cell">
      <style:table-cell-properties style:vertical-align="middle" fo:padding="0.097cm" fo:border="0.05pt solid #000000"/>
    </style:style>
    <style:style style:name="Table8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8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2.679cm" table:align="center" fo:keep-with-next="always"/>
    </style:style>
    <style:style style:name="Table33.A" style:family="table-column">
      <style:table-column-properties style:column-width="0.739cm"/>
    </style:style>
    <style:style style:name="Table33.C" style:family="table-column">
      <style:table-column-properties style:column-width="0.769cm"/>
    </style:style>
    <style:style style:name="Table33.D" style:family="table-column">
      <style:table-column-properties style:column-width="0.654cm"/>
    </style:style>
    <style:style style:name="Table33.F" style:family="table-column">
      <style:table-column-properties style:column-width="0.796cm"/>
    </style:style>
    <style:style style:name="Tab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3.D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none" fo:border-top="none" fo:border-bottom="0.05pt solid #000000"/>
    </style:style>
    <style:style style:name="Table33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9" style:family="table">
      <style:table-properties style:width="16.979cm" table:align="center"/>
    </style:style>
    <style:style style:name="Table69.A" style:family="table-column">
      <style:table-column-properties style:column-width="2.99cm"/>
    </style:style>
    <style:style style:name="Table69.B" style:family="table-column">
      <style:table-column-properties style:column-width="1.852cm"/>
    </style:style>
    <style:style style:name="Table69.C" style:family="table-column">
      <style:table-column-properties style:column-width="1.138cm"/>
    </style:style>
    <style:style style:name="Table69.D" style:family="table-column">
      <style:table-column-properties style:column-width="5.53cm"/>
    </style:style>
    <style:style style:name="Table69.E" style:family="table-column">
      <style:table-column-properties style:column-width="5.47cm"/>
    </style:style>
    <style:style style:name="Table69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9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69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69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69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69.D10" style:family="table-cell">
      <style:table-cell-properties style:vertical-align="middle" fo:padding="0.097cm" fo:border-left="none" fo:border-right="1.05pt solid #000000" fo:border-top="none" fo:border-bottom="none"/>
    </style:style>
    <style:style style:name="Table32" style:family="table">
      <style:table-properties style:width="15.161cm" table:align="center" fo:keep-with-next="always"/>
    </style:style>
    <style:style style:name="Table32.A" style:family="table-column">
      <style:table-column-properties style:column-width="2.117cm"/>
    </style:style>
    <style:style style:name="Table32.B" style:family="table-column">
      <style:table-column-properties style:column-width="2.143cm"/>
    </style:style>
    <style:style style:name="Table32.C" style:family="table-column">
      <style:table-column-properties style:column-width="10.901cm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C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4" style:family="table">
      <style:table-properties style:width="9.601cm" table:align="center" fo:keep-with-next="always"/>
    </style:style>
    <style:style style:name="Table34.A" style:family="table-column">
      <style:table-column-properties style:column-width="1.667cm"/>
    </style:style>
    <style:style style:name="Table34.B" style:family="table-column">
      <style:table-column-properties style:column-width="2.092cm"/>
    </style:style>
    <style:style style:name="Table34.C" style:family="table-column">
      <style:table-column-properties style:column-width="2.727cm"/>
    </style:style>
    <style:style style:name="Table34.D" style:family="table-column">
      <style:table-column-properties style:column-width="0.635cm"/>
    </style:style>
    <style:style style:name="Table34.E" style:family="table-column">
      <style:table-column-properties style:column-width="2.48cm"/>
    </style:style>
    <style:style style:name="Table34.A1" style:family="table-cell">
      <style:table-cell-properties style:vertical-align="middle" fo:padding="0.097cm" fo:border="0.05pt solid #000000"/>
    </style:style>
    <style:style style:name="Table3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6" style:family="table">
      <style:table-properties style:width="4.145cm" fo:margin-left="0.249cm" table:align="left" fo:keep-with-next="always"/>
    </style:style>
    <style:style style:name="Table36.A" style:family="table-column">
      <style:table-column-properties style:column-width="0.716cm"/>
    </style:style>
    <style:style style:name="Table36.B" style:family="table-column">
      <style:table-column-properties style:column-width="0.718cm"/>
    </style:style>
    <style:style style:name="Table36.C" style:family="table-column">
      <style:table-column-properties style:column-width="0.702cm"/>
    </style:style>
    <style:style style:name="Table36.D" style:family="table-column">
      <style:table-column-properties style:column-width="0.654cm"/>
    </style:style>
    <style:style style:name="Table36.E" style:family="table-column">
      <style:table-column-properties style:column-width="0.679cm"/>
    </style:style>
    <style:style style:name="Table36.F" style:family="table-column">
      <style:table-column-properties style:column-width="0.676cm"/>
    </style:style>
    <style:style style:name="Table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6.D1" style:family="table-cell">
      <style:table-cell-properties fo:padding="0.097cm" fo:border="0.05pt solid #000000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0" style:family="table">
      <style:table-properties style:width="16.979cm" table:align="center"/>
    </style:style>
    <style:style style:name="Table70.A" style:family="table-column">
      <style:table-column-properties style:column-width="2.99cm"/>
    </style:style>
    <style:style style:name="Table70.B" style:family="table-column">
      <style:table-column-properties style:column-width="2.963cm"/>
    </style:style>
    <style:style style:name="Table70.C" style:family="table-column">
      <style:table-column-properties style:column-width="0.106cm"/>
    </style:style>
    <style:style style:name="Table70.D" style:family="table-column">
      <style:table-column-properties style:column-width="5.98cm"/>
    </style:style>
    <style:style style:name="Table70.E" style:family="table-column">
      <style:table-column-properties style:column-width="4.941cm"/>
    </style:style>
    <style:style style:name="Table70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70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70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70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70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70.D10" style:family="table-cell">
      <style:table-cell-properties style:vertical-align="middle" fo:padding="0.097cm" fo:border-left="none" fo:border-right="1.05pt solid #000000" fo:border-top="none" fo:border-bottom="none"/>
    </style:style>
    <style:style style:name="Table37" style:family="table">
      <style:table-properties style:width="15.58cm" table:align="center" fo:keep-with-next="always"/>
    </style:style>
    <style:style style:name="Table37.A" style:family="table-column">
      <style:table-column-properties style:column-width="1.455cm"/>
    </style:style>
    <style:style style:name="Table37.B" style:family="table-column">
      <style:table-column-properties style:column-width="2.011cm"/>
    </style:style>
    <style:style style:name="Table37.C" style:family="table-column">
      <style:table-column-properties style:column-width="3.122cm"/>
    </style:style>
    <style:style style:name="Table37.D" style:family="table-column">
      <style:table-column-properties style:column-width="0.582cm"/>
    </style:style>
    <style:style style:name="Table37.E" style:family="table-column">
      <style:table-column-properties style:column-width="2.302cm"/>
    </style:style>
    <style:style style:name="Table37.F" style:family="table-column">
      <style:table-column-properties style:column-width="0.609cm"/>
    </style:style>
    <style:style style:name="Table37.G" style:family="table-column">
      <style:table-column-properties style:column-width="2.699cm"/>
    </style:style>
    <style:style style:name="Table37.H" style:family="table-column">
      <style:table-column-properties style:column-width="0.556cm"/>
    </style:style>
    <style:style style:name="Table37.I" style:family="table-column">
      <style:table-column-properties style:column-width="2.245cm"/>
    </style:style>
    <style:style style:name="Table37.A1" style:family="table-cell">
      <style:table-cell-properties style:vertical-align="middle" fo:padding="0.097cm" fo:border="0.05pt solid #000000"/>
    </style:style>
    <style:style style:name="Table3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7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8" style:family="table">
      <style:table-properties style:width="5.544cm" table:align="center" fo:keep-with-next="always"/>
    </style:style>
    <style:style style:name="Table38.A" style:family="table-column">
      <style:table-column-properties style:column-width="0.727cm"/>
    </style:style>
    <style:style style:name="Table38.B" style:family="table-column">
      <style:table-column-properties style:column-width="0.728cm"/>
    </style:style>
    <style:style style:name="Table38.C" style:family="table-column">
      <style:table-column-properties style:column-width="0.792cm"/>
    </style:style>
    <style:style style:name="Table38.D" style:family="table-column">
      <style:table-column-properties style:column-width="0.654cm"/>
    </style:style>
    <style:style style:name="Table38.E" style:family="table-column">
      <style:table-column-properties style:column-width="0.679cm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D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0" style:family="table">
      <style:table-properties style:width="16.979cm" table:align="center"/>
    </style:style>
    <style:style style:name="Table80.A" style:family="table-column">
      <style:table-column-properties style:column-width="2.99cm"/>
    </style:style>
    <style:style style:name="Table80.B" style:family="table-column">
      <style:table-column-properties style:column-width="1.455cm"/>
    </style:style>
    <style:style style:name="Table80.C" style:family="table-column">
      <style:table-column-properties style:column-width="2.258cm"/>
    </style:style>
    <style:style style:name="Table80.D" style:family="table-column">
      <style:table-column-properties style:column-width="4.616cm"/>
    </style:style>
    <style:style style:name="Table80.E" style:family="table-column">
      <style:table-column-properties style:column-width="5.66cm"/>
    </style:style>
    <style:style style:name="Table80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80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80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80.D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80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80.C10" style:family="table-cell">
      <style:table-cell-properties style:vertical-align="middle" fo:padding="0.097cm" fo:border-left="none" fo:border-right="1.05pt solid #000000" fo:border-top="none" fo:border-bottom="none"/>
    </style:style>
    <style:style style:name="Table81" style:family="table">
      <style:table-properties style:width="11.989cm" table:align="center" fo:keep-with-next="always"/>
    </style:style>
    <style:style style:name="Table81.A" style:family="table-column">
      <style:table-column-properties style:column-width="2.82cm"/>
    </style:style>
    <style:style style:name="Table81.B" style:family="table-column">
      <style:table-column-properties style:column-width="2.764cm"/>
    </style:style>
    <style:style style:name="Table81.C" style:family="table-column">
      <style:table-column-properties style:column-width="2.879cm"/>
    </style:style>
    <style:style style:name="Table81.D" style:family="table-column">
      <style:table-column-properties style:column-width="0.97cm"/>
    </style:style>
    <style:style style:name="Table81.E" style:family="table-column">
      <style:table-column-properties style:column-width="2.556cm"/>
    </style:style>
    <style:style style:name="Table81.A1" style:family="table-cell">
      <style:table-cell-properties style:vertical-align="middle" fo:padding="0.097cm" fo:border="0.05pt solid #000000"/>
    </style:style>
    <style:style style:name="Table8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2" style:family="table">
      <style:table-properties style:width="5.701cm" table:align="center" fo:keep-with-next="always"/>
    </style:style>
    <style:style style:name="Table82.A" style:family="table-column">
      <style:table-column-properties style:column-width="0.695cm"/>
    </style:style>
    <style:style style:name="Table82.C" style:family="table-column">
      <style:table-column-properties style:column-width="0.755cm"/>
    </style:style>
    <style:style style:name="Table82.D" style:family="table-column">
      <style:table-column-properties style:column-width="0.654cm"/>
    </style:style>
    <style:style style:name="Table82.G" style:family="table-column">
      <style:table-column-properties style:column-width="0.796cm"/>
    </style:style>
    <style:style style:name="Table82.H" style:family="table-column">
      <style:table-column-properties style:column-width="0.797cm"/>
    </style:style>
    <style:style style:name="Table8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2.D1" style:family="table-cell">
      <style:table-cell-properties fo:padding="0.097cm" fo:border="0.05pt solid #000000"/>
    </style:style>
    <style:style style:name="Table82.A2" style:family="table-cell">
      <style:table-cell-properties fo:padding="0.097cm" fo:border-left="0.05pt solid #000000" fo:border-right="none" fo:border-top="none" fo:border-bottom="0.05pt solid #000000"/>
    </style:style>
    <style:style style:name="Table8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1" style:family="table">
      <style:table-properties style:width="16.979cm" table:align="center"/>
    </style:style>
    <style:style style:name="Table71.A" style:family="table-column">
      <style:table-column-properties style:column-width="2.99cm"/>
    </style:style>
    <style:style style:name="Table71.B" style:family="table-column">
      <style:table-column-properties style:column-width="2.646cm"/>
    </style:style>
    <style:style style:name="Table71.C" style:family="table-column">
      <style:table-column-properties style:column-width="0.741cm"/>
    </style:style>
    <style:style style:name="Table71.D" style:family="table-column">
      <style:table-column-properties style:column-width="1.217cm"/>
    </style:style>
    <style:style style:name="Table71.E" style:family="table-column">
      <style:table-column-properties style:column-width="3.916cm"/>
    </style:style>
    <style:style style:name="Table71.F" style:family="table-column">
      <style:table-column-properties style:column-width="5.47cm"/>
    </style:style>
    <style:style style:name="Table71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71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71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71.E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71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71.D10" style:family="table-cell">
      <style:table-cell-properties style:vertical-align="middle" fo:padding="0.097cm" fo:border-left="none" fo:border-right="1.05pt solid #000000" fo:border-top="none" fo:border-bottom="none"/>
    </style:style>
    <style:style style:name="Table39" style:family="table">
      <style:table-properties style:width="7.37cm" table:align="center" fo:keep-with-next="always"/>
    </style:style>
    <style:style style:name="Table39.A" style:family="table-column">
      <style:table-column-properties style:column-width="3.357cm"/>
    </style:style>
    <style:style style:name="Table39.B" style:family="table-column">
      <style:table-column-properties style:column-width="0.654cm"/>
    </style:style>
    <style:style style:name="Table39.C" style:family="table-column">
      <style:table-column-properties style:column-width="3.358cm"/>
    </style:style>
    <style:style style:name="Table39.A1" style:family="table-cell">
      <style:table-cell-properties fo:padding="0.097cm" fo:border="0.05pt solid #000000"/>
    </style:style>
    <style:style style:name="Table39.A2" style:family="table-cell">
      <style:table-cell-properties fo:padding="0.097cm" fo:border-left="0.05pt solid #000000" fo:border-right="none" fo:border-top="none" fo:border-bottom="0.05pt solid #000000"/>
    </style:style>
    <style:style style:name="Table3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0" style:family="table">
      <style:table-properties style:width="4.958cm" table:align="center" fo:keep-with-next="always"/>
    </style:style>
    <style:style style:name="Table40.A" style:family="table-column">
      <style:table-column-properties style:column-width="0.706cm"/>
    </style:style>
    <style:style style:name="Table40.C" style:family="table-column">
      <style:table-column-properties style:column-width="0.787cm"/>
    </style:style>
    <style:style style:name="Table40.D" style:family="table-column">
      <style:table-column-properties style:column-width="0.69cm"/>
    </style:style>
    <style:style style:name="Table40.G" style:family="table-column">
      <style:table-column-properties style:column-width="0.691cm"/>
    </style:style>
    <style:style style:name="Table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0.D1" style:family="table-cell">
      <style:table-cell-properties fo:padding="0.097cm" fo:border="0.05pt solid #000000"/>
    </style:style>
    <style:style style:name="Table40.A2" style:family="table-cell">
      <style:table-cell-properties fo:padding="0.097cm" fo:border-left="0.05pt solid #000000" fo:border-right="none" fo:border-top="none" fo:border-bottom="0.05pt solid #000000"/>
    </style:style>
    <style:style style:name="Table4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2" style:family="table">
      <style:table-properties style:width="16.979cm" table:align="center"/>
    </style:style>
    <style:style style:name="Table72.A" style:family="table-column">
      <style:table-column-properties style:column-width="2.99cm"/>
    </style:style>
    <style:style style:name="Table72.B" style:family="table-column">
      <style:table-column-properties style:column-width="8.52cm"/>
    </style:style>
    <style:style style:name="Table72.C" style:family="table-column">
      <style:table-column-properties style:column-width="5.47cm"/>
    </style:style>
    <style:style style:name="Table72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72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73" style:family="table">
      <style:table-properties style:width="16.979cm" table:align="center"/>
    </style:style>
    <style:style style:name="Table73.A" style:family="table-column">
      <style:table-column-properties style:column-width="2.99cm"/>
    </style:style>
    <style:style style:name="Table73.B" style:family="table-column">
      <style:table-column-properties style:column-width="1.164cm"/>
    </style:style>
    <style:style style:name="Table73.C" style:family="table-column">
      <style:table-column-properties style:column-width="1.349cm"/>
    </style:style>
    <style:style style:name="Table73.D" style:family="table-column">
      <style:table-column-properties style:column-width="6.006cm"/>
    </style:style>
    <style:style style:name="Table73.E" style:family="table-column">
      <style:table-column-properties style:column-width="5.47cm"/>
    </style:style>
    <style:style style:name="Table73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73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73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73.D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73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73.C10" style:family="table-cell">
      <style:table-cell-properties style:vertical-align="middle" fo:padding="0.097cm" fo:border-left="none" fo:border-right="1.05pt solid #000000" fo:border-top="none" fo:border-bottom="none"/>
    </style:style>
    <style:style style:name="Table41" style:family="table">
      <style:table-properties style:width="8.781cm" table:align="center" fo:keep-with-next="always"/>
    </style:style>
    <style:style style:name="Table41.A" style:family="table-column">
      <style:table-column-properties style:column-width="1.348cm"/>
    </style:style>
    <style:style style:name="Table41.B" style:family="table-column">
      <style:table-column-properties style:column-width="3.544cm"/>
    </style:style>
    <style:style style:name="Table41.C" style:family="table-column">
      <style:table-column-properties style:column-width="3.889cm"/>
    </style:style>
    <style:style style:name="Table41.A1" style:family="table-cell">
      <style:table-cell-properties style:vertical-align="middle" fo:padding="0.097cm" fo:border="0.05pt solid #000000"/>
    </style:style>
    <style:style style:name="Table4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2" style:family="table">
      <style:table-properties style:width="4.741cm" table:align="center" fo:keep-with-next="always"/>
    </style:style>
    <style:style style:name="Table42.A" style:family="table-column">
      <style:table-column-properties style:column-width="0.706cm"/>
    </style:style>
    <style:style style:name="Table42.C" style:family="table-column">
      <style:table-column-properties style:column-width="0.785cm"/>
    </style:style>
    <style:style style:name="Table42.D" style:family="table-column">
      <style:table-column-properties style:column-width="0.848cm"/>
    </style:style>
    <style:style style:name="Table42.E" style:family="table-column">
      <style:table-column-properties style:column-width="0.847cm"/>
    </style:style>
    <style:style style:name="Table42.F" style:family="table-column">
      <style:table-column-properties style:column-width="0.85cm"/>
    </style:style>
    <style:style style:name="Table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2.D1" style:family="table-cell">
      <style:table-cell-properties fo:padding="0.097cm" fo:border="0.05pt solid #000000"/>
    </style:style>
    <style:style style:name="Table42.A2" style:family="table-cell">
      <style:table-cell-properties fo:padding="0.097cm" fo:border-left="0.05pt solid #000000" fo:border-right="none" fo:border-top="none" fo:border-bottom="0.05pt solid #000000"/>
    </style:style>
    <style:style style:name="Table4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4" style:family="table">
      <style:table-properties style:width="16.979cm" table:align="center"/>
    </style:style>
    <style:style style:name="Table74.A" style:family="table-column">
      <style:table-column-properties style:column-width="2.99cm"/>
    </style:style>
    <style:style style:name="Table74.B" style:family="table-column">
      <style:table-column-properties style:column-width="1.826cm"/>
    </style:style>
    <style:style style:name="Table74.C" style:family="table-column">
      <style:table-column-properties style:column-width="2.263cm"/>
    </style:style>
    <style:style style:name="Table74.D" style:family="table-column">
      <style:table-column-properties style:column-width="4.431cm"/>
    </style:style>
    <style:style style:name="Table74.E" style:family="table-column">
      <style:table-column-properties style:column-width="5.47cm"/>
    </style:style>
    <style:style style:name="Table74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74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74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74.D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74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74.C10" style:family="table-cell">
      <style:table-cell-properties style:vertical-align="middle" fo:padding="0.097cm" fo:border-left="none" fo:border-right="1.05pt solid #000000" fo:border-top="none" fo:border-bottom="none"/>
    </style:style>
    <style:style style:name="Table43" style:family="table">
      <style:table-properties style:width="14.46cm" table:align="center" fo:keep-with-next="always"/>
    </style:style>
    <style:style style:name="Table43.A" style:family="table-column">
      <style:table-column-properties style:column-width="1.586cm"/>
    </style:style>
    <style:style style:name="Table43.B" style:family="table-column">
      <style:table-column-properties style:column-width="3.418cm"/>
    </style:style>
    <style:style style:name="Table43.C" style:family="table-column">
      <style:table-column-properties style:column-width="3.57cm"/>
    </style:style>
    <style:style style:name="Table43.D" style:family="table-column">
      <style:table-column-properties style:column-width="2.646cm"/>
    </style:style>
    <style:style style:name="Table43.E" style:family="table-column">
      <style:table-column-properties style:column-width="0.991cm"/>
    </style:style>
    <style:style style:name="Table43.F" style:family="table-column">
      <style:table-column-properties style:column-width="2.249cm"/>
    </style:style>
    <style:style style:name="Table43.A1" style:family="table-cell">
      <style:table-cell-properties style:vertical-align="middle" fo:padding="0.097cm" fo:border="0.05pt solid #000000"/>
    </style:style>
    <style:style style:name="Table4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4" style:family="table">
      <style:table-properties style:width="6.438cm" table:align="center" fo:keep-with-next="always"/>
    </style:style>
    <style:style style:name="Table44.A" style:family="table-column">
      <style:table-column-properties style:column-width="0.716cm"/>
    </style:style>
    <style:style style:name="Table44.B" style:family="table-column">
      <style:table-column-properties style:column-width="0.718cm"/>
    </style:style>
    <style:style style:name="Table44.C" style:family="table-column">
      <style:table-column-properties style:column-width="0.758cm"/>
    </style:style>
    <style:style style:name="Table44.D" style:family="table-column">
      <style:table-column-properties style:column-width="0.654cm"/>
    </style:style>
    <style:style style:name="Table44.F" style:family="table-column">
      <style:table-column-properties style:column-width="0.702cm"/>
    </style:style>
    <style:style style:name="Table44.G" style:family="table-column">
      <style:table-column-properties style:column-width="0.843cm"/>
    </style:style>
    <style:style style:name="Table44.H" style:family="table-column">
      <style:table-column-properties style:column-width="0.549cm"/>
    </style:style>
    <style:style style:name="Table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4.D1" style:family="table-cell">
      <style:table-cell-properties fo:padding="0.097cm" fo:border="0.05pt solid #000000"/>
    </style:style>
    <style:style style:name="Table44.A2" style:family="table-cell">
      <style:table-cell-properties fo:padding="0.097cm" fo:border-left="0.05pt solid #000000" fo:border-right="none" fo:border-top="none" fo:border-bottom="0.05pt solid #000000"/>
    </style:style>
    <style:style style:name="Table44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5" style:family="table">
      <style:table-properties style:width="16.979cm" table:align="center"/>
    </style:style>
    <style:style style:name="Table75.A" style:family="table-column">
      <style:table-column-properties style:column-width="2.99cm"/>
    </style:style>
    <style:style style:name="Table75.B" style:family="table-column">
      <style:table-column-properties style:column-width="0.9cm"/>
    </style:style>
    <style:style style:name="Table75.C" style:family="table-column">
      <style:table-column-properties style:column-width="0.82cm"/>
    </style:style>
    <style:style style:name="Table75.D" style:family="table-column">
      <style:table-column-properties style:column-width="6.8cm"/>
    </style:style>
    <style:style style:name="Table75.E" style:family="table-column">
      <style:table-column-properties style:column-width="5.47cm"/>
    </style:style>
    <style:style style:name="Table75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75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75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75.D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45" style:family="table">
      <style:table-properties style:width="4.02cm" table:align="center" fo:keep-with-next="always"/>
    </style:style>
    <style:style style:name="Table45.A" style:family="table-column">
      <style:table-column-properties style:column-width="4.02cm"/>
    </style:style>
    <style:style style:name="Table45.A1" style:family="table-cell">
      <style:table-cell-properties fo:padding="0.097cm" fo:border="0.05pt solid #000000"/>
    </style:style>
    <style:style style:name="Table4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9" style:family="table">
      <style:table-properties style:width="3.616cm" table:align="center" fo:keep-with-next="always"/>
    </style:style>
    <style:style style:name="Table89.A" style:family="table-column">
      <style:table-column-properties style:column-width="0.75cm"/>
    </style:style>
    <style:style style:name="Table89.B" style:family="table-column">
      <style:table-column-properties style:column-width="0.773cm"/>
    </style:style>
    <style:style style:name="Table89.C" style:family="table-column">
      <style:table-column-properties style:column-width="0.732cm"/>
    </style:style>
    <style:style style:name="Table89.D" style:family="table-column">
      <style:table-column-properties style:column-width="1.362cm"/>
    </style:style>
    <style:style style:name="Table8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9.D1" style:family="table-cell">
      <style:table-cell-properties fo:padding="0.097cm" fo:border="0.05pt solid #000000"/>
    </style:style>
    <style:style style:name="Table89.A2" style:family="table-cell">
      <style:table-cell-properties fo:padding="0.097cm" fo:border-left="0.05pt solid #000000" fo:border-right="none" fo:border-top="none" fo:border-bottom="0.05pt solid #000000"/>
    </style:style>
    <style:style style:name="Table8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6" style:family="table">
      <style:table-properties style:width="16.979cm" table:align="center"/>
    </style:style>
    <style:style style:name="Table46.A" style:family="table-column">
      <style:table-column-properties style:column-width="2.99cm"/>
    </style:style>
    <style:style style:name="Table46.B" style:family="table-column">
      <style:table-column-properties style:column-width="2.519cm"/>
    </style:style>
    <style:style style:name="Table46.C" style:family="table-column">
      <style:table-column-properties style:column-width="0.914cm"/>
    </style:style>
    <style:style style:name="Table46.D" style:family="table-column">
      <style:table-column-properties style:column-width="5.087cm"/>
    </style:style>
    <style:style style:name="Table46.E" style:family="table-column">
      <style:table-column-properties style:column-width="5.47cm"/>
    </style:style>
    <style:style style:name="Table46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46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46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46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46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46.D10" style:family="table-cell">
      <style:table-cell-properties style:vertical-align="middle" fo:padding="0.097cm" fo:border-left="none" fo:border-right="1.05pt solid #000000" fo:border-top="none" fo:border-bottom="none"/>
    </style:style>
    <style:style style:name="Table47" style:family="table">
      <style:table-properties style:width="7.001cm" table:align="center" fo:keep-with-next="always"/>
    </style:style>
    <style:style style:name="Table47.A" style:family="table-column">
      <style:table-column-properties style:column-width="1.612cm"/>
    </style:style>
    <style:style style:name="Table47.B" style:family="table-column">
      <style:table-column-properties style:column-width="2.565cm"/>
    </style:style>
    <style:style style:name="Table47.C" style:family="table-column">
      <style:table-column-properties style:column-width="0.529cm"/>
    </style:style>
    <style:style style:name="Table47.D" style:family="table-column">
      <style:table-column-properties style:column-width="2.295cm"/>
    </style:style>
    <style:style style:name="Table47.A1" style:family="table-cell">
      <style:table-cell-properties style:vertical-align="middle" fo:padding="0.097cm" fo:border="0.05pt solid #000000"/>
    </style:style>
    <style:style style:name="Table47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7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0" style:family="table">
      <style:table-properties style:width="4.697cm" fo:margin-left="0.45cm" table:align="left" fo:keep-with-next="always"/>
    </style:style>
    <style:style style:name="Table90.A" style:family="table-column">
      <style:table-column-properties style:column-width="0.727cm"/>
    </style:style>
    <style:style style:name="Table90.B" style:family="table-column">
      <style:table-column-properties style:column-width="0.728cm"/>
    </style:style>
    <style:style style:name="Table90.C" style:family="table-column">
      <style:table-column-properties style:column-width="0.799cm"/>
    </style:style>
    <style:style style:name="Table90.D" style:family="table-column">
      <style:table-column-properties style:column-width="0.811cm"/>
    </style:style>
    <style:style style:name="Table90.F" style:family="table-column">
      <style:table-column-properties style:column-width="0.82cm"/>
    </style:style>
    <style:style style:name="Table9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0.D1" style:family="table-cell">
      <style:table-cell-properties fo:padding="0.097cm" fo:border="0.05pt solid #000000"/>
    </style:style>
    <style:style style:name="Table90.A2" style:family="table-cell">
      <style:table-cell-properties fo:padding="0.097cm" fo:border-left="0.05pt solid #000000" fo:border-right="none" fo:border-top="none" fo:border-bottom="0.05pt solid #000000"/>
    </style:style>
    <style:style style:name="Table9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1" style:family="table">
      <style:table-properties style:width="16.979cm" table:align="center"/>
    </style:style>
    <style:style style:name="Table91.A" style:family="table-column">
      <style:table-column-properties style:column-width="2.99cm"/>
    </style:style>
    <style:style style:name="Table91.B" style:family="table-column">
      <style:table-column-properties style:column-width="3.143cm"/>
    </style:style>
    <style:style style:name="Table91.C" style:family="table-column">
      <style:table-column-properties style:column-width="5.376cm"/>
    </style:style>
    <style:style style:name="Table91.D" style:family="table-column">
      <style:table-column-properties style:column-width="5.47cm"/>
    </style:style>
    <style:style style:name="Table91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91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91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91.C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92" style:family="table">
      <style:table-properties style:width="5.56cm" table:align="center" fo:keep-with-next="always"/>
    </style:style>
    <style:style style:name="Table92.A" style:family="table-column">
      <style:table-column-properties style:column-width="2.549cm"/>
    </style:style>
    <style:style style:name="Table92.B" style:family="table-column">
      <style:table-column-properties style:column-width="0.556cm"/>
    </style:style>
    <style:style style:name="Table92.C" style:family="table-column">
      <style:table-column-properties style:column-width="2.455cm"/>
    </style:style>
    <style:style style:name="Table92.A1" style:family="table-cell">
      <style:table-cell-properties fo:padding="0.097cm" fo:border="0.05pt solid #000000"/>
    </style:style>
    <style:style style:name="Table9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2.A3" style:family="table-cell">
      <style:table-cell-properties fo:padding="0.097cm" fo:border-left="0.05pt solid #000000" fo:border-right="none" fo:border-top="none" fo:border-bottom="0.05pt solid #000000"/>
    </style:style>
    <style:style style:name="Table93" style:family="table">
      <style:table-properties style:width="3.614cm" table:align="center" fo:keep-with-next="always"/>
    </style:style>
    <style:style style:name="Table93.A" style:family="table-column">
      <style:table-column-properties style:column-width="0.75cm"/>
    </style:style>
    <style:style style:name="Table93.C" style:family="table-column">
      <style:table-column-properties style:column-width="0.755cm"/>
    </style:style>
    <style:style style:name="Table93.D" style:family="table-column">
      <style:table-column-properties style:column-width="1.36cm"/>
    </style:style>
    <style:style style:name="Table9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3.D1" style:family="table-cell">
      <style:table-cell-properties fo:padding="0.097cm" fo:border="0.05pt solid #000000"/>
    </style:style>
    <style:style style:name="Table93.A2" style:family="table-cell">
      <style:table-cell-properties fo:padding="0.097cm" fo:border-left="0.05pt solid #000000" fo:border-right="none" fo:border-top="none" fo:border-bottom="0.05pt solid #000000"/>
    </style:style>
    <style:style style:name="Table9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7" style:family="table">
      <style:table-properties style:width="16.979cm" table:align="center"/>
    </style:style>
    <style:style style:name="Table97.A" style:family="table-column">
      <style:table-column-properties style:column-width="2.99cm"/>
    </style:style>
    <style:style style:name="Table97.B" style:family="table-column">
      <style:table-column-properties style:column-width="3.143cm"/>
    </style:style>
    <style:style style:name="Table97.C" style:family="table-column">
      <style:table-column-properties style:column-width="5.376cm"/>
    </style:style>
    <style:style style:name="Table97.D" style:family="table-column">
      <style:table-column-properties style:column-width="5.47cm"/>
    </style:style>
    <style:style style:name="Table97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97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97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97.C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98" style:family="table">
      <style:table-properties style:width="4.02cm" table:align="center" fo:keep-with-next="always"/>
    </style:style>
    <style:style style:name="Table98.A" style:family="table-column">
      <style:table-column-properties style:column-width="4.02cm"/>
    </style:style>
    <style:style style:name="Table98.A1" style:family="table-cell">
      <style:table-cell-properties fo:padding="0.097cm" fo:border="0.05pt solid #000000"/>
    </style:style>
    <style:style style:name="Table9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9" style:family="table">
      <style:table-properties style:width="3.614cm" table:align="center" fo:keep-with-next="always"/>
    </style:style>
    <style:style style:name="Table99.A" style:family="table-column">
      <style:table-column-properties style:column-width="0.739cm"/>
    </style:style>
    <style:style style:name="Table99.C" style:family="table-column">
      <style:table-column-properties style:column-width="0.776cm"/>
    </style:style>
    <style:style style:name="Table99.D" style:family="table-column">
      <style:table-column-properties style:column-width="1.36cm"/>
    </style:style>
    <style:style style:name="Table9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9.D1" style:family="table-cell">
      <style:table-cell-properties fo:padding="0.097cm" fo:border="0.05pt solid #000000"/>
    </style:style>
    <style:style style:name="Table99.A2" style:family="table-cell">
      <style:table-cell-properties fo:padding="0.097cm" fo:border-left="0.05pt solid #000000" fo:border-right="none" fo:border-top="none" fo:border-bottom="0.05pt solid #000000"/>
    </style:style>
    <style:style style:name="Table9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4" style:family="table">
      <style:table-properties style:width="16.979cm" table:align="center"/>
    </style:style>
    <style:style style:name="Table94.A" style:family="table-column">
      <style:table-column-properties style:column-width="2.99cm"/>
    </style:style>
    <style:style style:name="Table94.B" style:family="table-column">
      <style:table-column-properties style:column-width="8.52cm"/>
    </style:style>
    <style:style style:name="Table94.C" style:family="table-column">
      <style:table-column-properties style:column-width="5.47cm"/>
    </style:style>
    <style:style style:name="Table94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94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77" style:family="table">
      <style:table-properties style:width="16.979cm" table:align="center"/>
    </style:style>
    <style:style style:name="Table77.A" style:family="table-column">
      <style:table-column-properties style:column-width="2.99cm"/>
    </style:style>
    <style:style style:name="Table77.B" style:family="table-column">
      <style:table-column-properties style:column-width="8.52cm"/>
    </style:style>
    <style:style style:name="Table77.C" style:family="table-column">
      <style:table-column-properties style:column-width="5.47cm"/>
    </style:style>
    <style:style style:name="Table77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77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95" style:family="table">
      <style:table-properties style:width="16.979cm" table:align="center"/>
    </style:style>
    <style:style style:name="Table95.A" style:family="table-column">
      <style:table-column-properties style:column-width="2.99cm"/>
    </style:style>
    <style:style style:name="Table95.B" style:family="table-column">
      <style:table-column-properties style:column-width="8.52cm"/>
    </style:style>
    <style:style style:name="Table95.C" style:family="table-column">
      <style:table-column-properties style:column-width="5.47cm"/>
    </style:style>
    <style:style style:name="Table95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95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96" style:family="table">
      <style:table-properties style:width="16.979cm" table:align="center"/>
    </style:style>
    <style:style style:name="Table96.A" style:family="table-column">
      <style:table-column-properties style:column-width="2.99cm"/>
    </style:style>
    <style:style style:name="Table96.B" style:family="table-column">
      <style:table-column-properties style:column-width="8.52cm"/>
    </style:style>
    <style:style style:name="Table96.C" style:family="table-column">
      <style:table-column-properties style:column-width="5.47cm"/>
    </style:style>
    <style:style style:name="Table96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96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100" style:family="table">
      <style:table-properties style:width="16.979cm" table:align="center"/>
    </style:style>
    <style:style style:name="Table100.A" style:family="table-column">
      <style:table-column-properties style:column-width="2.99cm"/>
    </style:style>
    <style:style style:name="Table100.B" style:family="table-column">
      <style:table-column-properties style:column-width="8.52cm"/>
    </style:style>
    <style:style style:name="Table100.C" style:family="table-column">
      <style:table-column-properties style:column-width="5.47cm"/>
    </style:style>
    <style:style style:name="Table100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100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101" style:family="table">
      <style:table-properties style:width="16.979cm" table:align="center"/>
    </style:style>
    <style:style style:name="Table101.A" style:family="table-column">
      <style:table-column-properties style:column-width="2.99cm"/>
    </style:style>
    <style:style style:name="Table101.B" style:family="table-column">
      <style:table-column-properties style:column-width="8.52cm"/>
    </style:style>
    <style:style style:name="Table101.C" style:family="table-column">
      <style:table-column-properties style:column-width="5.47cm"/>
    </style:style>
    <style:style style:name="Table101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101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102" style:family="table">
      <style:table-properties style:width="16.979cm" table:align="center"/>
    </style:style>
    <style:style style:name="Table102.A" style:family="table-column">
      <style:table-column-properties style:column-width="2.99cm"/>
    </style:style>
    <style:style style:name="Table102.B" style:family="table-column">
      <style:table-column-properties style:column-width="8.52cm"/>
    </style:style>
    <style:style style:name="Table102.C" style:family="table-column">
      <style:table-column-properties style:column-width="5.47cm"/>
    </style:style>
    <style:style style:name="Table102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102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103" style:family="table">
      <style:table-properties style:width="16.979cm" table:align="center"/>
    </style:style>
    <style:style style:name="Table103.A" style:family="table-column">
      <style:table-column-properties style:column-width="2.99cm"/>
    </style:style>
    <style:style style:name="Table103.B" style:family="table-column">
      <style:table-column-properties style:column-width="8.52cm"/>
    </style:style>
    <style:style style:name="Table103.C" style:family="table-column">
      <style:table-column-properties style:column-width="5.47cm"/>
    </style:style>
    <style:style style:name="Table103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103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margin-left="-0.503cm" fo:margin-right="-0.503cm" fo:text-align="center" style:justify-single-word="false" fo:text-indent="0cm" style:auto-text-indent="false">
        <style:tab-stops>
          <style:tab-stop style:position="8.5cm" style:type="center"/>
        </style:tab-stops>
      </style:paragraph-properties>
      <style:text-properties style:font-name="Arial" fo:font-size="9pt" style:font-size-asian="9pt" style:font-size-complex="9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text-align="justify" style:justify-single-word="false"/>
      <style:text-properties style:text-underline-style="none"/>
    </style:style>
    <style:style style:name="P8" style:family="paragraph" style:parent-style-name="Standard">
      <style:text-properties fo:font-style="normal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1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tyle="normal" fo:font-weight="normal" officeooo:rsid="0029ca45" officeooo:paragraph-rsid="0029ca45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normal" style:text-underline-style="none" style:font-style-asian="normal" style:font-style-complex="normal"/>
    </style:style>
    <style:style style:name="P18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1" style:family="paragraph" style:parent-style-name="Standard">
      <style:text-properties fo:font-weight="normal" style:font-weight-asian="normal" style:font-weight-complex="normal"/>
    </style:style>
    <style:style style:name="P22" style:family="paragraph" style:parent-style-name="Standard">
      <style:text-properties fo:font-weight="normal" officeooo:rsid="006766f0" officeooo:paragraph-rsid="006766f0" style:font-weight-asian="normal" style:font-weight-complex="normal"/>
    </style:style>
    <style:style style:name="P23" style:family="paragraph" style:parent-style-name="Standard">
      <style:text-properties fo:font-weight="normal" officeooo:rsid="006b5940" officeooo:paragraph-rsid="006b5940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5" style:family="paragraph" style:parent-style-name="Standard">
      <style:text-properties fo:font-style="italic" style:font-style-asian="italic" style:font-style-complex="italic"/>
    </style:style>
    <style:style style:name="P26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officeooo:paragraph-rsid="0021ba59"/>
    </style:style>
    <style:style style:name="P32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39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font-style="normal" officeooo:rsid="0057216b" officeooo:paragraph-rsid="0057216b" style:font-style-asian="normal" style:font-style-complex="normal"/>
    </style:style>
    <style:style style:name="P4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42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font-weight="normal" officeooo:paragraph-rsid="00397080" style:font-weight-asian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officeooo:rsid="0029ca45" officeooo:paragraph-rsid="0029ca45"/>
    </style:style>
    <style:style style:name="P45" style:family="paragraph" style:parent-style-name="Table_20_Contents">
      <style:paragraph-properties fo:text-align="center" style:justify-single-word="false"/>
      <style:text-properties officeooo:rsid="002af399" officeooo:paragraph-rsid="002af399"/>
    </style:style>
    <style:style style:name="P46" style:family="paragraph" style:parent-style-name="Table_20_Contents">
      <style:paragraph-properties fo:text-align="center" style:justify-single-word="false"/>
      <style:text-properties officeooo:rsid="0033445e" officeooo:paragraph-rsid="0033445e"/>
    </style:style>
    <style:style style:name="P47" style:family="paragraph" style:parent-style-name="Table_20_Contents">
      <style:paragraph-properties fo:text-align="center" style:justify-single-word="false"/>
      <style:text-properties officeooo:rsid="0037e7ae" officeooo:paragraph-rsid="0037e7ae"/>
    </style:style>
    <style:style style:name="P48" style:family="paragraph" style:parent-style-name="Table_20_Contents">
      <style:paragraph-properties fo:text-align="center" style:justify-single-word="false"/>
      <style:text-properties officeooo:rsid="00420be2" officeooo:paragraph-rsid="00420be2"/>
    </style:style>
    <style:style style:name="P49" style:family="paragraph" style:parent-style-name="Table_20_Contents">
      <style:paragraph-properties fo:text-align="center" style:justify-single-word="false"/>
      <style:text-properties officeooo:rsid="0042df4f" officeooo:paragraph-rsid="0042df4f"/>
    </style:style>
    <style:style style:name="P50" style:family="paragraph" style:parent-style-name="Table_20_Contents">
      <style:paragraph-properties fo:text-align="center" style:justify-single-word="false"/>
      <style:text-properties officeooo:rsid="0044204e" officeooo:paragraph-rsid="0044204e"/>
    </style:style>
    <style:style style:name="P51" style:family="paragraph" style:parent-style-name="Table_20_Contents">
      <style:paragraph-properties fo:text-align="center" style:justify-single-word="false"/>
      <style:text-properties officeooo:rsid="0046129f" officeooo:paragraph-rsid="0046129f"/>
    </style:style>
    <style:style style:name="P52" style:family="paragraph" style:parent-style-name="Table_20_Contents">
      <style:paragraph-properties fo:text-align="center" style:justify-single-word="false"/>
      <style:text-properties officeooo:rsid="0046597e" officeooo:paragraph-rsid="0046597e"/>
    </style:style>
    <style:style style:name="P53" style:family="paragraph" style:parent-style-name="Table_20_Contents">
      <style:paragraph-properties fo:text-align="center" style:justify-single-word="false"/>
      <style:text-properties officeooo:rsid="00480705" officeooo:paragraph-rsid="00480705"/>
    </style:style>
    <style:style style:name="P54" style:family="paragraph" style:parent-style-name="Table_20_Contents">
      <style:paragraph-properties fo:text-align="center" style:justify-single-word="false"/>
      <style:text-properties officeooo:rsid="0048e851" officeooo:paragraph-rsid="0048e851"/>
    </style:style>
    <style:style style:name="P55" style:family="paragraph" style:parent-style-name="Table_20_Contents">
      <style:paragraph-properties fo:text-align="center" style:justify-single-word="false"/>
      <style:text-properties officeooo:rsid="004a3104" officeooo:paragraph-rsid="004a3104"/>
    </style:style>
    <style:style style:name="P56" style:family="paragraph" style:parent-style-name="Table_20_Contents">
      <style:paragraph-properties fo:text-align="center" style:justify-single-word="false"/>
      <style:text-properties officeooo:rsid="004be258" officeooo:paragraph-rsid="004be258"/>
    </style:style>
    <style:style style:name="P57" style:family="paragraph" style:parent-style-name="Table_20_Contents">
      <style:paragraph-properties fo:text-align="center" style:justify-single-word="false"/>
      <style:text-properties officeooo:rsid="004d03ba" officeooo:paragraph-rsid="004d03ba"/>
    </style:style>
    <style:style style:name="P58" style:family="paragraph" style:parent-style-name="Table_20_Contents">
      <style:paragraph-properties fo:text-align="center" style:justify-single-word="false"/>
      <style:text-properties officeooo:rsid="004efae8" officeooo:paragraph-rsid="004efae8"/>
    </style:style>
    <style:style style:name="P59" style:family="paragraph" style:parent-style-name="Table_20_Contents">
      <style:paragraph-properties fo:text-align="center" style:justify-single-word="false"/>
      <style:text-properties officeooo:rsid="004f6d08" officeooo:paragraph-rsid="004f6d08"/>
    </style:style>
    <style:style style:name="P60" style:family="paragraph" style:parent-style-name="Table_20_Contents">
      <style:paragraph-properties fo:text-align="center" style:justify-single-word="false"/>
      <style:text-properties officeooo:rsid="005041fd" officeooo:paragraph-rsid="005041fd"/>
    </style:style>
    <style:style style:name="P61" style:family="paragraph" style:parent-style-name="Table_20_Contents">
      <style:paragraph-properties fo:text-align="center" style:justify-single-word="false"/>
      <style:text-properties officeooo:rsid="005122ca" officeooo:paragraph-rsid="005122ca"/>
    </style:style>
    <style:style style:name="P62" style:family="paragraph" style:parent-style-name="Table_20_Contents">
      <style:paragraph-properties fo:text-align="center" style:justify-single-word="false"/>
      <style:text-properties officeooo:rsid="00542180" officeooo:paragraph-rsid="00542180"/>
    </style:style>
    <style:style style:name="P63" style:family="paragraph" style:parent-style-name="Table_20_Contents">
      <style:paragraph-properties fo:text-align="center" style:justify-single-word="false"/>
      <style:text-properties officeooo:rsid="0055d49c" officeooo:paragraph-rsid="0055d49c"/>
    </style:style>
    <style:style style:name="P64" style:family="paragraph" style:parent-style-name="Text_20_body">
      <style:paragraph-properties fo:text-align="justify" style:justify-single-word="false"/>
    </style:style>
    <style:style style:name="P65" style:family="paragraph" style:parent-style-name="Text_20_body">
      <style:paragraph-properties fo:text-align="justify" style:justify-single-word="false"/>
      <style:text-properties officeooo:paragraph-rsid="0079cb75"/>
    </style:style>
    <style:style style:name="P66" style:family="paragraph" style:parent-style-name="Text_20_body">
      <style:paragraph-properties fo:text-align="justify" style:justify-single-word="false"/>
      <style:text-properties officeooo:paragraph-rsid="008afc04"/>
    </style:style>
    <style:style style:name="P67" style:family="paragraph" style:parent-style-name="Text_20_body">
      <style:text-properties fo:font-style="normal" style:font-style-asian="normal" style:font-style-complex="normal"/>
    </style:style>
    <style:style style:name="P68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69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70" style:family="paragraph" style:parent-style-name="Text_20_body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fo:font-style="normal" fo:font-weight="normal" officeooo:paragraph-rsid="003cfcd6" style:font-style-asian="normal" style:font-weight-asian="normal" style:font-style-complex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73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74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size="20pt" style:font-size-asian="20pt" style:font-size-complex="20pt"/>
    </style:style>
    <style:style style:name="P7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underline-style="none"/>
    </style:style>
    <style:style style:name="P7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underline-style="none"/>
    </style:style>
    <style:style style:name="P8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text-underline-style="none"/>
    </style:style>
    <style:style style:name="P8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P8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tyle="normal" style:text-underline-style="none" style:font-style-asian="normal" style:font-style-complex="normal"/>
    </style:style>
    <style:style style:name="P8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tyle="normal" style:text-underline-style="none" fo:font-weight="normal" officeooo:rsid="003b213a" officeooo:paragraph-rsid="003b213a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tyle="normal" style:font-style-asian="normal" style:font-style-complex="normal"/>
    </style:style>
    <style:style style:name="P8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ize="2pt" fo:font-style="normal" fo:font-weight="normal" style:font-size-asian="1.75pt" style:font-style-asian="normal" style:font-weight-asian="normal" style:font-size-complex="2pt" style:font-style-complex="normal" style:font-weight-complex="normal"/>
    </style:style>
    <style:style style:name="P8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2pt" fo:font-style="normal" fo:font-weight="normal" style:font-size-asian="1.75pt" style:font-style-asian="normal" style:font-weight-asian="normal" style:font-size-complex="2pt" style:font-style-complex="normal" style:font-weight-complex="normal"/>
    </style:style>
    <style:style style:name="P9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1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9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93" style:family="paragraph" style:parent-style-name="Table_20_Contents">
      <style:paragraph-properties fo:margin-left="0cm" fo:margin-right="0cm" fo:text-align="justify" style:justify-single-word="false" fo:text-indent="0cm" style:auto-text-indent="false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95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96" style:family="paragraph" style:parent-style-name="Standard">
      <style:paragraph-properties fo:margin-top="0cm" fo:margin-bottom="0cm" style:contextual-spacing="false" fo:text-align="center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top="0cm" fo:margin-bottom="0cm" style:contextual-spacing="false" fo:text-align="center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cm" style:contextual-spacing="false"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9" style:family="paragraph" style:parent-style-name="Text_20_body" style:master-page-name="">
      <style:paragraph-properties fo:margin-top="0cm" fo:margin-bottom="0cm" style:contextual-spacing="false" fo:text-align="center" style:justify-single-word="false" style:page-number="auto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margin-top="0cm" fo:margin-bottom="0.21cm" style:contextual-spacing="false"/>
      <style:text-properties fo:font-style="normal" style:font-style-asian="normal" style:font-style-complex="normal"/>
    </style:style>
    <style:style style:name="P101" style:family="paragraph" style:parent-style-name="Text_20_body">
      <style:paragraph-properties fo:margin-left="1.508cm" fo:margin-right="0cm" fo:text-indent="-1.508cm" style:auto-text-indent="false"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102" style:family="paragraph" style:parent-style-name="Heading_20_3">
      <style:text-properties fo:font-style="normal" style:font-style-asian="normal" style:font-style-complex="normal"/>
    </style:style>
    <style:style style:name="P103" style:family="paragraph" style:parent-style-name="Heading_20_3">
      <style:text-properties fo:font-style="normal" fo:font-weight="bold" style:font-style-asian="normal" style:font-weight-asian="bold" style:font-style-complex="normal" style:font-weight-complex="bold"/>
    </style:style>
    <style:style style:name="P104" style:family="paragraph" style:parent-style-name="Heading_20_3">
      <style:paragraph-properties fo:break-before="page"/>
    </style:style>
    <style:style style:name="P105" style:family="paragraph" style:parent-style-name="Heading_20_3">
      <style:paragraph-properties fo:break-before="page"/>
      <style:text-properties fo:font-style="normal" style:font-style-asian="normal" style:font-style-complex="normal"/>
    </style:style>
    <style:style style:name="P106" style:family="paragraph" style:parent-style-name="Heading_20_3">
      <style:paragraph-properties fo:margin-top="0cm" fo:margin-bottom="0.21cm" style:contextual-spacing="false"/>
      <style:text-properties fo:font-style="normal" style:font-style-asian="normal" style:font-style-complex="normal"/>
    </style:style>
    <style:style style:name="P107" style:family="paragraph" style:parent-style-name="Heading_20_3">
      <style:paragraph-properties fo:margin-left="1.64cm" fo:margin-right="0cm" fo:text-indent="-1.64cm" style:auto-text-indent="false"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108" style:family="paragraph" style:parent-style-name="Heading_20_3">
      <style:paragraph-properties fo:margin-left="1.64cm" fo:margin-right="0cm" fo:text-indent="-1.64cm" style:auto-text-indent="false">
        <style:tab-stops/>
      </style:paragraph-properties>
      <style:text-properties fo:font-style="normal" style:font-style-asian="normal" style:font-style-complex="normal"/>
    </style:style>
    <style:style style:name="P109" style:family="paragraph" style:parent-style-name="Heading_20_3">
      <style:paragraph-properties fo:margin-left="1.667cm" fo:margin-right="0cm" fo:margin-top="0cm" fo:margin-bottom="0.21cm" style:contextual-spacing="false" fo:text-indent="-1.693cm" style:auto-text-indent="false">
        <style:tab-stops/>
      </style:paragraph-properties>
      <style:text-properties fo:font-style="normal" style:font-style-asian="normal" style:font-style-complex="normal"/>
    </style:style>
    <style:style style:name="P110" style:family="paragraph" style:parent-style-name="Heading_20_3">
      <style:paragraph-properties fo:margin-left="1.508cm" fo:margin-right="0cm" fo:text-indent="-1.508cm" style:auto-text-indent="false">
        <style:tab-stops/>
      </style:paragraph-properties>
      <style:text-properties fo:font-style="normal" style:font-style-asian="normal" style:font-style-complex="normal"/>
    </style:style>
    <style:style style:name="P111" style:family="paragraph" style:parent-style-name="Heading_20_3">
      <style:paragraph-properties fo:margin-left="1.508cm" fo:margin-right="0cm" fo:text-indent="-1.508cm" style:auto-text-indent="false"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112" style:family="paragraph" style:parent-style-name="Heading_20_3">
      <style:paragraph-properties fo:margin-left="1.482cm" fo:margin-right="0cm" fo:text-indent="-1.482cm" style:auto-text-indent="false">
        <style:tab-stops/>
      </style:paragraph-properties>
      <style:text-properties fo:font-style="normal" style:font-style-asian="normal" style:font-style-complex="normal"/>
    </style:style>
    <style:style style:name="P113" style:family="paragraph" style:parent-style-name="Heading_20_3">
      <style:paragraph-properties fo:margin-left="0cm" fo:margin-right="0cm" fo:text-indent="0cm" style:auto-text-indent="false"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114" style:family="paragraph" style:parent-style-name="Heading_20_3">
      <style:paragraph-properties fo:margin-left="1.561cm" fo:margin-right="0cm" fo:text-indent="-1.561cm" style:auto-text-indent="false">
        <style:tab-stops/>
      </style:paragraph-properties>
      <style:text-properties fo:font-style="normal" style:font-style-asian="normal" style:font-style-complex="normal"/>
    </style:style>
    <style:style style:name="P115" style:family="paragraph" style:parent-style-name="Heading_20_3">
      <style:paragraph-properties fo:margin-left="1.535cm" fo:margin-right="0cm" fo:text-indent="-1.535cm" style:auto-text-indent="false">
        <style:tab-stops/>
      </style:paragraph-properties>
    </style:style>
    <style:style style:name="P116" style:family="paragraph" style:parent-style-name="Standard" style:master-page-name="First_20_Page">
      <style:paragraph-properties fo:text-align="center" style:justify-single-word="false" style:page-number="auto"/>
      <style:text-properties fo:font-size="32pt" fo:font-weight="bold" style:font-size-asian="32pt" style:font-weight-asian="bold" style:font-size-complex="32pt" style:font-weight-complex="bold"/>
    </style:style>
    <style:style style:name="P117" style:family="paragraph" style:parent-style-name="Standard" style:master-page-name="PreText">
      <style:paragraph-properties fo:text-align="center" style:justify-single-word="false" style:page-number="1"/>
      <style:text-properties fo:font-size="20pt" style:font-size-asian="20pt" style:font-size-complex="20pt"/>
    </style:style>
    <style:style style:name="P118" style:family="paragraph" style:parent-style-name="Standard" style:list-style-name="L1">
      <style:text-properties fo:font-style="normal" fo:font-weight="normal" officeooo:rsid="006b5940" officeooo:paragraph-rsid="006b5940" style:font-style-asian="normal" style:font-weight-asian="normal" style:font-style-complex="normal" style:font-weight-complex="normal"/>
    </style:style>
    <style:style style:name="P119" style:family="paragraph" style:parent-style-name="Standard" style:list-style-name="L1">
      <style:text-properties fo:font-style="normal" fo:font-weight="normal" officeooo:rsid="00724267" officeooo:paragraph-rsid="006b5940" style:font-style-asian="normal" style:font-weight-asian="normal" style:font-style-complex="normal" style:font-weight-complex="normal"/>
    </style:style>
    <style:style style:name="P120" style:family="paragraph" style:parent-style-name="Standard" style:list-style-name="L1">
      <style:text-properties fo:font-style="normal" fo:font-weight="normal" officeooo:rsid="006766f0" officeooo:paragraph-rsid="006766f0" style:font-style-asian="normal" style:font-weight-asian="normal" style:font-style-complex="normal" style:font-weight-complex="normal"/>
    </style:style>
    <style:style style:name="P121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122" style:family="paragraph" style:parent-style-name="Standard" style:list-style-name="L2">
      <style:paragraph-properties fo:text-align="justify" style:justify-single-word="false"/>
    </style:style>
    <style:style style:name="P123" style:family="paragraph" style:parent-style-name="Standard" style:master-page-name="PreText">
      <style:paragraph-properties fo:text-align="center" style:justify-single-word="false" style:page-number="auto"/>
      <style:text-properties fo:font-size="20pt" style:font-size-asian="20pt" style:font-size-complex="20pt"/>
    </style:style>
    <style:style style:name="P124" style:family="paragraph" style:parent-style-name="Contents_20_3">
      <style:paragraph-properties>
        <style:tab-stops>
          <style:tab-stop style:position="13.653cm" style:type="right" style:leader-style="dotted" style:leader-text="."/>
        </style:tab-stops>
      </style:paragraph-properties>
    </style:style>
    <style:style style:name="P125" style:family="paragraph" style:parent-style-name="Heading_20_2">
      <style:text-properties fo:font-style="normal" style:font-style-asian="normal" style:font-style-complex="normal"/>
    </style:style>
    <style:style style:name="P126" style:family="paragraph" style:parent-style-name="Heading_20_2">
      <style:text-properties fo:font-style="italic" style:font-style-asian="italic" style:font-style-complex="italic"/>
    </style:style>
    <style:style style:name="P127" style:family="paragraph" style:parent-style-name="Heading_20_2" style:master-page-name="Standard">
      <style:paragraph-properties style:page-number="auto"/>
      <style:text-properties fo:font-style="normal" style:font-style-asian="normal" style:font-style-complex="normal"/>
    </style:style>
    <style:style style:name="P128" style:family="paragraph" style:parent-style-name="Heading_20_2">
      <style:paragraph-properties fo:break-before="page"/>
    </style:style>
    <style:style style:name="P129" style:family="paragraph" style:parent-style-name="Heading_20_2">
      <style:paragraph-properties fo:break-before="page"/>
      <style:text-properties fo:font-style="italic" style:font-style-asian="italic" style:font-style-complex="italic"/>
    </style:style>
    <style:style style:name="P130" style:family="paragraph" style:parent-style-name="Heading_20_2">
      <style:paragraph-properties fo:margin-left="1.244cm" fo:margin-right="0cm" fo:text-indent="-1.244cm" style:auto-text-indent="false" fo:break-before="page">
        <style:tab-stops/>
      </style:paragraph-properties>
      <style:text-properties fo:font-style="italic" style:font-style-asian="italic" style:font-style-complex="italic"/>
    </style:style>
    <style:style style:name="P131" style:family="paragraph" style:parent-style-name="Contents_20_1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132" style:family="paragraph" style:parent-style-name="Contents_20_2">
      <style:paragraph-properties>
        <style:tab-stops>
          <style:tab-stop style:position="14.051cm" style:type="right" style:leader-style="dotted" style:leader-text="."/>
        </style:tab-stops>
      </style:paragraph-properties>
    </style:style>
    <style:style style:name="P133" style:family="paragraph" style:parent-style-name="Heading_20_1" style:master-page-name="">
      <style:paragraph-properties style:page-number="auto" fo:break-before="auto" fo:break-after="auto"/>
    </style:style>
    <style:style style:name="P134" style:family="paragraph" style:parent-style-name="Heading_20_1" style:master-page-name="Standard">
      <style:paragraph-properties style:page-number="1"/>
    </style:style>
    <style:style style:name="P135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79b6" style:font-style-asian="italic" style:font-style-complex="italic"/>
    </style:style>
    <style:style style:name="T3" style:family="text">
      <style:text-properties fo:font-style="italic" officeooo:rsid="0022912d" style:font-style-asian="italic" style:font-style-complex="italic"/>
    </style:style>
    <style:style style:name="T4" style:family="text">
      <style:text-properties fo:font-style="italic" officeooo:rsid="002b0122" style:font-style-asian="italic" style:font-style-complex="italic"/>
    </style:style>
    <style:style style:name="T5" style:family="text">
      <style:text-properties fo:font-style="italic" officeooo:rsid="0037e7ae" style:font-style-asian="italic" style:font-style-complex="italic"/>
    </style:style>
    <style:style style:name="T6" style:family="text">
      <style:text-properties fo:font-style="italic" officeooo:rsid="00631508" style:font-style-asian="italic" style:font-style-complex="italic"/>
    </style:style>
    <style:style style:name="T7" style:family="text">
      <style:text-properties fo:font-style="italic" officeooo:rsid="00724267" style:font-style-asian="italic" style:font-style-complex="italic"/>
    </style:style>
    <style:style style:name="T8" style:family="text">
      <style:text-properties fo:font-style="italic" officeooo:rsid="0079be9a" style:font-style-asian="italic" style:font-style-complex="italic"/>
    </style:style>
    <style:style style:name="T9" style:family="text">
      <style:text-properties fo:font-style="italic" officeooo:rsid="008b56f8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d448e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352753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font-style="italic" style:text-underline-style="none" officeooo:rsid="0022912d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f536b" style:font-style-asian="normal" style:font-style-complex="normal"/>
    </style:style>
    <style:style style:name="T18" style:family="text">
      <style:text-properties fo:font-style="normal" officeooo:rsid="002b0122" style:font-style-asian="normal" style:font-style-complex="normal"/>
    </style:style>
    <style:style style:name="T19" style:family="text">
      <style:text-properties fo:font-style="normal" officeooo:rsid="0037e7ae" style:font-style-asian="normal" style:font-style-complex="normal"/>
    </style:style>
    <style:style style:name="T20" style:family="text">
      <style:text-properties fo:font-style="normal" officeooo:rsid="003cfcd6" style:font-style-asian="normal" style:font-style-complex="normal"/>
    </style:style>
    <style:style style:name="T21" style:family="text">
      <style:text-properties fo:font-style="normal" officeooo:rsid="00403b2f" style:font-style-asian="normal" style:font-style-complex="normal"/>
    </style:style>
    <style:style style:name="T22" style:family="text">
      <style:text-properties fo:font-style="normal" officeooo:rsid="004151f8" style:font-style-asian="normal" style:font-style-complex="normal"/>
    </style:style>
    <style:style style:name="T23" style:family="text">
      <style:text-properties fo:font-style="normal" officeooo:rsid="0063d791" style:font-style-asian="normal" style:font-style-complex="normal"/>
    </style:style>
    <style:style style:name="T24" style:family="text">
      <style:text-properties fo:font-style="normal" officeooo:rsid="0079be9a" style:font-style-asian="normal" style:font-style-complex="normal"/>
    </style:style>
    <style:style style:name="T25" style:family="text">
      <style:text-properties fo:font-style="normal" officeooo:rsid="007de94c" style:font-style-asian="normal" style:font-style-complex="normal"/>
    </style:style>
    <style:style style:name="T26" style:family="text">
      <style:text-properties fo:font-style="normal" officeooo:rsid="00897be7" style:font-style-asian="normal" style:font-style-complex="normal"/>
    </style:style>
    <style:style style:name="T27" style:family="text">
      <style:text-properties fo:font-style="normal" officeooo:rsid="008b56f8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439cd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d448e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f3f57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52753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897be7" style:font-style-asian="normal" style:font-weight-asian="bold" style:font-style-complex="normal" style:font-weight-complex="bold"/>
    </style:style>
    <style:style style:name="T35" style:family="text">
      <style:text-properties fo:font-style="normal" style:text-underline-style="none" style:font-style-asian="normal" style:font-style-complex="normal"/>
    </style:style>
    <style:style style:name="T36" style:family="text">
      <style:text-properties fo:font-style="normal" style:text-underline-style="none" officeooo:rsid="001f536b" style:font-style-asian="normal" style:font-style-complex="normal"/>
    </style:style>
    <style:style style:name="T37" style:family="text">
      <style:text-properties fo:font-style="normal" style:text-underline-style="none" officeooo:rsid="00865d41" style:font-style-asian="normal" style:font-style-complex="normal"/>
    </style:style>
    <style:style style:name="T3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9" style:family="text">
      <style:text-properties fo:font-style="normal" style:text-underline-style="none" fo:font-weight="bold" officeooo:rsid="001f536b" style:font-style-asian="normal" style:font-weight-asian="bold" style:font-style-complex="normal" style:font-weight-complex="bold"/>
    </style:style>
    <style:style style:name="T40" style:family="text">
      <style:text-properties fo:font-style="normal" style:text-underline-style="none" fo:font-weight="normal" officeooo:rsid="001f536b" style:font-style-asian="normal" style:font-weight-asian="normal" style:font-style-complex="normal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officeooo:rsid="0022912d"/>
    </style:style>
    <style:style style:name="T45" style:family="text">
      <style:text-properties style:font-name="Liberation Serif1" fo:font-style="normal" style:font-style-asian="normal" style:font-style-complex="normal"/>
    </style:style>
    <style:style style:name="T46" style:family="text">
      <style:text-properties style:font-name="Liberation Serif" fo:font-style="normal" style:font-style-asian="normal" style:font-style-complex="normal"/>
    </style:style>
    <style:style style:name="T47" style:family="text">
      <style:text-properties style:text-position="0% 100%" fo:font-style="italic" officeooo:rsid="004151f8" style:font-style-asian="italic" style:font-style-complex="italic"/>
    </style:style>
    <style:style style:name="T48" style:family="text">
      <style:text-properties style:text-position="0% 100%" fo:font-style="normal" officeooo:rsid="004151f8" style:font-style-asian="normal" style:font-style-complex="normal"/>
    </style:style>
    <style:style style:name="T49" style:family="text"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language="pt" fo:country="BR"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language="pt" fo:country="BR" fo:font-style="italic" fo:font-weight="normal" style:font-style-asian="italic" style:font-weight-asian="normal" style:font-style-complex="italic" style:font-weight-complex="normal"/>
    </style:style>
    <style:style style:name="T53" style:family="text">
      <style:text-properties officeooo:rsid="001c79b6"/>
    </style:style>
    <style:style style:name="T54" style:family="text">
      <style:text-properties officeooo:rsid="0022912d"/>
    </style:style>
    <style:style style:name="T55" style:family="text">
      <style:text-properties officeooo:rsid="0026a0f8"/>
    </style:style>
    <style:style style:name="T56" style:family="text">
      <style:text-properties officeooo:rsid="002af399"/>
    </style:style>
    <style:style style:name="T57" style:family="text">
      <style:text-properties officeooo:rsid="002b0122"/>
    </style:style>
    <style:style style:name="T58" style:family="text">
      <style:text-properties officeooo:rsid="002f3b39"/>
    </style:style>
    <style:style style:name="T59" style:family="text">
      <style:text-properties officeooo:rsid="00329fc0"/>
    </style:style>
    <style:style style:name="T60" style:family="text">
      <style:text-properties officeooo:rsid="0036f971"/>
    </style:style>
    <style:style style:name="T61" style:family="text">
      <style:text-properties officeooo:rsid="003753ea"/>
    </style:style>
    <style:style style:name="T62" style:family="text">
      <style:text-properties officeooo:rsid="0037e7ae"/>
    </style:style>
    <style:style style:name="T63" style:family="text">
      <style:text-properties officeooo:rsid="0038023e"/>
    </style:style>
    <style:style style:name="T64" style:family="text">
      <style:text-properties officeooo:rsid="003cfcd6"/>
    </style:style>
    <style:style style:name="T65" style:family="text">
      <style:text-properties officeooo:rsid="003e9bb7"/>
    </style:style>
    <style:style style:name="T66" style:family="text">
      <style:text-properties officeooo:rsid="00402ef5"/>
    </style:style>
    <style:style style:name="T67" style:family="text">
      <style:text-properties officeooo:rsid="00420be2"/>
    </style:style>
    <style:style style:name="T68" style:family="text">
      <style:text-properties officeooo:rsid="005122ca"/>
    </style:style>
    <style:style style:name="T69" style:family="text">
      <style:text-properties officeooo:rsid="00613dde"/>
    </style:style>
    <style:style style:name="T70" style:family="text">
      <style:text-properties officeooo:rsid="00631508"/>
    </style:style>
    <style:style style:name="T71" style:family="text">
      <style:text-properties officeooo:rsid="0069648e"/>
    </style:style>
    <style:style style:name="T72" style:family="text">
      <style:text-properties officeooo:rsid="00724267"/>
    </style:style>
    <style:style style:name="T73" style:family="text">
      <style:text-properties officeooo:rsid="0075683c"/>
    </style:style>
    <style:style style:name="T74" style:family="text">
      <style:text-properties officeooo:rsid="00872273"/>
    </style:style>
    <style:style style:name="T75" style:family="text">
      <style:text-properties officeooo:rsid="00882c68"/>
    </style:style>
    <style:style style:name="T76" style:family="text">
      <style:text-properties officeooo:rsid="008b56f8"/>
    </style:style>
    <style:style style:name="T77" style:family="text">
      <style:text-properties officeooo:rsid="008e540a"/>
    </style:style>
    <style:style style:name="T78" style:family="text">
      <style:text-properties officeooo:rsid="008f89a6"/>
    </style:style>
    <style:style style:name="T79" style:family="text">
      <style:text-properties officeooo:rsid="00915ca4"/>
    </style:style>
    <style:style style:name="T80" style:family="text">
      <style:text-properties officeooo:rsid="00929950"/>
    </style:style>
    <style:style style:name="T81" style:family="text">
      <style:text-properties officeooo:rsid="0094a5e2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uação"/>
        <text:sequence-decl text:display-outline-level="0" text:name="Tabela"/>
      </text:sequence-decls>
      <text:p text:style-name="P116">Protocolo <text:span text:style-name="T71">Básico para Pequenas Mensagens</text:span> </text:p>
      <text:p text:style-name="P24">(<text:span text:style-name="T71">BSMP</text:span>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>Versão <text:span text:style-name="T53">2.00</text:span></text:p>
      <text:p text:style-name="P20"><text:span text:style-name="T71">12</text:span> de <text:span text:style-name="T71">fevereiro</text:span> de 2014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Bruno Martins</text:p>
      <text:p text:style-name="P20">bruno.martins@lnls.br</text:p>
      <text:p text:style-name="P20">Grupo de Controle</text:p>
      <text:p text:style-name="P20"/>
      <text:p text:style-name="P117">Histórico de Revisões</text:p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P4">Revisão</text:p>
          </table:table-cell>
          <table:table-cell table:style-name="Table56.B1" office:value-type="string">
            <text:p text:style-name="P4">Mudanças</text:p>
          </table:table-cell>
        </table:table-row>
        <table:table-row>
          <table:table-cell table:style-name="Table56.A2" office:value-type="string">
            <text:p text:style-name="P23">2.00</text:p>
            <text:p text:style-name="P23">12/02/2014</text:p>
          </table:table-cell>
          <table:table-cell table:style-name="Table56.B2" office:value-type="string">
            <text:list xml:id="list7715557104079653409" text:style-name="L1">
              <text:list-item>
                <text:p text:style-name="P118">Mudança do nome do protocolo.</text:p>
                <text:list>
                  <text:list-item>
                    <text:p text:style-name="P119">Era: Protocolo de Baixo Nível para o Sirius (SLLP).</text:p>
                  </text:list-item>
                </text:list>
              </text:list-item>
            </text:list>
          </table:table-cell>
        </table:table-row>
        <table:table-row>
          <table:table-cell table:style-name="Table56.A2" office:value-type="string">
            <text:p text:style-name="P22">2.00-rc2</text:p>
            <text:p text:style-name="P22">24/01/2014</text:p>
          </table:table-cell>
          <table:table-cell table:style-name="Table56.B2" office:value-type="string">
            <text:list xml:id="list110023325478893" text:continue-numbering="true" text:style-name="L1">
              <text:list-item>
                <text:p text:style-name="P120">Adição da possibilidade de um bloco de Curva conter menos de TBLOCO <text:span text:style-name="T1">bytes</text:span> de dados.</text:p>
              </text:list-item>
            </text:list>
          </table:table-cell>
        </table:table-row>
        <table:table-row>
          <table:table-cell table:style-name="Table56.A2" office:value-type="string">
            <text:p text:style-name="P21"><text:span text:style-name="T53">2</text:span>.00-<text:span text:style-name="T53">rc1</text:span></text:p>
            <text:p text:style-name="P21">2<text:span text:style-name="T53">3</text:span>/<text:span text:style-name="T53">0</text:span>1/201<text:span text:style-name="T53">4</text:span></text:p>
          </table:table-cell>
          <table:table-cell table:style-name="Table56.B2" office:value-type="string">
            <text:list xml:id="list110023048877900" text:continue-numbering="true" text:style-name="L1">
              <text:list-item>
                <text:p text:style-name="P121">Primeir<text:span text:style-name="T53">o </text:span><text:span text:style-name="T2">release candidate.</text:span></text:p>
              </text:list-item>
            </text:list>
          </table:table-cell>
        </table:table-row>
      </table:table>
      <text:p text:style-name="P20"/>
      <text:p text:style-name="P74"/>
      <text:p text:style-name="P123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umário</text:p>
          </text:index-title>
          <text:p text:style-name="P131"><text:a xlink:type="simple" xlink:href="#__RefHeading__27050_1226652910" text:style-name="Index_20_Link" text:visited-style-name="Index_20_Link">1 Introdução<text:tab/>1</text:a></text:p>
          <text:p text:style-name="P131"><text:a xlink:type="simple" xlink:href="#__RefHeading__23981_988024363" text:style-name="Index_20_Link" text:visited-style-name="Index_20_Link">2 Camada de Transporte<text:tab/>2</text:a></text:p>
          <text:p text:style-name="P132"><text:a xlink:type="simple" xlink:href="#__RefHeading__10255_1658628928" text:style-name="Index_20_Link" text:visited-style-name="Index_20_Link">2.1 Endereçamento<text:tab/>2</text:a></text:p>
          <text:p text:style-name="P132"><text:a xlink:type="simple" xlink:href="#__RefHeading__10257_1658628928" text:style-name="Index_20_Link" text:visited-style-name="Index_20_Link">2.2 Grupos de Multicast<text:tab/>2</text:a></text:p>
          <text:p text:style-name="P131"><text:a xlink:type="simple" xlink:href="#__RefHeading__4499_745631282" text:style-name="Index_20_Link" text:visited-style-name="Index_20_Link">3 Camada de Aplicação<text:tab/>3</text:a></text:p>
          <text:p text:style-name="P132"><text:a xlink:type="simple" xlink:href="#__RefHeading__4988_1173055951" text:style-name="Index_20_Link" text:visited-style-name="Index_20_Link">3.1 Termos e conceitos utilizados<text:tab/>3</text:a></text:p>
          <text:p text:style-name="P124"><text:a xlink:type="simple" xlink:href="#__RefHeading__60746_1658628928" text:style-name="Index_20_Link" text:visited-style-name="Index_20_Link">3.1.1 Rede, Mensagem, Comando, Mestre e Nó (ou Escravo)<text:tab/>3</text:a></text:p>
          <text:p text:style-name="P124"><text:a xlink:type="simple" xlink:href="#__RefHeading__4990_1173055951" text:style-name="Index_20_Link" text:visited-style-name="Index_20_Link">3.1.2 Tipo de Protocolo<text:tab/>3</text:a></text:p>
          <text:p text:style-name="P124"><text:a xlink:type="simple" xlink:href="#__RefHeading__60750_1658628928" text:style-name="Index_20_Link" text:visited-style-name="Index_20_Link">3.1.3 Formato da Mensagem<text:tab/>3</text:a></text:p>
          <text:p text:style-name="P132"><text:a xlink:type="simple" xlink:href="#__RefHeading__202321_1173055951" text:style-name="Index_20_Link" text:visited-style-name="Index_20_Link">3.2 Entidades<text:tab/>4</text:a></text:p>
          <text:p text:style-name="P124"><text:a xlink:type="simple" xlink:href="#__RefHeading__202323_1173055951" text:style-name="Index_20_Link" text:visited-style-name="Index_20_Link">3.2.1 Variável<text:tab/>4</text:a></text:p>
          <text:p text:style-name="P124"><text:a xlink:type="simple" xlink:href="#__RefHeading__14715_1226652910" text:style-name="Index_20_Link" text:visited-style-name="Index_20_Link">3.2.2 Grupo de Variáveis<text:tab/>5</text:a></text:p>
          <text:p text:style-name="P124"><text:a xlink:type="simple" xlink:href="#__RefHeading__20082_842766387" text:style-name="Index_20_Link" text:visited-style-name="Index_20_Link">3.2.3 Curva<text:tab/>5</text:a></text:p>
          <text:p text:style-name="P124"><text:a xlink:type="simple" xlink:href="#__RefHeading__4992_1173055951" text:style-name="Index_20_Link" text:visited-style-name="Index_20_Link">3.2.4 Função<text:tab/>6</text:a></text:p>
          <text:p text:style-name="P132"><text:a xlink:type="simple" xlink:href="#__RefHeading__32_1901839278" text:style-name="Index_20_Link" text:visited-style-name="Index_20_Link">3.3 Comandos do Protocolo<text:tab/>6</text:a></text:p>
          <text:p text:style-name="P132"><text:a xlink:type="simple" xlink:href="#__RefHeading__202325_1173055951" text:style-name="Index_20_Link" text:visited-style-name="Index_20_Link">3.4 (0x0_) Comandos de Consulta<text:tab/>8</text:a></text:p>
          <text:p text:style-name="P124"><text:a xlink:type="simple" xlink:href="#__RefHeading__6037_1717170595" text:style-name="Index_20_Link" text:visited-style-name="Index_20_Link">3.4.1 (0x00) Consultar Versão do Protocolo<text:tab/>8</text:a></text:p>
          <text:p text:style-name="P124"><text:a xlink:type="simple" xlink:href="#__RefHeading__7589_12266529102" text:style-name="Index_20_Link" text:visited-style-name="Index_20_Link">3.4.2 (0x01) Versão do Protocolo<text:tab/>8</text:a></text:p>
          <text:p text:style-name="P124"><text:a xlink:type="simple" xlink:href="#__RefHeading__27060_1226652910" text:style-name="Index_20_Link" text:visited-style-name="Index_20_Link">3.4.3 (0x02) Consultar Lista de Variáveis<text:tab/>8</text:a></text:p>
          <text:p text:style-name="P124"><text:a xlink:type="simple" xlink:href="#__RefHeading__7589_1226652910" text:style-name="Index_20_Link" text:visited-style-name="Index_20_Link">3.4.4 (0x03) Lista de Variáveis<text:tab/>9</text:a></text:p>
          <text:p text:style-name="P124"><text:a xlink:type="simple" xlink:href="#__RefHeading__27062_1226652910" text:style-name="Index_20_Link" text:visited-style-name="Index_20_Link">3.4.5 (0x04) Consultar Lista de Grupos de Variáveis<text:tab/>9</text:a></text:p>
          <text:p text:style-name="P124"><text:a xlink:type="simple" xlink:href="#__RefHeading__7933_1226652910" text:style-name="Index_20_Link" text:visited-style-name="Index_20_Link">3.4.6 (0x05) Lista de Grupos de Variáveis<text:tab/>10</text:a></text:p>
          <text:p text:style-name="P124"><text:a xlink:type="simple" xlink:href="#__RefHeading__35151_575392633" text:style-name="Index_20_Link" text:visited-style-name="Index_20_Link">3.4.7 (0x06) Consultar Grupo de Variáveis<text:tab/>10</text:a></text:p>
          <text:p text:style-name="P124"><text:a xlink:type="simple" xlink:href="#__RefHeading__8930_1226652910" text:style-name="Index_20_Link" text:visited-style-name="Index_20_Link">3.4.8 (0x07) Grupo de Variáveis<text:tab/>11</text:a></text:p>
          <text:p text:style-name="P124"><text:a xlink:type="simple" xlink:href="#__RefHeading__10441_2081230768" text:style-name="Index_20_Link" text:visited-style-name="Index_20_Link">3.4.9 (0x08) Consultar Lista de Curvas<text:tab/>11</text:a></text:p>
          <text:p text:style-name="P124"><text:a xlink:type="simple" xlink:href="#__RefHeading__7589_12266529101" text:style-name="Index_20_Link" text:visited-style-name="Index_20_Link">3.4.10 (0x09) Lista de Curvas<text:tab/>12</text:a></text:p>
          <text:p text:style-name="P124"><text:a xlink:type="simple" xlink:href="#__RefHeading__9658_1835405200" text:style-name="Index_20_Link" text:visited-style-name="Index_20_Link">3.4.11 (0x0A) Consultar Checksum de Curva<text:tab/>12</text:a></text:p>
          <text:p text:style-name="P124"><text:a xlink:type="simple" xlink:href="#__RefHeading__9878_2051279693" text:style-name="Index_20_Link" text:visited-style-name="Index_20_Link">3.4.12 (0x0B) Checksum de Curva<text:tab/>13</text:a></text:p>
          <text:p text:style-name="P124"><text:a xlink:type="simple" xlink:href="#__RefHeading__152818_1173055951" text:style-name="Index_20_Link" text:visited-style-name="Index_20_Link">3.4.13 (0x0C) Consultar Lista de Funções<text:tab/>13</text:a></text:p>
          <text:p text:style-name="P124"><text:a xlink:type="simple" xlink:href="#__RefHeading__135469_1173055951" text:style-name="Index_20_Link" text:visited-style-name="Index_20_Link">3.4.14 (0x0D) Lista de Funções<text:tab/>14</text:a></text:p>
          <text:p text:style-name="P132"><text:a xlink:type="simple" xlink:href="#__RefHeading__202327_1173055951" text:style-name="Index_20_Link" text:visited-style-name="Index_20_Link">3.5 (0x1_) Comandos de Leitura<text:tab/>15</text:a></text:p>
          <text:p text:style-name="P124"><text:a xlink:type="simple" xlink:href="#__RefHeading__27066_1226652910" text:style-name="Index_20_Link" text:visited-style-name="Index_20_Link">3.5.1 (0x10) Ler Variável<text:tab/>15</text:a></text:p>
          <text:p text:style-name="P124"><text:a xlink:type="simple" xlink:href="#__RefHeading__3818_1226652910" text:style-name="Index_20_Link" text:visited-style-name="Index_20_Link">3.5.2 (0x11) Leitura de uma Variável<text:tab/>15</text:a></text:p>
          <text:p text:style-name="P124"><text:a xlink:type="simple" xlink:href="#__RefHeading__27068_1226652910" text:style-name="Index_20_Link" text:visited-style-name="Index_20_Link">3.5.3 (0x12) Ler um Grupo de Variáveis<text:tab/>16</text:a></text:p>
          <text:p text:style-name="P124"><text:a xlink:type="simple" xlink:href="#__RefHeading__6605_1226652910" text:style-name="Index_20_Link" text:visited-style-name="Index_20_Link">3.5.4 (0x13) Leitura de um Grupo de Variáveis<text:tab/>16</text:a></text:p>
          <text:p text:style-name="P132"><text:a xlink:type="simple" xlink:href="#__RefHeading__27070_1226652910" text:style-name="Index_20_Link" text:visited-style-name="Index_20_Link">3.6 (0x2_) Comandos de Escrita<text:tab/>17</text:a></text:p>
          <text:p text:style-name="P124"><text:a xlink:type="simple" xlink:href="#__RefHeading__27072_1226652910" text:style-name="Index_20_Link" text:visited-style-name="Index_20_Link">3.6.1 (0x20) Escrever em uma Variável<text:tab/>17</text:a></text:p>
          <text:p text:style-name="P124"><text:a xlink:type="simple" xlink:href="#__RefHeading__27074_1226652910" text:style-name="Index_20_Link" text:visited-style-name="Index_20_Link">3.6.2 (0x22) Escrever em Grupo de Variáveis<text:tab/>18</text:a></text:p>
          <text:p text:style-name="P124"><text:a xlink:type="simple" xlink:href="#__RefHeading__19654_1488820658" text:style-name="Index_20_Link" text:visited-style-name="Index_20_Link">3.6.3 (0x24) Operação Binária em uma Variável<text:tab/>19</text:a></text:p>
          <text:p text:style-name="P124"><text:a xlink:type="simple" xlink:href="#__RefHeading__27074_12266529101" text:style-name="Index_20_Link" text:visited-style-name="Index_20_Link">3.6.4 (0x26) Operação Binária em Grupo de Variáveis<text:tab/>20</text:a></text:p>
          <text:p text:style-name="P124"><text:a xlink:type="simple" xlink:href="#__RefHeading__6522_1717170595" text:style-name="Index_20_Link" text:visited-style-name="Index_20_Link">3.6.5 (0x28) Escrever e ler Variáveis<text:tab/>21</text:a></text:p>
          <text:p text:style-name="P132"><text:a xlink:type="simple" xlink:href="#__RefHeading__27076_1226652910" text:style-name="Index_20_Link" text:visited-style-name="Index_20_Link">3.7 (0x30) Comandos de Manipulação de Grupos de Variáveis<text:tab/>22</text:a></text:p>
          <text:p text:style-name="P124"><text:a xlink:type="simple" xlink:href="#__RefHeading__27080_1226652910" text:style-name="Index_20_Link" text:visited-style-name="Index_20_Link">3.7.1 (0x30) Criar Grupo de Variáveis<text:tab/>22</text:a></text:p>
          <text:p text:style-name="P124"><text:a xlink:type="simple" xlink:href="#__RefHeading__27082_1226652910" text:style-name="Index_20_Link" text:visited-style-name="Index_20_Link">3.7.2 (0x32) Remover Todos os Grupos de Variáveis<text:tab/>22</text:a></text:p>
          <text:p text:style-name="P132"><text:a xlink:type="simple" xlink:href="#__RefHeading__27092_1226652910" text:style-name="Index_20_Link" text:visited-style-name="Index_20_Link">3.8 (0x4_) Comandos de Transferência de Curvas<text:tab/>23</text:a></text:p>
          <text:p text:style-name="P124"><text:soft-page-break/><text:a xlink:type="simple" xlink:href="#__RefHeading__20086_842766387" text:style-name="Index_20_Link" text:visited-style-name="Index_20_Link">3.8.1 (0x40) Pedido de Bloco de Curva<text:tab/>23</text:a></text:p>
          <text:p text:style-name="P124"><text:a xlink:type="simple" xlink:href="#__RefHeading__20088_842766387" text:style-name="Index_20_Link" text:visited-style-name="Index_20_Link">3.8.2 (0x41) Bloco de Curva<text:tab/>24</text:a></text:p>
          <text:p text:style-name="P124"><text:a xlink:type="simple" xlink:href="#__RefHeading__8025_1669831766" text:style-name="Index_20_Link" text:visited-style-name="Index_20_Link">3.8.3 (0x42) Recalcular Checksum de Curva<text:tab/>25</text:a></text:p>
          <text:p text:style-name="P132"><text:a xlink:type="simple" xlink:href="#__RefHeading__202331_1173055951" text:style-name="Index_20_Link" text:visited-style-name="Index_20_Link">3.9 (0x5_) Comandos de Execução de Funções<text:tab/>26</text:a></text:p>
          <text:p text:style-name="P124"><text:a xlink:type="simple" xlink:href="#__RefHeading__202333_1173055951" text:style-name="Index_20_Link" text:visited-style-name="Index_20_Link">3.9.1 (0x50) Executar Função<text:tab/>26</text:a></text:p>
          <text:p text:style-name="P124"><text:a xlink:type="simple" xlink:href="#__RefHeading__194221_1173055951" text:style-name="Index_20_Link" text:visited-style-name="Index_20_Link">3.9.2 (0x51) Retorno de Função<text:tab/>27</text:a></text:p>
          <text:p text:style-name="P124"><text:a xlink:type="simple" xlink:href="#__RefHeading__202335_1173055951" text:style-name="Index_20_Link" text:visited-style-name="Index_20_Link">3.9.3 (0x53) Erro de Função<text:tab/>27</text:a></text:p>
          <text:p text:style-name="P132"><text:a xlink:type="simple" xlink:href="#__RefHeading__27094_1226652910" text:style-name="Index_20_Link" text:visited-style-name="Index_20_Link">3.10 (0xE_) Comandos de Erro<text:tab/>28</text:a></text:p>
          <text:p text:style-name="P124"><text:a xlink:type="simple" xlink:href="#__RefHeading__60240_1658628928" text:style-name="Index_20_Link" text:visited-style-name="Index_20_Link">3.10.1 (0xE0) OK<text:tab/>28</text:a></text:p>
          <text:p text:style-name="P124"><text:a xlink:type="simple" xlink:href="#__RefHeading__7350_429950387" text:style-name="Index_20_Link" text:visited-style-name="Index_20_Link">3.10.2 (0xE1) Mensagem Mal Formada<text:tab/>28</text:a></text:p>
          <text:p text:style-name="P124"><text:a xlink:type="simple" xlink:href="#__RefHeading__23983_988024363" text:style-name="Index_20_Link" text:visited-style-name="Index_20_Link">3.10.3 (0xE2) Operação Não Suportada<text:tab/>28</text:a></text:p>
          <text:p text:style-name="P124"><text:a xlink:type="simple" xlink:href="#__RefHeading__11747_1226652910" text:style-name="Index_20_Link" text:visited-style-name="Index_20_Link">3.10.4 (0xE3) ID Inválido<text:tab/>28</text:a></text:p>
          <text:p text:style-name="P124"><text:a xlink:type="simple" xlink:href="#__RefHeading__44606_842766387" text:style-name="Index_20_Link" text:visited-style-name="Index_20_Link">3.10.5 (0xE4) Valor Inválido<text:tab/>29</text:a></text:p>
          <text:p text:style-name="P124"><text:a xlink:type="simple" xlink:href="#__RefHeading__44330_842766387" text:style-name="Index_20_Link" text:visited-style-name="Index_20_Link">3.10.6 (0xE5) Tamanho da Carga Inválido<text:tab/>29</text:a></text:p>
          <text:p text:style-name="P124"><text:a xlink:type="simple" xlink:href="#__RefHeading__5573_1542171067" text:style-name="Index_20_Link" text:visited-style-name="Index_20_Link">3.10.7 (0xE6) Somente Leitura<text:tab/>29</text:a></text:p>
          <text:p text:style-name="P124"><text:a xlink:type="simple" xlink:href="#__RefHeading__23985_988024363" text:style-name="Index_20_Link" text:visited-style-name="Index_20_Link">3.10.8 (0xE7) Memória Insuficiente<text:tab/>29</text:a></text:p>
        </text:index-body>
      </text:table-of-content>
      <text:p text:style-name="P20"/>
      <text:h text:style-name="P133" text:outline-level="1" text:is-list-header="true"/>
      <text:h text:style-name="P134" text:outline-level="1"><text:bookmark-start text:name="__RefHeading__27050_1226652910"/>Introdução<text:bookmark-end text:name="__RefHeading__27050_1226652910"/></text:h>
      <text:p text:style-name="Standard"/>
      <text:p text:style-name="P3"><text:tab/>De maneira a padronizar todas as comunicações entre equipamentos desenvolvidos para o projeto Sirius e conectados pela Rede de Controle, foi criado um protocolo comum a ser seguido. O protocolo foi denominado Protocolo <text:span text:style-name="T72">Básico de Pequenas Mensagens</text:span>, com a sigla <text:span text:style-name="T72">BSMP</text:span> – <text:span text:style-name="T7">Basic Small Messages Protocol</text:span>. Este protocolo descreve duas camadas: transporte e aplicação. As camadas são independentes uma da outra.</text:p>
      <text:p text:style-name="P3"/>
      <text:p text:style-name="P3"><text:tab/><text:span text:style-name="T16">A Rede de Controle para o Sirius é baseada em redes Ethernet e RS485. Os dispositivos nos níveis mais baixos da hierarquia se comunicarão por RS485 com </text:span><text:span text:style-name="T1">Single Board Computers </text:span><text:span text:style-name="T16">(SBC). As SBC's, por sua vez, se comunicarão com os computadores do alto nível da hierarquia através de Ethernet, realizando, assim, um papel de </text:span><text:span text:style-name="T1">gateway</text:span><text:span text:style-name="T16">, traduzindo as mensagens Ethernet para RS485 e vice-versa. </text:span></text:p>
      <text:p text:style-name="P9"/>
      <text:p text:style-name="P3"><text:span text:style-name="T16"><text:tab/>Todos os dispositivos RS485 desenvolvidos no Sirius que se conectarem à Rede de Controle </text:span><text:span text:style-name="T33">devem</text:span><text:span text:style-name="T16"> usar as duas camadas descritas nesse documento. Todos os dispositivos Ethernet </text:span><text:span text:style-name="T33">devem</text:span><text:span text:style-name="T16"> utilizar UDP/IP ou TCP/IP e a camada de aplicação deste protocolo para se comunicarem com um SBC. </text:span></text:p>
      <text:p text:style-name="P9"/>
      <text:p text:style-name="P9"/>
      <text:h text:style-name="P135" text:outline-level="1"><text:bookmark-start text:name="__RefHeading__23981_988024363"/>Camada de Transporte<text:bookmark-end text:name="__RefHeading__23981_988024363"/></text:h>
      <text:p text:style-name="P6"/>
      <text:p text:style-name="P3"><text:tab/>As unidades de transmissão na Camada de Transporte são denominadas <text:span text:style-name="T42">pacotes</text:span><text:span text:style-name="T41">. Cada pacote transmite uma </text:span><text:span text:style-name="T42">m</text:span><text:span text:style-name="T33">ensagem</text:span><text:span text:style-name="T28">. O protocolo da Camada de Transporte </text:span><text:span text:style-name="T33">requer</text:span><text:span text:style-name="T28"> que</text:span> todos os dados de um pacote <text:span text:style-name="T41">sejam</text:span> ser transmitidos em binário, ou seja, nenhum <text:span text:style-name="T16">valor de </text:span><text:span text:style-name="T1">byte</text:span><text:span text:style-name="T16"> deve ter significado especial. O fim de pacote deve ser indicado por um silêncio na linha Serial de duração equivalente à duração de dois </text:span><text:span text:style-name="T1">bytes. </text:span><text:span text:style-name="T16">Por exemplo, em uma rede Serial 10 Mbps um silêncio de 1.6 </text:span><text:span text:style-name="T45">μ</text:span><text:span text:style-name="T46">s após a transmissão de um pacote marca seu fim. Não há imposição no limite do tamanho da mensagem sendo transportada.</text:span></text:p>
      <text:p text:style-name="P9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B"/>
        <table:table-column table:style-name="Table35.E"/>
        <table:table-column table:style-name="Table35.D"/>
        <table:table-column table:style-name="Table35.C"/>
        <table:table-column table:style-name="Table35.B"/>
        <table:table-column table:style-name="Table35.C"/>
        <table:table-column table:style-name="Table35.L"/>
        <table:table-row>
          <table:table-cell table:style-name="Table35.A1" office:value-type="string">
            <text:p text:style-name="P28">Endereçamento</text:p>
          </table:table-cell>
          <table:table-cell table:style-name="Table35.A1" table:number-columns-spanned="10" office:value-type="string">
            <text:p text:style-name="P28">Mensag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5.L1" office:value-type="string">
            <text:p text:style-name="P28">Checksum</text:p>
          </table:table-cell>
        </table:table-row>
        <table:table-row>
          <table:table-cell table:style-name="Table35.A2" office:value-type="string">
            <text:p text:style-name="P30">DESTINO</text:p>
          </table:table-cell>
          <table:table-cell table:style-name="Table35.A2" office:value-type="string">
            <text:p text:style-name="P30"/>
          </table:table-cell>
          <table:table-cell table:style-name="Table35.A2" office:value-type="string">
            <text:p text:style-name="P30"/>
          </table:table-cell>
          <table:table-cell table:style-name="Table35.A2" office:value-type="string">
            <text:p text:style-name="P30"/>
          </table:table-cell>
          <table:table-cell table:style-name="Table35.A2" office:value-type="string">
            <text:p text:style-name="P30"/>
          </table:table-cell>
          <table:table-cell table:style-name="Table35.A2" office:value-type="string">
            <text:p text:style-name="P30"/>
          </table:table-cell>
          <table:table-cell table:style-name="Table35.A2" office:value-type="string">
            <text:p text:style-name="P30"/>
          </table:table-cell>
          <table:table-cell table:style-name="Table35.A2" office:value-type="string">
            <text:p text:style-name="P30"/>
          </table:table-cell>
          <table:table-cell table:style-name="Table35.A2" office:value-type="string">
            <text:p text:style-name="P30"/>
          </table:table-cell>
          <table:table-cell table:style-name="Table35.A2" office:value-type="string">
            <text:p text:style-name="P30"/>
          </table:table-cell>
          <table:table-cell table:style-name="Table35.A2" office:value-type="string">
            <text:p text:style-name="P30"/>
          </table:table-cell>
          <table:table-cell table:style-name="Table35.L2" office:value-type="string">
            <text:p text:style-name="P30">CHECKSUM</text:p>
          </table:table-cell>
        </table:table-row>
      </table:table>
      <text:p text:style-name="Tabela">Tabela <text:sequence text:ref-name="refTabela0" text:name="Tabela" text:formula="ooow:Tabela+1" style:num-format="1">1</text:sequence>- Estrutura de um Pacote da Rede Serial<text:line-break/></text:p>
      <text:p text:style-name="P65"><text:tab/>Os pacotes que circulam na rede serial <text:span text:style-name="T42">devem</text:span> ter seus formatos bem definidos. O primeiro <text:span text:style-name="T1">byte </text:span><text:span text:style-name="T17">é</text:span><text:span text:style-name="T16"> usado para endereçamento e</text:span><text:span text:style-name="T1"> </text:span><text:span text:style-name="T42">deve</text:span> <text:span text:style-name="T35">indicar um dispositivo ou um grupo de dispositivos aos quais se endereça o pacote. </text:span><text:span text:style-name="T36">Caso o pacote seja de um nó para um mestre, o DESTINO </text:span><text:span text:style-name="T39">deve</text:span><text:span text:style-name="T40"> ser 0.</text:span><text:span text:style-name="T35"> </text:span><text:span text:style-name="T33">Deve</text:span><text:span text:style-name="T16"> </text:span><text:span text:style-name="T17">haver</text:span><text:span text:style-name="T16"> um </text:span><text:span text:style-name="T1">byte</text:span><text:span text:style-name="T16"> ao final do pacote, contendo seu CHECKSUM, como apresentado na </text:span><text:span text:style-name="T16"><text:sequence-ref text:reference-format="category-and-value" text:ref-name="refTabela0">Tabela 1</text:sequence-ref></text:span><text:span text:style-name="T16">. </text:span><text:span text:style-name="T35">O CHECKSUM </text:span><text:span text:style-name="T38">deve</text:span><text:span text:style-name="T35"> conter a soma de todos os </text:span><text:span text:style-name="T14">bytes </text:span><text:span text:style-name="T35">de endereçamento e da mensagem, em complemento de 2. Assim, a soma de todos os </text:span><text:span text:style-name="T14">bytes </text:span><text:span text:style-name="T35">de um pacote válido deve resultar em zero </text:span><text:span text:style-name="T37">(soma em 8 bits)</text:span><text:span text:style-name="T35">. Cada pacote carrega uma única mensagem. </text:span></text:p>
      <text:p text:style-name="P17"/>
      <text:h text:style-name="Heading_20_2" text:outline-level="2"><text:bookmark-start text:name="__RefHeading__10255_1658628928"/>Endereçamento<text:bookmark-end text:name="__RefHeading__10255_1658628928"/></text:h>
      <text:p text:style-name="P64"><text:tab/>Os dispositivos em uma rede serial <text:span text:style-name="T42">devem</text:span> ser endereçados por um número entre 0 (zero) e 31, inclusive. Esta faixa restringe a existência de apenas trinta e dois dispositivos por rede Serial. O dispositivo de endereço 0 (zero) é denominado <text:span text:style-name="T42">mestre</text:span> da rede Serial, sendo os outros dispositivos chamados <text:span text:style-name="T42">nós</text:span> (ou <text:span text:style-name="T42">escravos</text:span>). Toda rede <text:span text:style-name="T42">deve</text:span> ser composta por <text:span text:style-name="T42">exatamente</text:span><text:span text:style-name="T41"> um mestre e </text:span><text:span text:style-name="T42">no mínimo</text:span><text:span text:style-name="T41"> um nó. </text:span></text:p>
      <text:h text:style-name="Heading_20_2" text:outline-level="2"><text:bookmark-start text:name="__RefHeading__10257_1658628928"/>Grupos de <text:span text:style-name="T1">Multicast</text:span><text:bookmark-end text:name="__RefHeading__10257_1658628928"/></text:h>
      <text:p text:style-name="P64"><text:tab/>Nós podem ser agrupados nos chamados Grupos de <text:span text:style-name="T1">Multicast. </text:span><text:span text:style-name="T16">Os Grupos de </text:span><text:span text:style-name="T1">Multicast</text:span><text:span text:style-name="T16"> podem assumir endereços entre 248 e 255, constituindo oito possíveis Grupos. O Grupo de endereço 255 é um Grupo especial denominado </text:span><text:span text:style-name="T1">Broadcast</text:span><text:span text:style-name="T16">. Todos os dispositivos em uma rede Serial </text:span><text:span text:style-name="T33">devem</text:span><text:span text:style-name="T16"> pertencer ao Grupo de </text:span><text:span text:style-name="T10">Broadcast</text:span><text:span text:style-name="T28">. Um nó pode pertencer a mais de um Grupo de </text:span><text:span text:style-name="T10">Multicast</text:span><text:span text:style-name="T28">. A</text:span>s faixas de endereços em uma rede Serial estão especificadas na <text:sequence-ref text:reference-format="category-and-value" text:ref-name="refTabela1">Tabela 2</text:sequence-ref>.</text:p>
      <text:p text:style-name="P64"/>
      <table:table table:name="Table5" table:style-name="Table5">
        <table:table-column table:style-name="Table5.A"/>
        <table:table-column table:style-name="Table5.B" table:number-columns-repeated="5"/>
        <table:table-row>
          <table:table-cell table:style-name="Table5.A1" office:value-type="string">
            <text:p text:style-name="P29">Faixa de Endereços</text:p>
          </table:table-cell>
          <table:table-cell table:style-name="Table5.A1" office:value-type="string">
            <text:p text:style-name="P30">0</text:p>
          </table:table-cell>
          <table:table-cell table:style-name="Table5.A1" office:value-type="string">
            <text:p text:style-name="P30">1 a 31</text:p>
          </table:table-cell>
          <table:table-cell table:style-name="Table5.A1" office:value-type="string">
            <text:p text:style-name="P30">32 a 247</text:p>
          </table:table-cell>
          <table:table-cell table:style-name="Table5.A1" office:value-type="string">
            <text:p text:style-name="P30">248 a 254</text:p>
          </table:table-cell>
          <table:table-cell table:style-name="Table5.F1" office:value-type="string">
            <text:p text:style-name="P30">255</text:p>
          </table:table-cell>
        </table:table-row>
        <table:table-row>
          <table:table-cell table:style-name="Table5.A2" office:value-type="string">
            <text:p text:style-name="P29">Usado para</text:p>
          </table:table-cell>
          <table:table-cell table:style-name="Table5.A2" office:value-type="string">
            <text:p text:style-name="P30">Mestre</text:p>
          </table:table-cell>
          <table:table-cell table:style-name="Table5.A2" office:value-type="string">
            <text:p text:style-name="P30">Identificação do Nó</text:p>
          </table:table-cell>
          <table:table-cell table:style-name="Table5.A2" office:value-type="string">
            <text:p text:style-name="P30">Reservado</text:p>
          </table:table-cell>
          <table:table-cell table:style-name="Table5.A2" office:value-type="string">
            <text:p text:style-name="P30">Grupo de <text:span text:style-name="T1">Multicast</text:span></text:p>
          </table:table-cell>
          <table:table-cell table:style-name="Table5.F2" office:value-type="string">
            <text:p text:style-name="P32">Broadcast</text:p>
          </table:table-cell>
        </table:table-row>
      </table:table>
      <text:p text:style-name="Tabela">Tabela <text:sequence text:ref-name="refTabela1" text:name="Tabela" text:formula="ooow:Tabela+1" style:num-format="1">2</text:sequence>- Endereços na rede Serial</text:p>
      <text:h text:style-name="P135" text:outline-level="1"><text:bookmark-start text:name="__RefHeading__4499_745631282"/>Camada de Aplicação<text:bookmark-end text:name="__RefHeading__4499_745631282"/></text:h>
      <text:p text:style-name="Text_20_body"/>
      <text:p text:style-name="P64"><text:tab/>A Camada de Aplicação define as mensagens que podem ser trocadas entre dispositivos e as ações que devem ser realizadas para cada mensagem.</text:p>
      <text:h text:style-name="Heading_20_2" text:outline-level="2"><text:bookmark-start text:name="__RefHeading__4988_1173055951"/>Termos e conceitos utilizados<text:bookmark-end text:name="__RefHeading__4988_1173055951"/></text:h>
      <text:p text:style-name="Text_20_body"/>
      <text:p text:style-name="P64"><text:tab/>Nesta seção especificam-se termos e conceitos que serão usados para descrever a Camada de Aplicação</text:p>
      <text:h text:style-name="Heading_20_3" text:outline-level="3"><text:bookmark-start text:name="__RefHeading__60746_1658628928"/>Rede, Mensagem, Comando, Mestre e Nó (ou Escravo)<text:bookmark-end text:name="__RefHeading__60746_1658628928"/></text:h>
      <text:p text:style-name="Text_20_body"/>
      <text:p text:style-name="P64"><text:tab/>Os dispositivos conectados pelo Protocolo <text:span text:style-name="T73">Básico</text:span> constituem uma <text:span text:style-name="T42">rede</text:span>. Os componentes da <text:span text:style-name="T42">rede</text:span> se comunicam através da troca de <text:span text:style-name="T42">mensagens</text:span>. Cada <text:span text:style-name="T41">mensagem</text:span> contém um <text:span text:style-name="T42">comando</text:span>, que pode ser tanto um pedido de execução de uma ação quanto uma resposta à tal execução. </text:p>
      <text:p text:style-name="P64"><text:tab/>Assume-se<text:span text:style-name="T16"> que os dispositivos da </text:span><text:span text:style-name="T28">rede</text:span><text:span text:style-name="T16"> atuam em um de dois possíveis papéis: </text:span><text:span text:style-name="T33">mestre</text:span><text:span text:style-name="T16"> ou </text:span><text:span text:style-name="T33">nó</text:span><text:span text:style-name="T16"> (também chamado de </text:span><text:span text:style-name="T33">escravo</text:span><text:span text:style-name="T16">). Deve existir </text:span><text:span text:style-name="T33">exatamente</text:span><text:span text:style-name="T16"> um </text:span><text:span text:style-name="T28">mestre</text:span><text:span text:style-name="T16"> por </text:span><text:span text:style-name="T28">rede</text:span><text:span text:style-name="T16">. A quantidade de </text:span><text:span text:style-name="T28">nós</text:span><text:span text:style-name="T16"> por </text:span><text:span text:style-name="T28">rede</text:span><text:span text:style-name="T16"> não é limitada pela Camada de Aplicação.</text:span></text:p>
      <text:h text:style-name="Heading_20_3" text:outline-level="3"><text:bookmark-start text:name="__RefHeading__4990_1173055951"/>Tipo de Protocolo<text:bookmark-end text:name="__RefHeading__4990_1173055951"/></text:h>
      <text:p text:style-name="P3"/>
      <text:p text:style-name="P3"><text:tab/>O <text:span text:style-name="T42">protocolo</text:span> aqui descrito é um protocolo do tipo <text:span text:style-name="T1">token </text:span><text:span text:style-name="T16">(ou de ficha). Só tem permissão de transmissão pela rede aquele que possui a ficha. No caso deste protocolo a ficha é implícita. Assim, toda comunicação é iniciada pelo mestre. Uma vez que o mestre envia uma mensagem diretamente a um dos nós, fica implícito que este nó possui a ficha até enviar uma resposta, momento em que a ficha retorna ao mestre. O protocolo não armazena estado, ou seja, cada par comando/resposta representa uma única transação independente. </text:span></text:p>
      <text:p text:style-name="P3"><text:span text:style-name="T49"><text:tab/>O protocolo é </text:span><text:span text:style-name="T50">orientado a </text:span><text:span text:style-name="T51">bytes</text:span><text:span text:style-name="T52">,</text:span><text:span text:style-name="T49"> o que significa que a menor unidade de uma mensagem é um </text:span><text:span text:style-name="T52">byte.</text:span><text:span text:style-name="T49"> Valores com múltiplos </text:span><text:span text:style-name="T52">bytes</text:span><text:span text:style-name="T49"> são representados em </text:span><text:span text:style-name="T51">big endian</text:span><text:span text:style-name="T49">. </text:span></text:p>
      <text:p text:style-name="P3"><text:span text:style-name="T49"><text:tab/>S</text:span><text:span text:style-name="T16">e usado em conjunto com a </text:span><text:span text:style-name="T16"><text:bookmark-ref text:reference-format="text" text:ref-name="__RefHeading__23981_988024363">Camada de Transporte</text:bookmark-ref></text:span><text:span text:style-name="T16">, duas restrições se aplicam: </text:span></text:p>
      <text:p text:style-name="P9"/>
      <text:list xml:id="list8489223896543817982" text:style-name="L2">
        <text:list-item>
          <text:p text:style-name="P122"><text:span text:style-name="T16">Pacotes de </text:span><text:span text:style-name="T1">Multicast</text:span><text:span text:style-name="T16"> </text:span><text:span text:style-name="T33">não devem</text:span><text:span text:style-name="T16"> ser respondidos;</text:span></text:p>
        </text:list-item>
        <text:list-item>
          <text:p text:style-name="P122"><text:span text:style-name="T16">O mestre deve estabelecer um </text:span><text:span text:style-name="T1">timeout</text:span><text:span text:style-name="T16"> nas respostas para evitar a perda da ficha.</text:span></text:p>
        </text:list-item>
      </text:list>
      <text:p text:style-name="P9"/>
      <text:h text:style-name="Heading_20_3" text:outline-level="3"><text:bookmark-start text:name="__RefHeading__60750_1658628928"/>Formato da Mensagem<text:bookmark-end text:name="__RefHeading__60750_1658628928"/></text:h>
      <text:p text:style-name="Text_20_body"/>
      <text:p text:style-name="P68"><text:tab/>Uma mensagem do protocolo deve ter, no mínimo, <text:span text:style-name="T54">três</text:span> <text:span text:style-name="T1">bytes</text:span>, constituintes de seu cabeçalho: COMANDO e TAMANHO <text:span text:style-name="T54">(de dois </text:span><text:span text:style-name="T3">bytes</text:span><text:span text:style-name="T54">)</text:span>. O campo COMANDO especifica qual comando deve ser executado pelo nó ou a resposta da execução de um comando pelo nó. Os códigos de comandos existentes no protocolo estão descritos na seção <text:span text:style-name="T43"><text:bookmark-ref text:reference-format="text" text:ref-name="__RefHeading__32_1901839278">Comandos do Protocolo</text:bookmark-ref></text:span><text:span text:style-name="T43">. O campo TAMANHO indica quantos </text:span><text:span text:style-name="T14">bytes</text:span><text:span text:style-name="T43"> estão contidos na Carga Útil do pacote, </text:span><text:span text:style-name="T44">em </text:span><text:span text:style-name="T15">big endian</text:span><text:span text:style-name="T43">. Caso o comando não contenha carga útil, o campo TAMANHO deve conter o valor 0 (zero). A estrutura da mensagem </text:span><text:soft-page-break/><text:span text:style-name="T43">está ilustrada na </text:span><text:span text:style-name="T43"><text:sequence-ref text:reference-format="category-and-value" text:ref-name="refTabela2">Tabela 3</text:sequence-ref></text:span><text:span text:style-name="T43">. O campo TAMANHO pode assumir valores de 0 a </text:span><text:span text:style-name="T44">65535</text:span><text:span text:style-name="T43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E" table:number-columns-repeated="2"/>
        <table:table-column table:style-name="Table1.I"/>
        <table:table-column table:style-name="Table1.E"/>
        <table:table-column table:style-name="Table1.D"/>
        <table:table-column table:style-name="Table1.E"/>
        <table:table-column table:style-name="Table1.M"/>
        <table:table-row>
          <table:table-cell table:style-name="Table1.A1" table:number-columns-spanned="3" office:value-type="string">
            <text:p text:style-name="P28">Cabeçalho</text:p>
          </table:table-cell>
          <table:covered-table-cell/>
          <table:covered-table-cell/>
          <table:table-cell table:style-name="Table1.D1" table:number-columns-spanned="10" office:value-type="string">
            <text:p text:style-name="P28">Carga Út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0">COMANDO</text:p>
          </table:table-cell>
          <table:table-cell table:style-name="Table1.A2" office:value-type="string">
            <text:p text:style-name="P30">TAMANHO</text:p>
          </table:table-cell>
          <table:table-cell table:style-name="Table1.A2" office:value-type="string">
            <text:p text:style-name="P31">TAMANHO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M2" office:value-type="string">
            <text:p text:style-name="P30"/>
          </table:table-cell>
        </table:table-row>
      </table:table>
      <text:p text:style-name="Tabela">Tabela <text:sequence text:ref-name="refTabela2" text:name="Tabela" text:formula="ooow:Tabela+1" style:num-format="1">3</text:sequence>- Estrutura de uma mensagem do Protocolo Básico</text:p>
      <text:h text:style-name="P125" text:outline-level="2"><text:bookmark-start text:name="__RefHeading__202321_1173055951"/>Entidades<text:bookmark-end text:name="__RefHeading__202321_1173055951"/></text:h>
      <text:p text:style-name="P67"/>
      <text:p text:style-name="P64"><text:span text:style-name="T16"><text:tab/>A comunicação entre dispositivos é feita através da manipulação de Entidades básicas do protocolo. As Entidades podem ser de quatro categorias: Variável, Grupo de Variáveis, Curva e Função. As quantidades máximas e as propriedades de cada categoria em um nó são apresentados na </text:span><text:span text:style-name="T25"><text:sequence-ref text:reference-format="category-and-value" text:ref-name="refTabela3">Tabela 4</text:sequence-ref></text:span><text:span text:style-name="T16">. Todas as Entidades devem ser identificadas por um ID. Os ID's devem ser únicos dentro de cada categoria. Os ID's devem começar em 0 e devem ser contínuos dentro de cada categoria. Assim, por exemplo, as Variáveis de um nó com 4 Variáveis terão obrigatoriamente os ID's 0, 1, 2 e 3. Se o mesmo nó também possuir 8 Curvas, por exemplo, as Curvas terão ID's 0, 1, 2, 3, 4, 5, 6 e 7.</text:span></text:p>
      <table:table table:name="Table49" table:style-name="Table49">
        <table:table-column table:style-name="Table49.A"/>
        <table:table-column table:style-name="Table49.B"/>
        <table:table-column table:style-name="Table49.C"/>
        <table:table-row>
          <table:table-cell table:style-name="Table49.A1" office:value-type="string">
            <text:p text:style-name="P28">Entidade</text:p>
          </table:table-cell>
          <table:table-cell table:style-name="Table49.A1" office:value-type="string">
            <text:p text:style-name="P28">Quantidade Máxima</text:p>
          </table:table-cell>
          <table:table-cell table:style-name="Table49.C1" office:value-type="string">
            <text:p text:style-name="P28">Propriedades</text:p>
          </table:table-cell>
        </table:table-row>
        <table:table-row>
          <table:table-cell table:style-name="Table49.A2" office:value-type="string">
            <text:p text:style-name="P30">Variável</text:p>
          </table:table-cell>
          <table:table-cell table:style-name="Table49.A2" office:value-type="string">
            <text:p text:style-name="P30">128</text:p>
          </table:table-cell>
          <table:table-cell table:style-name="Table49.C2" office:value-type="string">
            <text:p text:style-name="P30">ID, TIPO, TAMANHO</text:p>
          </table:table-cell>
        </table:table-row>
        <table:table-row>
          <table:table-cell table:style-name="Table49.A2" office:value-type="string">
            <text:p text:style-name="P30">Grupo de Variáveis</text:p>
          </table:table-cell>
          <table:table-cell table:style-name="Table49.A2" office:value-type="string">
            <text:p text:style-name="P30">8</text:p>
          </table:table-cell>
          <table:table-cell table:style-name="Table49.C2" office:value-type="string">
            <text:p text:style-name="P30">ID, TIPO, TAMANHO</text:p>
          </table:table-cell>
        </table:table-row>
        <table:table-row>
          <table:table-cell table:style-name="Table49.A2" office:value-type="string">
            <text:p text:style-name="P30">Curva</text:p>
          </table:table-cell>
          <table:table-cell table:style-name="Table49.A2" office:value-type="string">
            <text:p text:style-name="P30">128</text:p>
          </table:table-cell>
          <table:table-cell table:style-name="Table49.C2" office:value-type="string">
            <text:p text:style-name="P30">ID, TIPO, TAMANHO, CHECKSUM</text:p>
          </table:table-cell>
        </table:table-row>
        <table:table-row>
          <table:table-cell table:style-name="Table49.A2" office:value-type="string">
            <text:p text:style-name="P30">Função</text:p>
          </table:table-cell>
          <table:table-cell table:style-name="Table49.A2" office:value-type="string">
            <text:p text:style-name="P30">128</text:p>
          </table:table-cell>
          <table:table-cell table:style-name="Table49.C2" office:value-type="string">
            <text:p text:style-name="P30">ID, ENTRADA, SAIDA</text:p>
          </table:table-cell>
        </table:table-row>
      </table:table>
      <text:p text:style-name="Tabela">Tabela <text:sequence text:ref-name="refTabela3" text:name="Tabela" text:formula="ooow:Tabela+1" style:num-format="1">4</text:sequence>- Quantidades e propriedades das Entidades do protocolo</text:p>
      <text:h text:style-name="P102" text:outline-level="3"><text:bookmark-start text:name="__RefHeading__202323_1173055951"/>Variável<text:bookmark-end text:name="__RefHeading__202323_1173055951"/></text:h>
      <text:p text:style-name="Standard"/>
      <text:p text:style-name="P3"><text:tab/>A Variável é a entidade central do protocolo. Cada nó é responsável por gerenciar um número determinado de Variáveis. Cada Variável corresponde a um valor independente que pode ser lido e, em alguns casos, também escrito. O significado de cada Variável deve ser especificado pelo desenvolvedor do dispositivo. <text:span text:style-name="T16">Cada Variável tem um valor e três propriedades, de acordo com a </text:span><text:span text:style-name="T16"><text:sequence-ref text:reference-format="category-and-value" text:ref-name="refTabela4">Tabela 5</text:sequence-ref></text:span><text:span text:style-name="T16">. É importante ressaltar que uma Variável de escrita </text:span><text:span text:style-name="T33">deve</text:span><text:span text:style-name="T16"> poder ser lida. Já a escrita em uma Variável de leitura </text:span><text:span text:style-name="T33">não deve</text:span><text:span text:style-name="T16"> ser permitida.</text:span></text:p>
      <text:p text:style-name="P9"/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Propriedade</text:p>
          </table:table-cell>
          <table:table-cell table:style-name="Table2.B1" office:value-type="string">
            <text:p text:style-name="P28">Descrição</text:p>
          </table:table-cell>
        </table:table-row>
        <table:table-row>
          <table:table-cell table:style-name="Table2.A2" office:value-type="string">
            <text:p text:style-name="P30">ID</text:p>
          </table:table-cell>
          <table:table-cell table:style-name="Table2.B2" office:value-type="string">
            <text:p text:style-name="P11">Número que identifica univocamente a Variável dentro do Nó</text:p>
          </table:table-cell>
        </table:table-row>
        <table:table-row>
          <table:table-cell table:style-name="Table2.A2" office:value-type="string">
            <text:p text:style-name="P30">TIPO</text:p>
          </table:table-cell>
          <table:table-cell table:style-name="Table2.B2" office:value-type="string">
            <text:p text:style-name="P11">Indica se a Variável é de leitura (0) ou de escrita (1)</text:p>
          </table:table-cell>
        </table:table-row>
        <table:table-row>
          <table:table-cell table:style-name="Table2.A2" office:value-type="string">
            <text:p text:style-name="P30">TAMANHO</text:p>
          </table:table-cell>
          <table:table-cell table:style-name="Table2.B2" office:value-type="string">
            <text:p text:style-name="P5"><text:span text:style-name="T28">Indica quantos </text:span><text:span text:style-name="T10">bytes</text:span><text:span text:style-name="T28"> tem o valor da Variável, de 1 a 12</text:span><text:span text:style-name="T29">8</text:span></text:p>
          </table:table-cell>
        </table:table-row>
      </table:table>
      <text:p text:style-name="Tabela">Tabela <text:sequence text:ref-name="refTabela4" text:name="Tabela" text:formula="ooow:Tabela+1" style:num-format="1">5</text:sequence>- Propriedades de uma Variável</text:p>
      <text:p text:style-name="Tabela"/>
      <text:h text:style-name="P104" text:outline-level="3"><text:bookmark-start text:name="__RefHeading__14715_1226652910"/>Grupo de Variáveis<text:bookmark-end text:name="__RefHeading__14715_1226652910"/></text:h>
      <text:p text:style-name="P6"/>
      <text:p text:style-name="P7"><text:tab/>É possível definir Grupos de Variáveis para que certos conjuntos de Variáveis possam ser lidos e/ou escritos com um único comando. Cada Grupo de Variáveis <text:span text:style-name="T42">deve</text:span> conter uma lista de Variáveis e três propriedades, de acordo com a <text:sequence-ref text:reference-format="category-and-value" text:ref-name="refTabela5">Tabela 6</text:sequence-ref>. Uma Variável pode pertencer a mais de um Grupo. <text:span text:style-name="T42">Devem </text:span><text:span text:style-name="T41">existir, no mínimo,</text:span> três Grupos de Variáveis, descritos na <text:sequence-ref text:reference-format="category-and-value" text:ref-name="refTabela6">Tabela 7</text:sequence-ref>, chamados Grupos Padrão. Os Grupos Padrão <text:span text:style-name="T42">não devem</text:span> ser excluídos. Suas existências com os ID's indicados <text:span text:style-name="T42">deve </text:span><text:span text:style-name="T41">ser garantida</text:span>. Um Grupo do TIPO escrita <text:span text:style-name="T42">deve</text:span> conter <text:span text:style-name="T42">apenas</text:span> Variáveis de escrita. Já um Grupo do TIPO leitura pode conter Variáveis de qualquer TIPO.</text:p>
      <text:p text:style-name="P7"/>
      <text:p text:style-name="P9"/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p text:style-name="P28">Propriedade</text:p>
          </table:table-cell>
          <table:table-cell table:style-name="Table48.B1" office:value-type="string">
            <text:p text:style-name="P28">Descrição</text:p>
          </table:table-cell>
        </table:table-row>
        <table:table-row>
          <table:table-cell table:style-name="Table48.A2" office:value-type="string">
            <text:p text:style-name="P30">ID</text:p>
          </table:table-cell>
          <table:table-cell table:style-name="Table48.B2" office:value-type="string">
            <text:p text:style-name="P11">Número que identifica univocamente o Grupo dentro do nó</text:p>
          </table:table-cell>
        </table:table-row>
        <table:table-row>
          <table:table-cell table:style-name="Table48.A2" office:value-type="string">
            <text:p text:style-name="P30">TIPO</text:p>
          </table:table-cell>
          <table:table-cell table:style-name="Table48.B2" office:value-type="string">
            <text:p text:style-name="P11">Indica se o Grupo é de leitura (0) ou de escrita (1)</text:p>
          </table:table-cell>
        </table:table-row>
        <table:table-row>
          <table:table-cell table:style-name="Table48.A2" office:value-type="string">
            <text:p text:style-name="P30">TAMANHO</text:p>
          </table:table-cell>
          <table:table-cell table:style-name="Table48.B2" office:value-type="string">
            <text:p text:style-name="P11">Indica quantas Variáveis pertencem ao Grupo <text:span text:style-name="T55">(de 1 a 128)</text:span></text:p>
          </table:table-cell>
        </table:table-row>
      </table:table>
      <text:p text:style-name="Tabela">Tabela <text:sequence text:ref-name="refTabela5" text:name="Tabela" text:formula="ooow:Tabela+1" style:num-format="1">6</text:sequence>- Propriedades de um Grupo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8">ID</text:p>
          </table:table-cell>
          <table:table-cell table:style-name="Table3.A1" office:value-type="string">
            <text:p text:style-name="P28">TIPO</text:p>
          </table:table-cell>
          <table:table-cell table:style-name="Table3.C1" office:value-type="string">
            <text:p text:style-name="P28">Descrição do grupo</text:p>
          </table:table-cell>
        </table:table-row>
        <table:table-row>
          <table:table-cell table:style-name="Table3.A2" office:value-type="string">
            <text:p text:style-name="P30">0</text:p>
          </table:table-cell>
          <table:table-cell table:style-name="Table3.A2" office:value-type="string">
            <text:p text:style-name="P30">0</text:p>
          </table:table-cell>
          <table:table-cell table:style-name="Table3.C2" office:value-type="string">
            <text:p text:style-name="P30">Todas as Variáveis</text:p>
          </table:table-cell>
        </table:table-row>
        <table:table-row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0">0</text:p>
          </table:table-cell>
          <table:table-cell table:style-name="Table3.C2" office:value-type="string">
            <text:p text:style-name="P30">Todas as Variáveis de Leitura</text:p>
          </table:table-cell>
        </table:table-row>
        <table:table-row>
          <table:table-cell table:style-name="Table3.A2" office:value-type="string">
            <text:p text:style-name="P30">2</text:p>
          </table:table-cell>
          <table:table-cell table:style-name="Table3.A2" office:value-type="string">
            <text:p text:style-name="P30">1</text:p>
          </table:table-cell>
          <table:table-cell table:style-name="Table3.C2" office:value-type="string">
            <text:p text:style-name="P30">Todas as Variáveis de Escrita</text:p>
          </table:table-cell>
        </table:table-row>
      </table:table>
      <text:p text:style-name="Tabela">Tabela <text:sequence text:ref-name="refTabela6" text:name="Tabela" text:formula="ooow:Tabela+1" style:num-format="1">7</text:sequence>- Grupos Padrão</text:p>
      <text:h text:style-name="Heading_20_3" text:outline-level="3"><text:bookmark-start text:name="__RefHeading__20082_842766387"/>Curva<text:bookmark-end text:name="__RefHeading__20082_842766387"/></text:h>
      <text:p text:style-name="Text_20_body"/>
      <text:p text:style-name="P64"><text:tab/>Curva é o nome dado a uma sequência grande de <text:span text:style-name="T1">bytes</text:span>, que podem ou não estar relacionados ente si. <text:span text:style-name="T57">Estes </text:span><text:span text:style-name="T4">bytes </text:span><text:span text:style-name="T18">são agrupados em blocos.</text:span><text:span text:style-name="T4"> </text:span><text:span text:style-name="T16">Os</text:span> valores de Curva podem ser transmitidos tanto do mestre para o nó quanto do nó para o mestre. As Curvas armazenadas em um nó <text:span text:style-name="T42">devem</text:span> ter <text:span text:style-name="T74">cinco</text:span> propriedades, descritas na <text:sequence-ref text:reference-format="category-and-value" text:ref-name="refTabela7">Tabela 8</text:sequence-ref>. </text:p>
      <text:p text:style-name="P9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8">Propriedade</text:p>
          </table:table-cell>
          <table:table-cell table:style-name="Table31.B1" office:value-type="string">
            <text:p text:style-name="P28">Descrição</text:p>
          </table:table-cell>
        </table:table-row>
        <table:table-row>
          <table:table-cell table:style-name="Table31.A2" office:value-type="string">
            <text:p text:style-name="P30">ID</text:p>
          </table:table-cell>
          <table:table-cell table:style-name="Table31.B2" office:value-type="string">
            <text:p text:style-name="P11">Número que identifica univocamente a Curva dentro do Nó</text:p>
          </table:table-cell>
        </table:table-row>
        <table:table-row>
          <table:table-cell table:style-name="Table31.A2" office:value-type="string">
            <text:p text:style-name="P30">TIPO</text:p>
          </table:table-cell>
          <table:table-cell table:style-name="Table31.B2" office:value-type="string">
            <text:p text:style-name="P11">Indica se a Curva é de leitura (0) ou de escrita (1)</text:p>
          </table:table-cell>
        </table:table-row>
        <table:table-row>
          <table:table-cell table:style-name="Table31.A2" office:value-type="string">
            <text:p text:style-name="P44">TBLOCO</text:p>
          </table:table-cell>
          <table:table-cell table:style-name="Table31.B2" office:value-type="string">
            <text:p text:style-name="P14">Indica o tamanho <text:span text:style-name="T57">dos</text:span> bloco<text:span text:style-name="T57">s</text:span> da Curva (de <text:span text:style-name="T56">1</text:span> a 65520)</text:p>
          </table:table-cell>
        </table:table-row>
        <table:table-row>
          <table:table-cell table:style-name="Table31.A2" office:value-type="string">
            <text:p text:style-name="P45">NBLOCOS</text:p>
          </table:table-cell>
          <table:table-cell table:style-name="Table31.B2" office:value-type="string">
            <text:p text:style-name="P11">Indica o número de blocos contidos na Curva <text:span text:style-name="T56">(de 1 a 65536)</text:span></text:p>
          </table:table-cell>
        </table:table-row>
        <table:table-row>
          <table:table-cell table:style-name="Table31.A2" office:value-type="string">
            <text:p text:style-name="P30">CHECKSUM</text:p>
          </table:table-cell>
          <table:table-cell table:style-name="Table31.B2" office:value-type="string">
            <text:p text:style-name="P11"><text:span text:style-name="T1">Hash </text:span>MD5 de todos os valores da Curva</text:p>
          </table:table-cell>
        </table:table-row>
      </table:table>
      <text:p text:style-name="Tabela">Tabela <text:sequence text:ref-name="refTabela7" text:name="Tabela" text:formula="ooow:Tabela+1" style:num-format="1">8</text:sequence>- Propriedades de uma Curva</text:p>
      <text:p text:style-name="P64"/>
      <text:p text:style-name="P64"/>
      <text:p text:style-name="P64"><text:soft-page-break/><text:tab/><text:span text:style-name="T16">O TIPO </text:span><text:span text:style-name="T33">deve</text:span><text:span text:style-name="T16"> indicar se os valores da Curva podem ser escritos (1) ou apenas lidos (0). </text:span><text:span text:style-name="T18">A</text:span> Curva <text:span text:style-name="T42">deve</text:span> ser <text:span text:style-name="T41">limitada</text:span> a, <text:span text:style-name="T57">no máximo,</text:span> 65536 blocos, sendo cada bloco de tamanho <text:span text:style-name="T57">máximo 65520 </text:span><text:span text:style-name="T4">bytes, </text:span>totalizando um máximo de <text:span text:style-name="T57">4095 MiB</text:span> por Curva. O campo <text:span text:style-name="T75">NBLOCOS</text:span> <text:span text:style-name="T42">deve</text:span> armazenar o número de blocos da Curva. <text:span text:style-name="T26">O campo TBLOCO </text:span><text:span text:style-name="T34">deve</text:span><text:span text:style-name="T26"> armazenar o tamanho máximo de um bloco da Curva. </text:span><text:span text:style-name="T16">Cada</text:span> Curva pode <text:span text:style-name="T28">possuir um valor de CHECKSUM associado a ela. Este CHECKSUM </text:span><text:span text:style-name="T33">deve</text:span><text:span text:style-name="T28"> ser calculado através da função </text:span><text:span text:style-name="T10">hash</text:span><text:span text:style-name="T28"> MD5.</text:span></text:p>
      <text:h text:style-name="Heading_20_3" text:outline-level="3"><text:bookmark-start text:name="__RefHeading__4992_1173055951"/>Função<text:bookmark-end text:name="__RefHeading__4992_1173055951"/></text:h>
      <text:p text:style-name="Text_20_body"/>
      <text:p text:style-name="P64"><text:tab/>Uma Função é uma chamada de procedimento remoto (<text:span text:style-name="T1">Remote Procedure Call - RPC</text:span><text:span text:style-name="T16">). Uma Função pode receber de zero a quinze </text:span><text:span text:style-name="T1">bytes</text:span><text:span text:style-name="T16"> de entrada e retornar de zero a quinze </text:span><text:span text:style-name="T1">bytes</text:span><text:span text:style-name="T16"> como resultado de sua execução ou um código de erro de um </text:span><text:span text:style-name="T1">byte</text:span><text:span text:style-name="T16"> em caso de falha. O significado dos </text:span><text:span text:style-name="T1">bytes</text:span><text:span text:style-name="T16"> de entrada, dos </text:span><text:span text:style-name="T1">bytes </text:span><text:span text:style-name="T16">de saída e dos possíveis códigos de erro devem ser especificados para cada Função pelo desenvolvedor do equipamento. As propriedades de uma Função são descritas na </text:span><text:span text:style-name="T16"><text:sequence-ref text:reference-format="category-and-value" text:ref-name="refTabela8">Tabela 9</text:sequence-ref></text:span><text:span text:style-name="T16">.</text:span></text:p>
      <text:p text:style-name="P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8">Propriedade</text:p>
          </table:table-cell>
          <table:table-cell table:style-name="Table4.B1" office:value-type="string">
            <text:p text:style-name="P28">Descrição</text:p>
          </table:table-cell>
        </table:table-row>
        <table:table-row>
          <table:table-cell table:style-name="Table4.A2" office:value-type="string">
            <text:p text:style-name="P30">ID</text:p>
          </table:table-cell>
          <table:table-cell table:style-name="Table4.B2" office:value-type="string">
            <text:p text:style-name="P11">Número que identifica univocamente a Função dentro do Nó</text:p>
          </table:table-cell>
        </table:table-row>
        <table:table-row>
          <table:table-cell table:style-name="Table4.A2" office:value-type="string">
            <text:p text:style-name="P30">ENTRADA</text:p>
          </table:table-cell>
          <table:table-cell table:style-name="Table4.B2" office:value-type="string">
            <text:p text:style-name="P11">Número de <text:span text:style-name="T1">bytes</text:span> de entrada (entre 0 e 15)</text:p>
          </table:table-cell>
        </table:table-row>
        <table:table-row>
          <table:table-cell table:style-name="Table4.A2" office:value-type="string">
            <text:p text:style-name="P30">SAIDA</text:p>
          </table:table-cell>
          <table:table-cell table:style-name="Table4.B2" office:value-type="string">
            <text:p text:style-name="P11">Número de <text:span text:style-name="T1">bytes</text:span> de saída (entre 0 e 15)</text:p>
          </table:table-cell>
        </table:table-row>
      </table:table>
      <text:p text:style-name="Tabela">Tabela <text:sequence text:ref-name="refTabela8" text:name="Tabela" text:formula="ooow:Tabela+1" style:num-format="1">9</text:sequence>- Propriedades de uma Função</text:p>
      <text:h text:style-name="Heading_20_2" text:outline-level="2"><text:bookmark-start text:name="__RefHeading__32_1901839278"/>Comandos do Protocolo<text:bookmark-end text:name="__RefHeading__32_1901839278"/></text:h>
      <text:p text:style-name="P3"/>
      <text:p text:style-name="P66"><text:tab/>Os códigos aceitos no campo COMANDO das mensagens estão descritos nesta seção. Estes comandos estão divididos em classes de comandos, sendo agrupados pela sua semelhança <text:s/>semântica. Cada comando consiste de um <text:span text:style-name="T1">byte</text:span><text:span text:style-name="T16">, sendo seu </text:span><text:span text:style-name="T1">nibble</text:span><text:span text:style-name="T16"> mais significativo indicativo de sua classe. Em geral, segue-se a convenção de que comandos pares são enviados pelo Mestre para um Escravo e comandos ímpares são enviados de um Escravo para o Mestre, existindo exceções (por exemplo, nos casos de códigos de erro (seção </text:span><text:span text:style-name="T35"><text:bookmark-ref text:reference-format="text" text:ref-name="__RefHeading__27094_1226652910">(0xE_) Comandos de Erro</text:bookmark-ref></text:span><text:span text:style-name="T16">). </text:span></text:p>
      <text:p text:style-name="P66"><text:span text:style-name="T16"><text:tab/>Se o Nó receber um comando com um formato inesperado, ou seja, com o número de </text:span><text:span text:style-name="T1">bytes </text:span><text:span text:style-name="T16">indicado no campo TAMANHO diferente do número de </text:span><text:span text:style-name="T1">bytes</text:span><text:span text:style-name="T16"> de fato enviados no corpo da mensagem, </text:span><text:span text:style-name="T33">deve-se</text:span><text:span text:style-name="T16"> retornar o comando </text:span><text:span text:style-name="T35"><text:bookmark-ref text:reference-format="text" text:ref-name="__RefHeading__7350_429950387">(0xE1) Mensagem Mal Formada</text:bookmark-ref></text:span><text:span text:style-name="T16">. Caso um comando enviado a um Nó não tenha sido implementado nele, </text:span><text:span text:style-name="T33">deve-se</text:span><text:span text:style-name="T16"> responder com o comando </text:span><text:span text:style-name="T35"><text:bookmark-ref text:reference-format="text" text:ref-name="__RefHeading__23983_988024363">(0xE2) Operação Não Suportada</text:bookmark-ref></text:span><text:span text:style-name="T16">. Caso o tamanho da Carga Útil seja diferente do número de </text:span><text:span text:style-name="T1">bytes</text:span><text:span text:style-name="T16"> esperados para um comando, </text:span><text:span text:style-name="T33">deve-se</text:span><text:span text:style-name="T28"> responder com </text:span><text:span text:style-name="T28"><text:bookmark-ref text:reference-format="text" text:ref-name="__RefHeading__44330_842766387">(0xE5) Tamanho da Carga Inválido</text:bookmark-ref></text:span><text:span text:style-name="T28">.</text:span><text:span text:style-name="T16"> Caso o comando possua Carga Útil, é apresentado um exemplo de sua utilização. Caso o comando não possua Carga Útil, sua mensagem se resume a </text:span><text:span text:style-name="T24">três</text:span><text:span text:style-name="T16"> </text:span><text:span text:style-name="T1">bytes</text:span><text:span text:style-name="T16">: o primeiro </text:span><text:span text:style-name="T1">byte</text:span><text:span text:style-name="T16"> contendo seu código de comando e o segundo </text:span><text:span text:style-name="T24">e o terceiro</text:span><text:span text:style-name="T16"> </text:span><text:span text:style-name="T1">byte</text:span><text:span text:style-name="T8">s</text:span><text:span text:style-name="T16"> contendo seu tamanho, 0 (zero).</text:span></text:p>
      <text:p text:style-name="P64"><text:span text:style-name="T16"><text:tab/>Um resumo de todos os comandos é apresentado na </text:span><text:span text:style-name="T16"><text:sequence-ref text:reference-format="category-and-value" text:ref-name="refTabela9">Tabela 10</text:sequence-ref></text:span><text:span text:style-name="T16">. Descrições detalhadas de cada comando são feitas nas seções subsequentes.</text:span></text:p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>
          <table:table-cell table:style-name="Table6.A1" office:value-type="string">
            <text:p text:style-name="P33">(Código) Comando</text:p>
          </table:table-cell>
          <table:table-cell table:style-name="Table6.A1" office:value-type="string">
            <text:p text:style-name="P37">Sentido</text:p>
          </table:table-cell>
          <table:table-cell table:style-name="Table6.C1" office:value-type="string">
            <text:p text:style-name="P33">Carga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6037_1717170595">(0x00) Consultar Versão do Protocolo</text:bookmark-ref></text:p>
          </table:table-cell>
          <table:table-cell table:style-name="Table6.B4" office:value-type="string">
            <text:p text:style-name="P35">M → N</text:p>
          </table:table-cell>
          <table:table-cell table:style-name="Table6.C4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7589_12266529102">(0x01) Versão do Protocolo</text:bookmark-ref></text:p>
          </table:table-cell>
          <table:table-cell table:style-name="Table6.B4" office:value-type="string">
            <text:p text:style-name="P35">M ← N</text:p>
          </table:table-cell>
          <table:table-cell table:style-name="Table6.C4" office:value-type="string">
            <text:p text:style-name="P36">[Versão, Subversão, Revisão]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27060_1226652910">(0x02) Consultar Lista de Variáveis</text:bookmark-ref></text:p>
          </table:table-cell>
          <table:table-cell table:style-name="Table6.B4" office:value-type="string">
            <text:p text:style-name="P35">M → N</text:p>
          </table:table-cell>
          <table:table-cell table:style-name="Table6.C4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7589_1226652910">(0x03) Lista de Variáveis</text:bookmark-ref></text:p>
          </table:table-cell>
          <table:table-cell table:style-name="Table6.B5" office:value-type="string">
            <text:p text:style-name="P35">M ← N</text:p>
          </table:table-cell>
          <table:table-cell table:style-name="Table6.C5" office:value-type="string">
            <text:p text:style-name="P36">[Tipo | Tamanho] * (nº de Vars)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27062_1226652910">(0x04) Consultar Lista de Grupos de Variáveis</text:bookmark-ref></text:p>
          </table:table-cell>
          <table:table-cell table:style-name="Table6.B6" office:value-type="string">
            <text:p text:style-name="P35">M → N</text:p>
          </table:table-cell>
          <table:table-cell table:style-name="Table6.C6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7933_1226652910">(0x05) Lista de Grupos de Variáveis</text:bookmark-ref></text:p>
          </table:table-cell>
          <table:table-cell table:style-name="Table6.B7" office:value-type="string">
            <text:p text:style-name="P35">M ← N</text:p>
          </table:table-cell>
          <table:table-cell table:style-name="Table6.C7" office:value-type="string">
            <text:p text:style-name="P36">[Tipo | Tamanho] * (nº de Grupos)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35151_575392633">(0x06) Consultar Grupo de Variáveis</text:bookmark-ref></text:p>
          </table:table-cell>
          <table:table-cell table:style-name="Table6.B8" office:value-type="string">
            <text:p text:style-name="P35">M → N</text:p>
          </table:table-cell>
          <table:table-cell table:style-name="Table6.C8" office:value-type="string">
            <text:p text:style-name="P36">[ID Grupo]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8930_1226652910">(0x07) Grupo de Variáveis</text:bookmark-ref></text:p>
          </table:table-cell>
          <table:table-cell table:style-name="Table6.B9" office:value-type="string">
            <text:p text:style-name="P35">M ← N</text:p>
          </table:table-cell>
          <table:table-cell table:style-name="Table6.C9" office:value-type="string">
            <text:p text:style-name="P36">[ID Var] * (nº de Vars no Grupo)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10441_2081230768">(0x08) Consultar Lista de Curvas</text:bookmark-ref></text:p>
          </table:table-cell>
          <table:table-cell table:style-name="Table6.B10" office:value-type="string">
            <text:p text:style-name="P35">M → N</text:p>
          </table:table-cell>
          <table:table-cell table:style-name="Table6.C10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7589_12266529101">(0x09) Lista de Curvas</text:bookmark-ref></text:p>
          </table:table-cell>
          <table:table-cell table:style-name="Table6.B11" office:value-type="string">
            <text:p text:style-name="P35">M ← N</text:p>
          </table:table-cell>
          <table:table-cell table:style-name="Table6.C11" office:value-type="string">
            <text:p text:style-name="P36">[Tipo,<text:span text:style-name="T76">NBlocos</text:span>(2 <text:span text:style-name="T1">bytes</text:span><text:span text:style-name="T16">), </text:span><text:span text:style-name="T27">Tbloco(2 </text:span><text:span text:style-name="T9">bytes</text:span><text:span text:style-name="T27">)</text:span>]*(nº de Curvas)</text:p>
          </table:table-cell>
        </table:table-row>
        <table:table-row>
          <table:table-cell table:style-name="Table6.A2" office:value-type="string">
            <text:p text:style-name="P38"><text:bookmark-ref text:reference-format="text" text:ref-name="__RefHeading__9658_1835405200">(0x0A) Consultar Checksum de Curva</text:bookmark-ref></text:p>
          </table:table-cell>
          <table:table-cell table:style-name="Table6.B12" office:value-type="string">
            <text:p text:style-name="P35">M → N</text:p>
          </table:table-cell>
          <table:table-cell table:style-name="Table6.C12" office:value-type="string">
            <text:p text:style-name="P36">[ID Curva]</text:p>
          </table:table-cell>
        </table:table-row>
        <table:table-row>
          <table:table-cell table:style-name="Table6.A2" office:value-type="string">
            <text:p text:style-name="P38"><text:bookmark-ref text:reference-format="text" text:ref-name="__RefHeading__9878_2051279693">(0x0B) Checksum de Curva</text:bookmark-ref></text:p>
          </table:table-cell>
          <table:table-cell table:style-name="Table6.B15" office:value-type="string">
            <text:p text:style-name="P35">M ← N</text:p>
          </table:table-cell>
          <table:table-cell table:style-name="Table6.C15" office:value-type="string">
            <text:p text:style-name="P36">16 <text:span text:style-name="T1">bytes </text:span><text:span text:style-name="T16">(MD5 </text:span><text:span text:style-name="T1">Checksum</text:span><text:span text:style-name="T16">)</text:span></text:p>
          </table:table-cell>
        </table:table-row>
        <table:table-row>
          <table:table-cell table:style-name="Table6.A2" office:value-type="string">
            <text:p text:style-name="P38"><text:bookmark-ref text:reference-format="text" text:ref-name="__RefHeading__152818_1173055951">(0x0C) Consultar Lista de Funções</text:bookmark-ref></text:p>
          </table:table-cell>
          <table:table-cell table:style-name="Table6.B15" office:value-type="string">
            <text:p text:style-name="P35">M → N</text:p>
          </table:table-cell>
          <table:table-cell table:style-name="Table6.C15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38"><text:bookmark-ref text:reference-format="text" text:ref-name="__RefHeading__135469_1173055951">(0x0D) Lista de Funções</text:bookmark-ref></text:p>
          </table:table-cell>
          <table:table-cell table:style-name="Table6.B15" office:value-type="string">
            <text:p text:style-name="P35">M ← N</text:p>
          </table:table-cell>
          <table:table-cell table:style-name="Table6.C15" office:value-type="string">
            <text:p text:style-name="P36">[entrada | saída<text:span text:style-name="T16">] * (nº de Funções)</text:span></text:p>
          </table:table-cell>
        </table:table-row>
        <table:table-row>
          <table:table-cell table:style-name="Table6.A2" office:value-type="string">
            <text:p text:style-name="P38"><text:bookmark-ref text:reference-format="text" text:ref-name="__RefHeading__27066_1226652910">(0x10) Ler Variável</text:bookmark-ref></text:p>
          </table:table-cell>
          <table:table-cell table:style-name="Table6.B16" office:value-type="string">
            <text:p text:style-name="P35">M → N</text:p>
          </table:table-cell>
          <table:table-cell table:style-name="Table6.C16" office:value-type="string">
            <text:p text:style-name="P36">[ID Var]</text:p>
          </table:table-cell>
        </table:table-row>
        <table:table-row>
          <table:table-cell table:style-name="Table6.A2" office:value-type="string">
            <text:p text:style-name="P38"><text:bookmark-ref text:reference-format="text" text:ref-name="__RefHeading__3818_1226652910">(0x11) Leitura de uma Variável</text:bookmark-ref></text:p>
          </table:table-cell>
          <table:table-cell table:style-name="Table6.B17" office:value-type="string">
            <text:p text:style-name="P35">M ← N</text:p>
          </table:table-cell>
          <table:table-cell table:style-name="Table6.C17" office:value-type="string">
            <text:p text:style-name="P36">[Valor]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27068_1226652910">(0x12) Ler um Grupo de Variáveis</text:bookmark-ref></text:p>
          </table:table-cell>
          <table:table-cell table:style-name="Table6.B18" office:value-type="string">
            <text:p text:style-name="P35">M → N</text:p>
          </table:table-cell>
          <table:table-cell table:style-name="Table6.C18" office:value-type="string">
            <text:p text:style-name="P36">[ID Grupo]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6605_1226652910">(0x13) Leitura de um Grupo de Variáveis</text:bookmark-ref></text:p>
          </table:table-cell>
          <table:table-cell table:style-name="Table6.B19" office:value-type="string">
            <text:p text:style-name="P35">M ← N</text:p>
          </table:table-cell>
          <table:table-cell table:style-name="Table6.C19" office:value-type="string">
            <text:p text:style-name="P36">[Valor] * (nº de Vars no Grupo)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27072_1226652910">(0x20) Escrever em uma Variável</text:bookmark-ref></text:p>
          </table:table-cell>
          <table:table-cell table:style-name="Table6.B20" office:value-type="string">
            <text:p text:style-name="P35">M → N</text:p>
          </table:table-cell>
          <table:table-cell table:style-name="Table6.C20" office:value-type="string">
            <text:p text:style-name="P36">[ID Var, Valor]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27074_1226652910">(0x22) Escrever em Grupo de Variáveis</text:bookmark-ref></text:p>
          </table:table-cell>
          <table:table-cell table:style-name="Table6.B21" office:value-type="string">
            <text:p text:style-name="P35">M → N</text:p>
          </table:table-cell>
          <table:table-cell table:style-name="Table6.C21" office:value-type="string">
            <text:p text:style-name="P36">[ID Grupo], [Valor]*(nº de Vars)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19654_1488820658">(0x24) Operação Binária em uma Variável</text:bookmark-ref></text:p>
          </table:table-cell>
          <table:table-cell table:style-name="Table6.B22" office:value-type="string">
            <text:p text:style-name="P35">M → N</text:p>
          </table:table-cell>
          <table:table-cell table:style-name="Table6.C22" office:value-type="string">
            <text:p text:style-name="P36">[ID Var, Operação, Máscara]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27074_12266529101">(0x26) Operação Binária em Grupo de Variáveis</text:bookmark-ref></text:p>
          </table:table-cell>
          <table:table-cell table:style-name="Table6.B24" office:value-type="string">
            <text:p text:style-name="P35">M → N</text:p>
          </table:table-cell>
          <table:table-cell table:style-name="Table6.C24" office:value-type="string">
            <text:p text:style-name="P36">[ID Grupo, Operação],[Máscara]*(nº de Vars)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6522_1717170595">(0x28) Escrever e ler Variáveis</text:bookmark-ref></text:p>
          </table:table-cell>
          <table:table-cell table:style-name="Table6.B24" office:value-type="string">
            <text:p text:style-name="P35">M → N</text:p>
          </table:table-cell>
          <table:table-cell table:style-name="Table6.C24" office:value-type="string">
            <text:p text:style-name="P36">[ID Var escrita, ID Var leitura, Valor]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27080_1226652910">(0x30) Criar Grupo de Variáveis</text:bookmark-ref></text:p>
          </table:table-cell>
          <table:table-cell table:style-name="Table6.B25" office:value-type="string">
            <text:p text:style-name="P35">M → N</text:p>
          </table:table-cell>
          <table:table-cell table:style-name="Table6.C25" office:value-type="string">
            <text:p text:style-name="P36">[ID Var] * (nº Vars desejadas)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27082_1226652910">(0x32) Remover Todos os Grupos de Variáveis</text:bookmark-ref></text:p>
          </table:table-cell>
          <table:table-cell table:style-name="Table6.B26" office:value-type="string">
            <text:p text:style-name="P35">M → N</text:p>
          </table:table-cell>
          <table:table-cell table:style-name="Table6.C26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20086_842766387">(0x40) Pedido de Bloco de Curva</text:bookmark-ref></text:p>
          </table:table-cell>
          <table:table-cell table:style-name="Table6.B27" office:value-type="string">
            <text:p text:style-name="P35">M → N</text:p>
          </table:table-cell>
          <table:table-cell table:style-name="Table6.C27" office:value-type="string">
            <text:p text:style-name="P36">[ID Curva, bloco (2 <text:span text:style-name="T1">bytes</text:span><text:span text:style-name="T16">)</text:span>]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20088_842766387">(0x41) Bloco de Curva</text:bookmark-ref></text:p>
          </table:table-cell>
          <table:table-cell table:style-name="Table6.B28" office:value-type="string">
            <text:p text:style-name="P35">M ↔ N</text:p>
          </table:table-cell>
          <table:table-cell table:style-name="Table6.C28" office:value-type="string">
            <text:p text:style-name="P36">[ID Curva, bloco (2 <text:span text:style-name="T1">bytes</text:span><text:span text:style-name="T16">)</text:span>, dados]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8025_1669831766">(0x42) Recalcular Checksum de Curva</text:bookmark-ref></text:p>
          </table:table-cell>
          <table:table-cell table:style-name="Table6.B31" office:value-type="string">
            <text:p text:style-name="P35">M → N</text:p>
          </table:table-cell>
          <table:table-cell table:style-name="Table6.C31" office:value-type="string">
            <text:p text:style-name="P36">[ID Curva]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202333_1173055951">(0x50) Executar Função</text:bookmark-ref></text:p>
          </table:table-cell>
          <table:table-cell table:style-name="Table6.B31" office:value-type="string">
            <text:p text:style-name="P35">M → N</text:p>
          </table:table-cell>
          <table:table-cell table:style-name="Table6.C31" office:value-type="string">
            <text:p text:style-name="P36">[ID Função,entrada(0 a 15 <text:span text:style-name="T1">bytes</text:span><text:span text:style-name="T16">)</text:span>]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194221_1173055951">(0x51) Retorno de Função</text:bookmark-ref></text:p>
          </table:table-cell>
          <table:table-cell table:style-name="Table6.B31" office:value-type="string">
            <text:p text:style-name="P35">M ← N</text:p>
          </table:table-cell>
          <table:table-cell table:style-name="Table6.C31" office:value-type="string">
            <text:p text:style-name="P36">[Saída (0 a 15 <text:span text:style-name="T1">bytes</text:span><text:span text:style-name="T16">)</text:span>]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202335_1173055951">(0x53) Erro de Função</text:bookmark-ref></text:p>
          </table:table-cell>
          <table:table-cell table:style-name="Table6.B32" office:value-type="string">
            <text:p text:style-name="P35">M ← N</text:p>
          </table:table-cell>
          <table:table-cell table:style-name="Table6.C32" office:value-type="string">
            <text:p text:style-name="P36">[Código do erro]</text:p>
          </table:table-cell>
        </table:table-row>
        <table:table-row>
          <table:table-cell table:style-name="Table6.A33" table:number-columns-spanned="3" office:value-type="string">
            <text:p text:style-name="P34">Erros: <text:bookmark-ref text:reference-format="text" text:ref-name="__RefHeading__60240_1658628928">(0xE0) OK</text:bookmark-ref>, <text:bookmark-ref text:reference-format="text" text:ref-name="__RefHeading__7350_429950387">(0xE1) Mensagem Mal Formada</text:bookmark-ref>, <text:bookmark-ref text:reference-format="text" text:ref-name="__RefHeading__23983_988024363">(0xE2) Operação Não Suportada</text:bookmark-ref>, <text:bookmark-ref text:reference-format="text" text:ref-name="__RefHeading__11747_1226652910">(0xE3) ID Inválido</text:bookmark-ref>, <text:bookmark-ref text:reference-format="text" text:ref-name="__RefHeading__44606_842766387">(0xE4) Valor Inválido</text:bookmark-ref>, <text:bookmark-ref text:reference-format="text" text:ref-name="__RefHeading__44330_842766387">(0xE5) Tamanho da Carga Inválido</text:bookmark-ref>, <text:bookmark-ref text:reference-format="text" text:ref-name="__RefHeading__5573_1542171067">(0xE6) Somente Leitura</text:bookmark-ref>, <text:bookmark-ref text:reference-format="text" text:ref-name="__RefHeading__23985_988024363">(0xE7) Memória Insuficiente</text:bookmark-ref></text:p>
          </table:table-cell>
          <table:covered-table-cell/>
          <table:covered-table-cell/>
        </table:table-row>
      </table:table>
      <text:p text:style-name="Tabela">Tabela <text:sequence text:ref-name="refTabela9" text:name="Tabela" text:formula="ooow:Tabela+1" style:num-format="1">10</text:sequence>- Resumo dos Comandos do Protocolo</text:p>
      <text:h text:style-name="P127" text:outline-level="2"><text:bookmark-start text:name="__RefHeading__202325_1173055951"/>(0x0_) Comandos de Consulta <text:bookmark-end text:name="__RefHeading__202325_1173055951"/></text:h>
      <text:h text:style-name="P102" text:outline-level="3"><text:bookmark-start text:name="__RefHeading__6037_1717170595"/>(0x00) Consultar Versão do Protocolo<text:bookmark-end text:name="__RefHeading__6037_1717170595"/></text:h>
      <text:p text:style-name="P67"/>
      <table:table table:name="Table50" table:style-name="Table50">
        <table:table-column table:style-name="Table50.A"/>
        <table:table-column table:style-name="Table50.B"/>
        <table:table-column table:style-name="Table50.C"/>
        <table:table-row>
          <table:table-cell table:style-name="Table50.A1" office:value-type="string">
            <text:p text:style-name="P28">Sentido</text:p>
          </table:table-cell>
          <table:table-cell table:style-name="Table50.A1" office:value-type="string">
            <text:p text:style-name="P28">Tamanho da Carga</text:p>
          </table:table-cell>
          <table:table-cell table:style-name="Table50.C1" office:value-type="string">
            <text:p text:style-name="P28">Resposta Esperada</text:p>
          </table:table-cell>
        </table:table-row>
        <table:table-row>
          <table:table-cell table:style-name="Table50.A2" office:value-type="string">
            <text:p text:style-name="P30">Mestre → Nó</text:p>
          </table:table-cell>
          <table:table-cell table:style-name="Table50.A2" office:value-type="string">
            <text:p text:style-name="P39">0</text:p>
          </table:table-cell>
          <table:table-cell table:style-name="Table50.C2" office:value-type="string">
            <text:p text:style-name="P96"><text:bookmark-ref text:reference-format="text" text:ref-name="__RefHeading__7589_12266529102">(0x01) Versão do Protocolo</text:bookmark-ref></text:p>
          </table:table-cell>
        </table:table-row>
        <table:table-row>
          <table:table-cell table:style-name="Table50.C1" table:number-columns-spanned="3" office:value-type="string">
            <text:p text:style-name="P28">Descrição</text:p>
          </table:table-cell>
          <table:covered-table-cell/>
          <table:covered-table-cell/>
        </table:table-row>
        <table:table-row>
          <table:table-cell table:style-name="Table50.A4" table:number-columns-spanned="3" office:value-type="string">
            <text:p text:style-name="P85">Requisita a versão do protocolo do Nó.</text:p>
          </table:table-cell>
          <table:covered-table-cell/>
          <table:covered-table-cell/>
        </table:table-row>
      </table:table>
      <text:p text:style-name="Standard"/>
      <text:h text:style-name="P103" text:outline-level="3"><text:bookmark-start text:name="__RefHeading__7589_12266529102"/>(0x01) Versão do Protocolo<text:bookmark-end text:name="__RefHeading__7589_12266529102"/></text:h>
      <text:p text:style-name="P69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>
          <table:table-cell table:style-name="Table55.A1" office:value-type="string">
            <text:p text:style-name="P28">Sentido</text:p>
          </table:table-cell>
          <table:table-cell table:style-name="Table55.A1" table:number-columns-spanned="2" office:value-type="string">
            <text:p text:style-name="P28">Tamanho da Carga</text:p>
          </table:table-cell>
          <table:covered-table-cell/>
          <table:table-cell table:style-name="Table55.D1" office:value-type="string">
            <text:p text:style-name="P28">Resposta Esperada</text:p>
          </table:table-cell>
        </table:table-row>
        <table:table-row>
          <table:table-cell table:style-name="Table55.A2" office:value-type="string">
            <text:p text:style-name="P30">Mestre ← Nó</text:p>
          </table:table-cell>
          <table:table-cell table:style-name="Table55.A2" table:number-columns-spanned="2" office:value-type="string">
            <text:p text:style-name="P39">3</text:p>
          </table:table-cell>
          <table:covered-table-cell/>
          <table:table-cell table:style-name="Table55.D2" office:value-type="string">
            <text:p text:style-name="P96">-</text:p>
          </table:table-cell>
        </table:table-row>
        <table:table-row>
          <table:table-cell table:style-name="Table55.D1" table:number-columns-spanned="4" office:value-type="string">
            <text:p text:style-name="P28">Descrição</text:p>
          </table:table-cell>
          <table:covered-table-cell/>
          <table:covered-table-cell/>
          <table:covered-table-cell/>
        </table:table-row>
        <table:table-row>
          <table:table-cell table:style-name="Table55.D2" table:number-columns-spanned="4" office:value-type="string">
            <text:p text:style-name="P81"><text:span text:style-name="T28">O primeiro </text:span><text:span text:style-name="T10">byte </text:span><text:span text:style-name="T28">indica a versão. O segundo </text:span><text:span text:style-name="T10">byte</text:span><text:span text:style-name="T28"> indica a subversão. O terceiro </text:span><text:span text:style-name="T10">byte</text:span><text:span text:style-name="T28"> contém a revisão. A </text:span><text:span text:style-name="T10">string</text:span><text:span text:style-name="T28"> de versão deve ser construída como “versão.subversão.revisão”.</text:span></text:p>
            <text:p text:style-name="P86"/>
            <text:p text:style-name="P86">As implementações de mesma versão devem ser compatíveis entre si. Subversões maiores dentro de uma mesma versão indicam apenas que comandos foram adicionados. A revisão diz respeito à implementação e não ao protocolo em si.</text:p>
          </table:table-cell>
          <table:covered-table-cell/>
          <table:covered-table-cell/>
          <table:covered-table-cell/>
        </table:table-row>
        <table:table-row>
          <table:table-cell table:style-name="Table55.D1" table:number-columns-spanned="4" office:value-type="string">
            <text:p text:style-name="P92">Estrutura</text:p>
          </table:table-cell>
          <table:covered-table-cell/>
          <table:covered-table-cell/>
          <table:covered-table-cell/>
        </table:table-row>
        <table:table-row>
          <table:table-cell table:style-name="Table55.A6" table:number-columns-spanned="4" office:value-type="string">
            <table:table table:name="Table78" table:style-name="Table78">
              <table:table-column table:style-name="Table78.A"/>
              <table:table-column table:style-name="Table78.B"/>
              <table:table-column table:style-name="Table78.C"/>
              <table:table-row>
                <table:table-cell table:style-name="Table78.A1" table:number-columns-spanned="3" office:value-type="string">
                  <text:p text:style-name="P28">Carga</text:p>
                </table:table-cell>
                <table:covered-table-cell/>
                <table:covered-table-cell/>
              </table:table-row>
              <table:table-row>
                <table:table-cell table:style-name="Table78.A2" office:value-type="string">
                  <text:p text:style-name="P30">Versão</text:p>
                </table:table-cell>
                <table:table-cell table:style-name="Table78.B2" office:value-type="string">
                  <text:p text:style-name="P30">Subversão</text:p>
                </table:table-cell>
                <table:table-cell table:style-name="Table78.C2" office:value-type="string">
                  <text:p text:style-name="P30">Revisão</text:p>
                </table:table-cell>
              </table:table-row>
            </table:table>
            <text:p text:style-name="P86"/>
          </table:table-cell>
          <table:covered-table-cell/>
          <table:covered-table-cell/>
          <table:covered-table-cell/>
        </table:table-row>
        <table:table-row>
          <table:table-cell table:style-name="Table55.D1" table:number-columns-spanned="4" office:value-type="string">
            <text:p text:style-name="P92">Exemplo</text:p>
          </table:table-cell>
          <table:covered-table-cell/>
          <table:covered-table-cell/>
          <table:covered-table-cell/>
        </table:table-row>
        <table:table-row>
          <table:table-cell table:style-name="Table55.A8" table:number-columns-spanned="2" office:value-type="string">
            <table:table table:name="Table79" table:style-name="Table79">
              <table:table-column table:style-name="Table79.A" table:number-columns-repeated="3"/>
              <table:table-column table:style-name="Table79.D" table:number-columns-repeated="2"/>
              <table:table-column table:style-name="Table79.F"/>
              <table:table-row>
                <table:table-cell table:style-name="Table79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79.D1" table:number-columns-spanned="3" office:value-type="string">
                  <text:p text:style-name="P28">Carga</text:p>
                </table:table-cell>
                <table:covered-table-cell/>
                <table:covered-table-cell/>
              </table:table-row>
              <table:table-row>
                <table:table-cell table:style-name="Table79.A2" office:value-type="string">
                  <text:p text:style-name="P30">01</text:p>
                </table:table-cell>
                <table:table-cell table:style-name="Table79.A2" office:value-type="string">
                  <text:p text:style-name="P30">0<text:span text:style-name="T67">0</text:span></text:p>
                </table:table-cell>
                <table:table-cell table:style-name="Table79.A2" office:value-type="string">
                  <text:p text:style-name="P48">03</text:p>
                </table:table-cell>
                <table:table-cell table:style-name="Table79.A2" office:value-type="string">
                  <text:p text:style-name="P30">0<text:span text:style-name="T77">2</text:span></text:p>
                </table:table-cell>
                <table:table-cell table:style-name="Table79.A2" office:value-type="string">
                  <text:p text:style-name="P30"><text:span text:style-name="T78">0</text:span>0</text:p>
                </table:table-cell>
                <table:table-cell table:style-name="Table79.F2" office:value-type="string">
                  <text:p text:style-name="P30">00</text:p>
                </table:table-cell>
              </table:table-row>
            </table:table>
            <text:p text:style-name="P88"/>
          </table:table-cell>
          <table:covered-table-cell/>
          <table:table-cell table:style-name="Table55.C8" table:number-columns-spanned="2" office:value-type="string">
            <text:p text:style-name="P86">Resposta que indica a versão <text:span text:style-name="T77">2</text:span>, subversão <text:span text:style-name="T79">0</text:span> e revisão 0: “<text:span text:style-name="T77">2</text:span>.<text:span text:style-name="T78">0</text:span>0.0”.</text:p>
          </table:table-cell>
          <table:covered-table-cell/>
        </table:table-row>
      </table:table>
      <text:p text:style-name="P8"/>
      <text:h text:style-name="P102" text:outline-level="3"><text:bookmark-start text:name="__RefHeading__27060_1226652910"/>(0x02) Consultar Lista de Variáveis<text:bookmark-end text:name="__RefHeading__27060_1226652910"/></text:h>
      <text:p text:style-name="P67"/>
      <table:table table:name="Table52" table:style-name="Table52">
        <table:table-column table:style-name="Table52.A"/>
        <table:table-column table:style-name="Table52.B"/>
        <table:table-column table:style-name="Table52.C"/>
        <table:table-row>
          <table:table-cell table:style-name="Table52.A1" office:value-type="string">
            <text:p text:style-name="P28">Sentido</text:p>
          </table:table-cell>
          <table:table-cell table:style-name="Table52.A1" office:value-type="string">
            <text:p text:style-name="P28">Tamanho da Carga</text:p>
          </table:table-cell>
          <table:table-cell table:style-name="Table52.C1" office:value-type="string">
            <text:p text:style-name="P28">Resposta Esperada</text:p>
          </table:table-cell>
        </table:table-row>
        <table:table-row>
          <table:table-cell table:style-name="Table52.A2" office:value-type="string">
            <text:p text:style-name="P30">Mestre → Nó</text:p>
          </table:table-cell>
          <table:table-cell table:style-name="Table52.A2" office:value-type="string">
            <text:p text:style-name="P39">0</text:p>
          </table:table-cell>
          <table:table-cell table:style-name="Table52.C2" office:value-type="string">
            <text:p text:style-name="P96"><text:bookmark-ref text:reference-format="text" text:ref-name="__RefHeading__7589_1226652910">(0x03) Lista de Variáveis</text:bookmark-ref></text:p>
          </table:table-cell>
        </table:table-row>
        <table:table-row>
          <table:table-cell table:style-name="Table52.C1" table:number-columns-spanned="3" office:value-type="string">
            <text:p text:style-name="P28">Descrição</text:p>
          </table:table-cell>
          <table:covered-table-cell/>
          <table:covered-table-cell/>
        </table:table-row>
        <table:table-row>
          <table:table-cell table:style-name="Table52.A4" table:number-columns-spanned="3" office:value-type="string">
            <text:p text:style-name="P85">Requisita a lista de Variáveis possuídas por um nó.</text:p>
          </table:table-cell>
          <table:covered-table-cell/>
          <table:covered-table-cell/>
        </table:table-row>
      </table:table>
      <text:p text:style-name="Standard"/>
      <text:h text:style-name="P103" text:outline-level="3"><text:bookmark-start text:name="__RefHeading__7589_1226652910"/><text:soft-page-break/>(0x03) Lista de Variáveis<text:bookmark-end text:name="__RefHeading__7589_1226652910"/></text:h>
      <text:p text:style-name="P69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>
          <table:table-cell table:style-name="Table51.A1" office:value-type="string">
            <text:p text:style-name="P28">Sentido</text:p>
          </table:table-cell>
          <table:table-cell table:style-name="Table51.A1" table:number-columns-spanned="2" office:value-type="string">
            <text:p text:style-name="P28">Tamanho da Carga</text:p>
          </table:table-cell>
          <table:covered-table-cell/>
          <table:table-cell table:style-name="Table51.D1" office:value-type="string">
            <text:p text:style-name="P28">Resposta Esperada</text:p>
          </table:table-cell>
        </table:table-row>
        <table:table-row>
          <table:table-cell table:style-name="Table51.A2" office:value-type="string">
            <text:p text:style-name="P30">Mestre ← Nó</text:p>
          </table:table-cell>
          <table:table-cell table:style-name="Table51.A2" table:number-columns-spanned="2" office:value-type="string">
            <text:p text:style-name="P39">(número de Variáveis do nó)</text:p>
          </table:table-cell>
          <table:covered-table-cell/>
          <table:table-cell table:style-name="Table51.D2" office:value-type="string">
            <text:p text:style-name="P96">-</text:p>
          </table:table-cell>
        </table:table-row>
        <table:table-row>
          <table:table-cell table:style-name="Table51.D1" table:number-columns-spanned="4" office:value-type="string">
            <text:p text:style-name="P28">Descrição</text:p>
          </table:table-cell>
          <table:covered-table-cell/>
          <table:covered-table-cell/>
          <table:covered-table-cell/>
        </table:table-row>
        <table:table-row>
          <table:table-cell table:style-name="Table51.D2" table:number-columns-spanned="4" office:value-type="string">
            <text:p text:style-name="P81"><text:span text:style-name="T16">C</text:span><text:span text:style-name="T28">ontém uma lista com o TIPO e o TAMANHO de todas as Variáveis contidas em um nó.</text:span></text:p>
          </table:table-cell>
          <table:covered-table-cell/>
          <table:covered-table-cell/>
          <table:covered-table-cell/>
        </table:table-row>
        <table:table-row>
          <table:table-cell table:style-name="Table51.D1" table:number-columns-spanned="4" office:value-type="string">
            <text:p text:style-name="P92">Estrutura</text:p>
          </table:table-cell>
          <table:covered-table-cell/>
          <table:covered-table-cell/>
          <table:covered-table-cell/>
        </table:table-row>
        <table:table-row>
          <table:table-cell table:style-name="Table51.A6" table:number-columns-spanned="4" office:value-type="string">
            <table:table table:name="Table53" table:style-name="Table53">
              <table:table-column table:style-name="Table53.A"/>
              <table:table-column table:style-name="Table53.B"/>
              <table:table-column table:style-name="Table53.C"/>
              <table:table-row>
                <table:table-cell table:style-name="Table53.A1" table:number-columns-spanned="3" office:value-type="string">
                  <text:p text:style-name="P28">Carga</text:p>
                </table:table-cell>
                <table:covered-table-cell/>
                <table:covered-table-cell/>
              </table:table-row>
              <table:table-row>
                <table:table-cell table:style-name="Table53.A2" office:value-type="string">
                  <text:p text:style-name="P30">Primeira Variável</text:p>
                </table:table-cell>
                <table:table-cell table:style-name="Table53.A2" table:number-rows-spanned="2" office:value-type="string">
                  <text:p text:style-name="P30">...</text:p>
                </table:table-cell>
                <table:table-cell table:style-name="Table53.C2" office:value-type="string">
                  <text:p text:style-name="P30">Última Variável</text:p>
                </table:table-cell>
              </table:table-row>
              <table:table-row>
                <table:table-cell table:style-name="Table53.A2" office:value-type="string">
                  <text:p text:style-name="P30">TIPO (1 <text:span text:style-name="T1">bit</text:span>) | TAMANHO (7 <text:span text:style-name="T1">bits</text:span>)</text:p>
                </table:table-cell>
                <table:covered-table-cell/>
                <table:table-cell table:style-name="Table53.C2" office:value-type="string">
                  <text:p text:style-name="P30">TIPO (1 <text:span text:style-name="T1">bit</text:span><text:span text:style-name="T16">)</text:span> | TAMANHO (7 <text:span text:style-name="T1">bits</text:span>)</text:p>
                </table:table-cell>
              </table:table-row>
            </table:table>
            <text:p text:style-name="P86"><text:tab/></text:p>
            <text:p text:style-name="P81"><text:span text:style-name="T28">Para cada Variável deve-se retornar um </text:span><text:span text:style-name="T10">byte</text:span><text:span text:style-name="T28"> de informação. As Variáveis devem ser estar na sua ordem de ID. A primeira Variável é a de ID 0. O </text:span><text:span text:style-name="T10">bit</text:span><text:span text:style-name="T28"> mais significativo de cada </text:span><text:span text:style-name="T10">byte </text:span><text:span text:style-name="T28">deve indicar se a Variável é de leitura (</text:span><text:span text:style-name="T10">bit</text:span><text:span text:style-name="T28"> = 0) ou escrita (</text:span><text:span text:style-name="T10">bit</text:span><text:span text:style-name="T28"> = 1). Os sete </text:span><text:span text:style-name="T10">bits</text:span><text:span text:style-name="T28"> restantes devem conter o tamanho do VALOR da Variável. </text:span><text:span text:style-name="T30">Se o campo TAMANHO tiver o valor 0, a Variável tem 128 </text:span><text:span text:style-name="T11">bytes</text:span><text:span text:style-name="T30"> de tamanho.</text:span></text:p>
          </table:table-cell>
          <table:covered-table-cell/>
          <table:covered-table-cell/>
          <table:covered-table-cell/>
        </table:table-row>
        <table:table-row>
          <table:table-cell table:style-name="Table51.D1" table:number-columns-spanned="4" office:value-type="string">
            <text:p text:style-name="P92">Exemplo</text:p>
          </table:table-cell>
          <table:covered-table-cell/>
          <table:covered-table-cell/>
          <table:covered-table-cell/>
        </table:table-row>
        <table:table-row>
          <table:table-cell table:style-name="Table51.A8" table:number-columns-spanned="2" office:value-type="string">
            <table:table table:name="Table57" table:style-name="Table57">
              <table:table-column table:style-name="Table57.A"/>
              <table:table-column table:style-name="Table57.B"/>
              <table:table-column table:style-name="Table57.C"/>
              <table:table-column table:style-name="Table57.D" table:number-columns-repeated="6"/>
              <table:table-row>
                <table:table-cell table:style-name="Table57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57.D1" table:number-columns-spanned="6" office:value-type="string">
                  <text:p text:style-name="P28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57.A2" office:value-type="string">
                  <text:p text:style-name="P30">03</text:p>
                </table:table-cell>
                <table:table-cell table:style-name="Table57.A2" office:value-type="string">
                  <text:p text:style-name="P30">0<text:span text:style-name="T67">0</text:span></text:p>
                </table:table-cell>
                <table:table-cell table:style-name="Table57.A2" office:value-type="string">
                  <text:p text:style-name="P48">06</text:p>
                </table:table-cell>
                <table:table-cell table:style-name="Table57.A2" office:value-type="string">
                  <text:p text:style-name="P30">03</text:p>
                </table:table-cell>
                <table:table-cell table:style-name="Table57.A2" office:value-type="string">
                  <text:p text:style-name="P30">03</text:p>
                </table:table-cell>
                <table:table-cell table:style-name="Table57.A2" office:value-type="string">
                  <text:p text:style-name="P30">83</text:p>
                </table:table-cell>
                <table:table-cell table:style-name="Table57.A2" office:value-type="string">
                  <text:p text:style-name="P30">83</text:p>
                </table:table-cell>
                <table:table-cell table:style-name="Table57.A2" office:value-type="string">
                  <text:p text:style-name="Standard">01</text:p>
                </table:table-cell>
                <table:table-cell table:style-name="Table57.I2" office:value-type="string">
                  <text:p text:style-name="Standard">8<text:span text:style-name="T58">0</text:span></text:p>
                </table:table-cell>
              </table:table-row>
            </table:table>
            <text:p text:style-name="P88"/>
          </table:table-cell>
          <table:covered-table-cell/>
          <table:table-cell table:style-name="Table51.C8" table:number-columns-spanned="2" office:value-type="string">
            <text:p text:style-name="P86">Duas Variáveis de leitura de tamanho 3, duas Variáveis de escrita de tamanho 3, uma Variável de leitura de tamanho 1, uma Variável de escrita de tamanho 1<text:span text:style-name="T58">28</text:span>.</text:p>
          </table:table-cell>
          <table:covered-table-cell/>
        </table:table-row>
      </table:table>
      <text:p text:style-name="Standard"/>
      <text:h text:style-name="P103" text:outline-level="3"><text:bookmark-start text:name="__RefHeading__27062_1226652910"/>(0x04) Consultar Lista de Grupos de Variáveis<text:bookmark-end text:name="__RefHeading__27062_1226652910"/></text:h>
      <text:p text:style-name="P69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8">Sentido</text:p>
          </table:table-cell>
          <table:table-cell table:style-name="Table7.A1" office:value-type="string">
            <text:p text:style-name="P28">Tamanho da Carga</text:p>
          </table:table-cell>
          <table:table-cell table:style-name="Table7.A1" office:value-type="string">
            <text:p text:style-name="P28">Resposta Esperada</text:p>
          </table:table-cell>
        </table:table-row>
        <table:table-row>
          <table:table-cell table:style-name="Table7.A2" office:value-type="string">
            <text:p text:style-name="P30">Mestre → Nó</text:p>
          </table:table-cell>
          <table:table-cell table:style-name="Table7.A2" office:value-type="string">
            <text:p text:style-name="P39">0</text:p>
          </table:table-cell>
          <table:table-cell table:style-name="Table7.A2" office:value-type="string">
            <text:p text:style-name="P97"><text:bookmark-ref text:reference-format="text" text:ref-name="__RefHeading__7933_1226652910">(0x05) Lista de Grupos de Variáveis</text:bookmark-ref></text:p>
          </table:table-cell>
        </table:table-row>
        <table:table-row>
          <table:table-cell table:style-name="Table7.A1" table:number-columns-spanned="3" office:value-type="string">
            <text:p text:style-name="P28">Descrição</text:p>
          </table:table-cell>
          <table:covered-table-cell/>
          <table:covered-table-cell/>
        </table:table-row>
        <table:table-row>
          <table:table-cell table:style-name="Table7.A2" table:number-columns-spanned="3" office:value-type="string">
            <text:p text:style-name="P85">Pedido para que o nó retorne uma lista contendo todos os Grupos de Variáveis que ele possui.</text:p>
          </table:table-cell>
          <table:covered-table-cell/>
          <table:covered-table-cell/>
        </table:table-row>
      </table:table>
      <text:h text:style-name="P103" text:outline-level="3" text:is-list-header="true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P103" text:outline-level="3"><text:bookmark-start text:name="__RefHeading__7933_1226652910"/><text:soft-page-break/>(0x05) Lista de Grupos de Variáveis<text:bookmark-end text:name="__RefHeading__7933_1226652910"/></text:h>
      <text:p text:style-name="P6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28">Sentido</text:p>
          </table:table-cell>
          <table:table-cell table:style-name="Table8.A1" table:number-columns-spanned="2" office:value-type="string">
            <text:p text:style-name="P28">Tamanho da Carga</text:p>
          </table:table-cell>
          <table:covered-table-cell/>
          <table:table-cell table:style-name="Table8.D1" office:value-type="string">
            <text:p text:style-name="P28">Resposta Esperada</text:p>
          </table:table-cell>
        </table:table-row>
        <table:table-row>
          <table:table-cell table:style-name="Table8.A2" office:value-type="string">
            <text:p text:style-name="P30">Mestre ← Nó</text:p>
          </table:table-cell>
          <table:table-cell table:style-name="Table8.A2" table:number-columns-spanned="2" office:value-type="string">
            <text:p text:style-name="P39">(número de Grupos do nó)</text:p>
          </table:table-cell>
          <table:covered-table-cell/>
          <table:table-cell table:style-name="Table8.D2" office:value-type="string">
            <text:p text:style-name="P96">-</text:p>
          </table:table-cell>
        </table:table-row>
        <table:table-row>
          <table:table-cell table:style-name="Table8.D1" table:number-columns-spanned="4" office:value-type="string">
            <text:p text:style-name="P28">Descrição</text:p>
          </table:table-cell>
          <table:covered-table-cell/>
          <table:covered-table-cell/>
          <table:covered-table-cell/>
        </table:table-row>
        <table:table-row>
          <table:table-cell table:style-name="Table8.D2" table:number-columns-spanned="4" office:value-type="string">
            <text:p text:style-name="P81"><text:span text:style-name="T16">C</text:span><text:span text:style-name="T28">ontém uma lista com o TIPO e o TAMANHO de todos os Grupos contidos em um nó.</text:span></text:p>
          </table:table-cell>
          <table:covered-table-cell/>
          <table:covered-table-cell/>
          <table:covered-table-cell/>
        </table:table-row>
        <table:table-row>
          <table:table-cell table:style-name="Table8.D1" table:number-columns-spanned="4" office:value-type="string">
            <text:p text:style-name="P92">Estrutura</text:p>
          </table:table-cell>
          <table:covered-table-cell/>
          <table:covered-table-cell/>
          <table:covered-table-cell/>
        </table:table-row>
        <table:table-row>
          <table:table-cell table:style-name="Table8.A6" table:number-columns-spanned="4" office:value-type="string">
            <table:table table:name="Table54" table:style-name="Table54">
              <table:table-column table:style-name="Table54.A"/>
              <table:table-column table:style-name="Table54.B"/>
              <table:table-column table:style-name="Table54.A"/>
              <table:table-row>
                <table:table-cell table:style-name="Table54.A1" table:number-columns-spanned="3" office:value-type="string">
                  <text:p text:style-name="P28">Carga</text:p>
                </table:table-cell>
                <table:covered-table-cell/>
                <table:covered-table-cell/>
              </table:table-row>
              <table:table-row>
                <table:table-cell table:style-name="Table54.A2" office:value-type="string">
                  <text:p text:style-name="P30">Primeiro Grupo</text:p>
                </table:table-cell>
                <table:table-cell table:style-name="Table54.A2" table:number-rows-spanned="2" office:value-type="string">
                  <text:p text:style-name="P30">...</text:p>
                </table:table-cell>
                <table:table-cell table:style-name="Table54.C2" office:value-type="string">
                  <text:p text:style-name="P30">Último Grupo</text:p>
                </table:table-cell>
              </table:table-row>
              <table:table-row>
                <table:table-cell table:style-name="Table54.A2" office:value-type="string">
                  <text:p text:style-name="P30">TIPO (1 <text:span text:style-name="T1">bit</text:span>) | TAMANHO (7 <text:span text:style-name="T1">bits</text:span>)</text:p>
                </table:table-cell>
                <table:covered-table-cell/>
                <table:table-cell table:style-name="Table54.C2" office:value-type="string">
                  <text:p text:style-name="P30">TIPO (1 <text:span text:style-name="T1">bit</text:span><text:span text:style-name="T16">)</text:span> | TAMANHO (7 <text:span text:style-name="T1">bits</text:span>)</text:p>
                </table:table-cell>
              </table:table-row>
            </table:table>
            <text:p text:style-name="P86"><text:tab/></text:p>
            <text:p text:style-name="P81"><text:span text:style-name="T28">Para cada Grupo deve-se retornar um </text:span><text:span text:style-name="T10">byte</text:span><text:span text:style-name="T28"> de informação. Os Grupos devem ser estar na sua ordem de ID. O primeiro Grupo é o de ID 0. O </text:span><text:span text:style-name="T10">bit</text:span><text:span text:style-name="T28"> mais significativo de cada </text:span><text:span text:style-name="T10">byte </text:span><text:span text:style-name="T28">deve indicar se o Grupo é de leitura (</text:span><text:span text:style-name="T10">bit</text:span><text:span text:style-name="T28"> = 0) ou escrita (</text:span><text:span text:style-name="T10">bit</text:span><text:span text:style-name="T28"> = 1). Os sete </text:span><text:span text:style-name="T10">bits</text:span><text:span text:style-name="T28"> restantes devem conter o tamanho do Grupo.<text:tab/></text:span><text:span text:style-name="T31">Se o campo TAMANHO tiver o valor 0, o Grupo tem 128 Variáveis.</text:span></text:p>
          </table:table-cell>
          <table:covered-table-cell/>
          <table:covered-table-cell/>
          <table:covered-table-cell/>
        </table:table-row>
        <table:table-row>
          <table:table-cell table:style-name="Table8.D1" table:number-columns-spanned="4" office:value-type="string">
            <text:p text:style-name="P92">Exemplo</text:p>
          </table:table-cell>
          <table:covered-table-cell/>
          <table:covered-table-cell/>
          <table:covered-table-cell/>
        </table:table-row>
        <table:table-row>
          <table:table-cell table:style-name="Table8.A8" table:number-columns-spanned="2" office:value-type="string">
            <table:table table:name="Table11" table:style-name="Table11">
              <table:table-column table:style-name="Table11.A" table:number-columns-repeated="3"/>
              <table:table-column table:style-name="Table11.D"/>
              <table:table-column table:style-name="Table11.E" table:number-columns-repeated="2"/>
              <table:table-row>
                <table:table-cell table:style-name="Table11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11.D1" table:number-columns-spanned="3" office:value-type="string">
                  <text:p text:style-name="P28">Carga</text:p>
                </table:table-cell>
                <table:covered-table-cell/>
                <table:covered-table-cell/>
              </table:table-row>
              <table:table-row>
                <table:table-cell table:style-name="Table11.A2" office:value-type="string">
                  <text:p text:style-name="P30">05</text:p>
                </table:table-cell>
                <table:table-cell table:style-name="Table11.A2" office:value-type="string">
                  <text:p text:style-name="P49">00</text:p>
                </table:table-cell>
                <table:table-cell table:style-name="Table11.A2" office:value-type="string">
                  <text:p text:style-name="P30">03</text:p>
                </table:table-cell>
                <table:table-cell table:style-name="Table11.A2" office:value-type="string">
                  <text:p text:style-name="P30">0A</text:p>
                </table:table-cell>
                <table:table-cell table:style-name="Table11.A2" office:value-type="string">
                  <text:p text:style-name="P30">05</text:p>
                </table:table-cell>
                <table:table-cell table:style-name="Table11.F2" office:value-type="string">
                  <text:p text:style-name="P30">8<text:span text:style-name="T59">5</text:span></text:p>
                </table:table-cell>
              </table:table-row>
            </table:table>
            <text:p text:style-name="P89"/>
          </table:table-cell>
          <table:covered-table-cell/>
          <table:table-cell table:style-name="Table8.C8" table:number-columns-spanned="2" office:value-type="string">
            <text:p text:style-name="P87">Três Grupos: o primeiro de leitura com 10 Variáveis, o segundo de leitura com 5 Variáveis e o terceiro de escrita com <text:span text:style-name="T59">5</text:span> Variáveis.</text:p>
          </table:table-cell>
          <table:covered-table-cell/>
        </table:table-row>
      </table:table>
      <text:p text:style-name="P64"/>
      <text:h text:style-name="P106" text:outline-level="3"><text:bookmark-start text:name="__RefHeading__35151_575392633"/>(0x06) Consultar Grupo de Variáveis<text:bookmark-end text:name="__RefHeading__35151_575392633"/></text:h>
      <text:p text:style-name="P10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28">Sentido</text:p>
          </table:table-cell>
          <table:table-cell table:style-name="Table9.A1" table:number-columns-spanned="3" office:value-type="string">
            <text:p text:style-name="P28">Tamanho da Carga</text:p>
          </table:table-cell>
          <table:covered-table-cell/>
          <table:covered-table-cell/>
          <table:table-cell table:style-name="Table9.A1" office:value-type="string">
            <text:p text:style-name="P28">Resposta Esperada</text:p>
          </table:table-cell>
        </table:table-row>
        <table:table-row>
          <table:table-cell table:style-name="Table9.A2" office:value-type="string">
            <text:p text:style-name="P30">Mestre → Nó</text:p>
          </table:table-cell>
          <table:table-cell table:style-name="Table9.A2" table:number-columns-spanned="3" office:value-type="string">
            <text:p text:style-name="P39">1</text:p>
          </table:table-cell>
          <table:covered-table-cell/>
          <table:covered-table-cell/>
          <table:table-cell table:style-name="Table9.A2" office:value-type="string">
            <text:p text:style-name="P99"><text:bookmark-ref text:reference-format="text" text:ref-name="__RefHeading__8930_1226652910">(0x07) Grupo de Variáveis</text:bookmark-ref></text:p>
          </table:table-cell>
        </table:table-row>
        <table:table-row>
          <table:table-cell table:style-name="Table9.A1" table:number-columns-spanned="5" office:value-type="string">
            <text:p text:style-name="P28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2" table:number-columns-spanned="5" office:value-type="string">
            <text:p text:style-name="P85">Pedido para que o nó retorne uma lista das Variáveis pertencentes ao Grupo especificad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5" office:value-type="string">
            <text:p text:style-name="P92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6" table:number-columns-spanned="3" office:value-type="string">
            <table:table table:name="Table76" table:style-name="Table76">
              <table:table-column table:style-name="Table76.A"/>
              <table:table-row>
                <table:table-cell table:style-name="Table76.A1" office:value-type="string">
                  <text:p text:style-name="P28">Carga</text:p>
                </table:table-cell>
              </table:table-row>
              <table:table-row>
                <table:table-cell table:style-name="Table76.A2" office:value-type="string">
                  <text:p text:style-name="P30">ID do Grupo</text:p>
                </table:table-cell>
              </table:table-row>
            </table:table>
            <text:p text:style-name="P91"/>
          </table:table-cell>
          <table:covered-table-cell/>
          <table:covered-table-cell/>
          <table:table-cell table:style-name="Table9.D6" table:number-columns-spanned="2" office:value-type="string">
            <text:p text:style-name="P94">Especifica-se o ID do Grupo a ser consultado.</text:p>
          </table:table-cell>
          <table:covered-table-cell/>
        </table:table-row>
        <table:table-row>
          <table:table-cell table:style-name="Table9.A1" table:number-columns-spanned="5" office:value-type="string">
            <text:p text:style-name="P92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6" table:number-columns-spanned="3" office:value-type="string">
            <table:table table:name="Table85" table:style-name="Table85">
              <table:table-column table:style-name="Table85.A" table:number-columns-repeated="3"/>
              <table:table-column table:style-name="Table85.D"/>
              <table:table-row>
                <table:table-cell table:style-name="Table85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85.D1" office:value-type="string">
                  <text:p text:style-name="P28">Carga</text:p>
                </table:table-cell>
              </table:table-row>
              <table:table-row>
                <table:table-cell table:style-name="Table85.A2" office:value-type="string">
                  <text:p text:style-name="P30">06</text:p>
                </table:table-cell>
                <table:table-cell table:style-name="Table85.A2" office:value-type="string">
                  <text:p text:style-name="P49">00</text:p>
                </table:table-cell>
                <table:table-cell table:style-name="Table85.A2" office:value-type="string">
                  <text:p text:style-name="P30">01</text:p>
                </table:table-cell>
                <table:table-cell table:style-name="Table85.D2" office:value-type="string">
                  <text:p text:style-name="P30">02</text:p>
                </table:table-cell>
              </table:table-row>
            </table:table>
            <text:p text:style-name="P91"/>
          </table:table-cell>
          <table:covered-table-cell/>
          <table:covered-table-cell/>
          <table:table-cell table:style-name="Table9.D6" table:number-columns-spanned="2" office:value-type="string">
            <text:p text:style-name="P94">Consulta ao Grupo de ID 2.</text:p>
          </table:table-cell>
          <table:covered-table-cell/>
        </table:table-row>
        <table:table-row>
          <table:table-cell table:style-name="Table9.A1" table:number-columns-spanned="5" office:value-type="string">
            <text:p text:style-name="P92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6" table:number-columns-spanned="2" office:value-type="string">
            <text:p text:style-name="P80"><text:span text:style-name="T28"><text:bookmark-ref text:reference-format="text" text:ref-name="__RefHeading__11747_1226652910">(0xE3) ID Inválido</text:bookmark-ref></text:span><text:span text:style-name="T28">:</text:span></text:p>
          </table:table-cell>
          <table:covered-table-cell/>
          <table:table-cell table:style-name="Table9.D6" table:number-columns-spanned="3" office:value-type="string">
            <text:p text:style-name="P90">Não há Grupo com o ID requisitado.</text:p>
          </table:table-cell>
          <table:covered-table-cell/>
          <table:covered-table-cell/>
        </table:table-row>
      </table:table>
      <text:p text:style-name="P15"><text:tab/></text:p>
      <text:h text:style-name="P102" text:outline-level="3"><text:bookmark-start text:name="__RefHeading__8930_1226652910"/><text:soft-page-break/>(0x07) Grupo de Variáveis<text:bookmark-end text:name="__RefHeading__8930_1226652910"/></text:h>
      <text:p text:style-name="P15"><text:tab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28">Sentido</text:p>
          </table:table-cell>
          <table:table-cell table:style-name="Table10.A1" table:number-columns-spanned="2" office:value-type="string">
            <text:p text:style-name="P28">Tamanho da Carga</text:p>
          </table:table-cell>
          <table:covered-table-cell/>
          <table:table-cell table:style-name="Table10.A1" office:value-type="string">
            <text:p text:style-name="P28">Resposta Esperada</text:p>
          </table:table-cell>
        </table:table-row>
        <table:table-row>
          <table:table-cell table:style-name="Table10.A2" office:value-type="string">
            <text:p text:style-name="P30">Mestre ← Nó</text:p>
          </table:table-cell>
          <table:table-cell table:style-name="Table10.A2" table:number-columns-spanned="2" office:value-type="string">
            <text:p text:style-name="P39">(número de Variáveis do Grupo)</text:p>
          </table:table-cell>
          <table:covered-table-cell/>
          <table:table-cell table:style-name="Table10.A2" office:value-type="string">
            <text:p text:style-name="P97">-</text:p>
          </table:table-cell>
        </table:table-row>
        <table:table-row>
          <table:table-cell table:style-name="Table10.A1" table:number-columns-spanned="4" office:value-type="string">
            <text:p text:style-name="P28">Descrição</text:p>
          </table:table-cell>
          <table:covered-table-cell/>
          <table:covered-table-cell/>
          <table:covered-table-cell/>
        </table:table-row>
        <table:table-row>
          <table:table-cell table:style-name="Table10.A2" table:number-columns-spanned="4" office:value-type="string">
            <text:p text:style-name="P85">Contém a lista de ID's de todas as Variáveis contidas em um Grupo.</text:p>
          </table:table-cell>
          <table:covered-table-cell/>
          <table:covered-table-cell/>
          <table:covered-table-cell/>
        </table:table-row>
        <table:table-row>
          <table:table-cell table:style-name="Table10.A1" table:number-columns-spanned="4" office:value-type="string">
            <text:p text:style-name="P92">Estrutura</text:p>
          </table:table-cell>
          <table:covered-table-cell/>
          <table:covered-table-cell/>
          <table:covered-table-cell/>
        </table:table-row>
        <table:table-row>
          <table:table-cell table:style-name="Table10.A6" table:number-columns-spanned="2" office:value-type="string"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>
                <table:table-cell table:style-name="Table12.A1" table:number-columns-spanned="3" office:value-type="string">
                  <text:p text:style-name="P28">Carga</text:p>
                </table:table-cell>
                <table:covered-table-cell/>
                <table:covered-table-cell/>
              </table:table-row>
              <table:table-row>
                <table:table-cell table:style-name="Table12.A2" office:value-type="string">
                  <text:p text:style-name="P39">Primeira Variável</text:p>
                </table:table-cell>
                <table:table-cell table:style-name="Table12.B2" table:number-rows-spanned="2" office:value-type="string">
                  <text:p text:style-name="P30">…</text:p>
                </table:table-cell>
                <table:table-cell table:style-name="Table12.C2" office:value-type="string">
                  <text:p text:style-name="P30">Última Variável</text:p>
                </table:table-cell>
              </table:table-row>
              <table:table-row>
                <table:table-cell table:style-name="Table12.A2" office:value-type="string">
                  <text:p text:style-name="P39">ID</text:p>
                </table:table-cell>
                <table:covered-table-cell/>
                <table:table-cell table:style-name="Table12.C3" office:value-type="string">
                  <text:p text:style-name="P30">ID</text:p>
                </table:table-cell>
              </table:table-row>
            </table:table>
            <text:p text:style-name="Standard"/>
          </table:table-cell>
          <table:covered-table-cell/>
          <table:table-cell table:style-name="Table10.C6" table:number-columns-spanned="2" office:value-type="string">
            <text:p text:style-name="P12">Os ID's Variáveis devem ser listados um após o outro em ordem crescente.</text:p>
          </table:table-cell>
          <table:covered-table-cell/>
        </table:table-row>
        <table:table-row>
          <table:table-cell table:style-name="Table10.A1" table:number-columns-spanned="4" office:value-type="string">
            <text:p text:style-name="P92">Exemplo</text:p>
          </table:table-cell>
          <table:covered-table-cell/>
          <table:covered-table-cell/>
          <table:covered-table-cell/>
        </table:table-row>
        <table:table-row>
          <table:table-cell table:style-name="Table10.A6" table:number-columns-spanned="2" office:value-type="string"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column table:style-name="Table14.D" table:number-columns-repeated="4"/>
              <table:table-column table:style-name="Table14.H"/>
              <table:table-row>
                <table:table-cell table:style-name="Table14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14.D1" table:number-columns-spanned="5" office:value-type="string">
                  <text:p text:style-name="P28">Carg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4.A2" office:value-type="string">
                  <text:p text:style-name="P30">07</text:p>
                </table:table-cell>
                <table:table-cell table:style-name="Table14.A2" office:value-type="string">
                  <text:p text:style-name="P50">00</text:p>
                </table:table-cell>
                <table:table-cell table:style-name="Table14.A2" office:value-type="string">
                  <text:p text:style-name="P30">05</text:p>
                </table:table-cell>
                <table:table-cell table:style-name="Table14.A2" office:value-type="string">
                  <text:p text:style-name="P30">04</text:p>
                </table:table-cell>
                <table:table-cell table:style-name="Table14.A2" office:value-type="string">
                  <text:p text:style-name="P30">05</text:p>
                </table:table-cell>
                <table:table-cell table:style-name="Table14.A2" office:value-type="string">
                  <text:p text:style-name="P30">06</text:p>
                </table:table-cell>
                <table:table-cell table:style-name="Table14.A2" office:value-type="string">
                  <text:p text:style-name="P30">07</text:p>
                </table:table-cell>
                <table:table-cell table:style-name="Table14.H2" office:value-type="string">
                  <text:p text:style-name="P30">09</text:p>
                </table:table-cell>
              </table:table-row>
            </table:table>
            <text:p text:style-name="Standard"/>
          </table:table-cell>
          <table:covered-table-cell/>
          <table:table-cell table:style-name="Table10.C6" table:number-columns-spanned="2" office:value-type="string">
            <text:p text:style-name="P91">Grupo com 5 Variáveis de ID's 4, 5, 6, 7 e 9.</text:p>
          </table:table-cell>
          <table:covered-table-cell/>
        </table:table-row>
      </table:table>
      <text:p text:style-name="P15"><text:tab/></text:p>
      <text:h text:style-name="P102" text:outline-level="3"><text:bookmark-start text:name="__RefHeading__10441_2081230768"/>(0x08) Consultar Lista de Curvas<text:bookmark-end text:name="__RefHeading__10441_2081230768"/></text:h>
      <text:p text:style-name="P67"/>
      <table:table table:name="Table59" table:style-name="Table59">
        <table:table-column table:style-name="Table59.A"/>
        <table:table-column table:style-name="Table59.B"/>
        <table:table-column table:style-name="Table59.C"/>
        <table:table-row>
          <table:table-cell table:style-name="Table59.A1" office:value-type="string">
            <text:p text:style-name="P28">Sentido</text:p>
          </table:table-cell>
          <table:table-cell table:style-name="Table59.A1" office:value-type="string">
            <text:p text:style-name="P28">Tamanho da Carga</text:p>
          </table:table-cell>
          <table:table-cell table:style-name="Table59.A1" office:value-type="string">
            <text:p text:style-name="P28">Resposta Esperada</text:p>
          </table:table-cell>
        </table:table-row>
        <table:table-row>
          <table:table-cell table:style-name="Table59.A2" office:value-type="string">
            <text:p text:style-name="P30">Mestre → Nó</text:p>
          </table:table-cell>
          <table:table-cell table:style-name="Table59.A2" office:value-type="string">
            <text:p text:style-name="P39">0</text:p>
          </table:table-cell>
          <table:table-cell table:style-name="Table59.A2" office:value-type="string">
            <text:p text:style-name="P96"><text:bookmark-ref text:reference-format="text" text:ref-name="__RefHeading__7589_12266529101">(0x09) Lista de Curvas</text:bookmark-ref></text:p>
          </table:table-cell>
        </table:table-row>
        <table:table-row>
          <table:table-cell table:style-name="Table59.A1" table:number-columns-spanned="3" office:value-type="string">
            <text:p text:style-name="P28">Descrição</text:p>
          </table:table-cell>
          <table:covered-table-cell/>
          <table:covered-table-cell/>
        </table:table-row>
        <table:table-row>
          <table:table-cell table:style-name="Table59.A2" table:number-columns-spanned="3" office:value-type="string">
            <text:p text:style-name="P85">Pedido para que o nó retorne uma lista das Curvas que possui.</text:p>
          </table:table-cell>
          <table:covered-table-cell/>
          <table:covered-table-cell/>
        </table:table-row>
      </table:table>
      <text:p text:style-name="P69"><text:tab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P107" text:outline-level="3"><text:bookmark-start text:name="__RefHeading__7589_12266529101"/><text:soft-page-break/>(0x09) Lista de Curvas<text:bookmark-end text:name="__RefHeading__7589_12266529101"/></text:h>
      <text:p text:style-name="P69"/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>
          <table:table-cell table:style-name="Table60.A1" office:value-type="string">
            <text:p text:style-name="P28">Sentido</text:p>
          </table:table-cell>
          <table:table-cell table:style-name="Table60.A1" table:number-columns-spanned="2" office:value-type="string">
            <text:p text:style-name="P28">Tamanho da Carga</text:p>
          </table:table-cell>
          <table:covered-table-cell/>
          <table:table-cell table:style-name="Table60.A1" office:value-type="string">
            <text:p text:style-name="P28">Resposta Esperada</text:p>
          </table:table-cell>
        </table:table-row>
        <table:table-row>
          <table:table-cell table:style-name="Table60.A2" office:value-type="string">
            <text:p text:style-name="P30">Mestre ← Nó</text:p>
          </table:table-cell>
          <table:table-cell table:style-name="Table60.A2" table:number-columns-spanned="2" office:value-type="string">
            <text:p text:style-name="P39"><text:span text:style-name="T61">5</text:span>*(número de Curvas do nó)</text:p>
          </table:table-cell>
          <table:covered-table-cell/>
          <table:table-cell table:style-name="Table60.A2" office:value-type="string">
            <text:p text:style-name="P97">-</text:p>
          </table:table-cell>
        </table:table-row>
        <table:table-row>
          <table:table-cell table:style-name="Table60.A1" table:number-columns-spanned="4" office:value-type="string">
            <text:p text:style-name="P28">Descrição</text:p>
          </table:table-cell>
          <table:covered-table-cell/>
          <table:covered-table-cell/>
          <table:covered-table-cell/>
        </table:table-row>
        <table:table-row>
          <table:table-cell table:style-name="Table60.A2" table:number-columns-spanned="4" office:value-type="string">
            <text:p text:style-name="P85">Contém uma lista com TIPO, <text:span text:style-name="T60">TBLOCO e NBLOCOS</text:span> de todas as Curvas de um nó.</text:p>
          </table:table-cell>
          <table:covered-table-cell/>
          <table:covered-table-cell/>
          <table:covered-table-cell/>
        </table:table-row>
        <table:table-row>
          <table:table-cell table:style-name="Table60.A1" table:number-columns-spanned="4" office:value-type="string">
            <text:p text:style-name="P92">Estrutura</text:p>
          </table:table-cell>
          <table:covered-table-cell/>
          <table:covered-table-cell/>
          <table:covered-table-cell/>
        </table:table-row>
        <table:table-row>
          <table:table-cell table:style-name="Table60.A2" table:number-columns-spanned="4" office:value-type="string"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column table:style-name="Table13.D"/>
              <table:table-column table:style-name="Table13.E"/>
              <table:table-column table:style-name="Table13.F"/>
              <table:table-column table:style-name="Table13.G"/>
              <table:table-column table:style-name="Table13.D"/>
              <table:table-column table:style-name="Table13.C"/>
              <table:table-column table:style-name="Table13.D"/>
              <table:table-column table:style-name="Table13.C"/>
              <table:table-row>
                <table:table-cell table:style-name="Table13.A1" table:number-columns-spanned="11" office:value-type="string">
                  <text:p text:style-name="P28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3.A2" table:number-columns-spanned="5" office:value-type="string">
                  <text:p text:style-name="P30">Primeira Curva</text:p>
                </table:table-cell>
                <table:covered-table-cell/>
                <table:covered-table-cell/>
                <table:covered-table-cell/>
                <table:covered-table-cell/>
                <table:table-cell table:style-name="Table13.A2" table:number-rows-spanned="3" office:value-type="string">
                  <text:p text:style-name="P30">...</text:p>
                </table:table-cell>
                <table:table-cell table:style-name="Table13.G2" table:number-columns-spanned="5" office:value-type="string">
                  <text:p text:style-name="P27">Última Curv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3.A2" table:number-rows-spanned="2" office:value-type="string">
                  <text:p text:style-name="P30">Tipo </text:p>
                </table:table-cell>
                <table:table-cell table:style-name="Table13.A2" table:number-columns-spanned="2" office:value-type="string">
                  <text:p text:style-name="P46">TBLOCO</text:p>
                </table:table-cell>
                <table:covered-table-cell/>
                <table:table-cell table:style-name="Table13.A2" table:number-columns-spanned="2" office:value-type="string">
                  <text:p text:style-name="P46">NBLOCOS</text:p>
                </table:table-cell>
                <table:covered-table-cell/>
                <table:covered-table-cell/>
                <table:table-cell table:style-name="Table13.A2" table:number-rows-spanned="2" office:value-type="string">
                  <text:p text:style-name="P27">Tipo </text:p>
                </table:table-cell>
                <table:table-cell table:style-name="Table13.A2" table:number-columns-spanned="2" office:value-type="string">
                  <text:p text:style-name="P46">TBLOCO</text:p>
                </table:table-cell>
                <table:covered-table-cell/>
                <table:table-cell table:style-name="Table13.G2" table:number-columns-spanned="2" office:value-type="string">
                  <text:p text:style-name="P46">NBLOCOS</text:p>
                </table:table-cell>
                <table:covered-table-cell/>
              </table:table-row>
              <table:table-row>
                <table:covered-table-cell/>
                <table:table-cell table:style-name="Table13.A2" office:value-type="string">
                  <text:p text:style-name="P46">+ sig.</text:p>
                </table:table-cell>
                <table:table-cell table:style-name="Table13.A2" office:value-type="string">
                  <text:p text:style-name="P46">- sig.</text:p>
                </table:table-cell>
                <table:table-cell table:style-name="Table13.A2" office:value-type="string">
                  <text:p text:style-name="P46">+ sig.</text:p>
                </table:table-cell>
                <table:table-cell table:style-name="Table13.A2" office:value-type="string">
                  <text:p text:style-name="P46">- sig.</text:p>
                </table:table-cell>
                <table:covered-table-cell/>
                <table:covered-table-cell/>
                <table:table-cell table:style-name="Table13.A2" office:value-type="string">
                  <text:p text:style-name="P46">+ sig.</text:p>
                </table:table-cell>
                <table:table-cell table:style-name="Table13.A2" office:value-type="string">
                  <text:p text:style-name="P46">- sig.</text:p>
                </table:table-cell>
                <table:table-cell table:style-name="Table13.A2" office:value-type="string">
                  <text:p text:style-name="P46">+ sig.</text:p>
                </table:table-cell>
                <table:table-cell table:style-name="Table13.G2" office:value-type="string">
                  <text:p text:style-name="P46">- sig.</text:p>
                </table:table-cell>
              </table:table-row>
            </table:table>
            <text:p text:style-name="P70"/>
            <text:p text:style-name="P64"><text:span text:style-name="T28">As Curvas devem ser listadas na sua ordem de ID. A primeira é a de ID 0. Para cada Curva, deve-se retornar </text:span><text:span text:style-name="T32">5</text:span><text:span text:style-name="T28"> </text:span><text:span text:style-name="T10">bytes</text:span><text:span text:style-name="T28"> de informação. O primeiro </text:span><text:span text:style-name="T10">byte </text:span><text:span text:style-name="T28">deve indicar se a Curva é de leitura (0) ou escrita (1). O segundo e o terceiro </text:span><text:span text:style-name="T10">bytes</text:span><text:span text:style-name="T28"> devem conter </text:span><text:span text:style-name="T32">o tamanho</text:span><text:span text:style-name="T28"> d</text:span><text:span text:style-name="T32">os</text:span><text:span text:style-name="T28"> blocos da Curva. </text:span><text:span text:style-name="T32">O quarto e o quinto </text:span><text:span text:style-name="T12">bytes </text:span><text:span text:style-name="T32">devem conter o número de blocos. Caso NBLOCOS seja 0, a Curva tem o máximo de blocos, ou seja, 65536.</text:span></text:p>
          </table:table-cell>
          <table:covered-table-cell/>
          <table:covered-table-cell/>
          <table:covered-table-cell/>
        </table:table-row>
        <table:table-row>
          <table:table-cell table:style-name="Table60.A1" table:number-columns-spanned="4" office:value-type="string">
            <text:p text:style-name="P92">Exemplo</text:p>
          </table:table-cell>
          <table:covered-table-cell/>
          <table:covered-table-cell/>
          <table:covered-table-cell/>
        </table:table-row>
        <table:table-row>
          <table:table-cell table:style-name="Table60.A8" table:number-columns-spanned="2" office:value-type="string">
            <table:table table:name="Table16" table:style-name="Table16">
              <table:table-column table:style-name="Table16.A"/>
              <table:table-column table:style-name="Table16.B"/>
              <table:table-column table:style-name="Table16.C"/>
              <table:table-column table:style-name="Table16.D" table:number-columns-repeated="4"/>
              <table:table-column table:style-name="Table16.H"/>
              <table:table-row>
                <table:table-cell table:style-name="Table16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16.D1" table:number-columns-spanned="5" office:value-type="string">
                  <text:p text:style-name="P28">Carg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6.A2" office:value-type="string">
                  <text:p text:style-name="P30">09</text:p>
                </table:table-cell>
                <table:table-cell table:style-name="Table16.A2" office:value-type="string">
                  <text:p text:style-name="P50">00</text:p>
                </table:table-cell>
                <table:table-cell table:style-name="Table16.A2" office:value-type="string">
                  <text:p text:style-name="P30">0<text:span text:style-name="T62">5</text:span></text:p>
                </table:table-cell>
                <table:table-cell table:style-name="Table16.A2" office:value-type="string">
                  <text:p text:style-name="P30">00</text:p>
                </table:table-cell>
                <table:table-cell table:style-name="Table16.A2" office:value-type="string">
                  <text:p text:style-name="P47">40</text:p>
                </table:table-cell>
                <table:table-cell table:style-name="Table16.A2" office:value-type="string">
                  <text:p text:style-name="P47">00</text:p>
                </table:table-cell>
                <table:table-cell table:style-name="Table16.A2" office:value-type="string">
                  <text:p text:style-name="P47">02</text:p>
                </table:table-cell>
                <table:table-cell table:style-name="Table16.H2" office:value-type="string">
                  <text:p text:style-name="P47">00</text:p>
                </table:table-cell>
              </table:table-row>
            </table:table>
            <text:p text:style-name="Standard"/>
          </table:table-cell>
          <table:covered-table-cell/>
          <table:table-cell table:style-name="Table60.C8" table:number-columns-spanned="2" office:value-type="string">
            <text:p text:style-name="P41"><text:span text:style-name="T63">Nó</text:span> com uma única Curva. A Curva é de leitura (00), <text:span text:style-name="T62">tem blocos de 16384 </text:span><text:span text:style-name="T5">bytes</text:span><text:span text:style-name="T19"> (4000h)</text:span> e tem 512 blocos (0<text:span text:style-name="T62">200</text:span>h).</text:p>
          </table:table-cell>
          <table:covered-table-cell/>
        </table:table-row>
      </table:table>
      <text:p text:style-name="P69"><text:tab/></text:p>
      <text:h text:style-name="P109" text:outline-level="3"><text:bookmark-start text:name="__RefHeading__9658_1835405200"/>(0x0A) Consultar <text:span text:style-name="T1">Checksum</text:span> de Curva<text:bookmark-end text:name="__RefHeading__9658_1835405200"/></text:h>
      <text:p text:style-name="P15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column table:style-name="Table61.E"/>
        <table:table-row>
          <table:table-cell table:style-name="Table61.A1" office:value-type="string">
            <text:p text:style-name="P28">Sentido</text:p>
          </table:table-cell>
          <table:table-cell table:style-name="Table61.A1" table:number-columns-spanned="3" office:value-type="string">
            <text:p text:style-name="P28">Tamanho da Carga</text:p>
          </table:table-cell>
          <table:covered-table-cell/>
          <table:covered-table-cell/>
          <table:table-cell table:style-name="Table61.A1" office:value-type="string">
            <text:p text:style-name="P28">Resposta Esperada</text:p>
          </table:table-cell>
        </table:table-row>
        <table:table-row>
          <table:table-cell table:style-name="Table61.A2" office:value-type="string">
            <text:p text:style-name="P30">Mestre → Nó</text:p>
          </table:table-cell>
          <table:table-cell table:style-name="Table61.A2" table:number-columns-spanned="3" office:value-type="string">
            <text:p text:style-name="P39">1</text:p>
          </table:table-cell>
          <table:covered-table-cell/>
          <table:covered-table-cell/>
          <table:table-cell table:style-name="Table61.A2" office:value-type="string">
            <text:p text:style-name="P99"><text:bookmark-ref text:reference-format="text" text:ref-name="__RefHeading__9878_2051279693">(0x0B) Checksum de Curva</text:bookmark-ref></text:p>
          </table:table-cell>
        </table:table-row>
        <table:table-row>
          <table:table-cell table:style-name="Table61.A1" table:number-columns-spanned="5" office:value-type="string">
            <text:p text:style-name="P28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1.A2" table:number-columns-spanned="5" office:value-type="string">
            <text:p text:style-name="P85">Pedido para ler o CHECKSUM da Curva especificad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1.A1" table:number-columns-spanned="5" office:value-type="string">
            <text:p text:style-name="P92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1.A6" table:number-columns-spanned="3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28">Carga</text:p>
                </table:table-cell>
              </table:table-row>
              <table:table-row>
                <table:table-cell table:style-name="Table15.A2" office:value-type="string">
                  <text:p text:style-name="P30">ID da Curva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61.D6" table:number-columns-spanned="2" office:value-type="string">
            <text:p text:style-name="P94">Especifica-se o ID da Curva a ser consultada.</text:p>
          </table:table-cell>
          <table:covered-table-cell/>
        </table:table-row>
        <table:table-row>
          <table:table-cell table:style-name="Table61.A1" table:number-columns-spanned="5" office:value-type="string">
            <text:p text:style-name="P92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1.A6" table:number-columns-spanned="3" office:value-type="string">
            <table:table table:name="Table58" table:style-name="Table58">
              <table:table-column table:style-name="Table58.A"/>
              <table:table-column table:style-name="Table58.B"/>
              <table:table-column table:style-name="Table58.C"/>
              <table:table-column table:style-name="Table58.D"/>
              <table:table-row>
                <table:table-cell table:style-name="Table58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58.D1" office:value-type="string">
                  <text:p text:style-name="P28">Carga</text:p>
                </table:table-cell>
              </table:table-row>
              <table:table-row>
                <table:table-cell table:style-name="Table58.A2" office:value-type="string">
                  <text:p text:style-name="P30">0A</text:p>
                </table:table-cell>
                <table:table-cell table:style-name="Table58.A2" office:value-type="string">
                  <text:p text:style-name="P51">00</text:p>
                </table:table-cell>
                <table:table-cell table:style-name="Table58.A2" office:value-type="string">
                  <text:p text:style-name="P30">01</text:p>
                </table:table-cell>
                <table:table-cell table:style-name="Table58.D2" office:value-type="string">
                  <text:p text:style-name="P30">02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61.D6" table:number-columns-spanned="2" office:value-type="string">
            <text:p text:style-name="P91">Consulta ao CHECKSUM da Curva de ID 2.</text:p>
          </table:table-cell>
          <table:covered-table-cell/>
        </table:table-row>
        <table:table-row>
          <table:table-cell table:style-name="Table61.A1" table:number-columns-spanned="5" office:value-type="string">
            <text:p text:style-name="P92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1.A6" table:number-columns-spanned="2" office:value-type="string">
            <text:p text:style-name="P80"><text:span text:style-name="T28"><text:bookmark-ref text:reference-format="text" text:ref-name="__RefHeading__11747_1226652910">(0xE3) ID Inválido</text:bookmark-ref></text:span><text:span text:style-name="T28">:</text:span></text:p>
          </table:table-cell>
          <table:covered-table-cell/>
          <table:table-cell table:style-name="Table61.D6" table:number-columns-spanned="3" office:value-type="string">
            <text:p text:style-name="P83">Não há Curva com o ID especificado.</text:p>
          </table:table-cell>
          <table:covered-table-cell/>
          <table:covered-table-cell/>
        </table:table-row>
      </table:table>
      <text:h text:style-name="P108" text:outline-level="3"><text:bookmark-start text:name="__RefHeading__9878_2051279693"/><text:soft-page-break/><text:span text:style-name="T42">(0x0B)</text:span><text:span text:style-name="T13"> Checksum</text:span><text:span text:style-name="T42"> de Curva</text:span><text:bookmark-end text:name="__RefHeading__9878_2051279693"/></text:h>
      <text:p text:style-name="P69"/>
      <table:table table:name="Table62" table:style-name="Table62">
        <table:table-column table:style-name="Table62.A"/>
        <table:table-column table:style-name="Table62.B"/>
        <table:table-column table:style-name="Table62.C"/>
        <table:table-row>
          <table:table-cell table:style-name="Table62.A1" office:value-type="string">
            <text:p text:style-name="P28">Sentido</text:p>
          </table:table-cell>
          <table:table-cell table:style-name="Table62.A1" office:value-type="string">
            <text:p text:style-name="P28">Tamanho da Carga</text:p>
          </table:table-cell>
          <table:table-cell table:style-name="Table62.A1" office:value-type="string">
            <text:p text:style-name="P28">Resposta Esperada</text:p>
          </table:table-cell>
        </table:table-row>
        <table:table-row>
          <table:table-cell table:style-name="Table62.A2" office:value-type="string">
            <text:p text:style-name="P30">Mestre ← Nó</text:p>
          </table:table-cell>
          <table:table-cell table:style-name="Table62.A2" office:value-type="string">
            <text:p text:style-name="P39">16</text:p>
          </table:table-cell>
          <table:table-cell table:style-name="Table62.A2" office:value-type="string">
            <text:p text:style-name="P97">-</text:p>
          </table:table-cell>
        </table:table-row>
        <table:table-row>
          <table:table-cell table:style-name="Table62.A1" table:number-columns-spanned="3" office:value-type="string">
            <text:p text:style-name="P28">Descrição</text:p>
          </table:table-cell>
          <table:covered-table-cell/>
          <table:covered-table-cell/>
        </table:table-row>
        <table:table-row>
          <table:table-cell table:style-name="Table62.A2" table:number-columns-spanned="3" office:value-type="string">
            <text:p text:style-name="P85">Contém o CHECKSUM de uma Curva.</text:p>
          </table:table-cell>
          <table:covered-table-cell/>
          <table:covered-table-cell/>
        </table:table-row>
        <table:table-row>
          <table:table-cell table:style-name="Table62.A1" table:number-columns-spanned="3" office:value-type="string">
            <text:p text:style-name="P92">Estrutura</text:p>
          </table:table-cell>
          <table:covered-table-cell/>
          <table:covered-table-cell/>
        </table:table-row>
        <table:table-row>
          <table:table-cell table:style-name="Table62.A2" table:number-columns-spanned="3" office:value-type="string">
            <table:table table:name="Table17" table:style-name="Table17">
              <table:table-column table:style-name="Table17.A"/>
              <table:table-column table:style-name="Table17.B"/>
              <table:table-column table:style-name="Table17.C"/>
              <table:table-column table:style-name="Table17.B" table:number-columns-repeated="4"/>
              <table:table-column table:style-name="Table17.C"/>
              <table:table-column table:style-name="Table17.I"/>
              <table:table-column table:style-name="Table17.B" table:number-columns-repeated="3"/>
              <table:table-column table:style-name="Table17.C"/>
              <table:table-column table:style-name="Table17.B" table:number-columns-repeated="2"/>
              <table:table-column table:style-name="Table17.P"/>
              <table:table-row>
                <table:table-cell table:style-name="Table17.A1" table:number-columns-spanned="16" office:value-type="string">
                  <text:p text:style-name="P28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7.A2" table:number-columns-spanned="16" office:value-type="string">
                  <text:p text:style-name="P43"><text:span text:style-name="T1">Checksum</text:span> MD5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7.A3" office:value-type="string">
                  <text:p text:style-name="P30"><text:s/>mais significativo</text:p>
                </table:table-cell>
                <table:table-cell table:style-name="Table17.A3" office:value-type="string">
                  <text:p text:style-name="P30"/>
                </table:table-cell>
                <table:table-cell table:style-name="Table17.A3" office:value-type="string">
                  <text:p text:style-name="P30"/>
                </table:table-cell>
                <table:table-cell table:style-name="Table17.A3" office:value-type="string">
                  <text:p text:style-name="P30"/>
                </table:table-cell>
                <table:table-cell table:style-name="Table17.A3" office:value-type="string">
                  <text:p text:style-name="P30"/>
                </table:table-cell>
                <table:table-cell table:style-name="Table17.A3" office:value-type="string">
                  <text:p text:style-name="P30"/>
                </table:table-cell>
                <table:table-cell table:style-name="Table17.A3" office:value-type="string">
                  <text:p text:style-name="P30"/>
                </table:table-cell>
                <table:table-cell table:style-name="Table17.A3" office:value-type="string">
                  <text:p text:style-name="P30"/>
                </table:table-cell>
                <table:table-cell table:style-name="Table17.A3" office:value-type="string">
                  <text:p text:style-name="P30"/>
                </table:table-cell>
                <table:table-cell table:style-name="Table17.A3" office:value-type="string">
                  <text:p text:style-name="P30"/>
                </table:table-cell>
                <table:table-cell table:style-name="Table17.A3" office:value-type="string">
                  <text:p text:style-name="P30"/>
                </table:table-cell>
                <table:table-cell table:style-name="Table17.A3" office:value-type="string">
                  <text:p text:style-name="P30"/>
                </table:table-cell>
                <table:table-cell table:style-name="Table17.A3" office:value-type="string">
                  <text:p text:style-name="P30"/>
                </table:table-cell>
                <table:table-cell table:style-name="Table17.A3" office:value-type="string">
                  <text:p text:style-name="P30"/>
                </table:table-cell>
                <table:table-cell table:style-name="Table17.A3" office:value-type="string">
                  <text:p text:style-name="P30"/>
                </table:table-cell>
                <table:table-cell table:style-name="Table17.A2" office:value-type="string">
                  <text:p text:style-name="P30">menos significativo</text:p>
                </table:table-cell>
              </table:table-row>
            </table:table>
            <text:p text:style-name="Standard"/>
            <text:p text:style-name="Standard"><text:span text:style-name="T16">Os 16 </text:span><text:span text:style-name="T1">bytes</text:span><text:span text:style-name="T16"> do CHECKSUM devem ser retornados em ordem, do mais significativo para o menos significativo.</text:span></text:p>
          </table:table-cell>
          <table:covered-table-cell/>
          <table:covered-table-cell/>
        </table:table-row>
        <table:table-row>
          <table:table-cell table:style-name="Table62.A1" table:number-columns-spanned="3" office:value-type="string">
            <text:p text:style-name="P92">Exemplo</text:p>
          </table:table-cell>
          <table:covered-table-cell/>
          <table:covered-table-cell/>
        </table:table-row>
        <table:table-row>
          <table:table-cell table:style-name="Table62.A2" table:number-columns-spanned="3" office:value-type="string">
            <table:table table:name="Table18" table:style-name="Table18">
              <table:table-column table:style-name="Table18.A" table:number-columns-repeated="2"/>
              <table:table-column table:style-name="Table18.C"/>
              <table:table-column table:style-name="Table18.D" table:number-columns-repeated="5"/>
              <table:table-column table:style-name="Table18.I" table:number-columns-repeated="2"/>
              <table:table-column table:style-name="Table18.K" table:number-columns-repeated="2"/>
              <table:table-column table:style-name="Table18.I" table:number-columns-repeated="2"/>
              <table:table-column table:style-name="Table18.D" table:number-columns-repeated="5"/>
              <table:table-row>
                <table:table-cell table:style-name="Table18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18.D1" table:number-columns-spanned="16" office:value-type="string">
                  <text:p text:style-name="P28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8.A2" office:value-type="string">
                  <text:p text:style-name="P30">0B</text:p>
                </table:table-cell>
                <table:table-cell table:style-name="Table18.A2" office:value-type="string">
                  <text:p text:style-name="P52">00</text:p>
                </table:table-cell>
                <table:table-cell table:style-name="Table18.A2" office:value-type="string">
                  <text:p text:style-name="P30">10</text:p>
                </table:table-cell>
                <table:table-cell table:style-name="Table18.A2" office:value-type="string">
                  <text:p text:style-name="P30">01</text:p>
                </table:table-cell>
                <table:table-cell table:style-name="Table18.A2" office:value-type="string">
                  <text:p text:style-name="P30">23</text:p>
                </table:table-cell>
                <table:table-cell table:style-name="Table18.A2" office:value-type="string">
                  <text:p text:style-name="P30">45</text:p>
                </table:table-cell>
                <table:table-cell table:style-name="Table18.A2" office:value-type="string">
                  <text:p text:style-name="P30">67</text:p>
                </table:table-cell>
                <table:table-cell table:style-name="Table18.A2" office:value-type="string">
                  <text:p text:style-name="P30">89</text:p>
                </table:table-cell>
                <table:table-cell table:style-name="Table18.A2" office:value-type="string">
                  <text:p text:style-name="P30">AB</text:p>
                </table:table-cell>
                <table:table-cell table:style-name="Table18.A2" office:value-type="string">
                  <text:p text:style-name="P30">CD</text:p>
                </table:table-cell>
                <table:table-cell table:style-name="Table18.A2" office:value-type="string">
                  <text:p text:style-name="P30">EF</text:p>
                </table:table-cell>
                <table:table-cell table:style-name="Table18.A2" office:value-type="string">
                  <text:p text:style-name="P30">FE</text:p>
                </table:table-cell>
                <table:table-cell table:style-name="Table18.A2" office:value-type="string">
                  <text:p text:style-name="P30">DC</text:p>
                </table:table-cell>
                <table:table-cell table:style-name="Table18.A2" office:value-type="string">
                  <text:p text:style-name="P30">BA</text:p>
                </table:table-cell>
                <table:table-cell table:style-name="Table18.A2" office:value-type="string">
                  <text:p text:style-name="P30">98</text:p>
                </table:table-cell>
                <table:table-cell table:style-name="Table18.A2" office:value-type="string">
                  <text:p text:style-name="P30">76</text:p>
                </table:table-cell>
                <table:table-cell table:style-name="Table18.A2" office:value-type="string">
                  <text:p text:style-name="P30">54</text:p>
                </table:table-cell>
                <table:table-cell table:style-name="Table18.A2" office:value-type="string">
                  <text:p text:style-name="P30">32</text:p>
                </table:table-cell>
                <table:table-cell table:style-name="Table18.S2" office:value-type="string">
                  <text:p text:style-name="P30">10</text:p>
                </table:table-cell>
              </table:table-row>
            </table:table>
            <text:p text:style-name="Standard"/>
            <text:p text:style-name="Standard">Curva com o CHECKSUM 0123456789abcdeffedcba9876543210.</text:p>
          </table:table-cell>
          <table:covered-table-cell/>
          <table:covered-table-cell/>
        </table:table-row>
      </table:table>
      <text:p text:style-name="Text_20_body"/>
      <text:h text:style-name="Heading_20_3" text:outline-level="3"><text:bookmark-start text:name="__RefHeading__152818_1173055951"/>(0x0C) Consultar Lista de Funções<text:bookmark-end text:name="__RefHeading__152818_1173055951"/></text:h>
      <text:p text:style-name="Text_20_body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28">Sentido</text:p>
          </table:table-cell>
          <table:table-cell table:style-name="Table20.A1" office:value-type="string">
            <text:p text:style-name="P28">Tamanho da Carga</text:p>
          </table:table-cell>
          <table:table-cell table:style-name="Table20.A1" office:value-type="string">
            <text:p text:style-name="P28">Resposta Esperada</text:p>
          </table:table-cell>
        </table:table-row>
        <table:table-row>
          <table:table-cell table:style-name="Table20.A2" office:value-type="string">
            <text:p text:style-name="P30">Mestre ← Nó</text:p>
          </table:table-cell>
          <table:table-cell table:style-name="Table20.A2" office:value-type="string">
            <text:p text:style-name="P39">0</text:p>
          </table:table-cell>
          <table:table-cell table:style-name="Table20.A2" office:value-type="string">
            <text:p text:style-name="P97"><text:bookmark-ref text:reference-format="text" text:ref-name="__RefHeading__135469_1173055951">(0x0D) Lista de Funções</text:bookmark-ref></text:p>
          </table:table-cell>
        </table:table-row>
        <table:table-row>
          <table:table-cell table:style-name="Table20.A1" table:number-columns-spanned="3" office:value-type="string">
            <text:p text:style-name="P28">Descrição</text:p>
          </table:table-cell>
          <table:covered-table-cell/>
          <table:covered-table-cell/>
        </table:table-row>
        <table:table-row>
          <table:table-cell table:style-name="Table20.A2" table:number-columns-spanned="3" office:value-type="string">
            <text:p text:style-name="P85">Pedido para que o nó envie uma lista com suas Funções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bookmark-start text:name="__RefHeading__135469_1173055951"/><text:soft-page-break/>(0x0D) Lista de Funções<text:bookmark-end text:name="__RefHeading__135469_1173055951"/></text:h>
      <text:p text:style-name="Text_20_body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28">Sentido</text:p>
          </table:table-cell>
          <table:table-cell table:style-name="Table19.A1" table:number-columns-spanned="2" office:value-type="string">
            <text:p text:style-name="P28">Tamanho da Carga</text:p>
          </table:table-cell>
          <table:covered-table-cell/>
          <table:table-cell table:style-name="Table19.A1" office:value-type="string">
            <text:p text:style-name="P28">Resposta Esperada</text:p>
          </table:table-cell>
        </table:table-row>
        <table:table-row>
          <table:table-cell table:style-name="Table19.A2" office:value-type="string">
            <text:p text:style-name="P30">Mestre ← Nó</text:p>
          </table:table-cell>
          <table:table-cell table:style-name="Table19.A2" table:number-columns-spanned="2" office:value-type="string">
            <text:p text:style-name="P39">3*(número de Funções do nó)</text:p>
          </table:table-cell>
          <table:covered-table-cell/>
          <table:table-cell table:style-name="Table19.A2" office:value-type="string">
            <text:p text:style-name="P97">-</text:p>
          </table:table-cell>
        </table:table-row>
        <table:table-row>
          <table:table-cell table:style-name="Table19.A1" table:number-columns-spanned="4" office:value-type="string">
            <text:p text:style-name="P28">Descrição</text:p>
          </table:table-cell>
          <table:covered-table-cell/>
          <table:covered-table-cell/>
          <table:covered-table-cell/>
        </table:table-row>
        <table:table-row>
          <table:table-cell table:style-name="Table19.A2" table:number-columns-spanned="4" office:value-type="string">
            <text:p text:style-name="P85">Contém uma lista com a ENTRADA e a SAIDA de todas as Funções de um nó.</text:p>
          </table:table-cell>
          <table:covered-table-cell/>
          <table:covered-table-cell/>
          <table:covered-table-cell/>
        </table:table-row>
        <table:table-row>
          <table:table-cell table:style-name="Table19.A1" table:number-columns-spanned="4" office:value-type="string">
            <text:p text:style-name="P92">Estrutura</text:p>
          </table:table-cell>
          <table:covered-table-cell/>
          <table:covered-table-cell/>
          <table:covered-table-cell/>
        </table:table-row>
        <table:table-row>
          <table:table-cell table:style-name="Table19.A2" table:number-columns-spanned="4" office:value-type="string">
            <table:table table:name="Table86" table:style-name="Table86">
              <table:table-column table:style-name="Table86.A"/>
              <table:table-column table:style-name="Table86.B"/>
              <table:table-column table:style-name="Table86.C"/>
              <table:table-row>
                <table:table-cell table:style-name="Table86.A1" table:number-columns-spanned="3" office:value-type="string">
                  <text:p text:style-name="P28">Carga</text:p>
                </table:table-cell>
                <table:covered-table-cell/>
                <table:covered-table-cell/>
              </table:table-row>
              <table:table-row>
                <table:table-cell table:style-name="Table86.A2" office:value-type="string">
                  <text:p text:style-name="P30">Primeira Função</text:p>
                </table:table-cell>
                <table:table-cell table:style-name="Table86.B2" table:number-rows-spanned="2" office:value-type="string">
                  <text:p text:style-name="P30">...</text:p>
                </table:table-cell>
                <table:table-cell table:style-name="Table86.C2" office:value-type="string">
                  <text:p text:style-name="P30">Última Função</text:p>
                </table:table-cell>
              </table:table-row>
              <table:table-row>
                <table:table-cell table:style-name="Table86.A2" office:value-type="string">
                  <text:p text:style-name="P30">Entrada (4 <text:span text:style-name="T1">bits</text:span><text:span text:style-name="T16">) | Saída (4 </text:span><text:span text:style-name="T1">bits</text:span><text:span text:style-name="T16">)</text:span></text:p>
                </table:table-cell>
                <table:covered-table-cell/>
                <table:table-cell table:style-name="Table86.C3" office:value-type="string">
                  <text:p text:style-name="P30">Entrada (4 <text:span text:style-name="T1">bits</text:span><text:span text:style-name="T16">) | Saída (4 </text:span><text:span text:style-name="T1">bits</text:span><text:span text:style-name="T16">)</text:span></text:p>
                </table:table-cell>
              </table:table-row>
            </table:table>
            <text:p text:style-name="P70"/>
            <text:p text:style-name="P72"><text:span text:style-name="T16">As Funções devem ser listadas na sua ordem de ID. A primeira é a de ID 0. Para cada Função deve-se retornar 1 </text:span><text:span text:style-name="T1">byte</text:span><text:span text:style-name="T16"> de informação. O </text:span><text:span text:style-name="T1">nibble </text:span><text:span text:style-name="T16">mais significativo do </text:span><text:span text:style-name="T1">byte </text:span><text:span text:style-name="T16">contém o número de </text:span><text:span text:style-name="T1">bytes </text:span><text:span text:style-name="T16">de entrada de uma Função. Da mesma maneira, o </text:span><text:span text:style-name="T1">nibble</text:span><text:span text:style-name="T16"> menos significativo indica o número de </text:span><text:span text:style-name="T1">bytes</text:span><text:span text:style-name="T16"> de saída de uma Função.</text:span></text:p>
          </table:table-cell>
          <table:covered-table-cell/>
          <table:covered-table-cell/>
          <table:covered-table-cell/>
        </table:table-row>
        <table:table-row>
          <table:table-cell table:style-name="Table19.A1" table:number-columns-spanned="4" office:value-type="string">
            <text:p text:style-name="P92">Exemplo</text:p>
          </table:table-cell>
          <table:covered-table-cell/>
          <table:covered-table-cell/>
          <table:covered-table-cell/>
        </table:table-row>
        <table:table-row>
          <table:table-cell table:style-name="Table19.A8" table:number-columns-spanned="2" office:value-type="string">
            <table:table table:name="Table87" table:style-name="Table87">
              <table:table-column table:style-name="Table87.A"/>
              <table:table-column table:style-name="Table87.B"/>
              <table:table-column table:style-name="Table87.C"/>
              <table:table-column table:style-name="Table87.D"/>
              <table:table-column table:style-name="Table87.E"/>
              <table:table-column table:style-name="Table87.F"/>
              <table:table-row>
                <table:table-cell table:style-name="Table87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87.D1" table:number-columns-spanned="3" office:value-type="string">
                  <text:p text:style-name="P28">Carga</text:p>
                </table:table-cell>
                <table:covered-table-cell/>
                <table:covered-table-cell/>
              </table:table-row>
              <table:table-row>
                <table:table-cell table:style-name="Table87.A2" office:value-type="string">
                  <text:p text:style-name="P30">0D</text:p>
                </table:table-cell>
                <table:table-cell table:style-name="Table87.A2" office:value-type="string">
                  <text:p text:style-name="P53">00</text:p>
                </table:table-cell>
                <table:table-cell table:style-name="Table87.A2" office:value-type="string">
                  <text:p text:style-name="P30">03</text:p>
                </table:table-cell>
                <table:table-cell table:style-name="Table87.A2" office:value-type="string">
                  <text:p text:style-name="P30">F0</text:p>
                </table:table-cell>
                <table:table-cell table:style-name="Table87.A2" office:value-type="string">
                  <text:p text:style-name="P30">0F</text:p>
                </table:table-cell>
                <table:table-cell table:style-name="Table87.F2" office:value-type="string">
                  <text:p text:style-name="P30">22</text:p>
                </table:table-cell>
              </table:table-row>
            </table:table>
            <text:p text:style-name="Standard"/>
          </table:table-cell>
          <table:covered-table-cell/>
          <table:table-cell table:style-name="Table19.C8" table:number-columns-spanned="2" office:value-type="string">
            <text:p text:style-name="P41">Nó com 3 Funções. A Função de ID 0 recebe 15 <text:span text:style-name="T1">bytes </text:span><text:span text:style-name="T16">e retorna 0 </text:span><text:span text:style-name="T1">bytes</text:span><text:span text:style-name="T16">. A Função de ID 1 retorna 15 </text:span><text:span text:style-name="T1">bytes</text:span><text:span text:style-name="T16"> e não recebe parâmetros. Já a Função de ID 2 recebe e retorna 2 </text:span><text:span text:style-name="T1">bytes.</text:span></text:p>
          </table:table-cell>
          <table:covered-table-cell/>
        </table:table-row>
      </table:table>
      <text:h text:style-name="Heading_20_3" text:outline-level="3" text:is-list-header="true"/>
      <text:h text:style-name="P128" text:outline-level="2"><text:bookmark-start text:name="__RefHeading__202327_1173055951"/>(0x1_) Comandos de Leitura<text:bookmark-end text:name="__RefHeading__202327_1173055951"/></text:h>
      <text:h text:style-name="P102" text:outline-level="3"><text:bookmark-start text:name="__RefHeading__27066_1226652910"/>(0x10) Ler Variável<text:bookmark-end text:name="__RefHeading__27066_1226652910"/></text:h>
      <text:p text:style-name="Text_20_body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row>
          <table:table-cell table:style-name="Table21.A1" office:value-type="string">
            <text:p text:style-name="P28">Sentido</text:p>
          </table:table-cell>
          <table:table-cell table:style-name="Table21.A1" table:number-columns-spanned="3" office:value-type="string">
            <text:p text:style-name="P28">Tamanho da Carga</text:p>
          </table:table-cell>
          <table:covered-table-cell/>
          <table:covered-table-cell/>
          <table:table-cell table:style-name="Table21.A1" office:value-type="string">
            <text:p text:style-name="P28">Resposta Esperada</text:p>
          </table:table-cell>
        </table:table-row>
        <table:table-row>
          <table:table-cell table:style-name="Table21.A2" office:value-type="string">
            <text:p text:style-name="P30">Mestre → Nó</text:p>
          </table:table-cell>
          <table:table-cell table:style-name="Table21.A2" table:number-columns-spanned="3" office:value-type="string">
            <text:p text:style-name="P39">1</text:p>
          </table:table-cell>
          <table:covered-table-cell/>
          <table:covered-table-cell/>
          <table:table-cell table:style-name="Table21.A2" office:value-type="string">
            <text:p text:style-name="P97"><text:bookmark-ref text:reference-format="text" text:ref-name="__RefHeading__3818_1226652910">(0x11) Leitura de uma Variável</text:bookmark-ref></text:p>
          </table:table-cell>
        </table:table-row>
        <table:table-row>
          <table:table-cell table:style-name="Table21.A1" table:number-columns-spanned="5" office:value-type="string">
            <text:p text:style-name="P28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2" table:number-columns-spanned="5" office:value-type="string">
            <text:p text:style-name="P85">Requisita o VALOR de uma Variável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5" office:value-type="string">
            <text:p text:style-name="P92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6" table:number-columns-spanned="3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28">Carga</text:p>
                </table:table-cell>
              </table:table-row>
              <table:table-row>
                <table:table-cell table:style-name="Table22.A2" office:value-type="string">
                  <text:p text:style-name="P30">ID da Variável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21.D6" table:number-columns-spanned="2" office:value-type="string">
            <text:p text:style-name="P41">A Carga deve conter o ID da Variável a se consultar.</text:p>
          </table:table-cell>
          <table:covered-table-cell/>
        </table:table-row>
        <table:table-row>
          <table:table-cell table:style-name="Table21.A1" table:number-columns-spanned="5" office:value-type="string">
            <text:p text:style-name="P92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6" table:number-columns-spanned="3" office:value-type="string">
            <table:table table:name="Table63" table:style-name="Table63">
              <table:table-column table:style-name="Table63.A"/>
              <table:table-column table:style-name="Table63.B"/>
              <table:table-column table:style-name="Table63.C"/>
              <table:table-column table:style-name="Table63.D"/>
              <table:table-row>
                <table:table-cell table:style-name="Table63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63.D1" office:value-type="string">
                  <text:p text:style-name="P28">Carga</text:p>
                </table:table-cell>
              </table:table-row>
              <table:table-row>
                <table:table-cell table:style-name="Table63.A2" office:value-type="string">
                  <text:p text:style-name="P30">10</text:p>
                </table:table-cell>
                <table:table-cell table:style-name="Table63.A2" office:value-type="string">
                  <text:p text:style-name="P54">00</text:p>
                </table:table-cell>
                <table:table-cell table:style-name="Table63.A2" office:value-type="string">
                  <text:p text:style-name="P30">01</text:p>
                </table:table-cell>
                <table:table-cell table:style-name="Table63.D2" office:value-type="string">
                  <text:p text:style-name="P30">03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21.D6" table:number-columns-spanned="2" office:value-type="string">
            <text:p text:style-name="P41">Pedido do VALOR da Variável de ID 3.</text:p>
          </table:table-cell>
          <table:covered-table-cell/>
        </table:table-row>
        <table:table-row>
          <table:table-cell table:style-name="Table21.A1" table:number-columns-spanned="5" office:value-type="string">
            <text:p text:style-name="P92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6" table:number-columns-spanned="2" office:value-type="string">
            <text:p text:style-name="P80"><text:span text:style-name="T28"><text:bookmark-ref text:reference-format="text" text:ref-name="__RefHeading__11747_1226652910">(0xE3) ID Inválido</text:bookmark-ref></text:span><text:span text:style-name="T28">:</text:span></text:p>
          </table:table-cell>
          <table:covered-table-cell/>
          <table:table-cell table:style-name="Table21.D6" table:number-columns-spanned="3" office:value-type="string">
            <text:p text:style-name="P83">Não há Variável com o ID especificado.</text:p>
          </table:table-cell>
          <table:covered-table-cell/>
          <table:covered-table-cell/>
        </table:table-row>
      </table:table>
      <text:p text:style-name="Standard"/>
      <text:h text:style-name="P102" text:outline-level="3"><text:bookmark-start text:name="__RefHeading__3818_1226652910"/>(0x11) Leitura de uma Variável<text:bookmark-end text:name="__RefHeading__3818_1226652910"/></text:h>
      <text:p text:style-name="P67"/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>
          <table:table-cell table:style-name="Table64.A1" office:value-type="string">
            <text:p text:style-name="P28">Sentido</text:p>
          </table:table-cell>
          <table:table-cell table:style-name="Table64.A1" table:number-columns-spanned="2" office:value-type="string">
            <text:p text:style-name="P28">Tamanho da Carga</text:p>
          </table:table-cell>
          <table:covered-table-cell/>
          <table:table-cell table:style-name="Table64.A1" office:value-type="string">
            <text:p text:style-name="P28">Resposta Esperada</text:p>
          </table:table-cell>
        </table:table-row>
        <table:table-row>
          <table:table-cell table:style-name="Table64.A2" office:value-type="string">
            <text:p text:style-name="P30">Mestre ← Nó</text:p>
          </table:table-cell>
          <table:table-cell table:style-name="Table64.A2" table:number-columns-spanned="2" office:value-type="string">
            <text:p text:style-name="P39">(TAMANHO da Variável)</text:p>
          </table:table-cell>
          <table:covered-table-cell/>
          <table:table-cell table:style-name="Table64.A2" office:value-type="string">
            <text:p text:style-name="P97">-</text:p>
          </table:table-cell>
        </table:table-row>
        <table:table-row>
          <table:table-cell table:style-name="Table64.A1" table:number-columns-spanned="4" office:value-type="string">
            <text:p text:style-name="P28">Descrição</text:p>
          </table:table-cell>
          <table:covered-table-cell/>
          <table:covered-table-cell/>
          <table:covered-table-cell/>
        </table:table-row>
        <table:table-row>
          <table:table-cell table:style-name="Table64.A2" table:number-columns-spanned="4" office:value-type="string">
            <text:p text:style-name="P85">Contém o VALOR de uma Variável. O significado do VALOR da Variável deve ser especificado pelo desenvolvedor do dispositivo.</text:p>
          </table:table-cell>
          <table:covered-table-cell/>
          <table:covered-table-cell/>
          <table:covered-table-cell/>
        </table:table-row>
        <table:table-row>
          <table:table-cell table:style-name="Table64.A1" table:number-columns-spanned="4" office:value-type="string">
            <text:p text:style-name="P92">Estrutura</text:p>
          </table:table-cell>
          <table:covered-table-cell/>
          <table:covered-table-cell/>
          <table:covered-table-cell/>
        </table:table-row>
        <table:table-row>
          <table:table-cell table:style-name="Table64.A2" table:number-columns-spanned="4" office:value-type="string">
            <table:table table:name="Table23" table:style-name="Table23">
              <table:table-column table:style-name="Table23.A"/>
              <table:table-column table:style-name="Table23.B"/>
              <table:table-column table:style-name="Table23.C"/>
              <table:table-row>
                <table:table-cell table:style-name="Table23.A1" table:number-columns-spanned="3" office:value-type="string">
                  <text:p text:style-name="P28">Carga</text:p>
                </table:table-cell>
                <table:covered-table-cell/>
                <table:covered-table-cell/>
              </table:table-row>
              <table:table-row>
                <table:table-cell table:style-name="Table23.A2" table:number-columns-spanned="3" office:value-type="string">
                  <text:p text:style-name="P30">VALOR da Variável</text:p>
                </table:table-cell>
                <table:covered-table-cell/>
                <table:covered-table-cell/>
              </table:table-row>
              <table:table-row>
                <table:table-cell table:style-name="Table23.A3" office:value-type="string">
                  <text:p text:style-name="P30">Primeiro <text:span text:style-name="T1">byte</text:span></text:p>
                </table:table-cell>
                <table:table-cell table:style-name="Table23.A3" office:value-type="string">
                  <text:p text:style-name="P30">…</text:p>
                </table:table-cell>
                <table:table-cell table:style-name="Table23.A2" office:value-type="string">
                  <text:p text:style-name="P30">Último <text:span text:style-name="T1">byte</text:span></text:p>
                </table:table-cell>
              </table:table-row>
            </table:table>
            <text:p text:style-name="Standard"/>
            <text:p text:style-name="Standard">O VALOR da Variável <text:span text:style-name="T41">é listado </text:span><text:span text:style-name="T10">byte</text:span><text:span text:style-name="T41"> por </text:span><text:span text:style-name="T10">byte.</text:span></text:p>
          </table:table-cell>
          <table:covered-table-cell/>
          <table:covered-table-cell/>
          <table:covered-table-cell/>
        </table:table-row>
        <table:table-row>
          <table:table-cell table:style-name="Table64.A1" table:number-columns-spanned="4" office:value-type="string">
            <text:p text:style-name="P92">Exemplo</text:p>
          </table:table-cell>
          <table:covered-table-cell/>
          <table:covered-table-cell/>
          <table:covered-table-cell/>
        </table:table-row>
        <table:table-row>
          <table:table-cell table:style-name="Table64.A8" table:number-columns-spanned="2" office:value-type="string">
            <table:table table:name="Table24" table:style-name="Table24">
              <table:table-column table:style-name="Table24.A"/>
              <table:table-column table:style-name="Table24.B"/>
              <table:table-column table:style-name="Table24.C"/>
              <table:table-column table:style-name="Table24.D"/>
              <table:table-column table:style-name="Table24.E"/>
              <table:table-column table:style-name="Table24.F"/>
              <table:table-row>
                <table:table-cell table:style-name="Table24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24.D1" table:number-columns-spanned="3" office:value-type="string">
                  <text:p text:style-name="P28">Carga</text:p>
                </table:table-cell>
                <table:covered-table-cell/>
                <table:covered-table-cell/>
              </table:table-row>
              <table:table-row>
                <table:table-cell table:style-name="Table24.A2" office:value-type="string">
                  <text:p text:style-name="P30">11</text:p>
                </table:table-cell>
                <table:table-cell table:style-name="Table24.A2" office:value-type="string">
                  <text:p text:style-name="P55">00</text:p>
                </table:table-cell>
                <table:table-cell table:style-name="Table24.A2" office:value-type="string">
                  <text:p text:style-name="P30">03</text:p>
                </table:table-cell>
                <table:table-cell table:style-name="Table24.A2" office:value-type="string">
                  <text:p text:style-name="P30">03</text:p>
                </table:table-cell>
                <table:table-cell table:style-name="Table24.A2" office:value-type="string">
                  <text:p text:style-name="P30">FF</text:p>
                </table:table-cell>
                <table:table-cell table:style-name="Table24.F2" office:value-type="string">
                  <text:p text:style-name="P30">FF</text:p>
                </table:table-cell>
              </table:table-row>
            </table:table>
            <text:p text:style-name="Standard"/>
          </table:table-cell>
          <table:covered-table-cell/>
          <table:table-cell table:style-name="Table64.C8" table:number-columns-spanned="2" office:value-type="string">
            <text:p text:style-name="P41">Variável com o VALOR 03h FFh FFh.</text:p>
          </table:table-cell>
          <table:covered-table-cell/>
        </table:table-row>
      </table:table>
      <text:p text:style-name="P15"><text:tab/></text:p>
      <text:h text:style-name="P102" text:outline-level="3"><text:bookmark-start text:name="__RefHeading__27068_1226652910"/><text:soft-page-break/>(0x12) Ler um Grupo de Variáveis<text:bookmark-end text:name="__RefHeading__27068_1226652910"/></text:h>
      <text:p text:style-name="P67"/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column table:style-name="Table65.E"/>
        <table:table-row>
          <table:table-cell table:style-name="Table65.A1" office:value-type="string">
            <text:p text:style-name="P28">Sentido</text:p>
          </table:table-cell>
          <table:table-cell table:style-name="Table65.A1" table:number-columns-spanned="3" office:value-type="string">
            <text:p text:style-name="P28">Tamanho da Carga</text:p>
          </table:table-cell>
          <table:covered-table-cell/>
          <table:covered-table-cell/>
          <table:table-cell table:style-name="Table65.A1" office:value-type="string">
            <text:p text:style-name="P28">Resposta Esperada</text:p>
          </table:table-cell>
        </table:table-row>
        <table:table-row>
          <table:table-cell table:style-name="Table65.A2" office:value-type="string">
            <text:p text:style-name="P30">Mestre → Nó</text:p>
          </table:table-cell>
          <table:table-cell table:style-name="Table65.A2" table:number-columns-spanned="3" office:value-type="string">
            <text:p text:style-name="P39">1</text:p>
          </table:table-cell>
          <table:covered-table-cell/>
          <table:covered-table-cell/>
          <table:table-cell table:style-name="Table65.A2" office:value-type="string">
            <text:p text:style-name="P97"><text:bookmark-ref text:reference-format="text" text:ref-name="__RefHeading__6605_1226652910">(0x13) Leitura de um Grupo de Variáveis</text:bookmark-ref></text:p>
          </table:table-cell>
        </table:table-row>
        <table:table-row>
          <table:table-cell table:style-name="Table65.A1" table:number-columns-spanned="5" office:value-type="string">
            <text:p text:style-name="P28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5.A2" table:number-columns-spanned="5" office:value-type="string">
            <text:p text:style-name="P85">Requisita o VALOR de todas as Variáveis de um Grup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5.A1" table:number-columns-spanned="5" office:value-type="string">
            <text:p text:style-name="P92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5.A6" table:number-columns-spanned="3" office:value-type="string"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P28">Carga</text:p>
                </table:table-cell>
              </table:table-row>
              <table:table-row>
                <table:table-cell table:style-name="Table25.A2" office:value-type="string">
                  <text:p text:style-name="P30"><text:span text:style-name="T16">ID</text:span> do Grupo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65.D6" table:number-columns-spanned="2" office:value-type="string">
            <text:p text:style-name="P41">A Carga deve conter o ID do Grupo a se consultar.</text:p>
          </table:table-cell>
          <table:covered-table-cell/>
        </table:table-row>
        <table:table-row>
          <table:table-cell table:style-name="Table65.A1" table:number-columns-spanned="5" office:value-type="string">
            <text:p text:style-name="P92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5.A6" table:number-columns-spanned="3" office:value-type="string">
            <table:table table:name="Table26" table:style-name="Table26">
              <table:table-column table:style-name="Table26.A" table:number-columns-repeated="2"/>
              <table:table-column table:style-name="Table26.C"/>
              <table:table-column table:style-name="Table26.D"/>
              <table:table-row>
                <table:table-cell table:style-name="Table26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26.D1" office:value-type="string">
                  <text:p text:style-name="P28">Carga</text:p>
                </table:table-cell>
              </table:table-row>
              <table:table-row>
                <table:table-cell table:style-name="Table26.A2" office:value-type="string">
                  <text:p text:style-name="P30">12</text:p>
                </table:table-cell>
                <table:table-cell table:style-name="Table26.A2" office:value-type="string">
                  <text:p text:style-name="P55">00</text:p>
                </table:table-cell>
                <table:table-cell table:style-name="Table26.A2" office:value-type="string">
                  <text:p text:style-name="P30">01</text:p>
                </table:table-cell>
                <table:table-cell table:style-name="Table26.D2" office:value-type="string">
                  <text:p text:style-name="P30">01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65.D6" table:number-columns-spanned="2" office:value-type="string">
            <text:p text:style-name="P41">Pedido do VALOR das Variáveis do Grupo de ID 1.</text:p>
          </table:table-cell>
          <table:covered-table-cell/>
        </table:table-row>
        <table:table-row>
          <table:table-cell table:style-name="Table65.A1" table:number-columns-spanned="5" office:value-type="string">
            <text:p text:style-name="P92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5.A6" table:number-columns-spanned="2" office:value-type="string">
            <text:p text:style-name="P80"><text:span text:style-name="T28"><text:bookmark-ref text:reference-format="text" text:ref-name="__RefHeading__11747_1226652910">(0xE3) ID Inválido</text:bookmark-ref></text:span><text:span text:style-name="T28">:</text:span></text:p>
          </table:table-cell>
          <table:covered-table-cell/>
          <table:table-cell table:style-name="Table65.D6" table:number-columns-spanned="3" office:value-type="string">
            <text:p text:style-name="P83">Não há Grupo com o ID especificado.</text:p>
          </table:table-cell>
          <table:covered-table-cell/>
          <table:covered-table-cell/>
        </table:table-row>
      </table:table>
      <text:p text:style-name="P26"/>
      <text:h text:style-name="P102" text:outline-level="3"><text:bookmark-start text:name="__RefHeading__6605_1226652910"/>(0x13) Leitura de um Grupo de Variáveis<text:bookmark-end text:name="__RefHeading__6605_1226652910"/></text:h>
      <text:p text:style-name="P15"/>
      <table:table table:name="Table66" table:style-name="Table66">
        <table:table-column table:style-name="Table66.A"/>
        <table:table-column table:style-name="Table66.B"/>
        <table:table-column table:style-name="Table66.C"/>
        <table:table-row>
          <table:table-cell table:style-name="Table66.A1" office:value-type="string">
            <text:p text:style-name="P28">Sentido</text:p>
          </table:table-cell>
          <table:table-cell table:style-name="Table66.A1" office:value-type="string">
            <text:p text:style-name="P28">Tamanho da Carga</text:p>
          </table:table-cell>
          <table:table-cell table:style-name="Table66.A1" office:value-type="string">
            <text:p text:style-name="P28">Resposta Esperada</text:p>
          </table:table-cell>
        </table:table-row>
        <table:table-row>
          <table:table-cell table:style-name="Table66.A2" office:value-type="string">
            <text:p text:style-name="P30">Mestre ← Nó</text:p>
          </table:table-cell>
          <table:table-cell table:style-name="Table66.A2" office:value-type="string">
            <text:p text:style-name="P39">(soma dos TAMANHOS das Variáveis do Grupo)</text:p>
          </table:table-cell>
          <table:table-cell table:style-name="Table66.A2" office:value-type="string">
            <text:p text:style-name="P97">-</text:p>
          </table:table-cell>
        </table:table-row>
        <table:table-row>
          <table:table-cell table:style-name="Table66.A1" table:number-columns-spanned="3" office:value-type="string">
            <text:p text:style-name="P28">Descrição</text:p>
          </table:table-cell>
          <table:covered-table-cell/>
          <table:covered-table-cell/>
        </table:table-row>
        <table:table-row>
          <table:table-cell table:style-name="Table66.A2" table:number-columns-spanned="3" office:value-type="string">
            <text:p text:style-name="P85">Contém os VALORES das Variáveis de um Grupo.</text:p>
          </table:table-cell>
          <table:covered-table-cell/>
          <table:covered-table-cell/>
        </table:table-row>
        <table:table-row>
          <table:table-cell table:style-name="Table66.A1" table:number-columns-spanned="3" office:value-type="string">
            <text:p text:style-name="P92">Estrutura</text:p>
          </table:table-cell>
          <table:covered-table-cell/>
          <table:covered-table-cell/>
        </table:table-row>
        <table:table-row>
          <table:table-cell table:style-name="Table66.A2" table:number-columns-spanned="3" office:value-type="string">
            <table:table table:name="Table27" table:style-name="Table27">
              <table:table-column table:style-name="Table27.A"/>
              <table:table-column table:style-name="Table27.B"/>
              <table:table-column table:style-name="Table27.C"/>
              <table:table-column table:style-name="Table27.D"/>
              <table:table-column table:style-name="Table27.E"/>
              <table:table-column table:style-name="Table27.F"/>
              <table:table-column table:style-name="Table27.G"/>
              <table:table-row>
                <table:table-cell table:style-name="Table27.A1" table:number-columns-spanned="7" office:value-type="string">
                  <text:p text:style-name="P28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7.A2" table:number-columns-spanned="3" office:value-type="string">
                  <text:p text:style-name="P30">VALOR da Primeira Variável</text:p>
                </table:table-cell>
                <table:covered-table-cell/>
                <table:covered-table-cell/>
                <table:table-cell table:style-name="Table27.A2" table:number-rows-spanned="2" office:value-type="string">
                  <text:p text:style-name="P30">...</text:p>
                </table:table-cell>
                <table:table-cell table:style-name="Table27.E2" table:number-columns-spanned="3" office:value-type="string">
                  <text:p text:style-name="P30">VALOR da Última Variável</text:p>
                </table:table-cell>
                <table:covered-table-cell/>
                <table:covered-table-cell/>
              </table:table-row>
              <table:table-row>
                <table:table-cell table:style-name="Table27.A2" office:value-type="string">
                  <text:p text:style-name="P30">Primeiro <text:span text:style-name="T1">byte</text:span></text:p>
                </table:table-cell>
                <table:table-cell table:style-name="Table27.A2" office:value-type="string">
                  <text:p text:style-name="P30">…</text:p>
                </table:table-cell>
                <table:table-cell table:style-name="Table27.A2" office:value-type="string">
                  <text:p text:style-name="P30">Último <text:span text:style-name="T1">byte</text:span></text:p>
                </table:table-cell>
                <table:covered-table-cell/>
                <table:table-cell table:style-name="Table27.A2" office:value-type="string">
                  <text:p text:style-name="P30">Primeiro <text:span text:style-name="T1">byte</text:span></text:p>
                </table:table-cell>
                <table:table-cell table:style-name="Table27.A2" office:value-type="string">
                  <text:p text:style-name="P30">…</text:p>
                </table:table-cell>
                <table:table-cell table:style-name="Table27.E2" office:value-type="string">
                  <text:p text:style-name="P30">Último <text:span text:style-name="T1">byte</text:span></text:p>
                </table:table-cell>
              </table:table-row>
            </table:table>
            <text:p text:style-name="Standard"/>
            <text:p text:style-name="Standard">Os VALORES das Variáveis <text:span text:style-name="T42">devem</text:span> ser listados na sequência de ID das Variáveis.</text:p>
          </table:table-cell>
          <table:covered-table-cell/>
          <table:covered-table-cell/>
        </table:table-row>
        <table:table-row>
          <table:table-cell table:style-name="Table66.A1" table:number-columns-spanned="3" office:value-type="string">
            <text:p text:style-name="P92">Exemplo</text:p>
          </table:table-cell>
          <table:covered-table-cell/>
          <table:covered-table-cell/>
        </table:table-row>
        <table:table-row>
          <table:table-cell table:style-name="Table66.A2" table:number-columns-spanned="3" office:value-type="string">
            <table:table table:name="Table28" table:style-name="Table28">
              <table:table-column table:style-name="Table28.A" table:number-columns-repeated="2"/>
              <table:table-column table:style-name="Table28.C"/>
              <table:table-column table:style-name="Table28.D"/>
              <table:table-column table:style-name="Table28.E" table:number-columns-repeated="2"/>
              <table:table-column table:style-name="Table28.D"/>
              <table:table-column table:style-name="Table28.E" table:number-columns-repeated="2"/>
              <table:table-column table:style-name="Table28.D"/>
              <table:table-column table:style-name="Table28.E" table:number-columns-repeated="2"/>
              <table:table-column table:style-name="Table28.D"/>
              <table:table-column table:style-name="Table28.E" table:number-columns-repeated="2"/>
              <table:table-column table:style-name="Table28.P"/>
              <table:table-row>
                <table:table-cell table:style-name="Table28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28.D1" table:number-columns-spanned="13" office:value-type="string">
                  <text:p text:style-name="P28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8.A2" office:value-type="string">
                  <text:p text:style-name="P30">13</text:p>
                </table:table-cell>
                <table:table-cell table:style-name="Table28.A2" office:value-type="string">
                  <text:p text:style-name="P55">00</text:p>
                </table:table-cell>
                <table:table-cell table:style-name="Table28.A2" office:value-type="string">
                  <text:p text:style-name="P30">0C</text:p>
                </table:table-cell>
                <table:table-cell table:style-name="Table28.A2" office:value-type="string">
                  <text:p text:style-name="P30">03</text:p>
                </table:table-cell>
                <table:table-cell table:style-name="Table28.A2" office:value-type="string">
                  <text:p text:style-name="P30">FF</text:p>
                </table:table-cell>
                <table:table-cell table:style-name="Table28.A2" office:value-type="string">
                  <text:p text:style-name="P30">FF</text:p>
                </table:table-cell>
                <table:table-cell table:style-name="Table28.A2" office:value-type="string">
                  <text:p text:style-name="P30">03</text:p>
                </table:table-cell>
                <table:table-cell table:style-name="Table28.A2" office:value-type="string">
                  <text:p text:style-name="P30">FF</text:p>
                </table:table-cell>
                <table:table-cell table:style-name="Table28.A2" office:value-type="string">
                  <text:p text:style-name="P30">FF</text:p>
                </table:table-cell>
                <table:table-cell table:style-name="Table28.A2" office:value-type="string">
                  <text:p text:style-name="P30">03</text:p>
                </table:table-cell>
                <table:table-cell table:style-name="Table28.A2" office:value-type="string">
                  <text:p text:style-name="P30">FF</text:p>
                </table:table-cell>
                <table:table-cell table:style-name="Table28.A2" office:value-type="string">
                  <text:p text:style-name="P30">FF</text:p>
                </table:table-cell>
                <table:table-cell table:style-name="Table28.A2" office:value-type="string">
                  <text:p text:style-name="P30">03</text:p>
                </table:table-cell>
                <table:table-cell table:style-name="Table28.A2" office:value-type="string">
                  <text:p text:style-name="P30">FF</text:p>
                </table:table-cell>
                <table:table-cell table:style-name="Table28.A2" office:value-type="string">
                  <text:p text:style-name="P30">FF</text:p>
                </table:table-cell>
                <table:table-cell table:style-name="Table28.P2" office:value-type="string">
                  <text:p text:style-name="P30">AA</text:p>
                </table:table-cell>
              </table:table-row>
            </table:table>
            <text:p text:style-name="Standard"/>
            <text:p text:style-name="Standard">Sequência de VALORES das Variáveis de um Grupo. É possível interpretar os VALORES sabendo-se quais Variáveis estão no Grupo (comando <text:bookmark-ref text:reference-format="text" text:ref-name="__RefHeading__35151_575392633">(0x06) Consultar Grupo de Variáveis</text:bookmark-ref>).</text:p>
          </table:table-cell>
          <table:covered-table-cell/>
          <table:covered-table-cell/>
        </table:table-row>
      </table:table>
      <text:h text:style-name="P126" text:outline-level="2"><text:bookmark-start text:name="__RefHeading__27070_1226652910"/><text:soft-page-break/>(0x2_) Comandos de Escrita<text:bookmark-end text:name="__RefHeading__27070_1226652910"/></text:h>
      <text:h text:style-name="P102" text:outline-level="3"><text:bookmark-start text:name="__RefHeading__27072_1226652910"/><text:bookmark-start text:name="__RefHeading__202329_1173055951"/>(0x20) Escrever em uma Variável<text:bookmark-end text:name="__RefHeading__27072_1226652910"/><text:bookmark-end text:name="__RefHeading__202329_1173055951"/></text:h>
      <text:p text:style-name="P67"/>
      <table:table table:name="Table67" table:style-name="Table67">
        <table:table-column table:style-name="Table67.A"/>
        <table:table-column table:style-name="Table67.B" table:number-columns-repeated="2"/>
        <table:table-column table:style-name="Table67.D"/>
        <table:table-column table:style-name="Table67.E"/>
        <table:table-row>
          <table:table-cell table:style-name="Table67.A1" office:value-type="string">
            <text:p text:style-name="P28">Sentido</text:p>
          </table:table-cell>
          <table:table-cell table:style-name="Table67.A1" table:number-columns-spanned="3" office:value-type="string">
            <text:p text:style-name="P28">Tamanho da Carga</text:p>
          </table:table-cell>
          <table:covered-table-cell/>
          <table:covered-table-cell/>
          <table:table-cell table:style-name="Table67.A1" office:value-type="string">
            <text:p text:style-name="P28">Resposta Esperada</text:p>
          </table:table-cell>
        </table:table-row>
        <table:table-row>
          <table:table-cell table:style-name="Table67.A2" office:value-type="string">
            <text:p text:style-name="P30">Mestre → Nó</text:p>
          </table:table-cell>
          <table:table-cell table:style-name="Table67.A2" table:number-columns-spanned="3" office:value-type="string">
            <text:p text:style-name="P39">1 + (TAMANHO da Variável)</text:p>
          </table:table-cell>
          <table:covered-table-cell/>
          <table:covered-table-cell/>
          <table:table-cell table:style-name="Table67.A2" office:value-type="string">
            <text:p text:style-name="P97"><text:bookmark-ref text:reference-format="text" text:ref-name="__RefHeading__60240_1658628928">(0xE0) OK</text:bookmark-ref></text:p>
          </table:table-cell>
        </table:table-row>
        <table:table-row>
          <table:table-cell table:style-name="Table67.A1" table:number-columns-spanned="5" office:value-type="string">
            <text:p text:style-name="P28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7.A2" table:number-columns-spanned="5" office:value-type="string">
            <text:p text:style-name="P77"><text:span text:style-name="T16">Escreve no VALOR de uma Variável. </text:span><text:span text:style-name="T42">Deve</text:span><text:span text:style-name="T16"> ser enviado </text:span><text:span text:style-name="T42">apenas</text:span><text:span text:style-name="T16"> para Variáveis de escrita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7.A1" table:number-columns-spanned="5" office:value-type="string">
            <text:p text:style-name="P92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7.A2" table:number-columns-spanned="5" office:value-type="string">
            <table:table table:name="Table29" table:style-name="Table29">
              <table:table-column table:style-name="Table29.A"/>
              <table:table-column table:style-name="Table29.B"/>
              <table:table-column table:style-name="Table29.C"/>
              <table:table-column table:style-name="Table29.D"/>
              <table:table-row>
                <table:table-cell table:style-name="Table29.A1" table:number-columns-spanned="4" office:value-type="string">
                  <text:p text:style-name="P28">Carga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29.A2" table:number-rows-spanned="2" office:value-type="string">
                  <text:p text:style-name="P30">ID da Variável</text:p>
                </table:table-cell>
                <table:table-cell table:style-name="Table29.B2" table:number-columns-spanned="3" office:value-type="string">
                  <text:p text:style-name="P30">VALOR da Variável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Table29.A2" office:value-type="string">
                  <text:p text:style-name="P30">Primeiro <text:span text:style-name="T1">byte</text:span><text:span text:style-name="T16"> </text:span></text:p>
                </table:table-cell>
                <table:table-cell table:style-name="Table29.A2" office:value-type="string">
                  <text:p text:style-name="P30">…</text:p>
                </table:table-cell>
                <table:table-cell table:style-name="Table29.B2" office:value-type="string">
                  <text:p text:style-name="P30">Último <text:span text:style-name="T1">byte</text:span></text:p>
                </table:table-cell>
              </table:table-row>
            </table:table>
            <text:p text:style-name="Standard"/>
            <text:p text:style-name="Standard">A Carga deve conter o ID da Variável seguido pelo seu VALOR <text:span text:style-name="T10">byte</text:span><text:span text:style-name="T41"> por </text:span><text:span text:style-name="T10">byte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7.A1" table:number-columns-spanned="5" office:value-type="string">
            <text:p text:style-name="P92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7.A8" table:number-columns-spanned="3" office:value-type="string">
            <table:table table:name="Table30" table:style-name="Table30">
              <table:table-column table:style-name="Table30.A" table:number-columns-repeated="2"/>
              <table:table-column table:style-name="Table30.C"/>
              <table:table-column table:style-name="Table30.D" table:number-columns-repeated="2"/>
              <table:table-column table:style-name="Table30.F"/>
              <table:table-column table:style-name="Table30.G"/>
              <table:table-row>
                <table:table-cell table:style-name="Table30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30.D1" table:number-columns-spanned="4" office:value-type="string">
                  <text:p text:style-name="P28">Carga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0.A2" office:value-type="string">
                  <text:p text:style-name="P30">20</text:p>
                </table:table-cell>
                <table:table-cell table:style-name="Table30.A2" office:value-type="string">
                  <text:p text:style-name="P56">00</text:p>
                </table:table-cell>
                <table:table-cell table:style-name="Table30.A2" office:value-type="string">
                  <text:p text:style-name="P30">04</text:p>
                </table:table-cell>
                <table:table-cell table:style-name="Table30.A2" office:value-type="string">
                  <text:p text:style-name="P30">04</text:p>
                </table:table-cell>
                <table:table-cell table:style-name="Table30.A2" office:value-type="string">
                  <text:p text:style-name="P30">01</text:p>
                </table:table-cell>
                <table:table-cell table:style-name="Table30.A2" office:value-type="string">
                  <text:p text:style-name="P30">BB</text:p>
                </table:table-cell>
                <table:table-cell table:style-name="Table30.G2" office:value-type="string">
                  <text:p text:style-name="P30">BB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67.D8" table:number-columns-spanned="2" office:value-type="string">
            <text:p text:style-name="P41">Escrita dos <text:span text:style-name="T1">bytes </text:span><text:span text:style-name="T16">01h BBh BBh na Variável de ID 04h.</text:span></text:p>
          </table:table-cell>
          <table:covered-table-cell/>
        </table:table-row>
        <table:table-row>
          <table:table-cell table:style-name="Table67.A1" table:number-columns-spanned="5" office:value-type="string">
            <text:p text:style-name="P92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7.A10" table:number-columns-spanned="2" office:value-type="string">
            <text:p text:style-name="P75"><text:bookmark-ref text:reference-format="text" text:ref-name="__RefHeading__11747_1226652910">(0xE3) ID Inválido</text:bookmark-ref>:</text:p>
          </table:table-cell>
          <table:covered-table-cell/>
          <table:table-cell table:style-name="Table67.C10" table:number-columns-spanned="3" office:value-type="string">
            <text:p text:style-name="P83">Não há Variável com o ID especificado.</text:p>
          </table:table-cell>
          <table:covered-table-cell/>
          <table:covered-table-cell/>
        </table:table-row>
        <table:table-row>
          <table:table-cell table:style-name="Table67.A8" table:number-columns-spanned="2" office:value-type="string">
            <text:p text:style-name="P75"><text:bookmark-ref text:reference-format="text" text:ref-name="__RefHeading__5573_1542171067">(0xE6) Somente Leitura</text:bookmark-ref>:</text:p>
          </table:table-cell>
          <table:covered-table-cell/>
          <table:table-cell table:style-name="Table67.D8" table:number-columns-spanned="3" office:value-type="string">
            <text:p text:style-name="P79">A Variável não pode ser escrita (é do TIPO leitura).</text:p>
          </table:table-cell>
          <table:covered-table-cell/>
          <table:covered-table-cell/>
        </table:table-row>
      </table:table>
      <text:p text:style-name="P12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02" text:outline-level="3"><text:bookmark-start text:name="__RefHeading__27074_1226652910"/><text:soft-page-break/>(0x22) Escrever em Grupo de Variáveis<text:bookmark-end text:name="__RefHeading__27074_1226652910"/></text:h>
      <text:p text:style-name="P12"/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>
          <table:table-cell table:style-name="Table68.A1" office:value-type="string">
            <text:p text:style-name="P28">Sentido</text:p>
          </table:table-cell>
          <table:table-cell table:style-name="Table68.A1" table:number-columns-spanned="2" office:value-type="string">
            <text:p text:style-name="P28">Tamanho da Carga</text:p>
          </table:table-cell>
          <table:covered-table-cell/>
          <table:table-cell table:style-name="Table68.A1" office:value-type="string">
            <text:p text:style-name="P28">Resposta Esperada</text:p>
          </table:table-cell>
        </table:table-row>
        <table:table-row>
          <table:table-cell table:style-name="Table68.A2" office:value-type="string">
            <text:p text:style-name="P30">Mestre → Nó</text:p>
          </table:table-cell>
          <table:table-cell table:style-name="Table68.A2" table:number-columns-spanned="2" office:value-type="string">
            <text:p text:style-name="P39">1+(soma dos TAMANHOS das Variáveis do Grupo)</text:p>
          </table:table-cell>
          <table:covered-table-cell/>
          <table:table-cell table:style-name="Table68.A2" office:value-type="string">
            <text:p text:style-name="P97"><text:bookmark-ref text:reference-format="text" text:ref-name="__RefHeading__60240_1658628928">(0xE0) OK</text:bookmark-ref></text:p>
          </table:table-cell>
        </table:table-row>
        <table:table-row>
          <table:table-cell table:style-name="Table68.A1" table:number-columns-spanned="4" office:value-type="string">
            <text:p text:style-name="P28">Descrição</text:p>
          </table:table-cell>
          <table:covered-table-cell/>
          <table:covered-table-cell/>
          <table:covered-table-cell/>
        </table:table-row>
        <table:table-row>
          <table:table-cell table:style-name="Table68.A2" table:number-columns-spanned="4" office:value-type="string">
            <text:p text:style-name="P85">Contém os VALORES a serem escritos nas Variáveis de um Grupo.</text:p>
          </table:table-cell>
          <table:covered-table-cell/>
          <table:covered-table-cell/>
          <table:covered-table-cell/>
        </table:table-row>
        <table:table-row>
          <table:table-cell table:style-name="Table68.A1" table:number-columns-spanned="4" office:value-type="string">
            <text:p text:style-name="P92">Estrutura</text:p>
          </table:table-cell>
          <table:covered-table-cell/>
          <table:covered-table-cell/>
          <table:covered-table-cell/>
        </table:table-row>
        <table:table-row>
          <table:table-cell table:style-name="Table68.A2" table:number-columns-spanned="4" office:value-type="string">
            <table:table table:name="Table88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row>
                <table:table-cell table:style-name="Table88.A1" table:number-columns-spanned="8" office:value-type="string">
                  <text:p text:style-name="P28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88.A2" table:number-rows-spanned="2" office:value-type="string">
                  <text:p text:style-name="P30">ID do Grupo</text:p>
                </table:table-cell>
                <table:table-cell table:style-name="Table88.A2" table:number-columns-spanned="3" office:value-type="string">
                  <text:p text:style-name="P30">VALOR da Primeira Variável</text:p>
                </table:table-cell>
                <table:covered-table-cell/>
                <table:covered-table-cell/>
                <table:table-cell table:style-name="Table88.A2" table:number-rows-spanned="2" office:value-type="string">
                  <text:p text:style-name="P30">...</text:p>
                </table:table-cell>
                <table:table-cell table:style-name="Table88.F2" table:number-columns-spanned="3" office:value-type="string">
                  <text:p text:style-name="P30">VALOR da Última Variável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Table88.A2" office:value-type="string">
                  <text:p text:style-name="P30">Primeiro <text:span text:style-name="T1">byte</text:span></text:p>
                </table:table-cell>
                <table:table-cell table:style-name="Table88.A2" office:value-type="string">
                  <text:p text:style-name="P30">…</text:p>
                </table:table-cell>
                <table:table-cell table:style-name="Table88.A2" office:value-type="string">
                  <text:p text:style-name="P30">Último <text:span text:style-name="T1">byte</text:span></text:p>
                </table:table-cell>
                <table:covered-table-cell/>
                <table:table-cell table:style-name="Table88.A2" office:value-type="string">
                  <text:p text:style-name="P30">Primeiro <text:span text:style-name="T1">byte</text:span></text:p>
                </table:table-cell>
                <table:table-cell table:style-name="Table88.A2" office:value-type="string">
                  <text:p text:style-name="P30">…</text:p>
                </table:table-cell>
                <table:table-cell table:style-name="Table88.F2" office:value-type="string">
                  <text:p text:style-name="P30">Último <text:span text:style-name="T1">byte</text:span></text:p>
                </table:table-cell>
              </table:table-row>
            </table:table>
            <text:p text:style-name="Standard"/>
            <text:p text:style-name="Standard">A Carga deve conter o ID do Grupo seguido pelos VALORES na ordem de ID das Variáveis.</text:p>
          </table:table-cell>
          <table:covered-table-cell/>
          <table:covered-table-cell/>
          <table:covered-table-cell/>
        </table:table-row>
        <table:table-row>
          <table:table-cell table:style-name="Table68.A1" table:number-columns-spanned="4" office:value-type="string">
            <text:p text:style-name="P92">Exemplo</text:p>
          </table:table-cell>
          <table:covered-table-cell/>
          <table:covered-table-cell/>
          <table:covered-table-cell/>
        </table:table-row>
        <table:table-row>
          <table:table-cell table:style-name="Table68.A2" table:number-columns-spanned="4" office:value-type="string">
            <text:p text:style-name="P15"/>
            <table:table table:name="Table33" table:style-name="Table33">
              <table:table-column table:style-name="Table33.A" table:number-columns-repeated="2"/>
              <table:table-column table:style-name="Table33.C"/>
              <table:table-column table:style-name="Table33.D" table:number-columns-repeated="2"/>
              <table:table-column table:style-name="Table33.F" table:number-columns-repeated="2"/>
              <table:table-column table:style-name="Table33.D"/>
              <table:table-column table:style-name="Table33.F" table:number-columns-repeated="2"/>
              <table:table-column table:style-name="Table33.D"/>
              <table:table-column table:style-name="Table33.F" table:number-columns-repeated="2"/>
              <table:table-column table:style-name="Table33.D"/>
              <table:table-column table:style-name="Table33.F" table:number-columns-repeated="3"/>
              <table:table-header-rows>
                <table:table-row>
                  <table:table-cell table:style-name="Table33.A1" table:number-columns-spanned="3" office:value-type="string">
                    <text:p text:style-name="P28">Cabeçalho</text:p>
                  </table:table-cell>
                  <table:covered-table-cell/>
                  <table:covered-table-cell/>
                  <table:table-cell table:style-name="Table33.D1" table:number-columns-spanned="14" office:value-type="string">
                    <text:p text:style-name="P28">Carga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33.A2" office:value-type="string">
                    <text:p text:style-name="P30">22</text:p>
                  </table:table-cell>
                  <table:table-cell table:style-name="Table33.A2" office:value-type="string">
                    <text:p text:style-name="P57">00</text:p>
                  </table:table-cell>
                  <table:table-cell table:style-name="Table33.A2" office:value-type="string">
                    <text:p text:style-name="P30">0E</text:p>
                  </table:table-cell>
                  <table:table-cell table:style-name="Table33.A2" office:value-type="string">
                    <text:p text:style-name="P30">02</text:p>
                  </table:table-cell>
                  <table:table-cell table:style-name="Table33.A2" office:value-type="string">
                    <text:p text:style-name="P30">01</text:p>
                  </table:table-cell>
                  <table:table-cell table:style-name="Table33.A2" office:value-type="string">
                    <text:p text:style-name="P30">BB</text:p>
                  </table:table-cell>
                  <table:table-cell table:style-name="Table33.A2" office:value-type="string">
                    <text:p text:style-name="P30">BB</text:p>
                  </table:table-cell>
                  <table:table-cell table:style-name="Table33.A2" office:value-type="string">
                    <text:p text:style-name="P30">01</text:p>
                  </table:table-cell>
                  <table:table-cell table:style-name="Table33.A2" office:value-type="string">
                    <text:p text:style-name="P30">BB</text:p>
                  </table:table-cell>
                  <table:table-cell table:style-name="Table33.A2" office:value-type="string">
                    <text:p text:style-name="P30">BB</text:p>
                  </table:table-cell>
                  <table:table-cell table:style-name="Table33.A2" office:value-type="string">
                    <text:p text:style-name="P30">01</text:p>
                  </table:table-cell>
                  <table:table-cell table:style-name="Table33.A2" office:value-type="string">
                    <text:p text:style-name="P30">BB</text:p>
                  </table:table-cell>
                  <table:table-cell table:style-name="Table33.A2" office:value-type="string">
                    <text:p text:style-name="P30">BB</text:p>
                  </table:table-cell>
                  <table:table-cell table:style-name="Table33.A2" office:value-type="string">
                    <text:p text:style-name="P30">01</text:p>
                  </table:table-cell>
                  <table:table-cell table:style-name="Table33.A2" office:value-type="string">
                    <text:p text:style-name="P30">BB</text:p>
                  </table:table-cell>
                  <table:table-cell table:style-name="Table33.A2" office:value-type="string">
                    <text:p text:style-name="P30">BB</text:p>
                  </table:table-cell>
                  <table:table-cell table:style-name="Table33.Q2" office:value-type="string">
                    <text:p text:style-name="P30">CC</text:p>
                  </table:table-cell>
                </table:table-row>
              </table:table-header-rows>
            </table:table>
            <text:p text:style-name="Standard"><text:tab/></text:p>
            <text:p text:style-name="Standard">Sequência de VALORES a serem escritos nas Variáveis do Grupo de ID 2. É possível interpretar os VALORES sabendo-se quais Variáveis estão no Grupo (comando <text:bookmark-ref text:reference-format="text" text:ref-name="__RefHeading__35151_575392633">(0x06) Consultar Grupo de Variáveis</text:bookmark-ref>).</text:p>
          </table:table-cell>
          <table:covered-table-cell/>
          <table:covered-table-cell/>
          <table:covered-table-cell/>
        </table:table-row>
        <table:table-row>
          <table:table-cell table:style-name="Table68.A1" table:number-columns-spanned="4" office:value-type="string">
            <text:p text:style-name="P92">Erros possíveis</text:p>
          </table:table-cell>
          <table:covered-table-cell/>
          <table:covered-table-cell/>
          <table:covered-table-cell/>
        </table:table-row>
        <table:table-row>
          <table:table-cell table:style-name="Table68.A10" table:number-columns-spanned="2" office:value-type="string">
            <text:p text:style-name="P75"><text:bookmark-ref text:reference-format="text" text:ref-name="__RefHeading__11747_1226652910">(0xE3) ID Inválido</text:bookmark-ref>:</text:p>
          </table:table-cell>
          <table:covered-table-cell/>
          <table:table-cell table:style-name="Table68.C10" table:number-columns-spanned="2" office:value-type="string">
            <text:p text:style-name="P83">Não há Grupo com o ID especificado.</text:p>
          </table:table-cell>
          <table:covered-table-cell/>
        </table:table-row>
        <table:table-row>
          <table:table-cell table:style-name="Table68.A11" table:number-columns-spanned="2" office:value-type="string">
            <text:p text:style-name="P75"><text:bookmark-ref text:reference-format="text" text:ref-name="__RefHeading__5573_1542171067">(0xE6) Somente Leitura</text:bookmark-ref>:</text:p>
          </table:table-cell>
          <table:covered-table-cell/>
          <table:table-cell table:style-name="Table68.C11" table:number-columns-spanned="2" office:value-type="string">
            <text:p text:style-name="P79">O Grupo não pode ser escrito (é do TIPO leitura).</text:p>
          </table:table-cell>
          <table:covered-table-cell/>
        </table:table-row>
      </table:table>
      <text:p text:style-name="P15"><text:tab/></text:p>
      <text:p text:style-name="P15"/>
      <text:p text:style-name="P10"/>
      <text:p text:style-name="P12"/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102" text:outline-level="3"><text:bookmark-start text:name="__RefHeading__19654_1488820658"/><text:soft-page-break/>(0x24) Operação Binária em uma Variável<text:bookmark-end text:name="__RefHeading__19654_1488820658"/></text:h>
      <text:p text:style-name="P67"/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column table:style-name="Table69.E"/>
        <table:table-row>
          <table:table-cell table:style-name="Table69.A1" office:value-type="string">
            <text:p text:style-name="P28">Sentido</text:p>
          </table:table-cell>
          <table:table-cell table:style-name="Table69.A1" table:number-columns-spanned="3" office:value-type="string">
            <text:p text:style-name="P28">Tamanho da Carga</text:p>
          </table:table-cell>
          <table:covered-table-cell/>
          <table:covered-table-cell/>
          <table:table-cell table:style-name="Table69.A1" office:value-type="string">
            <text:p text:style-name="P28">Resposta Esperada</text:p>
          </table:table-cell>
        </table:table-row>
        <table:table-row>
          <table:table-cell table:style-name="Table69.A2" office:value-type="string">
            <text:p text:style-name="P30">Mestre → Nó</text:p>
          </table:table-cell>
          <table:table-cell table:style-name="Table69.A2" table:number-columns-spanned="3" office:value-type="string">
            <text:p text:style-name="P39">2+(TAMANHO da Variável)</text:p>
          </table:table-cell>
          <table:covered-table-cell/>
          <table:covered-table-cell/>
          <table:table-cell table:style-name="Table69.A2" office:value-type="string">
            <text:p text:style-name="P97"><text:bookmark-ref text:reference-format="text" text:ref-name="__RefHeading__60240_1658628928">(0xE0) OK</text:bookmark-ref></text:p>
          </table:table-cell>
        </table:table-row>
        <table:table-row>
          <table:table-cell table:style-name="Table69.A1" table:number-columns-spanned="5" office:value-type="string">
            <text:p text:style-name="P28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9.A2" table:number-columns-spanned="5" office:value-type="string">
            <text:p text:style-name="P77">Realiza uma Operação Binária no VALOR de uma Variável. Deve ser enviado apenas para Variáveis de escrita. O código da operação a ser feita deve estar entre os códigos da <text:sequence-ref text:reference-format="category-and-value" text:ref-name="refTabela10">Tabela 11</text:sequence-ref>. </text:p>
            <text:p text:style-name="P77"/>
            <table:table table:name="Table32" table:style-name="Table32">
              <table:table-column table:style-name="Table32.A"/>
              <table:table-column table:style-name="Table32.B"/>
              <table:table-column table:style-name="Table32.C"/>
              <table:table-row>
                <table:table-cell table:style-name="Table32.A1" office:value-type="string">
                  <text:p text:style-name="P28">Código</text:p>
                </table:table-cell>
                <table:table-cell table:style-name="Table32.A1" office:value-type="string">
                  <text:p text:style-name="P28">Operação</text:p>
                </table:table-cell>
                <table:table-cell table:style-name="Table32.C1" office:value-type="string">
                  <text:p text:style-name="P28">Descrição</text:p>
                </table:table-cell>
              </table:table-row>
              <table:table-row>
                <table:table-cell table:style-name="Table32.A2" office:value-type="string">
                  <text:p text:style-name="P30">0x53 <text:s/>('S')</text:p>
                </table:table-cell>
                <table:table-cell table:style-name="Table32.A2" office:value-type="string">
                  <text:p text:style-name="P30">SET</text:p>
                </table:table-cell>
                <table:table-cell table:style-name="Table32.C2" office:value-type="string">
                  <text:p text:style-name="P30">'Liga' (torna 1) os <text:span text:style-name="T1">bits</text:span><text:span text:style-name="T16"> especificados pela máscara.</text:span></text:p>
                </table:table-cell>
              </table:table-row>
              <table:table-row>
                <table:table-cell table:style-name="Table32.A2" office:value-type="string">
                  <text:p text:style-name="P27">0x43 <text:s/>('C')</text:p>
                </table:table-cell>
                <table:table-cell table:style-name="Table32.A2" office:value-type="string">
                  <text:p text:style-name="P30">CLEAR</text:p>
                </table:table-cell>
                <table:table-cell table:style-name="Table32.C2" office:value-type="string">
                  <text:p text:style-name="P30">'Desliga' (torna 0) os <text:span text:style-name="T1">bits </text:span><text:span text:style-name="T16">especificados pela máscara.</text:span></text:p>
                </table:table-cell>
              </table:table-row>
              <table:table-row>
                <table:table-cell table:style-name="Table32.A2" office:value-type="string">
                  <text:p text:style-name="P27">0x54 <text:s/>('T')</text:p>
                </table:table-cell>
                <table:table-cell table:style-name="Table32.A2" office:value-type="string">
                  <text:p text:style-name="P30">TOGGLE</text:p>
                </table:table-cell>
                <table:table-cell table:style-name="Table32.C2" office:value-type="string">
                  <text:p text:style-name="P30">Inverte os <text:span text:style-name="T1">bits</text:span><text:span text:style-name="T16"> especificados pela máscara.</text:span></text:p>
                </table:table-cell>
              </table:table-row>
              <table:table-row>
                <table:table-cell table:style-name="Table32.A2" office:value-type="string">
                  <text:p text:style-name="P30">0x41 <text:s/>('A')</text:p>
                </table:table-cell>
                <table:table-cell table:style-name="Table32.A2" office:value-type="string">
                  <text:p text:style-name="P30">AND</text:p>
                </table:table-cell>
                <table:table-cell table:style-name="Table32.C2" office:value-type="string">
                  <text:p text:style-name="P30">Realiza um AND lógico entre o valor da Variável e a máscara.</text:p>
                </table:table-cell>
              </table:table-row>
              <table:table-row>
                <table:table-cell table:style-name="Table32.A2" office:value-type="string">
                  <text:p text:style-name="P30">0x4F <text:s/>('O')</text:p>
                </table:table-cell>
                <table:table-cell table:style-name="Table32.A2" office:value-type="string">
                  <text:p text:style-name="P30">OR</text:p>
                </table:table-cell>
                <table:table-cell table:style-name="Table32.C2" office:value-type="string">
                  <text:p text:style-name="P30">Realiza um OR lógico entre o valor da Variável e a máscara.</text:p>
                </table:table-cell>
              </table:table-row>
              <table:table-row>
                <table:table-cell table:style-name="Table32.A2" office:value-type="string">
                  <text:p text:style-name="P30">0x58 <text:s/>('X')</text:p>
                </table:table-cell>
                <table:table-cell table:style-name="Table32.A2" office:value-type="string">
                  <text:p text:style-name="P30">XOR</text:p>
                </table:table-cell>
                <table:table-cell table:style-name="Table32.C2" office:value-type="string">
                  <text:p text:style-name="P30">Realiza um XOR lógico entre o valor da Variável e a máscara.</text:p>
                </table:table-cell>
              </table:table-row>
            </table:table>
            <text:p text:style-name="Tabela">Tabela <text:sequence text:ref-name="refTabela10" text:name="Tabela" text:formula="ooow:Tabela+1" style:num-format="1">11</text:sequence>- Códigos das possíveis Operações Binárias</text:p>
            <text:p text:style-name="Standard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9.A1" table:number-columns-spanned="5" office:value-type="string">
            <text:p text:style-name="P92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9.A2" table:number-columns-spanned="5" office:value-type="string">
            <table:table table:name="Table34" table:style-name="Table34">
              <table:table-column table:style-name="Table34.A"/>
              <table:table-column table:style-name="Table34.B"/>
              <table:table-column table:style-name="Table34.C"/>
              <table:table-column table:style-name="Table34.D"/>
              <table:table-column table:style-name="Table34.E"/>
              <table:table-row>
                <table:table-cell table:style-name="Table34.A1" table:number-columns-spanned="5" office:value-type="string">
                  <text:p text:style-name="P28">Carg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4.A2" table:number-rows-spanned="2" office:value-type="string">
                  <text:p text:style-name="P30"><text:bookmark-start text:name="__DdeLink__14376_16884858581"/>ID da Variável <text:bookmark-end text:name="__DdeLink__14376_16884858581"/></text:p>
                </table:table-cell>
                <table:table-cell table:style-name="Table34.A2" table:number-rows-spanned="2" office:value-type="string">
                  <text:p text:style-name="P30">Código da Operação</text:p>
                </table:table-cell>
                <table:table-cell table:style-name="Table34.C2" table:number-columns-spanned="3" office:value-type="string">
                  <text:p text:style-name="P30">Máscara</text:p>
                </table:table-cell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4.A2" office:value-type="string">
                  <text:p text:style-name="P30">Primeiro <text:span text:style-name="T1">byte</text:span></text:p>
                </table:table-cell>
                <table:table-cell table:style-name="Table34.A2" office:value-type="string">
                  <text:p text:style-name="P30">…</text:p>
                </table:table-cell>
                <table:table-cell table:style-name="Table34.C2" office:value-type="string">
                  <text:p text:style-name="P30">Último <text:span text:style-name="T1">byte</text:span></text:p>
                </table:table-cell>
              </table:table-row>
            </table:table>
            <text:p text:style-name="Standard"/>
            <text:p text:style-name="Standard">A Carga deve conter o ID da Variável e o código da Operação Binária a ser realizada, seguidos da máscara com a qual realizar a operaçã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9.A1" table:number-columns-spanned="5" office:value-type="string">
            <text:p text:style-name="P92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9.A8" table:number-columns-spanned="2" office:value-type="string">
            <table:table table:name="Table36" table:style-name="Table36">
              <table:table-column table:style-name="Table36.A"/>
              <table:table-column table:style-name="Table36.B"/>
              <table:table-column table:style-name="Table36.C"/>
              <table:table-column table:style-name="Table36.D"/>
              <table:table-column table:style-name="Table36.E"/>
              <table:table-column table:style-name="Table36.F"/>
              <table:table-row>
                <table:table-cell table:style-name="Table36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36.D1" table:number-columns-spanned="3" office:value-type="string">
                  <text:p text:style-name="P28">Carga</text:p>
                </table:table-cell>
                <table:covered-table-cell/>
                <table:covered-table-cell/>
              </table:table-row>
              <table:table-row>
                <table:table-cell table:style-name="Table36.A2" office:value-type="string">
                  <text:p text:style-name="P30">24</text:p>
                </table:table-cell>
                <table:table-cell table:style-name="Table36.A2" office:value-type="string">
                  <text:p text:style-name="P58">00</text:p>
                </table:table-cell>
                <table:table-cell table:style-name="Table36.A2" office:value-type="string">
                  <text:p text:style-name="P30">03</text:p>
                </table:table-cell>
                <table:table-cell table:style-name="Table36.A2" office:value-type="string">
                  <text:p text:style-name="P30">09</text:p>
                </table:table-cell>
                <table:table-cell table:style-name="Table36.A2" office:value-type="string">
                  <text:p text:style-name="P30">53</text:p>
                </table:table-cell>
                <table:table-cell table:style-name="Table36.F2" office:value-type="string">
                  <text:p text:style-name="P30">F0</text:p>
                </table:table-cell>
              </table:table-row>
            </table:table>
            <text:p text:style-name="Standard"/>
          </table:table-cell>
          <table:covered-table-cell/>
          <table:table-cell table:style-name="Table69.C8" table:number-columns-spanned="3" office:value-type="string">
            <text:p text:style-name="P93">Realiza uma operação SET (53h) na Variável de ID 09h com a <text:s/>máscara F0h, que terá o efeito de ligar os quatro <text:span text:style-name="T1">bits</text:span><text:span text:style-name="T16"> mais significativos do VALOR da Variável.</text:span></text:p>
          </table:table-cell>
          <table:covered-table-cell/>
          <table:covered-table-cell/>
        </table:table-row>
        <table:table-row>
          <table:table-cell table:style-name="Table69.A1" table:number-columns-spanned="5" office:value-type="string">
            <text:p text:style-name="P92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9.A10" table:number-columns-spanned="3" office:value-type="string">
            <text:p text:style-name="P75"><text:bookmark-ref text:reference-format="text" text:ref-name="__RefHeading__23983_988024363">(0xE2) Operação Não Suportada</text:bookmark-ref>:</text:p>
          </table:table-cell>
          <table:covered-table-cell/>
          <table:covered-table-cell/>
          <table:table-cell table:style-name="Table69.D10" table:number-columns-spanned="2" office:value-type="string">
            <text:p text:style-name="P82">A operação requisitada é inválida.</text:p>
          </table:table-cell>
          <table:covered-table-cell/>
        </table:table-row>
        <table:table-row>
          <table:table-cell table:style-name="Table69.A10" table:number-columns-spanned="3" office:value-type="string">
            <text:p text:style-name="P75"><text:bookmark-ref text:reference-format="text" text:ref-name="__RefHeading__11747_1226652910">(0xE3) ID Inválido</text:bookmark-ref>:</text:p>
          </table:table-cell>
          <table:covered-table-cell/>
          <table:covered-table-cell/>
          <table:table-cell table:style-name="Table69.D10" table:number-columns-spanned="2" office:value-type="string">
            <text:p text:style-name="P83">Não há Variável com o ID especificado.</text:p>
          </table:table-cell>
          <table:covered-table-cell/>
        </table:table-row>
        <table:table-row>
          <table:table-cell table:style-name="Table69.A8" table:number-columns-spanned="3" office:value-type="string">
            <text:p text:style-name="P75"><text:bookmark-ref text:reference-format="text" text:ref-name="__RefHeading__5573_1542171067">(0xE6) Somente Leitura</text:bookmark-ref>:</text:p>
          </table:table-cell>
          <table:covered-table-cell/>
          <table:covered-table-cell/>
          <table:table-cell table:style-name="Table69.C8" table:number-columns-spanned="2" office:value-type="string">
            <text:p text:style-name="P79">A Variável não pode ser escrita (é do TIPO leitura).</text:p>
          </table:table-cell>
          <table:covered-table-cell/>
        </table:table-row>
      </table:table>
      <text:p text:style-name="P10"/>
      <text:p text:style-name="P12"><text:tab/></text:p>
      <text:p text:style-name="P12"/>
      <text:p text:style-name="P12"/>
      <text:p text:style-name="P12"/>
      <text:h text:style-name="P102" text:outline-level="3"><text:bookmark-start text:name="__RefHeading__27074_12266529101"/><text:soft-page-break/>(0x26) Operação Binária em Grupo de Variáveis<text:bookmark-end text:name="__RefHeading__27074_12266529101"/></text:h>
      <text:p text:style-name="P12"/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column table:style-name="Table70.E"/>
        <table:table-row>
          <table:table-cell table:style-name="Table70.A1" office:value-type="string">
            <text:p text:style-name="P28">Sentido</text:p>
          </table:table-cell>
          <table:table-cell table:style-name="Table70.A1" table:number-columns-spanned="3" office:value-type="string">
            <text:p text:style-name="P28">Tamanho da Carga</text:p>
          </table:table-cell>
          <table:covered-table-cell/>
          <table:covered-table-cell/>
          <table:table-cell table:style-name="Table70.A1" office:value-type="string">
            <text:p text:style-name="P28">Resposta Esperada</text:p>
          </table:table-cell>
        </table:table-row>
        <table:table-row>
          <table:table-cell table:style-name="Table70.A2" office:value-type="string">
            <text:p text:style-name="P30">Mestre → Nó</text:p>
          </table:table-cell>
          <table:table-cell table:style-name="Table70.A2" table:number-columns-spanned="3" office:value-type="string">
            <text:p text:style-name="P39">2+(soma dos TAMANHOS das Variáveis do Grupo)</text:p>
          </table:table-cell>
          <table:covered-table-cell/>
          <table:covered-table-cell/>
          <table:table-cell table:style-name="Table70.A2" office:value-type="string">
            <text:p text:style-name="P97"><text:bookmark-ref text:reference-format="text" text:ref-name="__RefHeading__60240_1658628928">(0xE0) OK</text:bookmark-ref></text:p>
          </table:table-cell>
        </table:table-row>
        <table:table-row>
          <table:table-cell table:style-name="Table70.A1" table:number-columns-spanned="5" office:value-type="string">
            <text:p text:style-name="P28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0.A2" table:number-columns-spanned="5" office:value-type="string">
            <text:p text:style-name="P77">Realiza uma Operação Binária nos VALORES das Variáveis de um Grupo. Deve ser enviado apenas para Grupos de escrita. O código da operação a ser feita deve estar entre os códigos da <text:sequence-ref text:reference-format="category-and-value" text:ref-name="refTabela10">Tabela 11</text:sequence-ref>.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0.A1" table:number-columns-spanned="5" office:value-type="string">
            <text:p text:style-name="P92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0.A2" table:number-columns-spanned="5" office:value-type="string">
            <table:table table:name="Table37" table:style-name="Table37">
              <table:table-column table:style-name="Table37.A"/>
              <table:table-column table:style-name="Table37.B"/>
              <table:table-column table:style-name="Table37.C"/>
              <table:table-column table:style-name="Table37.D"/>
              <table:table-column table:style-name="Table37.E"/>
              <table:table-column table:style-name="Table37.F"/>
              <table:table-column table:style-name="Table37.G"/>
              <table:table-column table:style-name="Table37.H"/>
              <table:table-column table:style-name="Table37.I"/>
              <table:table-row>
                <table:table-cell table:style-name="Table37.A1" table:number-columns-spanned="9" office:value-type="string">
                  <text:p text:style-name="P28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7.A2" table:number-rows-spanned="2" office:value-type="string">
                  <text:p text:style-name="P30"><text:bookmark-start text:name="__DdeLink__14376_168848585811"/>ID do Grupo <text:bookmark-end text:name="__DdeLink__14376_168848585811"/></text:p>
                </table:table-cell>
                <table:table-cell table:style-name="Table37.A2" table:number-rows-spanned="2" office:value-type="string">
                  <text:p text:style-name="P30">Código da Operação</text:p>
                </table:table-cell>
                <table:table-cell table:style-name="Table37.A2" table:number-columns-spanned="3" office:value-type="string">
                  <text:p text:style-name="P30">Máscara para a primeira Variável</text:p>
                </table:table-cell>
                <table:covered-table-cell/>
                <table:covered-table-cell/>
                <table:table-cell table:style-name="Table37.A2" table:number-rows-spanned="2" office:value-type="string">
                  <text:p text:style-name="P30">...</text:p>
                </table:table-cell>
                <table:table-cell table:style-name="Table37.G2" table:number-columns-spanned="3" office:value-type="string">
                  <text:p text:style-name="P30">Máscara para a última Variável</text:p>
                </table:table-cell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7.A2" office:value-type="string">
                  <text:p text:style-name="P30">Primeiro <text:span text:style-name="T1">byte</text:span></text:p>
                </table:table-cell>
                <table:table-cell table:style-name="Table37.A2" office:value-type="string">
                  <text:p text:style-name="P30">…</text:p>
                </table:table-cell>
                <table:table-cell table:style-name="Table37.A2" office:value-type="string">
                  <text:p text:style-name="P30">Último <text:span text:style-name="T1">byte</text:span></text:p>
                </table:table-cell>
                <table:covered-table-cell/>
                <table:table-cell table:style-name="Table37.A2" office:value-type="string">
                  <text:p text:style-name="P30">Primeiro <text:span text:style-name="T1">byte</text:span></text:p>
                </table:table-cell>
                <table:table-cell table:style-name="Table37.A2" office:value-type="string">
                  <text:p text:style-name="P30">…</text:p>
                </table:table-cell>
                <table:table-cell table:style-name="Table37.G2" office:value-type="string">
                  <text:p text:style-name="P30">Último <text:span text:style-name="T1">byte</text:span></text:p>
                </table:table-cell>
              </table:table-row>
            </table:table>
            <text:p text:style-name="Standard"/>
            <text:p text:style-name="Standard">A Carga deve conter o ID da Variável e o código da Operação Binária a ser realizada, seguidos das máscaras com as quais se devem realizar as operações nas Variávei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0.A1" table:number-columns-spanned="5" office:value-type="string">
            <text:p text:style-name="P92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0.A8" table:number-columns-spanned="2" office:value-type="string">
            <table:table table:name="Table38" table:style-name="Table38">
              <table:table-column table:style-name="Table38.A"/>
              <table:table-column table:style-name="Table38.B"/>
              <table:table-column table:style-name="Table38.C"/>
              <table:table-column table:style-name="Table38.D"/>
              <table:table-column table:style-name="Table38.E"/>
              <table:table-column table:style-name="Table38.D" table:number-columns-repeated="3"/>
              <table:table-header-rows>
                <table:table-row>
                  <table:table-cell table:style-name="Table38.A1" table:number-columns-spanned="3" office:value-type="string">
                    <text:p text:style-name="P28">Cabeçalho</text:p>
                  </table:table-cell>
                  <table:covered-table-cell/>
                  <table:covered-table-cell/>
                  <table:table-cell table:style-name="Table38.D1" table:number-columns-spanned="5" office:value-type="string">
                    <text:p text:style-name="P28">Carga</text:p>
                  </table:table-cell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38.A2" office:value-type="string">
                    <text:p text:style-name="P30">26</text:p>
                  </table:table-cell>
                  <table:table-cell table:style-name="Table38.A2" office:value-type="string">
                    <text:p text:style-name="P59">00</text:p>
                  </table:table-cell>
                  <table:table-cell table:style-name="Table38.A2" office:value-type="string">
                    <text:p text:style-name="P30">05</text:p>
                  </table:table-cell>
                  <table:table-cell table:style-name="Table38.A2" office:value-type="string">
                    <text:p text:style-name="P30">02</text:p>
                  </table:table-cell>
                  <table:table-cell table:style-name="Table38.A2" office:value-type="string">
                    <text:p text:style-name="P30">4F</text:p>
                  </table:table-cell>
                  <table:table-cell table:style-name="Table38.A2" office:value-type="string">
                    <text:p text:style-name="P30">55</text:p>
                  </table:table-cell>
                  <table:table-cell table:style-name="Table38.A2" office:value-type="string">
                    <text:p text:style-name="P30">55</text:p>
                  </table:table-cell>
                  <table:table-cell table:style-name="Table38.H2" office:value-type="string">
                    <text:p text:style-name="P30">55</text:p>
                  </table:table-cell>
                </table:table-row>
              </table:table-header-rows>
            </table:table>
            <text:p text:style-name="Standard"/>
          </table:table-cell>
          <table:covered-table-cell/>
          <table:table-cell table:style-name="Table70.C8" table:number-columns-spanned="3" office:value-type="string">
            <text:p text:style-name="P10">Realiza uma operação OR (4Fh) com a máscara 55h em todos os <text:span text:style-name="T1">bytes</text:span> de todas as Variáveis do Grupo de ID 02h.</text:p>
          </table:table-cell>
          <table:covered-table-cell/>
          <table:covered-table-cell/>
        </table:table-row>
        <table:table-row>
          <table:table-cell table:style-name="Table70.A1" table:number-columns-spanned="5" office:value-type="string">
            <text:p text:style-name="P92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0.A10" table:number-columns-spanned="3" office:value-type="string">
            <text:p text:style-name="P75"><text:bookmark-ref text:reference-format="text" text:ref-name="__RefHeading__23983_988024363">(0xE2) Operação Não Suportada</text:bookmark-ref>:</text:p>
          </table:table-cell>
          <table:covered-table-cell/>
          <table:covered-table-cell/>
          <table:table-cell table:style-name="Table70.D10" table:number-columns-spanned="2" office:value-type="string">
            <text:p text:style-name="P82">A operação requisitada é inválida.</text:p>
          </table:table-cell>
          <table:covered-table-cell/>
        </table:table-row>
        <table:table-row>
          <table:table-cell table:style-name="Table70.A10" table:number-columns-spanned="3" office:value-type="string">
            <text:p text:style-name="P75"><text:bookmark-ref text:reference-format="text" text:ref-name="__RefHeading__11747_1226652910">(0xE3) ID Inválido</text:bookmark-ref>:</text:p>
          </table:table-cell>
          <table:covered-table-cell/>
          <table:covered-table-cell/>
          <table:table-cell table:style-name="Table70.D10" table:number-columns-spanned="2" office:value-type="string">
            <text:p text:style-name="P83">Não há Grupo com o ID especificado.</text:p>
          </table:table-cell>
          <table:covered-table-cell/>
        </table:table-row>
        <table:table-row>
          <table:table-cell table:style-name="Table70.A8" table:number-columns-spanned="3" office:value-type="string">
            <text:p text:style-name="P75"><text:bookmark-ref text:reference-format="text" text:ref-name="__RefHeading__5573_1542171067">(0xE6) Somente Leitura</text:bookmark-ref>:</text:p>
          </table:table-cell>
          <table:covered-table-cell/>
          <table:covered-table-cell/>
          <table:table-cell table:style-name="Table70.C8" table:number-columns-spanned="2" office:value-type="string">
            <text:p text:style-name="P79">O Grupo não pode ser escrito (é do TIPO leitura).</text:p>
          </table:table-cell>
          <table:covered-table-cell/>
        </table:table-row>
      </table:table>
      <text:p text:style-name="P10"/>
      <text:p text:style-name="P73"/>
      <text:p text:style-name="P73"/>
      <text:p text:style-name="P73"/>
      <text:p text:style-name="P73"/>
      <text:p text:style-name="P73"/>
      <text:h text:style-name="P105" text:outline-level="3"><text:bookmark-start text:name="__RefHeading__6522_1717170595"/>(0x28) Escrever e ler Variáveis<text:bookmark-end text:name="__RefHeading__6522_1717170595"/></text:h>
      <text:p text:style-name="P67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row>
          <table:table-cell table:style-name="Table80.A1" office:value-type="string">
            <text:p text:style-name="P28">Sentido</text:p>
          </table:table-cell>
          <table:table-cell table:style-name="Table80.A1" table:number-columns-spanned="3" office:value-type="string">
            <text:p text:style-name="P28">Tamanho da Carga</text:p>
          </table:table-cell>
          <table:covered-table-cell/>
          <table:covered-table-cell/>
          <table:table-cell table:style-name="Table80.A1" office:value-type="string">
            <text:p text:style-name="P28">Resposta Esperada</text:p>
          </table:table-cell>
        </table:table-row>
        <table:table-row>
          <table:table-cell table:style-name="Table80.A2" office:value-type="string">
            <text:p text:style-name="P30">Mestre → Nó</text:p>
          </table:table-cell>
          <table:table-cell table:style-name="Table80.A2" table:number-columns-spanned="3" office:value-type="string">
            <text:p text:style-name="P39">2+(TAMANHO da Variável a ser escrita)</text:p>
          </table:table-cell>
          <table:covered-table-cell/>
          <table:covered-table-cell/>
          <table:table-cell table:style-name="Table80.A2" office:value-type="string">
            <text:p text:style-name="P97"><text:bookmark-ref text:reference-format="text" text:ref-name="__RefHeading__3818_1226652910">(0x11) Leitura de uma Variável</text:bookmark-ref></text:p>
          </table:table-cell>
        </table:table-row>
        <table:table-row>
          <table:table-cell table:style-name="Table80.A1" table:number-columns-spanned="5" office:value-type="string">
            <text:p text:style-name="P28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0.A2" table:number-columns-spanned="5" office:value-type="string">
            <text:p text:style-name="P77">Escreve no VALOR de uma Variável. Lê o VALOR de uma Variável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0.A1" table:number-columns-spanned="5" office:value-type="string">
            <text:p text:style-name="P92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0.A2" table:number-columns-spanned="5" office:value-type="string">
            <table:table table:name="Table81" table:style-name="Table81">
              <table:table-column table:style-name="Table81.A"/>
              <table:table-column table:style-name="Table81.B"/>
              <table:table-column table:style-name="Table81.C"/>
              <table:table-column table:style-name="Table81.D"/>
              <table:table-column table:style-name="Table81.E"/>
              <table:table-row>
                <table:table-cell table:style-name="Table81.A1" table:number-columns-spanned="5" office:value-type="string">
                  <text:p text:style-name="P28">Carg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81.A2" table:number-rows-spanned="2" office:value-type="string">
                  <text:p text:style-name="P30">ID da Variável de escrita</text:p>
                </table:table-cell>
                <table:table-cell table:style-name="Table81.A2" table:number-rows-spanned="2" office:value-type="string">
                  <text:p text:style-name="P30">ID da Variável de leitura</text:p>
                </table:table-cell>
                <table:table-cell table:style-name="Table81.C2" table:number-columns-spanned="3" office:value-type="string">
                  <text:p text:style-name="P30">VALOR da Variável de escrita</text:p>
                </table:table-cell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81.A2" office:value-type="string">
                  <text:p text:style-name="P30">Primeiro <text:span text:style-name="T1">byte</text:span><text:span text:style-name="T16"> </text:span></text:p>
                </table:table-cell>
                <table:table-cell table:style-name="Table81.A2" office:value-type="string">
                  <text:p text:style-name="P30">…</text:p>
                </table:table-cell>
                <table:table-cell table:style-name="Table81.C2" office:value-type="string">
                  <text:p text:style-name="P30">Último <text:span text:style-name="T1">byte</text:span></text:p>
                </table:table-cell>
              </table:table-row>
            </table:table>
            <text:p text:style-name="Standard"/>
            <text:p text:style-name="Standard">A Carga deve conter o ID da Variável a ser escrita, seguido pelo ID da Variável a ser lida e do VALOR a ser escrito, <text:span text:style-name="T10">byte</text:span><text:span text:style-name="T41"> por </text:span><text:span text:style-name="T10">byte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0.A1" table:number-columns-spanned="5" office:value-type="string">
            <text:p text:style-name="P92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0.A8" table:number-columns-spanned="3" office:value-type="string">
            <table:table table:name="Table82" table:style-name="Table82">
              <table:table-column table:style-name="Table82.A" table:number-columns-repeated="2"/>
              <table:table-column table:style-name="Table82.C"/>
              <table:table-column table:style-name="Table82.D" table:number-columns-repeated="3"/>
              <table:table-column table:style-name="Table82.G"/>
              <table:table-column table:style-name="Table82.H"/>
              <table:table-row>
                <table:table-cell table:style-name="Table82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82.D1" table:number-columns-spanned="5" office:value-type="string">
                  <text:p text:style-name="P28">Carg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82.A2" office:value-type="string">
                  <text:p text:style-name="P30">28</text:p>
                </table:table-cell>
                <table:table-cell table:style-name="Table82.A2" office:value-type="string">
                  <text:p text:style-name="P59">00</text:p>
                </table:table-cell>
                <table:table-cell table:style-name="Table82.A2" office:value-type="string">
                  <text:p text:style-name="P30">05</text:p>
                </table:table-cell>
                <table:table-cell table:style-name="Table82.A2" office:value-type="string">
                  <text:p text:style-name="P30">04</text:p>
                </table:table-cell>
                <table:table-cell table:style-name="Table82.A2" office:value-type="string">
                  <text:p text:style-name="P30">05</text:p>
                </table:table-cell>
                <table:table-cell table:style-name="Table82.A2" office:value-type="string">
                  <text:p text:style-name="P30">01</text:p>
                </table:table-cell>
                <table:table-cell table:style-name="Table82.A2" office:value-type="string">
                  <text:p text:style-name="P30">BB</text:p>
                </table:table-cell>
                <table:table-cell table:style-name="Table82.H2" office:value-type="string">
                  <text:p text:style-name="P30">BB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80.D8" table:number-columns-spanned="2" office:value-type="string">
            <text:p text:style-name="P41">Escrita dos <text:span text:style-name="T1">bytes </text:span><text:span text:style-name="T16">01h BBh BBh na Variável de ID 04h. Pedido de leitura da Variável com ID 05h.</text:span></text:p>
          </table:table-cell>
          <table:covered-table-cell/>
        </table:table-row>
        <table:table-row>
          <table:table-cell table:style-name="Table80.A1" table:number-columns-spanned="5" office:value-type="string">
            <text:p text:style-name="P92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0.A10" table:number-columns-spanned="2" office:value-type="string">
            <text:p text:style-name="P75"><text:bookmark-ref text:reference-format="text" text:ref-name="__RefHeading__11747_1226652910">(0xE3) ID Inválido</text:bookmark-ref>:</text:p>
          </table:table-cell>
          <table:covered-table-cell/>
          <table:table-cell table:style-name="Table80.C10" table:number-columns-spanned="3" office:value-type="string">
            <text:p text:style-name="P83">Não há Variável com o ID especificado.</text:p>
          </table:table-cell>
          <table:covered-table-cell/>
          <table:covered-table-cell/>
        </table:table-row>
        <table:table-row>
          <table:table-cell table:style-name="Table80.A8" table:number-columns-spanned="2" office:value-type="string">
            <text:p text:style-name="P75"><text:bookmark-ref text:reference-format="text" text:ref-name="__RefHeading__5573_1542171067">(0xE6) Somente Leitura</text:bookmark-ref>:</text:p>
          </table:table-cell>
          <table:covered-table-cell/>
          <table:table-cell table:style-name="Table80.D8" table:number-columns-spanned="3" office:value-type="string">
            <text:p text:style-name="P79">A Variável de escrita não pode ser escrita (é do TIPO leitura).</text:p>
          </table:table-cell>
          <table:covered-table-cell/>
          <table:covered-table-cell/>
        </table:table-row>
      </table:table>
      <text:p text:style-name="P12"><text:tab/></text:p>
      <text:p text:style-name="P12"/>
      <text:h text:style-name="P129" text:outline-level="2"><text:bookmark-start text:name="__RefHeading__27076_1226652910"/>(0x30) Comandos de Manipulação de Grupos de Variáveis<text:bookmark-end text:name="__RefHeading__27076_1226652910"/></text:h>
      <text:h text:style-name="P102" text:outline-level="3"><text:bookmark-start text:name="__RefHeading__27080_1226652910"/>(0x30) Criar Grupo de Variáveis<text:bookmark-end text:name="__RefHeading__27080_1226652910"/></text:h>
      <text:p text:style-name="P15"/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D"/>
        <table:table-column table:style-name="Table71.E"/>
        <table:table-column table:style-name="Table71.F"/>
        <table:table-row>
          <table:table-cell table:style-name="Table71.A1" office:value-type="string">
            <text:p text:style-name="P28">Sentido</text:p>
          </table:table-cell>
          <table:table-cell table:style-name="Table71.A1" table:number-columns-spanned="4" office:value-type="string">
            <text:p text:style-name="P28">Tamanho da Carga</text:p>
          </table:table-cell>
          <table:covered-table-cell/>
          <table:covered-table-cell/>
          <table:covered-table-cell/>
          <table:table-cell table:style-name="Table71.A1" office:value-type="string">
            <text:p text:style-name="P28">Resposta Esperada</text:p>
          </table:table-cell>
        </table:table-row>
        <table:table-row>
          <table:table-cell table:style-name="Table71.A2" office:value-type="string">
            <text:p text:style-name="P30">Mestre → Nó</text:p>
          </table:table-cell>
          <table:table-cell table:style-name="Table71.A2" table:number-columns-spanned="4" office:value-type="string">
            <text:p text:style-name="P39">(número de Variáveis no Grupo)</text:p>
          </table:table-cell>
          <table:covered-table-cell/>
          <table:covered-table-cell/>
          <table:covered-table-cell/>
          <table:table-cell table:style-name="Table71.A2" office:value-type="string">
            <text:p text:style-name="P96"><text:bookmark-ref text:reference-format="text" text:ref-name="__RefHeading__60240_1658628928">(0xE0) OK</text:bookmark-ref></text:p>
          </table:table-cell>
        </table:table-row>
        <table:table-row>
          <table:table-cell table:style-name="Table71.A1" table:number-columns-spanned="6" office:value-type="string">
            <text:p text:style-name="P28">Descri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1.A2" table:number-columns-spanned="6" office:value-type="string">
            <text:p text:style-name="P77">Cria um novo Grupo de Variáveis, para ser adicionado aos Grupos já existentes, contendo as Variáveis especificadas na Carga. O ID do novo Grupo criado é atribuído automaticamente, sendo igual ao ID do último Grupo no nó, somado 1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1.A1" table:number-columns-spanned="6" office:value-type="string">
            <text:p text:style-name="P92">Estrutur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1.A6" table:number-columns-spanned="4" office:value-type="string">
            <table:table table:name="Table39" table:style-name="Table39">
              <table:table-column table:style-name="Table39.A"/>
              <table:table-column table:style-name="Table39.B"/>
              <table:table-column table:style-name="Table39.C"/>
              <table:table-row>
                <table:table-cell table:style-name="Table39.A1" table:number-columns-spanned="3" office:value-type="string">
                  <text:p text:style-name="P28">Carga</text:p>
                </table:table-cell>
                <table:covered-table-cell/>
                <table:covered-table-cell/>
              </table:table-row>
              <table:table-row>
                <table:table-cell table:style-name="Table39.A2" office:value-type="string">
                  <text:p text:style-name="P39">Primeira Variável</text:p>
                </table:table-cell>
                <table:table-cell table:style-name="Table39.B2" table:number-rows-spanned="2" office:value-type="string">
                  <text:p text:style-name="P30">…</text:p>
                </table:table-cell>
                <table:table-cell table:style-name="Table39.C2" office:value-type="string">
                  <text:p text:style-name="P30">Última Variável</text:p>
                </table:table-cell>
              </table:table-row>
              <table:table-row>
                <table:table-cell table:style-name="Table39.A2" office:value-type="string">
                  <text:p text:style-name="P39">ID</text:p>
                </table:table-cell>
                <table:covered-table-cell/>
                <table:table-cell table:style-name="Table39.C3" office:value-type="string">
                  <text:p text:style-name="P30">ID</text:p>
                </table:table-cell>
              </table:table-row>
            </table:table>
            <text:p text:style-name="Standard"/>
          </table:table-cell>
          <table:covered-table-cell/>
          <table:covered-table-cell/>
          <table:covered-table-cell/>
          <table:table-cell table:style-name="Table71.E6" table:number-columns-spanned="2" office:value-type="string">
            <text:p text:style-name="P12">Os ID's Variáveis devem ser listados um após o outro em ordem crescente.</text:p>
          </table:table-cell>
          <table:covered-table-cell/>
        </table:table-row>
        <table:table-row>
          <table:table-cell table:style-name="Table71.A1" table:number-columns-spanned="6" office:value-type="string">
            <text:p text:style-name="P92">Exempl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1.A6" table:number-columns-spanned="2" office:value-type="string">
            <table:table table:name="Table40" table:style-name="Table40">
              <table:table-column table:style-name="Table40.A" table:number-columns-repeated="2"/>
              <table:table-column table:style-name="Table40.C"/>
              <table:table-column table:style-name="Table40.D" table:number-columns-repeated="3"/>
              <table:table-column table:style-name="Table40.G"/>
              <table:table-header-rows>
                <table:table-row>
                  <table:table-cell table:style-name="Table40.A1" table:number-columns-spanned="3" office:value-type="string">
                    <text:p text:style-name="P28">Cabeçalho</text:p>
                  </table:table-cell>
                  <table:covered-table-cell/>
                  <table:covered-table-cell/>
                  <table:table-cell table:style-name="Table40.D1" table:number-columns-spanned="4" office:value-type="string">
                    <text:p text:style-name="P28">Carga</text:p>
                  </table:table-cell>
                  <table:covered-table-cell/>
                  <table:covered-table-cell/>
                  <table:covered-table-cell/>
                </table:table-row>
                <table:table-row>
                  <table:table-cell table:style-name="Table40.A2" office:value-type="string">
                    <text:p text:style-name="P30">30</text:p>
                  </table:table-cell>
                  <table:table-cell table:style-name="Table40.A2" office:value-type="string">
                    <text:p text:style-name="P60">00</text:p>
                  </table:table-cell>
                  <table:table-cell table:style-name="Table40.A2" office:value-type="string">
                    <text:p text:style-name="P30">04</text:p>
                  </table:table-cell>
                  <table:table-cell table:style-name="Table40.A2" office:value-type="string">
                    <text:p text:style-name="P30">04</text:p>
                  </table:table-cell>
                  <table:table-cell table:style-name="Table40.A2" office:value-type="string">
                    <text:p text:style-name="P30">05</text:p>
                  </table:table-cell>
                  <table:table-cell table:style-name="Table40.A2" office:value-type="string">
                    <text:p text:style-name="P30">06</text:p>
                  </table:table-cell>
                  <table:table-cell table:style-name="Table40.G2" office:value-type="string">
                    <text:p text:style-name="P30">07</text:p>
                  </table:table-cell>
                </table:table-row>
              </table:table-header-rows>
            </table:table>
            <text:p text:style-name="Standard"/>
          </table:table-cell>
          <table:covered-table-cell/>
          <table:table-cell table:style-name="Table71.E6" table:number-columns-spanned="4" office:value-type="string">
            <text:p text:style-name="P91">Cria um Grupo contendo as Variáveis de ID 4, 5, 6 e 7.</text:p>
          </table:table-cell>
          <table:covered-table-cell/>
          <table:covered-table-cell/>
          <table:covered-table-cell/>
        </table:table-row>
        <table:table-row>
          <table:table-cell table:style-name="Table71.A1" table:number-columns-spanned="6" office:value-type="string">
            <text:p text:style-name="P92">Erros possívei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1.A10" table:number-columns-spanned="3" office:value-type="string">
            <text:p text:style-name="P75"><text:bookmark-ref text:reference-format="text" text:ref-name="__RefHeading__11747_1226652910">(0xE3) ID Inválido</text:bookmark-ref></text:p>
          </table:table-cell>
          <table:covered-table-cell/>
          <table:covered-table-cell/>
          <table:table-cell table:style-name="Table71.D10" table:number-columns-spanned="3" office:value-type="string">
            <text:p text:style-name="P84">No mínimo um dos ID's passados não existe no nó.</text:p>
          </table:table-cell>
          <table:covered-table-cell/>
          <table:covered-table-cell/>
        </table:table-row>
        <table:table-row>
          <table:table-cell table:style-name="Table71.A10" table:number-columns-spanned="3" office:value-type="string">
            <text:p text:style-name="P75"><text:bookmark-ref text:reference-format="text" text:ref-name="__RefHeading__44330_842766387">(0xE5) Tamanho da Carga Inválido</text:bookmark-ref>:</text:p>
          </table:table-cell>
          <table:covered-table-cell/>
          <table:covered-table-cell/>
          <table:table-cell table:style-name="Table71.D10" table:number-columns-spanned="3" office:value-type="string">
            <text:p text:style-name="P83">Número de Variáveis nulo ou maior que a quantidade de Variáveis no nó.</text:p>
          </table:table-cell>
          <table:covered-table-cell/>
          <table:covered-table-cell/>
        </table:table-row>
        <table:table-row>
          <table:table-cell table:style-name="Table71.A6" table:number-columns-spanned="3" office:value-type="string">
            <text:p text:style-name="P75"><text:bookmark-ref text:reference-format="text" text:ref-name="__RefHeading__23985_988024363">(0xE7) Memória Insuficiente</text:bookmark-ref>:</text:p>
          </table:table-cell>
          <table:covered-table-cell/>
          <table:covered-table-cell/>
          <table:table-cell table:style-name="Table71.E6" table:number-columns-spanned="3" office:value-type="string">
            <text:p text:style-name="P79">O nó não possui memória suficiente para criar o Grupo.</text:p>
          </table:table-cell>
          <table:covered-table-cell/>
          <table:covered-table-cell/>
        </table:table-row>
      </table:table>
      <text:p text:style-name="P25"/>
      <text:h text:style-name="P102" text:outline-level="3"><text:bookmark-start text:name="__RefHeading__27082_1226652910"/>(0x32) Remover Todos os Grupos de Variáveis<text:bookmark-end text:name="__RefHeading__27082_1226652910"/></text:h>
      <text:p text:style-name="P15"><text:tab/></text:p>
      <table:table table:name="Table72" table:style-name="Table72">
        <table:table-column table:style-name="Table72.A"/>
        <table:table-column table:style-name="Table72.B"/>
        <table:table-column table:style-name="Table72.C"/>
        <table:table-row>
          <table:table-cell table:style-name="Table72.A1" office:value-type="string">
            <text:p text:style-name="P28">Sentido</text:p>
          </table:table-cell>
          <table:table-cell table:style-name="Table72.A1" office:value-type="string">
            <text:p text:style-name="P28">Tamanho da Carga</text:p>
          </table:table-cell>
          <table:table-cell table:style-name="Table72.A1" office:value-type="string">
            <text:p text:style-name="P28">Resposta Esperada</text:p>
          </table:table-cell>
        </table:table-row>
        <table:table-row>
          <table:table-cell table:style-name="Table72.A2" office:value-type="string">
            <text:p text:style-name="P30">Mestre → Nó</text:p>
          </table:table-cell>
          <table:table-cell table:style-name="Table72.A2" office:value-type="string">
            <text:p text:style-name="P39">0</text:p>
          </table:table-cell>
          <table:table-cell table:style-name="Table72.A2" office:value-type="string">
            <text:p text:style-name="P96"><text:bookmark-ref text:reference-format="text" text:ref-name="__RefHeading__60240_1658628928">(0xE0) OK</text:bookmark-ref></text:p>
          </table:table-cell>
        </table:table-row>
        <table:table-row>
          <table:table-cell table:style-name="Table72.A1" table:number-columns-spanned="3" office:value-type="string">
            <text:p text:style-name="P28">Descrição</text:p>
          </table:table-cell>
          <table:covered-table-cell/>
          <table:covered-table-cell/>
        </table:table-row>
        <table:table-row>
          <table:table-cell table:style-name="Table72.A2" table:number-columns-spanned="3" office:value-type="string">
            <text:p text:style-name="P85">Pedido para que o nó remova todos os seus Grupos, exceto pelos Grupos Padrão.</text:p>
          </table:table-cell>
          <table:covered-table-cell/>
          <table:covered-table-cell/>
        </table:table-row>
      </table:table>
      <text:p text:style-name="P18"/>
      <text:p text:style-name="P10"/>
      <text:p text:style-name="P10"/>
      <text:p text:style-name="P10"/>
      <text:h text:style-name="P129" text:outline-level="2"><text:bookmark-start text:name="__RefHeading__27092_1226652910"/>(0x4_) Comandos de Transferência de Curvas<text:bookmark-end text:name="__RefHeading__27092_1226652910"/></text:h>
      <text:h text:style-name="Heading_20_3" text:outline-level="3"><text:bookmark-start text:name="__RefHeading__20086_842766387"/>(0x40) Pedido de Bloco de Curva<text:bookmark-end text:name="__RefHeading__20086_842766387"/></text:h>
      <text:p text:style-name="Text_20_body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D"/>
        <table:table-column table:style-name="Table73.E"/>
        <table:table-row>
          <table:table-cell table:style-name="Table73.A1" office:value-type="string">
            <text:p text:style-name="P28">Sentido</text:p>
          </table:table-cell>
          <table:table-cell table:style-name="Table73.A1" table:number-columns-spanned="3" office:value-type="string">
            <text:p text:style-name="P28">Tamanho da Carga</text:p>
          </table:table-cell>
          <table:covered-table-cell/>
          <table:covered-table-cell/>
          <table:table-cell table:style-name="Table73.A1" office:value-type="string">
            <text:p text:style-name="P28">Resposta Esperada</text:p>
          </table:table-cell>
        </table:table-row>
        <table:table-row>
          <table:table-cell table:style-name="Table73.A2" office:value-type="string">
            <text:p text:style-name="P30">Mestre → Nó</text:p>
          </table:table-cell>
          <table:table-cell table:style-name="Table73.A2" table:number-columns-spanned="3" office:value-type="string">
            <text:p text:style-name="P39">3</text:p>
          </table:table-cell>
          <table:covered-table-cell/>
          <table:covered-table-cell/>
          <table:table-cell table:style-name="Table73.A2" office:value-type="string">
            <text:p text:style-name="P96"><text:bookmark-ref text:reference-format="text" text:ref-name="__RefHeading__20088_842766387">(0x41) Bloco de Curva</text:bookmark-ref></text:p>
          </table:table-cell>
        </table:table-row>
        <table:table-row>
          <table:table-cell table:style-name="Table73.A1" table:number-columns-spanned="5" office:value-type="string">
            <text:p text:style-name="P28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3.A2" table:number-columns-spanned="5" office:value-type="string">
            <text:p text:style-name="P85">Pedido para que o nó transfira um bloco de uma determinada Curv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3.A1" table:number-columns-spanned="5" office:value-type="string">
            <text:p text:style-name="P92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3.A2" table:number-columns-spanned="5" office:value-type="string">
            <table:table table:name="Table41" table:style-name="Table41">
              <table:table-column table:style-name="Table41.A"/>
              <table:table-column table:style-name="Table41.B"/>
              <table:table-column table:style-name="Table41.C"/>
              <table:table-row>
                <table:table-cell table:style-name="Table41.A1" table:number-columns-spanned="3" office:value-type="string">
                  <text:p text:style-name="P28">Carga</text:p>
                </table:table-cell>
                <table:covered-table-cell/>
                <table:covered-table-cell/>
              </table:table-row>
              <table:table-row>
                <table:table-cell table:style-name="Table41.A2" table:number-rows-spanned="2" office:value-type="string">
                  <text:p text:style-name="P39">ID da Curva</text:p>
                </table:table-cell>
                <table:table-cell table:style-name="Table41.B2" table:number-columns-spanned="2" office:value-type="string">
                  <text:p text:style-name="P32"><text:span text:style-name="T20">Número</text:span><text:span text:style-name="T16"> do bloco</text:span></text:p>
                </table:table-cell>
                <table:covered-table-cell/>
              </table:table-row>
              <table:table-row>
                <table:covered-table-cell/>
                <table:table-cell table:style-name="Table41.A2" office:value-type="string">
                  <text:p text:style-name="P39">mais significativo</text:p>
                </table:table-cell>
                <table:table-cell table:style-name="Table41.B2" office:value-type="string">
                  <text:p text:style-name="P39">menos significativo</text:p>
                </table:table-cell>
              </table:table-row>
            </table:table>
            <text:p text:style-name="Standard"/>
            <text:p text:style-name="P71">Deve-se enviar o ID da Curva e o <text:span text:style-name="T64">número</text:span> do bloco desejado. O <text:span text:style-name="T64">número</text:span> deve ser especificado em dois <text:span text:style-name="T1">bytes</text:span>, sendo o primeiro o mais significativo. <text:span text:style-name="T64">A indexação começa em zero, ou seja, o primeiro bloco é o de número 0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3.A1" table:number-columns-spanned="5" office:value-type="string">
            <text:p text:style-name="P92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3.A8" table:number-columns-spanned="3" office:value-type="string">
            <table:table table:name="Table42" table:style-name="Table42">
              <table:table-column table:style-name="Table42.A" table:number-columns-repeated="2"/>
              <table:table-column table:style-name="Table42.C"/>
              <table:table-column table:style-name="Table42.D"/>
              <table:table-column table:style-name="Table42.E"/>
              <table:table-column table:style-name="Table42.F"/>
              <table:table-header-rows>
                <table:table-row>
                  <table:table-cell table:style-name="Table42.A1" table:number-columns-spanned="3" office:value-type="string">
                    <text:p text:style-name="P28">Cabeçalho</text:p>
                  </table:table-cell>
                  <table:covered-table-cell/>
                  <table:covered-table-cell/>
                  <table:table-cell table:style-name="Table42.D1" table:number-columns-spanned="3" office:value-type="string">
                    <text:p text:style-name="P28">Carga</text:p>
                  </table:table-cell>
                  <table:covered-table-cell/>
                  <table:covered-table-cell/>
                </table:table-row>
                <table:table-row>
                  <table:table-cell table:style-name="Table42.A2" office:value-type="string">
                    <text:p text:style-name="P30">40</text:p>
                  </table:table-cell>
                  <table:table-cell table:style-name="Table42.A2" office:value-type="string">
                    <text:p text:style-name="P61">00</text:p>
                  </table:table-cell>
                  <table:table-cell table:style-name="Table42.A2" office:value-type="string">
                    <text:p text:style-name="P30">03</text:p>
                  </table:table-cell>
                  <table:table-cell table:style-name="Table42.A2" office:value-type="string">
                    <text:p text:style-name="P30">03</text:p>
                  </table:table-cell>
                  <table:table-cell table:style-name="Table42.A2" office:value-type="string">
                    <text:p text:style-name="P30">00</text:p>
                  </table:table-cell>
                  <table:table-cell table:style-name="Table42.F2" office:value-type="string">
                    <text:p text:style-name="P30">04</text:p>
                  </table:table-cell>
                </table:table-row>
              </table:table-header-rows>
            </table:table>
            <text:p text:style-name="Standard"/>
          </table:table-cell>
          <table:covered-table-cell/>
          <table:covered-table-cell/>
          <table:table-cell table:style-name="Table73.D8" table:number-columns-spanned="2" office:value-type="string">
            <text:p text:style-name="P41">Pedido do quinto bloco (0004h) da Curva de ID 03h.</text:p>
          </table:table-cell>
          <table:covered-table-cell/>
        </table:table-row>
        <table:table-row>
          <table:table-cell table:style-name="Table73.A1" table:number-columns-spanned="5" office:value-type="string">
            <text:p text:style-name="P92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3.A10" table:number-columns-spanned="2" office:value-type="string">
            <text:p text:style-name="P76"><text:span text:style-name="T28"><text:bookmark-ref text:reference-format="text" text:ref-name="__RefHeading__11747_1226652910">(0xE3) ID Inválido</text:bookmark-ref></text:span><text:span text:style-name="T28">:</text:span></text:p>
          </table:table-cell>
          <table:covered-table-cell/>
          <table:table-cell table:style-name="Table73.C10" table:number-columns-spanned="3" office:value-type="string">
            <text:p text:style-name="P83">Não há Curva com o ID especificado.</text:p>
          </table:table-cell>
          <table:covered-table-cell/>
          <table:covered-table-cell/>
        </table:table-row>
        <table:table-row>
          <table:table-cell table:style-name="Table73.A8" table:number-columns-spanned="2" office:value-type="string">
            <text:p text:style-name="P75"><text:bookmark-ref text:reference-format="text" text:ref-name="__RefHeading__44606_842766387">(0xE4) Valor Inválido</text:bookmark-ref>:</text:p>
          </table:table-cell>
          <table:covered-table-cell/>
          <table:table-cell table:style-name="Table73.D8" table:number-columns-spanned="3" office:value-type="string">
            <text:p text:style-name="P79">A Curva não possui um bloco <text:span text:style-name="T65">de número</text:span><text:span text:style-name="T16"> especificado.</text:span></text:p>
          </table:table-cell>
          <table:covered-table-cell/>
          <table:covered-table-cell/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Heading_20_3" text:outline-level="3"><text:bookmark-start text:name="__RefHeading__20088_842766387"/><text:soft-page-break/>(0x41) Bloco de Curva<text:bookmark-end text:name="__RefHeading__20088_842766387"/></text:h>
      <text:p text:style-name="Text_20_body"/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column table:style-name="Table74.E"/>
        <table:table-row>
          <table:table-cell table:style-name="Table74.A1" office:value-type="string">
            <text:p text:style-name="P28">Sentido</text:p>
          </table:table-cell>
          <table:table-cell table:style-name="Table74.A1" table:number-columns-spanned="3" office:value-type="string">
            <text:p text:style-name="P28">Tamanho da Carga</text:p>
          </table:table-cell>
          <table:covered-table-cell/>
          <table:covered-table-cell/>
          <table:table-cell table:style-name="Table74.A1" office:value-type="string">
            <text:p text:style-name="P28">Resposta Esperada</text:p>
          </table:table-cell>
        </table:table-row>
        <table:table-row>
          <table:table-cell table:style-name="Table74.A2" office:value-type="string">
            <text:p text:style-name="P30">Mestre ↔ Nó</text:p>
          </table:table-cell>
          <table:table-cell table:style-name="Table74.A2" table:number-columns-spanned="3" office:value-type="string">
            <text:p text:style-name="P40">3 + (<text:span text:style-name="T69">de 0 até </text:span>TBLOCO da Curva)</text:p>
          </table:table-cell>
          <table:covered-table-cell/>
          <table:covered-table-cell/>
          <table:table-cell table:style-name="Table74.A2" office:value-type="string">
            <text:p text:style-name="P96"><text:bookmark-ref text:reference-format="text" text:ref-name="__RefHeading__60240_1658628928">(0xE0) OK</text:bookmark-ref></text:p>
          </table:table-cell>
        </table:table-row>
        <table:table-row>
          <table:table-cell table:style-name="Table74.A1" table:number-columns-spanned="5" office:value-type="string">
            <text:p text:style-name="P28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4.A2" table:number-columns-spanned="5" office:value-type="string">
            <text:p text:style-name="P77"><text:span text:style-name="T80">U</text:span><text:span text:style-name="T16">m bloco de Curva </text:span><text:span text:style-name="T80">pode ser transmitido </text:span><text:span text:style-name="T16">tanto pelo Nó quanto pelo Mestre. Se a transmissão for feita do Mestre para o Nó, entende-se como uma escrita no bloco indicado. Neste caso, o CHECKSUM da Curva especificada é zerado. O cálculo do CHECKSUM deve ser realizado </text:span><text:span text:style-name="T66">de maneira independente</text:span><text:span text:style-name="T16">, através do comando </text:span><text:span text:style-name="T43"><text:bookmark-ref text:reference-format="text" text:ref-name="__RefHeading__8025_1669831766">(0x42) Recalcular Checksum de Curva</text:bookmark-ref></text:span><text:span text:style-name="T16">. </text:span><text:span text:style-name="T66">Qualquer escrita em um bloco de Curva do nó faz o CHECKSUM ser zerado. O conteúdo do bloco de Curva pode ter menos que TBLOCO </text:span><text:span text:style-name="T6">bytes</text:span><text:span text:style-name="T70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4.A1" table:number-columns-spanned="5" office:value-type="string">
            <text:p text:style-name="P92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4.A2" table:number-columns-spanned="5" office:value-type="string">
            <table:table table:name="Table43" table:style-name="Table43">
              <table:table-column table:style-name="Table43.A"/>
              <table:table-column table:style-name="Table43.B"/>
              <table:table-column table:style-name="Table43.C"/>
              <table:table-column table:style-name="Table43.D"/>
              <table:table-column table:style-name="Table43.E"/>
              <table:table-column table:style-name="Table43.F"/>
              <table:table-row>
                <table:table-cell table:style-name="Table43.A1" table:number-columns-spanned="6" office:value-type="string">
                  <text:p text:style-name="P28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3.A2" table:number-rows-spanned="2" office:value-type="string">
                  <text:p text:style-name="P39">ID da Curva</text:p>
                </table:table-cell>
                <table:table-cell table:style-name="Table43.A2" table:number-columns-spanned="2" office:value-type="string">
                  <text:p text:style-name="P32"><text:span text:style-name="T21">Número </text:span><text:span text:style-name="T16">do bloco</text:span></text:p>
                </table:table-cell>
                <table:covered-table-cell/>
                <table:table-cell table:style-name="Table43.D2" table:number-columns-spanned="3" office:value-type="string">
                  <text:p text:style-name="P39">Dados do bloco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Table43.A2" office:value-type="string">
                  <text:p text:style-name="P39"><text:s/>mais significativo</text:p>
                </table:table-cell>
                <table:table-cell table:style-name="Table43.A2" office:value-type="string">
                  <text:p text:style-name="P39">menos significativo</text:p>
                </table:table-cell>
                <table:table-cell table:style-name="Table43.A2" office:value-type="string">
                  <text:p text:style-name="P39">Primeiro <text:span text:style-name="T1">byte</text:span></text:p>
                </table:table-cell>
                <table:table-cell table:style-name="Table43.A2" office:value-type="string">
                  <text:p text:style-name="P39">...</text:p>
                </table:table-cell>
                <table:table-cell table:style-name="Table43.D2" office:value-type="string">
                  <text:p text:style-name="P39">Último <text:span text:style-name="T1">byte</text:span></text:p>
                </table:table-cell>
              </table:table-row>
            </table:table>
            <text:p text:style-name="Standard"/>
            <text:p text:style-name="Standard"><text:span text:style-name="T16">Deve-se transmitir um </text:span><text:span text:style-name="T1">byte</text:span><text:span text:style-name="T16"> para o ID da Curva, dois </text:span><text:span text:style-name="T1">bytes</text:span><text:span text:style-name="T16"> para identificar o </text:span><text:span text:style-name="T22">número</text:span><text:span text:style-name="T16"> do bloco da Curva e </text:span><text:span text:style-name="T23">até </text:span><text:span text:style-name="T48">TBLOCO </text:span><text:span text:style-name="T47">bytes</text:span><text:span text:style-name="T48"> com o conteúdo do bloco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4.A1" table:number-columns-spanned="5" office:value-type="string">
            <text:p text:style-name="P92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4.A8" table:number-columns-spanned="3" office:value-type="string">
            <table:table table:name="Table44" table:style-name="Table44">
              <table:table-column table:style-name="Table44.A"/>
              <table:table-column table:style-name="Table44.B"/>
              <table:table-column table:style-name="Table44.C"/>
              <table:table-column table:style-name="Table44.D" table:number-columns-repeated="2"/>
              <table:table-column table:style-name="Table44.F"/>
              <table:table-column table:style-name="Table44.G"/>
              <table:table-column table:style-name="Table44.H"/>
              <table:table-column table:style-name="Table44.G"/>
              <table:table-header-rows>
                <table:table-row>
                  <table:table-cell table:style-name="Table44.A1" table:number-columns-spanned="3" office:value-type="string">
                    <text:p text:style-name="P28">Cabeçalho</text:p>
                  </table:table-cell>
                  <table:covered-table-cell/>
                  <table:covered-table-cell/>
                  <table:table-cell table:style-name="Table44.D1" table:number-columns-spanned="6" office:value-type="string">
                    <text:p text:style-name="P28">Carga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44.A2" office:value-type="string">
                    <text:p text:style-name="P30">41</text:p>
                  </table:table-cell>
                  <table:table-cell table:style-name="Table44.A2" office:value-type="string">
                    <text:p text:style-name="P61">40</text:p>
                  </table:table-cell>
                  <table:table-cell table:style-name="Table44.A2" office:value-type="string">
                    <text:p text:style-name="P61">03</text:p>
                  </table:table-cell>
                  <table:table-cell table:style-name="Table44.A2" office:value-type="string">
                    <text:p text:style-name="P30">07</text:p>
                  </table:table-cell>
                  <table:table-cell table:style-name="Table44.A2" office:value-type="string">
                    <text:p text:style-name="P61">04</text:p>
                  </table:table-cell>
                  <table:table-cell table:style-name="Table44.A2" office:value-type="string">
                    <text:p text:style-name="P61">00</text:p>
                  </table:table-cell>
                  <table:table-cell table:style-name="Table44.A2" office:value-type="string">
                    <text:p text:style-name="P30">DD</text:p>
                  </table:table-cell>
                  <table:table-cell table:style-name="Table44.A2" office:value-type="string">
                    <text:p text:style-name="P30">...</text:p>
                  </table:table-cell>
                  <table:table-cell table:style-name="Table44.I2" office:value-type="string">
                    <text:p text:style-name="P30">DD</text:p>
                  </table:table-cell>
                </table:table-row>
              </table:table-header-rows>
            </table:table>
            <text:p text:style-name="Standard"/>
          </table:table-cell>
          <table:covered-table-cell/>
          <table:covered-table-cell/>
          <table:table-cell table:style-name="Table74.D8" table:number-columns-spanned="2" office:value-type="string">
            <text:p text:style-name="P41">Envio do bloco número 1024 (0<text:span text:style-name="T68">400h</text:span>) para a Curva de ID 07h contendo 16384 <text:span text:style-name="T1">bytes </text:span><text:span text:style-name="T23">com valores</text:span><text:span text:style-name="T16">DDh.</text:span></text:p>
          </table:table-cell>
          <table:covered-table-cell/>
        </table:table-row>
        <table:table-row>
          <table:table-cell table:style-name="Table74.A1" table:number-columns-spanned="5" office:value-type="string">
            <text:p text:style-name="P92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4.A10" table:number-columns-spanned="2" office:value-type="string">
            <text:p text:style-name="P76"><text:span text:style-name="T28"><text:bookmark-ref text:reference-format="text" text:ref-name="__RefHeading__11747_1226652910">(0xE3) ID Inválido</text:bookmark-ref></text:span><text:span text:style-name="T28">:</text:span></text:p>
          </table:table-cell>
          <table:covered-table-cell/>
          <table:table-cell table:style-name="Table74.C10" table:number-columns-spanned="3" office:value-type="string">
            <text:p text:style-name="P83">Não há Curva com o ID especificado.</text:p>
          </table:table-cell>
          <table:covered-table-cell/>
          <table:covered-table-cell/>
        </table:table-row>
        <table:table-row>
          <table:table-cell table:style-name="Table74.A10" table:number-columns-spanned="2" office:value-type="string">
            <text:p text:style-name="P75"><text:bookmark-ref text:reference-format="text" text:ref-name="__RefHeading__44606_842766387">(0xE4) Valor Inválido</text:bookmark-ref>:</text:p>
          </table:table-cell>
          <table:covered-table-cell/>
          <table:table-cell table:style-name="Table74.C10" table:number-columns-spanned="3" office:value-type="string">
            <text:p text:style-name="P79">A Curva não possui um bloco com o <text:span text:style-name="T1">offset</text:span><text:span text:style-name="T16"> especificado.</text:span></text:p>
          </table:table-cell>
          <table:covered-table-cell/>
          <table:covered-table-cell/>
        </table:table-row>
        <table:table-row>
          <table:table-cell table:style-name="Table74.A8" table:number-columns-spanned="2" office:value-type="string">
            <text:p text:style-name="P75"><text:bookmark-ref text:reference-format="text" text:ref-name="__RefHeading__5573_1542171067">(0xE6) Somente Leitura</text:bookmark-ref>:</text:p>
          </table:table-cell>
          <table:covered-table-cell/>
          <table:table-cell table:style-name="Table74.D8" table:number-columns-spanned="3" office:value-type="string">
            <text:p text:style-name="P79">Não se pode escrever um bloco em uma Curva do TIPO leitura.</text:p>
          </table:table-cell>
          <table:covered-table-cell/>
          <table:covered-table-cell/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tab/></text:p>
      <text:p text:style-name="P12"/>
      <text:h text:style-name="P105" text:outline-level="3"><text:bookmark-start text:name="__RefHeading__8025_1669831766"/>(0x42) Recalcular Checksum de Curva<text:bookmark-end text:name="__RefHeading__8025_1669831766"/></text:h>
      <text:p text:style-name="P67"/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column table:style-name="Table75.E"/>
        <table:table-row>
          <table:table-cell table:style-name="Table75.A1" office:value-type="string">
            <text:p text:style-name="P28">Sentido</text:p>
          </table:table-cell>
          <table:table-cell table:style-name="Table75.A1" table:number-columns-spanned="3" office:value-type="string">
            <text:p text:style-name="P28">Tamanho da Carga</text:p>
          </table:table-cell>
          <table:covered-table-cell/>
          <table:covered-table-cell/>
          <table:table-cell table:style-name="Table75.A1" office:value-type="string">
            <text:p text:style-name="P28">Resposta Esperada</text:p>
          </table:table-cell>
        </table:table-row>
        <table:table-row>
          <table:table-cell table:style-name="Table75.A2" office:value-type="string">
            <text:p text:style-name="P30">Mestre → Nó</text:p>
          </table:table-cell>
          <table:table-cell table:style-name="Table75.A2" table:number-columns-spanned="3" office:value-type="string">
            <text:p text:style-name="P39">1</text:p>
          </table:table-cell>
          <table:covered-table-cell/>
          <table:covered-table-cell/>
          <table:table-cell table:style-name="Table75.A2" office:value-type="string">
            <text:p text:style-name="P96"><text:bookmark-ref text:reference-format="text" text:ref-name="__RefHeading__9878_2051279693">(0x0B) Checksum de Curva</text:bookmark-ref></text:p>
          </table:table-cell>
        </table:table-row>
        <table:table-row>
          <table:table-cell table:style-name="Table75.A1" table:number-columns-spanned="5" office:value-type="string">
            <text:p text:style-name="P28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5.A2" table:number-columns-spanned="5" office:value-type="string">
            <text:p text:style-name="P78">Faz com que o Checksum da Curva especificada seja recalculado pelo nó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5.A1" table:number-columns-spanned="5" office:value-type="string">
            <text:p text:style-name="P92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5.A6" table:number-columns-spanned="3" office:value-type="string">
            <table:table table:name="Table45" table:style-name="Table45">
              <table:table-column table:style-name="Table45.A"/>
              <table:table-row>
                <table:table-cell table:style-name="Table45.A1" office:value-type="string">
                  <text:p text:style-name="P28">Carga</text:p>
                </table:table-cell>
              </table:table-row>
              <table:table-row>
                <table:table-cell table:style-name="Table45.A2" office:value-type="string">
                  <text:p text:style-name="P30">ID da Curva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75.D6" table:number-columns-spanned="2" office:value-type="string">
            <text:p text:style-name="P41">A Carga deve conter o ID da Curva que terá seu CHECKSUM recalculado.</text:p>
          </table:table-cell>
          <table:covered-table-cell/>
        </table:table-row>
        <table:table-row>
          <table:table-cell table:style-name="Table75.A1" table:number-columns-spanned="5" office:value-type="string">
            <text:p text:style-name="P92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5.A6" table:number-columns-spanned="3" office:value-type="string">
            <table:table table:name="Table89" table:style-name="Table89">
              <table:table-column table:style-name="Table89.A"/>
              <table:table-column table:style-name="Table89.B"/>
              <table:table-column table:style-name="Table89.C"/>
              <table:table-column table:style-name="Table89.D"/>
              <table:table-row>
                <table:table-cell table:style-name="Table89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89.D1" office:value-type="string">
                  <text:p text:style-name="P28">Carga</text:p>
                </table:table-cell>
              </table:table-row>
              <table:table-row>
                <table:table-cell table:style-name="Table89.A2" office:value-type="string">
                  <text:p text:style-name="P30">42</text:p>
                </table:table-cell>
                <table:table-cell table:style-name="Table89.A2" office:value-type="string">
                  <text:p text:style-name="P62">00</text:p>
                </table:table-cell>
                <table:table-cell table:style-name="Table89.A2" office:value-type="string">
                  <text:p text:style-name="P30">01</text:p>
                </table:table-cell>
                <table:table-cell table:style-name="Table89.D2" office:value-type="string">
                  <text:p text:style-name="P30">00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75.D6" table:number-columns-spanned="2" office:value-type="string">
            <text:p text:style-name="P41">Pedido de recálculo do CHECKSUM da Curva de ID 00h.</text:p>
          </table:table-cell>
          <table:covered-table-cell/>
        </table:table-row>
        <table:table-row>
          <table:table-cell table:style-name="Table75.A1" table:number-columns-spanned="5" office:value-type="string">
            <text:p text:style-name="P92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5.A6" table:number-columns-spanned="2" office:value-type="string">
            <text:p text:style-name="P76"><text:span text:style-name="T28"><text:bookmark-ref text:reference-format="text" text:ref-name="__RefHeading__11747_1226652910">(0xE3) ID Inválido</text:bookmark-ref></text:span><text:span text:style-name="T28">:</text:span></text:p>
          </table:table-cell>
          <table:covered-table-cell/>
          <table:table-cell table:style-name="Table75.D6" table:number-columns-spanned="3" office:value-type="string">
            <text:p text:style-name="P83">Não há Curva com o ID especificado.</text:p>
          </table:table-cell>
          <table:covered-table-cell/>
          <table:covered-table-cell/>
        </table:table-row>
      </table:table>
      <text:p text:style-name="P69"><text:tab/></text:p>
      <text:h text:style-name="P128" text:outline-level="2"><text:bookmark-start text:name="__RefHeading__202331_1173055951"/>(0x5_) Comandos de Execução de Funções<text:bookmark-end text:name="__RefHeading__202331_1173055951"/></text:h>
      <text:h text:style-name="Heading_20_3" text:outline-level="3"><text:bookmark-start text:name="__RefHeading__202333_1173055951"/>(0x50) Executar Função<text:bookmark-end text:name="__RefHeading__202333_1173055951"/></text:h>
      <text:p text:style-name="P67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column table:style-name="Table46.E"/>
        <table:table-row>
          <table:table-cell table:style-name="Table46.A1" office:value-type="string">
            <text:p text:style-name="P28">Sentido</text:p>
          </table:table-cell>
          <table:table-cell table:style-name="Table46.A1" table:number-columns-spanned="3" office:value-type="string">
            <text:p text:style-name="P28">Tamanho da Carga</text:p>
          </table:table-cell>
          <table:covered-table-cell/>
          <table:covered-table-cell/>
          <table:table-cell table:style-name="Table46.A1" office:value-type="string">
            <text:p text:style-name="P28">Resposta<text:span text:style-name="T81">s</text:span> Esperada<text:span text:style-name="T81">s</text:span></text:p>
          </table:table-cell>
        </table:table-row>
        <table:table-row>
          <table:table-cell table:style-name="Table46.A2" office:value-type="string">
            <text:p text:style-name="P30">Mestre → Nó</text:p>
          </table:table-cell>
          <table:table-cell table:style-name="Table46.A2" table:number-columns-spanned="3" office:value-type="string">
            <text:p text:style-name="P39">1+(ENTRADA da Função)</text:p>
          </table:table-cell>
          <table:covered-table-cell/>
          <table:covered-table-cell/>
          <table:table-cell table:style-name="Table46.A2" office:value-type="string">
            <text:p text:style-name="P96"><text:bookmark-ref text:reference-format="text" text:ref-name="__RefHeading__194221_1173055951">(0x51) Retorno de Função</text:bookmark-ref> <text:span text:style-name="T81">ou</text:span></text:p>
            <text:p text:style-name="P96"><text:bookmark-ref text:reference-format="text" text:ref-name="__RefHeading__202335_1173055951">(0x53) Erro de Função</text:bookmark-ref></text:p>
          </table:table-cell>
        </table:table-row>
        <table:table-row>
          <table:table-cell table:style-name="Table46.A1" table:number-columns-spanned="5" office:value-type="string">
            <text:p text:style-name="P28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6.A2" table:number-columns-spanned="5" office:value-type="string">
            <text:p text:style-name="P78">Executa uma Função especificada pelo seu ID passando a ela os parâmetros contidos na Carg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6.A1" table:number-columns-spanned="5" office:value-type="string">
            <text:p text:style-name="P92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6.A2" table:number-columns-spanned="5" office:value-type="string">
            <table:table table:name="Table47" table:style-name="Table47">
              <table:table-column table:style-name="Table47.A"/>
              <table:table-column table:style-name="Table47.B"/>
              <table:table-column table:style-name="Table47.C"/>
              <table:table-column table:style-name="Table47.D"/>
              <table:table-row>
                <table:table-cell table:style-name="Table47.A1" table:number-columns-spanned="4" office:value-type="string">
                  <text:p text:style-name="P28">Carga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47.A2" table:number-rows-spanned="2" office:value-type="string">
                  <text:p text:style-name="P30">ID da Função</text:p>
                </table:table-cell>
                <table:table-cell table:style-name="Table47.A1" table:number-columns-spanned="3" office:value-type="string">
                  <text:p text:style-name="P30">Parâmetros de Entrada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Table47.B3" office:value-type="string">
                  <text:p text:style-name="P30">Primeiro <text:span text:style-name="T1">byte</text:span></text:p>
                </table:table-cell>
                <table:table-cell table:style-name="Table47.B3" office:value-type="string">
                  <text:p text:style-name="P30">...</text:p>
                </table:table-cell>
                <table:table-cell table:style-name="Table47.D3" office:value-type="string">
                  <text:p text:style-name="P30">Último <text:span text:style-name="T1">byte</text:span></text:p>
                </table:table-cell>
              </table:table-row>
            </table:table>
            <text:p text:style-name="Standard"/>
            <text:p text:style-name="P42">A Carga deve conter o ID da Função a ser executada e os <text:span text:style-name="T1">bytes</text:span><text:span text:style-name="T16"> a serem passados como parâmetros de ENTRADA. Devem ser enviados exatamente o número de </text:span><text:span text:style-name="T1">bytes </text:span><text:span text:style-name="T16">que a Função espera como parâmetros de entrada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6.A1" table:number-columns-spanned="5" office:value-type="string">
            <text:p text:style-name="P92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6.A8" table:number-columns-spanned="2" office:value-type="string">
            <table:table table:name="Table90" table:style-name="Table90">
              <table:table-column table:style-name="Table90.A"/>
              <table:table-column table:style-name="Table90.B"/>
              <table:table-column table:style-name="Table90.C"/>
              <table:table-column table:style-name="Table90.D" table:number-columns-repeated="2"/>
              <table:table-column table:style-name="Table90.F"/>
              <table:table-row>
                <table:table-cell table:style-name="Table90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90.D1" table:number-columns-spanned="3" office:value-type="string">
                  <text:p text:style-name="P28">Carga</text:p>
                </table:table-cell>
                <table:covered-table-cell/>
                <table:covered-table-cell/>
              </table:table-row>
              <table:table-row>
                <table:table-cell table:style-name="Table90.A2" office:value-type="string">
                  <text:p text:style-name="P30">50</text:p>
                </table:table-cell>
                <table:table-cell table:style-name="Table90.A2" office:value-type="string">
                  <text:p text:style-name="P62">00</text:p>
                </table:table-cell>
                <table:table-cell table:style-name="Table90.A2" office:value-type="string">
                  <text:p text:style-name="P30">03</text:p>
                </table:table-cell>
                <table:table-cell table:style-name="Table90.A2" office:value-type="string">
                  <text:p text:style-name="P30">01</text:p>
                </table:table-cell>
                <table:table-cell table:style-name="Table90.A2" office:value-type="string">
                  <text:p text:style-name="P30">BE</text:p>
                </table:table-cell>
                <table:table-cell table:style-name="Table90.F2" office:value-type="string">
                  <text:p text:style-name="P30">57</text:p>
                </table:table-cell>
              </table:table-row>
            </table:table>
            <text:p text:style-name="Standard"/>
          </table:table-cell>
          <table:covered-table-cell/>
          <table:table-cell table:style-name="Table46.C8" table:number-columns-spanned="3" office:value-type="string">
            <text:p text:style-name="P41">Chamada da Função de ID 01h com os parâmetros BEh 57h.</text:p>
          </table:table-cell>
          <table:covered-table-cell/>
          <table:covered-table-cell/>
        </table:table-row>
        <table:table-row>
          <table:table-cell table:style-name="Table46.A1" table:number-columns-spanned="5" office:value-type="string">
            <text:p text:style-name="P92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6.A10" table:number-columns-spanned="3" office:value-type="string">
            <text:p text:style-name="P76"><text:span text:style-name="T28"><text:bookmark-ref text:reference-format="text" text:ref-name="__RefHeading__11747_1226652910">(0xE3) ID Inválido</text:bookmark-ref></text:span><text:span text:style-name="T28">:</text:span></text:p>
          </table:table-cell>
          <table:covered-table-cell/>
          <table:covered-table-cell/>
          <table:table-cell table:style-name="Table46.D10" table:number-columns-spanned="2" office:value-type="string">
            <text:p text:style-name="P83">Não há Função com o ID especificado.</text:p>
          </table:table-cell>
          <table:covered-table-cell/>
        </table:table-row>
        <table:table-row>
          <table:table-cell table:style-name="Table46.A8" table:number-columns-spanned="3" office:value-type="string">
            <text:p text:style-name="P76"><text:bookmark-ref text:reference-format="text" text:ref-name="__RefHeading__44330_842766387">(0xE5) Tamanho da Carga Inválido</text:bookmark-ref>:</text:p>
          </table:table-cell>
          <table:covered-table-cell/>
          <table:covered-table-cell/>
          <table:table-cell table:style-name="Table46.C8" table:number-columns-spanned="2" office:value-type="string">
            <text:p text:style-name="P82">O número de <text:span text:style-name="T1">bytes </text:span>de entrada passados difere do esperado.</text:p>
          </table:table-cell>
          <table:covered-table-cell/>
        </table:table-row>
      </table:table>
      <text:p text:style-name="P69"><text:tab/></text:p>
      <text:h text:style-name="P104" text:outline-level="3"><text:bookmark-start text:name="__RefHeading__194221_1173055951"/>(0x51) Retorno de Função<text:bookmark-end text:name="__RefHeading__194221_1173055951"/></text:h>
      <text:p text:style-name="P67"/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>
          <table:table-cell table:style-name="Table91.A1" office:value-type="string">
            <text:p text:style-name="P28">Sentido</text:p>
          </table:table-cell>
          <table:table-cell table:style-name="Table91.A1" table:number-columns-spanned="2" office:value-type="string">
            <text:p text:style-name="P28">Tamanho da Carga</text:p>
          </table:table-cell>
          <table:covered-table-cell/>
          <table:table-cell table:style-name="Table91.A1" office:value-type="string">
            <text:p text:style-name="P28">Resposta Esperada</text:p>
          </table:table-cell>
        </table:table-row>
        <table:table-row>
          <table:table-cell table:style-name="Table91.A2" office:value-type="string">
            <text:p text:style-name="P30">Mestre ← Nó</text:p>
          </table:table-cell>
          <table:table-cell table:style-name="Table91.A2" table:number-columns-spanned="2" office:value-type="string">
            <text:p text:style-name="P39">(SAÍDA da Função)</text:p>
          </table:table-cell>
          <table:covered-table-cell/>
          <table:table-cell table:style-name="Table91.A2" office:value-type="string">
            <text:p text:style-name="P96">-</text:p>
          </table:table-cell>
        </table:table-row>
        <table:table-row>
          <table:table-cell table:style-name="Table91.A1" table:number-columns-spanned="4" office:value-type="string">
            <text:p text:style-name="P28">Descrição</text:p>
          </table:table-cell>
          <table:covered-table-cell/>
          <table:covered-table-cell/>
          <table:covered-table-cell/>
        </table:table-row>
        <table:table-row>
          <table:table-cell table:style-name="Table91.A2" table:number-columns-spanned="4" office:value-type="string">
            <text:p text:style-name="P78">Contém o resultado da execução de uma Função.</text:p>
          </table:table-cell>
          <table:covered-table-cell/>
          <table:covered-table-cell/>
          <table:covered-table-cell/>
        </table:table-row>
        <table:table-row>
          <table:table-cell table:style-name="Table91.A1" table:number-columns-spanned="4" office:value-type="string">
            <text:p text:style-name="P92">Estrutura</text:p>
          </table:table-cell>
          <table:covered-table-cell/>
          <table:covered-table-cell/>
          <table:covered-table-cell/>
        </table:table-row>
        <table:table-row>
          <table:table-cell table:style-name="Table91.A6" table:number-columns-spanned="2" office:value-type="string">
            <table:table table:name="Table92" table:style-name="Table92">
              <table:table-column table:style-name="Table92.A"/>
              <table:table-column table:style-name="Table92.B"/>
              <table:table-column table:style-name="Table92.C"/>
              <table:table-row>
                <table:table-cell table:style-name="Table92.A1" table:number-columns-spanned="3" office:value-type="string">
                  <text:p text:style-name="P28">Carga</text:p>
                </table:table-cell>
                <table:covered-table-cell/>
                <table:covered-table-cell/>
              </table:table-row>
              <table:table-row>
                <table:table-cell table:style-name="Table92.A2" table:number-columns-spanned="3" office:value-type="string">
                  <text:p text:style-name="P30">SAIDA</text:p>
                </table:table-cell>
                <table:covered-table-cell/>
                <table:covered-table-cell/>
              </table:table-row>
              <table:table-row>
                <table:table-cell table:style-name="Table92.A3" office:value-type="string">
                  <text:p text:style-name="P30">Primeiro <text:span text:style-name="T1">byte</text:span></text:p>
                </table:table-cell>
                <table:table-cell table:style-name="Table92.A3" office:value-type="string">
                  <text:p text:style-name="P30">...</text:p>
                </table:table-cell>
                <table:table-cell table:style-name="Table92.A2" office:value-type="string">
                  <text:p text:style-name="P30">Último <text:span text:style-name="T1">byte</text:span></text:p>
                </table:table-cell>
              </table:table-row>
            </table:table>
            <text:p text:style-name="Standard"/>
          </table:table-cell>
          <table:covered-table-cell/>
          <table:table-cell table:style-name="Table91.C6" table:number-columns-spanned="2" office:value-type="string">
            <text:p text:style-name="P41">A Carga contém todos os <text:span text:style-name="T1">bytes </text:span><text:span text:style-name="T16">retornados após a execução de uma Função.</text:span></text:p>
          </table:table-cell>
          <table:covered-table-cell/>
        </table:table-row>
        <table:table-row>
          <table:table-cell table:style-name="Table91.A1" table:number-columns-spanned="4" office:value-type="string">
            <text:p text:style-name="P92">Exemplo</text:p>
          </table:table-cell>
          <table:covered-table-cell/>
          <table:covered-table-cell/>
          <table:covered-table-cell/>
        </table:table-row>
        <table:table-row>
          <table:table-cell table:style-name="Table91.A6" table:number-columns-spanned="2" office:value-type="string">
            <table:table table:name="Table93" table:style-name="Table93">
              <table:table-column table:style-name="Table93.A" table:number-columns-repeated="2"/>
              <table:table-column table:style-name="Table93.C"/>
              <table:table-column table:style-name="Table93.D"/>
              <table:table-row>
                <table:table-cell table:style-name="Table93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93.D1" office:value-type="string">
                  <text:p text:style-name="P28">Carga</text:p>
                </table:table-cell>
              </table:table-row>
              <table:table-row>
                <table:table-cell table:style-name="Table93.A2" office:value-type="string">
                  <text:p text:style-name="P30">51</text:p>
                </table:table-cell>
                <table:table-cell table:style-name="Table93.A2" office:value-type="string">
                  <text:p text:style-name="P62">00</text:p>
                </table:table-cell>
                <table:table-cell table:style-name="Table93.A2" office:value-type="string">
                  <text:p text:style-name="P30">01</text:p>
                </table:table-cell>
                <table:table-cell table:style-name="Table93.D2" office:value-type="string">
                  <text:p text:style-name="P30">00</text:p>
                </table:table-cell>
              </table:table-row>
            </table:table>
            <text:p text:style-name="Standard"/>
          </table:table-cell>
          <table:covered-table-cell/>
          <table:table-cell table:style-name="Table91.C6" table:number-columns-spanned="2" office:value-type="string">
            <text:p text:style-name="P41">Retorno de apenas um <text:span text:style-name="T1">byte</text:span><text:span text:style-name="T16"> (00h) por uma Função.</text:span></text:p>
          </table:table-cell>
          <table:covered-table-cell/>
        </table:table-row>
      </table:table>
      <text:p text:style-name="P69"><text:tab/></text:p>
      <text:h text:style-name="Heading_20_3" text:outline-level="3"><text:bookmark-start text:name="__RefHeading__202335_1173055951"/>(0x53) Erro de Função<text:bookmark-end text:name="__RefHeading__202335_1173055951"/></text:h>
      <text:p text:style-name="P69"><text:tab/></text:p>
      <table:table table:name="Table97" table:style-name="Table97">
        <table:table-column table:style-name="Table97.A"/>
        <table:table-column table:style-name="Table97.B"/>
        <table:table-column table:style-name="Table97.C"/>
        <table:table-column table:style-name="Table97.D"/>
        <table:table-row>
          <table:table-cell table:style-name="Table97.A1" office:value-type="string">
            <text:p text:style-name="P28">Sentido</text:p>
          </table:table-cell>
          <table:table-cell table:style-name="Table97.A1" table:number-columns-spanned="2" office:value-type="string">
            <text:p text:style-name="P28">Tamanho da Carga</text:p>
          </table:table-cell>
          <table:covered-table-cell/>
          <table:table-cell table:style-name="Table97.A1" office:value-type="string">
            <text:p text:style-name="P28">Resposta Esperada</text:p>
          </table:table-cell>
        </table:table-row>
        <table:table-row>
          <table:table-cell table:style-name="Table97.A2" office:value-type="string">
            <text:p text:style-name="P30">Mestre ← Nó</text:p>
          </table:table-cell>
          <table:table-cell table:style-name="Table97.A2" table:number-columns-spanned="2" office:value-type="string">
            <text:p text:style-name="P39">1</text:p>
          </table:table-cell>
          <table:covered-table-cell/>
          <table:table-cell table:style-name="Table97.A2" office:value-type="string">
            <text:p text:style-name="P96">-</text:p>
          </table:table-cell>
        </table:table-row>
        <table:table-row>
          <table:table-cell table:style-name="Table97.A1" table:number-columns-spanned="4" office:value-type="string">
            <text:p text:style-name="P28">Descrição</text:p>
          </table:table-cell>
          <table:covered-table-cell/>
          <table:covered-table-cell/>
          <table:covered-table-cell/>
        </table:table-row>
        <table:table-row>
          <table:table-cell table:style-name="Table97.A2" table:number-columns-spanned="4" office:value-type="string">
            <text:p text:style-name="P78">Especifica um erro que ocorreu na execução de uma Função.</text:p>
          </table:table-cell>
          <table:covered-table-cell/>
          <table:covered-table-cell/>
          <table:covered-table-cell/>
        </table:table-row>
        <table:table-row>
          <table:table-cell table:style-name="Table97.A1" table:number-columns-spanned="4" office:value-type="string">
            <text:p text:style-name="P92">Estrutura</text:p>
          </table:table-cell>
          <table:covered-table-cell/>
          <table:covered-table-cell/>
          <table:covered-table-cell/>
        </table:table-row>
        <table:table-row>
          <table:table-cell table:style-name="Table97.A6" table:number-columns-spanned="2" office:value-type="string">
            <table:table table:name="Table98" table:style-name="Table98">
              <table:table-column table:style-name="Table98.A"/>
              <table:table-row>
                <table:table-cell table:style-name="Table98.A1" office:value-type="string">
                  <text:p text:style-name="P28">Carga</text:p>
                </table:table-cell>
              </table:table-row>
              <table:table-row>
                <table:table-cell table:style-name="Table98.A2" office:value-type="string">
                  <text:p text:style-name="P30">Código do Erro</text:p>
                </table:table-cell>
              </table:table-row>
            </table:table>
            <text:p text:style-name="Standard"/>
          </table:table-cell>
          <table:covered-table-cell/>
          <table:table-cell table:style-name="Table97.C6" table:number-columns-spanned="2" office:value-type="string">
            <text:p text:style-name="P41">A Carga deve conter o código do erro ocorrido na execução da Função.</text:p>
          </table:table-cell>
          <table:covered-table-cell/>
        </table:table-row>
        <table:table-row>
          <table:table-cell table:style-name="Table97.A1" table:number-columns-spanned="4" office:value-type="string">
            <text:p text:style-name="P92">Exemplo</text:p>
          </table:table-cell>
          <table:covered-table-cell/>
          <table:covered-table-cell/>
          <table:covered-table-cell/>
        </table:table-row>
        <table:table-row>
          <table:table-cell table:style-name="Table97.A6" table:number-columns-spanned="2" office:value-type="string">
            <table:table table:name="Table99" table:style-name="Table99">
              <table:table-column table:style-name="Table99.A" table:number-columns-repeated="2"/>
              <table:table-column table:style-name="Table99.C"/>
              <table:table-column table:style-name="Table99.D"/>
              <table:table-row>
                <table:table-cell table:style-name="Table99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99.D1" office:value-type="string">
                  <text:p text:style-name="P28">Carga</text:p>
                </table:table-cell>
              </table:table-row>
              <table:table-row>
                <table:table-cell table:style-name="Table99.A2" office:value-type="string">
                  <text:p text:style-name="P30">53</text:p>
                </table:table-cell>
                <table:table-cell table:style-name="Table99.A2" office:value-type="string">
                  <text:p text:style-name="P63">00</text:p>
                </table:table-cell>
                <table:table-cell table:style-name="Table99.A2" office:value-type="string">
                  <text:p text:style-name="P30">01</text:p>
                </table:table-cell>
                <table:table-cell table:style-name="Table99.D2" office:value-type="string">
                  <text:p text:style-name="P30">BB</text:p>
                </table:table-cell>
              </table:table-row>
            </table:table>
            <text:p text:style-name="Standard"/>
          </table:table-cell>
          <table:covered-table-cell/>
          <table:table-cell table:style-name="Table97.C6" table:number-columns-spanned="2" office:value-type="string">
            <text:p text:style-name="P41">Retorno do código de erro BBh após a execução de uma Função.</text:p>
          </table:table-cell>
          <table:covered-table-cell/>
        </table:table-row>
      </table:table>
      <text:p text:style-name="P69"/>
      <text:h text:style-name="P130" text:outline-level="2"><text:bookmark-start text:name="__RefHeading__27094_1226652910"/>(0xE_) Comandos de Erro<text:bookmark-end text:name="__RefHeading__27094_1226652910"/></text:h>
      <text:p text:style-name="Text_20_body"><text:span text:style-name="T1"><text:tab/></text:span><text:span text:style-name="T16">Todos os Comandos de Erro obedecem o sentido Mestre ← Nó</text:span><text:span text:style-name="T28"> e não possuem carga útil. </text:span></text:p>
      <text:h text:style-name="P110" text:outline-level="3"><text:bookmark-start text:name="__RefHeading__60240_1658628928"/>(0xE0) OK<text:bookmark-end text:name="__RefHeading__60240_1658628928"/></text:h>
      <table:table table:name="Table94" table:style-name="Table94">
        <table:table-column table:style-name="Table94.A"/>
        <table:table-column table:style-name="Table94.B"/>
        <table:table-column table:style-name="Table94.C"/>
        <table:table-row>
          <table:table-cell table:style-name="Table94.A1" office:value-type="string">
            <text:p text:style-name="P28">Sentido</text:p>
          </table:table-cell>
          <table:table-cell table:style-name="Table94.A1" office:value-type="string">
            <text:p text:style-name="P28">Tamanho da Carga</text:p>
          </table:table-cell>
          <table:table-cell table:style-name="Table94.A1" office:value-type="string">
            <text:p text:style-name="P28">Resposta Esperada</text:p>
          </table:table-cell>
        </table:table-row>
        <table:table-row>
          <table:table-cell table:style-name="Table94.A2" office:value-type="string">
            <text:p text:style-name="P30">Mestre ← Nó</text:p>
          </table:table-cell>
          <table:table-cell table:style-name="Table94.A2" office:value-type="string">
            <text:p text:style-name="P39">0</text:p>
          </table:table-cell>
          <table:table-cell table:style-name="Table94.A2" office:value-type="string">
            <text:p text:style-name="P96">-</text:p>
          </table:table-cell>
        </table:table-row>
        <table:table-row>
          <table:table-cell table:style-name="Table94.A1" table:number-columns-spanned="3" office:value-type="string">
            <text:p text:style-name="P28">Descrição</text:p>
          </table:table-cell>
          <table:covered-table-cell/>
          <table:covered-table-cell/>
        </table:table-row>
        <table:table-row>
          <table:table-cell table:style-name="Table94.A2" table:number-columns-spanned="3" office:value-type="string">
            <text:p text:style-name="P12">Indica que o último comando enviado foi executado com sucesso.</text:p>
          </table:table-cell>
          <table:covered-table-cell/>
          <table:covered-table-cell/>
        </table:table-row>
      </table:table>
      <text:p text:style-name="P101"/>
      <text:h text:style-name="P112" text:outline-level="3"><text:bookmark-start text:name="__RefHeading__7350_429950387"/>(0xE1) Mensagem Mal Formada<text:bookmark-end text:name="__RefHeading__7350_429950387"/></text:h>
      <table:table table:name="Table77" table:style-name="Table77">
        <table:table-column table:style-name="Table77.A"/>
        <table:table-column table:style-name="Table77.B"/>
        <table:table-column table:style-name="Table77.C"/>
        <table:table-row>
          <table:table-cell table:style-name="Table77.A1" office:value-type="string">
            <text:p text:style-name="P28">Sentido</text:p>
          </table:table-cell>
          <table:table-cell table:style-name="Table77.A1" office:value-type="string">
            <text:p text:style-name="P28">Tamanho da Carga</text:p>
          </table:table-cell>
          <table:table-cell table:style-name="Table77.A1" office:value-type="string">
            <text:p text:style-name="P28">Resposta Esperada</text:p>
          </table:table-cell>
        </table:table-row>
        <table:table-row>
          <table:table-cell table:style-name="Table77.A2" office:value-type="string">
            <text:p text:style-name="P30">Mestre ← Nó</text:p>
          </table:table-cell>
          <table:table-cell table:style-name="Table77.A2" office:value-type="string">
            <text:p text:style-name="P39">0</text:p>
          </table:table-cell>
          <table:table-cell table:style-name="Table77.A2" office:value-type="string">
            <text:p text:style-name="P96">-</text:p>
          </table:table-cell>
        </table:table-row>
        <table:table-row>
          <table:table-cell table:style-name="Table77.A1" table:number-columns-spanned="3" office:value-type="string">
            <text:p text:style-name="P28">Descrição</text:p>
          </table:table-cell>
          <table:covered-table-cell/>
          <table:covered-table-cell/>
        </table:table-row>
        <table:table-row>
          <table:table-cell table:style-name="Table77.A2" table:number-columns-spanned="3" office:value-type="string">
            <text:p text:style-name="P9"><text:span text:style-name="T41">Indica que o número de </text:span><text:span text:style-name="T10">bytes</text:span><text:span text:style-name="T41"> recebidos difere do tamanho da mensagem especificado no campo TAMANHO da mensagem.</text:span></text:p>
          </table:table-cell>
          <table:covered-table-cell/>
          <table:covered-table-cell/>
        </table:table-row>
      </table:table>
      <text:p text:style-name="P16"><text:tab/></text:p>
      <text:h text:style-name="P112" text:outline-level="3"><text:bookmark-start text:name="__RefHeading__23983_988024363"/>(0xE2) Operação Não Suportada<text:bookmark-end text:name="__RefHeading__23983_988024363"/></text:h>
      <table:table table:name="Table95" table:style-name="Table95">
        <table:table-column table:style-name="Table95.A"/>
        <table:table-column table:style-name="Table95.B"/>
        <table:table-column table:style-name="Table95.C"/>
        <table:table-row>
          <table:table-cell table:style-name="Table95.A1" office:value-type="string">
            <text:p text:style-name="P28">Sentido</text:p>
          </table:table-cell>
          <table:table-cell table:style-name="Table95.A1" office:value-type="string">
            <text:p text:style-name="P28">Tamanho da Carga</text:p>
          </table:table-cell>
          <table:table-cell table:style-name="Table95.A1" office:value-type="string">
            <text:p text:style-name="P28">Resposta Esperada</text:p>
          </table:table-cell>
        </table:table-row>
        <table:table-row>
          <table:table-cell table:style-name="Table95.A2" office:value-type="string">
            <text:p text:style-name="P30">Mestre ← Nó</text:p>
          </table:table-cell>
          <table:table-cell table:style-name="Table95.A2" office:value-type="string">
            <text:p text:style-name="P39">0</text:p>
          </table:table-cell>
          <table:table-cell table:style-name="Table95.A2" office:value-type="string">
            <text:p text:style-name="P96">-</text:p>
          </table:table-cell>
        </table:table-row>
        <table:table-row>
          <table:table-cell table:style-name="Table95.A1" table:number-columns-spanned="3" office:value-type="string">
            <text:p text:style-name="P28">Descrição</text:p>
          </table:table-cell>
          <table:covered-table-cell/>
          <table:covered-table-cell/>
        </table:table-row>
        <table:table-row>
          <table:table-cell table:style-name="Table95.A2" table:number-columns-spanned="3" office:value-type="string">
            <text:p text:style-name="P12">Indica que o comando requisitado não foi implementado.</text:p>
          </table:table-cell>
          <table:covered-table-cell/>
          <table:covered-table-cell/>
        </table:table-row>
      </table:table>
      <text:p text:style-name="P16"><text:tab/></text:p>
      <text:h text:style-name="P112" text:outline-level="3"><text:bookmark-start text:name="__RefHeading__11747_1226652910"/>(0xE3) ID Inválido<text:bookmark-end text:name="__RefHeading__11747_1226652910"/></text:h>
      <table:table table:name="Table96" table:style-name="Table96">
        <table:table-column table:style-name="Table96.A"/>
        <table:table-column table:style-name="Table96.B"/>
        <table:table-column table:style-name="Table96.C"/>
        <table:table-row>
          <table:table-cell table:style-name="Table96.A1" office:value-type="string">
            <text:p text:style-name="P28">Sentido</text:p>
          </table:table-cell>
          <table:table-cell table:style-name="Table96.A1" office:value-type="string">
            <text:p text:style-name="P28">Tamanho da Carga</text:p>
          </table:table-cell>
          <table:table-cell table:style-name="Table96.A1" office:value-type="string">
            <text:p text:style-name="P28">Resposta Esperada</text:p>
          </table:table-cell>
        </table:table-row>
        <table:table-row>
          <table:table-cell table:style-name="Table96.A2" office:value-type="string">
            <text:p text:style-name="P30">Mestre ← Nó</text:p>
          </table:table-cell>
          <table:table-cell table:style-name="Table96.A2" office:value-type="string">
            <text:p text:style-name="P39">0</text:p>
          </table:table-cell>
          <table:table-cell table:style-name="Table96.A2" office:value-type="string">
            <text:p text:style-name="P96">-</text:p>
          </table:table-cell>
        </table:table-row>
        <table:table-row>
          <table:table-cell table:style-name="Table96.A1" table:number-columns-spanned="3" office:value-type="string">
            <text:p text:style-name="P28">Descrição</text:p>
          </table:table-cell>
          <table:covered-table-cell/>
          <table:covered-table-cell/>
        </table:table-row>
        <table:table-row>
          <table:table-cell table:style-name="Table96.A2" table:number-columns-spanned="3" office:value-type="string">
            <text:p text:style-name="P12">Indica que foi passado um ID inválido no comando anterior.</text:p>
          </table:table-cell>
          <table:covered-table-cell/>
          <table:covered-table-cell/>
        </table:table-row>
      </table:table>
      <text:h text:style-name="P113" text:outline-level="3" text:is-list-header="true"/>
      <text:p text:style-name="P95"/>
      <text:p text:style-name="P95"/>
      <text:h text:style-name="P111" text:outline-level="3"><text:bookmark-start text:name="__RefHeading__44606_842766387"/><text:soft-page-break/>(0xE4) Valor Inválido<text:bookmark-end text:name="__RefHeading__44606_842766387"/></text:h>
      <table:table table:name="Table100" table:style-name="Table100">
        <table:table-column table:style-name="Table100.A"/>
        <table:table-column table:style-name="Table100.B"/>
        <table:table-column table:style-name="Table100.C"/>
        <table:table-row>
          <table:table-cell table:style-name="Table100.A1" office:value-type="string">
            <text:p text:style-name="P28">Sentido</text:p>
          </table:table-cell>
          <table:table-cell table:style-name="Table100.A1" office:value-type="string">
            <text:p text:style-name="P28">Tamanho da Carga</text:p>
          </table:table-cell>
          <table:table-cell table:style-name="Table100.A1" office:value-type="string">
            <text:p text:style-name="P28">Resposta Esperada</text:p>
          </table:table-cell>
        </table:table-row>
        <table:table-row>
          <table:table-cell table:style-name="Table100.A2" office:value-type="string">
            <text:p text:style-name="P30">Mestre ← Nó</text:p>
          </table:table-cell>
          <table:table-cell table:style-name="Table100.A2" office:value-type="string">
            <text:p text:style-name="P39">0</text:p>
          </table:table-cell>
          <table:table-cell table:style-name="Table100.A2" office:value-type="string">
            <text:p text:style-name="P96">-</text:p>
          </table:table-cell>
        </table:table-row>
        <table:table-row>
          <table:table-cell table:style-name="Table100.A1" table:number-columns-spanned="3" office:value-type="string">
            <text:p text:style-name="P28">Descrição</text:p>
          </table:table-cell>
          <table:covered-table-cell/>
          <table:covered-table-cell/>
        </table:table-row>
        <table:table-row>
          <table:table-cell table:style-name="Table100.A2" table:number-columns-spanned="3" office:value-type="string">
            <text:p text:style-name="P98">Indica que um valor passado no comando anterior não está dentro da faixa de valores aceitáveis.</text:p>
          </table:table-cell>
          <table:covered-table-cell/>
          <table:covered-table-cell/>
        </table:table-row>
      </table:table>
      <text:p text:style-name="P101"/>
      <text:h text:style-name="P114" text:outline-level="3"><text:bookmark-start text:name="__RefHeading__44330_842766387"/>(0xE5) Tamanho da Carga Inválido<text:bookmark-end text:name="__RefHeading__44330_842766387"/></text:h>
      <table:table table:name="Table101" table:style-name="Table101">
        <table:table-column table:style-name="Table101.A"/>
        <table:table-column table:style-name="Table101.B"/>
        <table:table-column table:style-name="Table101.C"/>
        <table:table-row>
          <table:table-cell table:style-name="Table101.A1" office:value-type="string">
            <text:p text:style-name="P28">Sentido</text:p>
          </table:table-cell>
          <table:table-cell table:style-name="Table101.A1" office:value-type="string">
            <text:p text:style-name="P28">Tamanho da Carga</text:p>
          </table:table-cell>
          <table:table-cell table:style-name="Table101.A1" office:value-type="string">
            <text:p text:style-name="P28">Resposta Esperada</text:p>
          </table:table-cell>
        </table:table-row>
        <table:table-row>
          <table:table-cell table:style-name="Table101.A2" office:value-type="string">
            <text:p text:style-name="P30">Mestre ← Nó</text:p>
          </table:table-cell>
          <table:table-cell table:style-name="Table101.A2" office:value-type="string">
            <text:p text:style-name="P39">0</text:p>
          </table:table-cell>
          <table:table-cell table:style-name="Table101.A2" office:value-type="string">
            <text:p text:style-name="P96">-</text:p>
          </table:table-cell>
        </table:table-row>
        <table:table-row>
          <table:table-cell table:style-name="Table101.A1" table:number-columns-spanned="3" office:value-type="string">
            <text:p text:style-name="P28">Descrição</text:p>
          </table:table-cell>
          <table:covered-table-cell/>
          <table:covered-table-cell/>
        </table:table-row>
        <table:table-row>
          <table:table-cell table:style-name="Table101.A2" table:number-columns-spanned="3" office:value-type="string">
            <text:p text:style-name="P13">A Carga da última mensagem recebida tinha um tamanho diferente do esperado pelo comando.</text:p>
          </table:table-cell>
          <table:covered-table-cell/>
          <table:covered-table-cell/>
        </table:table-row>
      </table:table>
      <text:p text:style-name="P16"><text:tab/></text:p>
      <text:h text:style-name="P112" text:outline-level="3"><text:bookmark-start text:name="__RefHeading__5573_1542171067"/>(0xE6) Somente Leitura<text:bookmark-end text:name="__RefHeading__5573_1542171067"/></text:h>
      <table:table table:name="Table102" table:style-name="Table102">
        <table:table-column table:style-name="Table102.A"/>
        <table:table-column table:style-name="Table102.B"/>
        <table:table-column table:style-name="Table102.C"/>
        <table:table-row>
          <table:table-cell table:style-name="Table102.A1" office:value-type="string">
            <text:p text:style-name="P28">Sentido</text:p>
          </table:table-cell>
          <table:table-cell table:style-name="Table102.A1" office:value-type="string">
            <text:p text:style-name="P28">Tamanho da Carga</text:p>
          </table:table-cell>
          <table:table-cell table:style-name="Table102.A1" office:value-type="string">
            <text:p text:style-name="P28">Resposta Esperada</text:p>
          </table:table-cell>
        </table:table-row>
        <table:table-row>
          <table:table-cell table:style-name="Table102.A2" office:value-type="string">
            <text:p text:style-name="P30">Mestre ← Nó</text:p>
          </table:table-cell>
          <table:table-cell table:style-name="Table102.A2" office:value-type="string">
            <text:p text:style-name="P39">0</text:p>
          </table:table-cell>
          <table:table-cell table:style-name="Table102.A2" office:value-type="string">
            <text:p text:style-name="P96">-</text:p>
          </table:table-cell>
        </table:table-row>
        <table:table-row>
          <table:table-cell table:style-name="Table102.A1" table:number-columns-spanned="3" office:value-type="string">
            <text:p text:style-name="P28">Descrição</text:p>
          </table:table-cell>
          <table:covered-table-cell/>
          <table:covered-table-cell/>
        </table:table-row>
        <table:table-row>
          <table:table-cell table:style-name="Table102.A2" table:number-columns-spanned="3" office:value-type="string">
            <text:p text:style-name="P13">Foi tentada uma escrita em uma Entidade de leitura.</text:p>
          </table:table-cell>
          <table:covered-table-cell/>
          <table:covered-table-cell/>
        </table:table-row>
      </table:table>
      <text:p text:style-name="P16"><text:tab/></text:p>
      <text:h text:style-name="P115" text:outline-level="3"><text:bookmark-start text:name="__RefHeading__23985_988024363"/>(0xE7) Memória Insuficiente<text:bookmark-end text:name="__RefHeading__23985_988024363"/>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row>
          <table:table-cell table:style-name="Table103.A1" office:value-type="string">
            <text:p text:style-name="P28">Sentido</text:p>
          </table:table-cell>
          <table:table-cell table:style-name="Table103.A1" office:value-type="string">
            <text:p text:style-name="P28">Tamanho da Carga</text:p>
          </table:table-cell>
          <table:table-cell table:style-name="Table103.A1" office:value-type="string">
            <text:p text:style-name="P28">Resposta Esperada</text:p>
          </table:table-cell>
        </table:table-row>
        <table:table-row>
          <table:table-cell table:style-name="Table103.A2" office:value-type="string">
            <text:p text:style-name="P30">Mestre ← Nó</text:p>
          </table:table-cell>
          <table:table-cell table:style-name="Table103.A2" office:value-type="string">
            <text:p text:style-name="P39">0</text:p>
          </table:table-cell>
          <table:table-cell table:style-name="Table103.A2" office:value-type="string">
            <text:p text:style-name="P96">-</text:p>
          </table:table-cell>
        </table:table-row>
        <table:table-row>
          <table:table-cell table:style-name="Table103.A1" table:number-columns-spanned="3" office:value-type="string">
            <text:p text:style-name="P28">Descrição</text:p>
          </table:table-cell>
          <table:covered-table-cell/>
          <table:covered-table-cell/>
        </table:table-row>
        <table:table-row>
          <table:table-cell table:style-name="Table103.A2" table:number-columns-spanned="3" office:value-type="string">
            <text:p text:style-name="P13">O comando anterior falhou por falta de memória disponível.</text:p>
          </table:table-cell>
          <table:covered-table-cell/>
          <table:covered-table-cell/>
        </table:table-row>
      </table:table>
      <text:p text:style-name="P15"><text:tab/></text:p>
      <text:p text:style-name="P10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6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Equação" style:family="paragraph" style:parent-style-name="Caption"/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ela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margin-left="-0.503cm" fo:margin-right="-0.503cm" fo:text-align="center" style:justify-single-word="false" fo:text-indent="0cm" style:auto-text-indent="false">
        <style:tab-stops>
          <style:tab-stop style:position="8.5cm" style:type="center"/>
        </style:tab-stops>
      </style:paragraph-properties>
      <style:text-properties style:font-name="Arial" fo:font-size="9pt" style:font-size-asian="9pt" style:font-size-complex="9pt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02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54cm" fo:margin-bottom="2.54cm" fo:margin-left="3.175cm" fo:margin-right="3.175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9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graphics1" text:anchor-type="char" svg:x="-2cm" svg:y="-2cm" svg:width="20.955cm" svg:height="2.852cm" draw:z-index="0"><draw:image xlink:href="Pictures/10000000000009B000000152D2C696B3.jpg" xlink:type="simple" xlink:show="embed" xlink:actuate="onLoad"/></draw:frame></text:p>
      </style:header>
      <style:footer>
        <text:p text:style-name="MP2">O LNLS integra o CNPEM, Organização Social qualificada pelo Ministério da Ciência, Tecnologia e Inovação (MCTI)</text:p>
        <text:p text:style-name="MP2">Campus: Rua Giuseppe Máximo Scolfaro, 10.000 - Polo II de Alta Tecnologia - Caixa Postal 6192 - 13083-970 - Campinas/SP</text:p>
        <text:p text:style-name="MP2">Fone: +55.19.3512.1010 | Fax: +55.19.3512.1004 | www.lnls.cnpem.br</text:p>
      </style:footer>
    </style:master-page>
    <style:master-page style:name="Index" style:page-layout-name="Mpm3"/>
    <style:master-page style:name="PreText" style:page-layout-name="Mpm4">
      <style:footer>
        <text:p text:style-name="MP1"><text:page-number style:num-format="i" text:select-page="current">i</text:page-number></text:p>
      </style:footer>
    </style:master-page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4:55:03</meta:creation-date>
    <meta:generator>LibreOffice/4.1.4.2$Linux_X86_64 LibreOffice_project/410m0$Build-2</meta:generator>
    <dc:date>2014-05-28T11:00:21.375440063</dc:date>
    <meta:editing-duration>P8DT11H27M48S</meta:editing-duration>
    <meta:editing-cycles>2575</meta:editing-cycles>
    <dc:creator>Bruno Martins</dc:creator>
    <meta:document-statistic meta:table-count="101" meta:image-count="1" meta:object-count="0" meta:page-count="35" meta:paragraph-count="1275" meta:word-count="6538" meta:character-count="36232" meta:non-whitespace-character-count="30930"/>
  </office:meta>
</office:document-meta>
</file>